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28in"/>
    </style:style>
    <style:style style:name="co2" style:family="table-column">
      <style:table-column-properties fo:break-before="auto" style:column-width="0.439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1.9902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2311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9138in"/>
    </style:style>
    <style:style style:name="co10" style:family="table-column">
      <style:table-column-properties fo:break-before="auto" style:column-width="1.2799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2417in"/>
    </style:style>
    <style:style style:name="co13" style:family="table-column">
      <style:table-column-properties fo:break-before="auto" style:column-width="0.3189in"/>
    </style:style>
    <style:style style:name="co14" style:family="table-column">
      <style:table-column-properties fo:break-before="auto" style:column-width="0.51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Label (Grouping),"Census</text:p>
          </table:table-cell>
          <table:table-cell office:value-type="string">
            <text:p>Tract</text:p>
          </table:table-cell>
          <table:table-cell office:value-type="string">
            <text:p>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8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8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8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8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8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8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8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8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1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1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1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0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0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0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0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0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0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0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0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3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3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3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3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3.0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3.0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3.0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3.0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3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3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3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3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6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7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8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2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2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29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0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1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1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2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2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2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2.01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2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2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2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2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3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4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4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4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4.02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4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4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4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4.04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4.0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Estimate","Census</text:p>
          </table:table-cell>
          <table:table-cell office:value-type="string">
            <text:p>Tract</text:p>
          </table:table-cell>
          <table:table-cell office:value-type="string">
            <text:p>34.0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Margin</text:p>
          </table:table-cell>
          <table:table-cell office:value-type="string">
            <text:p>of</text:p>
          </table:table-cell>
          <table:table-cell office:value-type="string">
            <text:p>Error","Census</text:p>
          </table:table-cell>
          <table:table-cell office:value-type="string">
            <text:p>Tract</text:p>
          </table:table-cell>
          <table:table-cell office:value-type="string">
            <text:p>34.0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","Census</text:p>
          </table:table-cell>
          <table:table-cell office:value-type="string">
            <text:p>Tract</text:p>
          </table:table-cell>
          <table:table-cell office:value-type="string">
            <text:p>34.05,</text:p>
          </table:table-cell>
          <table:table-cell office:value-type="string">
            <text:p>Fayette</text:p>
          </table:table-cell>
          <table:table-cell office:value-type="string">
            <text:p>County,</text:p>
          </table:table-cell>
          <table:table-cell office:value-type="string">
            <text:p>Kentucky!!Percent</text:p>
          </table:table-cell>
          <table:table-cell office:value-type="string">
            <text:p>Margin</text:p>
          </table:table-cell>
        </table:table-row>
        <table:table-row table:style-name="ro1">
          <table:table-cell office:value-type="string">
            <text:p>HOUSEHOLDS BY TYPE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Total households,"2,048","±221","2,048","(X)","958","±166","958","(X)","1,239","±231","1,239","(X)","1,137","±159","1,137","(X)","696","±104","696","(X)","1,553","±155","1,553","(X)","2,360","±360","2,360","(X)","1,060","±184","1,060","(X)","23","±9","23","(X)","809","±133","809","(X)","2,272","±320","2,272","(X)","772","±148","772","(X)","1,897","±291","1,897","(X)","772","±128","772","(X)","847","±111","847","(X)","841","±96","841","(X)","957","±112","957","(X)","1,152","±132","1,152","(X)","1,346","±185","1,346","(X)","1,798","±205","1,798","(X)","2,510","±376","2,510","(X)","769","±95","769","(X)","772","±91","772","(X)","2,448","±238","2,448","(X)","2,163","±382","2,163","(X)","995","±164","995","(X)","1,974","±194","1,974","(X)","1,392","±245","1,392","(X)","2,561","±205","2,561","(X)","1,933","±215","1,933","(X)","1,794","±186","1,794","(X)","1,847","±138","1,847","(X)","2,520","±252","2,520","(X)","1,240","±191","1,240","(X)","953","±113","953","(X)","771","±147","771","(X)","2,725","±283","2,725","(X)","1,355","±210","1,355","(X)","2,289","±284","2,289","(X)","1,735","±171","1,735","(X)","2,626","±320","2,626","(X)","2,489","±183","2,489","(X)","1,684","±195","1,684","(X)","1,669","±177","1,669","(X)","1,422","±171","1,422","(X)","1,821","±216","1,821","(X)","1,974","±206","1,974","(X)","595","±222","595","(X)","1,420","±178","1,420","(X)","1,849","±333","1,849","(X)","2,378","±284","2,378","(X)","701","±85","701","(X)","1,449","±154","1,449","(X)","2,472","±340","2,472","(X)","1,950","±205","1,950","(X)","2,824","±316","2,824","(X)","1,242","±141","1,242","(X)","1,006","±164","1,006","(X)","1,756","±173","1,756","(X)","2,070","±314","2,070","(X)","2,857","±232","2,857","(X)","920","±122","920","(X)","1,581","±170","1,581","(X)","231","±39","231","(X)","705","±91","705","(X)","1,236","±198","1,236","(X)","2,829","±238","2,829","(X)","2,529","±276","2,529","(X)","598","±76","598","(X)","518","±60","518","(X)","740","±109","740","(X)","872","±191","872","(X)","1,957","±201","1,957","(X)","1,966","±202","1,966","(X)","1,652","±266","1,652","(X)","2,133","±382","2,133","(X)","2,270","±238","2,270","(X)","2,598","±217","2,598","(X)","1,449","±126","1,449","(X)","2,988","±403","2,988","(X)","1,654","±224","1,654","(X)","1,963","±259","1,96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Married-couple household,"205","±70","10.0%","±3.4","218","±124","22.8%","±10.4","242","±113","19.5%","±8.3","200","±83","17.6%","±7.6","206","±64","29.6%","±9.7","599","±112","38.6%","±7.0","940","±196","39.8%","±8.6","229","±74","21.6%","±7.8","5","±5","21.7%","±27.6","78","±34","9.6%","±4.0","145","±146","6.4%","±6.1","235","±146","30.4%","±14.4","624","±250","32.9%","±11.3","181","±66","23.4%","±8.2","349","±69","41.2%","±8.3","302","±90","35.9%","±9.9","259","±105","27.1%","±9.8","421","±97","36.5%","±8.6","133","±63","9.9%","±4.6","249","±67","13.8%","±4.0","612","±175","24.4%","±7.9","274","±66","35.6%","±8.1","306","±83","39.6%","±9.6","929","±159","37.9%","±6.7","890","±266","41.1%","±8.8","821","±166","82.5%","±5.6","1,047","±146","53.0%","±6.6","413","±80","29.7%","±7.7","734","±178","28.7%","±7.0","517","±104","26.7%","±5.3","852","±133","47.5%","±7.4","903","±121","48.9%","±6.1","833","±188","33.1%","±7.1","374","±130","30.2%","±9.9","356","±103","37.4%","±11.7","457","±155","59.3%","±11.3","936","±204","34.3%","±7.7","291","±85","21.5%","±6.7","597","±211","26.1%","±9.0","523","±127","30.1%","±7.7","1,091","±271","41.5%","±9.0","1,124","±226","45.2%","±8.9","806","±208","47.9%","±9.7","594","±127","35.6%","±7.4","172","±62","12.1%","±4.2","464","±200","25.5%","±9.9","1,363","±189","69.0%","±6.5","265","±143","44.5%","±20.4","719","±167","50.6%","±9.1","948","±145","51.3%","±11.8","1,260","±274","53.0%","±7.3","362","±60","51.6%","±9.4","663","±118","45.8%","±7.8","930","±226","37.6%","±8.4","1,125","±168","57.7%","±8.3","1,310","±237","46.4%","±6.7","436","±114","35.1%","±9.8","212","±99","21.1%","±9.5","374","±93","21.3%","±5.3","782","±151","37.8%","±8.0","2,057","±253","72.0%","±7.4","443","±71","48.2%","±8.2","962","±124","60.8%","±8.6","186","±36","80.5%","±12.3","315","±87","44.7%","±10.0","949","±188","76.8%","±6.3","773","±195","27.3%","±6.7","872","±201","34.5%","±7.5","389","±44","65.1%","±9.7","458","±62","88.4%","±6.1","365","±80","49.3%","±10.1","311","±92","35.7%","±9.8","645","±138","33.0%","±6.4","1,116","±147","56.8%","±5.8","1,327","±265","80.3%","±5.6","1,371","±369","64.3%","±7.8","1,224","±195","53.9%","±8.5","1,687","±236","64.9%","±7.3","975","±108","67.3%","±7.5","1,963","±399","65.7%","±8.3","858","±190","51.9%","±6.8","1,122","±283","57.2%","±8.7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With children of the householder under 18 years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Cohabiting couple household,"158","±63","7.7%","±2.9","69","±45","7.2%","±4.7","118","±66","9.5%","±5.1","113","±65","9.9%","±5.3","67","±81","9.6%","±10.3","226","±127","14.6%","±7.3","85","±65","3.6%","±2.9","60","±40","5.7%","±3.8","11","±14","47.8%","±48.0","12","±14","1.5%","±1.7","87","±77","3.8%","±3.3","57","±32","7.4%","±4.3","220","±122","11.6%","±6.2","114","±53","14.8%","±6.9","126","±73","14.9%","±8.1","52","±32","6.2%","±4.0","50","±38","5.2%","±3.9","53","±36","4.6%","±3.2","108","±75","8.0%","±5.4","231","±163","12.8%","±8.2","566","±289","22.5%","±9.4","81","±41","10.5%","±5.3","91","±51","11.8%","±6.6","235","±150","9.6%","±5.9","110","±96","5.1%","±4.5","13","±12","1.3%","±1.2","69","±41","3.5%","±2.0","248","±206","17.8%","±12.4","369","±196","14.4%","±7.2","186","±125","9.6%","±6.0","81","±58","4.5%","±3.3","166","±79","9.0%","±4.3","230","±197","9.1%","±7.4","252","±142","20.3%","±10.2","49","±45","5.1%","±4.7","51","±35","6.6%","±4.6","319","±163","11.7%","±5.9","140","±78","10.3%","±6.1","422","±247","18.4%","±9.7","169","±92","9.7%","±5.4","132","±81","5.0%","±3.1","120","±70","4.8%","±2.8","249","±114","14.8%","±6.2","127","±91","7.6%","±5.2","253","±124","17.8%","±7.7","194","±132","10.7%","±7.2","27","±25","1.4%","±1.3","37","±27","6.2%","±5.1","95","±55","6.7%","±3.7","109","±91","5.9%","±4.9","216","±91","9.1%","±3.9","60","±40","8.6%","±5.7","93","±47","6.4%","±3.2","304","±200","12.3%","±8.1","156","±120","8.0%","±5.8","158","±83","5.6%","±2.9","81","±60","6.5%","±4.8","136","±85","13.5%","±8.2","182","±94","10.4%","±5.3","274","±261","13.2%","±11.5","115","±105","4.0%","±3.6","55","±36","6.0%","±3.9","136","±140","8.6%","±8.2","8","±9","3.5%","±4.0","102","±42","14.5%","±6.1","51","±39","4.1%","±3.2","366","±175","12.9%","±5.9","130","±88","5.1%","±3.5","35","±22","5.9%","±3.7","5","±8","1.0%","±1.5","18","±20","2.4%","±2.8","141","±64","16.2%","±7.5","97","±55","5.0%","±2.9","129","±73","6.6%","±3.7","34","±23","2.1%","±1.4","166","±79","7.8%","±3.6","135","±102","5.9%","±4.4","122","±88","4.7%","±3.5","34","±27","2.3%","±1.9","103","±82","3.4%","±2.9","124","±99","7.5%","±5.8","84","±42","4.3%","±2.2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With children of the householder under 18 years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Male householder, no spouse/partner present,"857","±168","41.8%","±7.0","399","±113","41.6%","±11.6","538","±197","43.4%","±12.0","333","±125","29.3%","±10.9","84","±42","12.1%","±6.6","263","±80","16.9%","±5.2","591","±309","25.0%","±10.4","324","±97","30.6%","±9.0","0","±12","0.0%","±64.2","454","±110","56.1%","±9.0","838","±206","36.9%","±8.2","184","±66","23.8%","±8.4","267","±110","14.1%","±5.7","208","±49","26.9%","±7.2","176","±79","20.8%","±8.3","228","±74","27.1%","±8.5","297","±89","31.0%","±8.4","249","±78","21.6%","±6.4","566","±127","42.1%","±9.1","597","±129","33.2%","±8.1","518","±280","20.6%","±10.0","282","±81","36.7%","±8.2","93","±31","12.0%","±3.9","552","±174","22.5%","±6.4","429","±147","19.8%","±6.6","49","±26","4.9%","±2.8","422","±159","21.4%","±6.9","268","±100","19.3%","±7.1","679","±209","26.5%","±7.9","634","±135","32.8%","±7.1","329","±174","18.3%","±8.4","231","±104","12.5%","±5.3","917","±169","36.4%","±6.9","287","±132","23.1%","±9.4","182","±109","19.1%","±9.9","73","±35","9.5%","±5.0","594","±267","21.8%","±8.4","378","±127","27.9%","±9.3","288","±156","12.6%","±7.0","330","±98","19.0%","±5.3","583","±217","22.2%","±7.7","374","±173","15.0%","±6.6","213","±71","12.6%","±4.6","486","±161","29.1%","±8.5","460","±134","32.3%","±7.7","584","±158","32.1%","±8.4","212","±105","10.7%","±4.9","121","±113","20.3%","±17.3","338","±131","23.8%","±8.5","242","±118","13.1%","±6.4","341","±112","14.3%","±5.0","152","±67","21.7%","±8.3","305","±102","21.0%","±6.5","368","±160","14.9%","±6.4","351","±149","18.0%","±7.0","445","±167","15.8%","±5.8","268","±119","21.6%","±8.3","222","±90","22.1%","±8.8","614","±160","35.0%","±7.5","386","±139","18.6%","±6.7","221","±127","7.7%","±4.2","100","±58","10.9%","±5.7","180","±79","11.4%","±5.0","19","±22","8.2%","±9.3","94","±45","13.3%","±6.2","122","±70","9.9%","±5.5","475","±154","16.8%","±5.2","662","±170","26.2%","±6.6","36","±29","6.0%","±4.9","13","±13","2.5%","±2.5","157","±61","21.2%","±7.5","170","±78","19.5%","±8.7","323","±110","16.5%","±5.7","303","±113","15.4%","±5.3","54","±35","3.3%","±2.1","231","±90","10.8%","±4.5","320","±141","14.1%","±5.9","430","±157","16.6%","±5.9","131","±84","9.0%","±5.6","459","±185","15.4%","±6.1","279","±80","16.9%","±4.9","254","±92","12.9%","±4.7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With children of the householder under 18 years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Householder living alone,"779","±163","38.0%","±6.9","362","±113","37.8%","±11.5","407","±191","32.8%","±12.1","240","±105","21.1%","±9.1","63","±38","9.1%","±6.1","201","±74","12.9%","±4.9","460","±300","19.5%","±10.6","200","±71","18.9%","±6.7","0","±12","0.0%","±64.2","277","±95","34.2%","±9.8","348","±143","15.3%","±5.6","123","±50","15.9%","±6.6","191","±110","10.1%","±5.6","126","±39","16.3%","±5.3","123","±53","14.5%","±6.2","165","±63","19.6%","±7.2","241","±88","25.2%","±8.5","175","±66","15.2%","±6.0","345","±106","25.6%","±7.8","257","±90","14.3%","±5.5","378","±252","15.1%","±9.1","181","±70","23.5%","±7.8","76","±32","9.8%","±4.0","403","±162","16.5%","±6.3","381","±140","17.6%","±6.3","39","±25","3.9%","±2.7","301","±142","15.2%","±6.6","217","±91","15.6%","±6.5","442","±190","17.3%","±7.3","466","±130","24.1%","±6.8","187","±78","10.4%","±4.4","211","±95","11.4%","±4.9","492","±216","19.5%","±8.2","207","±108","16.7%","±8.0","83","±37","8.7%","±4.0","58","±30","7.5%","±4.2","401","±231","14.7%","±7.6","256","±109","18.9%","±7.8","280","±154","12.2%","±6.9","268","±97","15.4%","±5.2","496","±217","18.9%","±7.6","264","±152","10.6%","±5.8","151","±67","9.0%","±4.3","239","±102","14.3%","±5.7","384","±120","27.0%","±7.2","348","±112","19.1%","±6.8","199","±103","10.1%","±4.8","74","±104","12.4%","±16.1","270","±105","19.0%","±7.6","197","±107","10.7%","±5.9","244","±94","10.3%","±4.3","71","±28","10.1%","±3.9","253","±87","17.5%","±5.8","221","±155","8.9%","±6.0","165","±98","8.5%","±4.7","385","±162","13.6%","±5.6","179","±108","14.4%","±7.8","170","±73","16.9%","±7.4","451","±140","25.7%","±7.5","343","±133","16.6%","±6.4","179","±118","6.3%","±3.9","71","±49","7.7%","±4.9","139","±79","8.8%","±4.9","19","±22","8.2%","±9.3","68","±37","9.6%","±5.0","82","±63","6.6%","±5.0","396","±130","14.0%","±4.4","575","±172","22.7%","±6.4","32","±28","5.4%","±4.8","8","±10","1.5%","±2.0","82","±49","11.1%","±6.5","137","±71","15.7%","±8.1","268","±109","13.7%","±5.4","167","±73","8.5%","±3.7","40","±28","2.4%","±1.7","211","±88","9.9%","±4.3","173","±99","7.6%","±4.2","238","±130","9.2%","±4.8","117","±84","8.1%","±5.6","317","±167","10.6%","±5.3","168","±71","10.2%","±4.1","204","±86","10.4%","±4.3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65 years and over,"111","±96","5.4%","±4.5","233","±97","24.3%","±10.1","75","±71","6.1%","±5.5","0","±12","0.0%","±3.0","19","±19","2.7%","±2.9","43","±38","2.8%","±2.5","113","±78","4.8%","±3.4","30","±35","2.8%","±3.2","0","±12","0.0%","±64.2","25","±20","3.1%","±2.5","13","±20","0.6%","±0.9","22","±20","2.8%","±2.6","65","±54","3.4%","±2.8","25","±25","3.2%","±3.2","41","±33","4.8%","±3.9","98","±57","11.7%","±6.6","15","±17","1.6%","±1.8","42","±35","3.6%","±3.0","29","±20","2.2%","±1.5","15","±17","0.8%","±0.9","27","±44","1.1%","±1.7","29","±22","3.8%","±2.9","4","±8","0.5%","±1.0","54","±39","2.2%","±1.6","76","±56","3.5%","±2.6","14","±21","1.4%","±2.1","117","±117","5.9%","±5.6","58","±43","4.2%","±3.1","168","±122","6.6%","±4.8","92","±52","4.8%","±2.7","35","±26","2.0%","±1.5","46","±37","2.5%","±2.0","88","±61","3.5%","±2.4","92","±74","7.4%","±5.8","47","±31","4.9%","±3.2","29","±25","3.8%","±3.3","172","±188","6.3%","±6.5","65","±37","4.8%","±2.8","30","±32","1.3%","±1.5","54","±49","3.1%","±2.9","72","±56","2.7%","±2.2","105","±121","4.2%","±4.7","21","±21","1.2%","±1.3","56","±42","3.4%","±2.5","25","±23","1.8%","±1.6","8","±13","0.4%","±0.7","72","±67","3.6%","±3.3","74","±104","12.4%","±16.1","94","±56","6.6%","±4.0","23","±27","1.2%","±1.5","32","±37","1.3%","±1.6","40","±22","5.7%","±3.1","105","±74","7.2%","±4.9","82","±79","3.3%","±3.2","63","±35","3.2%","±1.8","12","±20","0.4%","±0.7","0","±12","0.0%","±2.8","8","±12","0.8%","±1.2","23","±24","1.3%","±1.4","29","±31","1.4%","±1.5","80","±76","2.8%","±2.6","25","±32","2.7%","±3.3","14","±17","0.9%","±1.1","7","±10","3.0%","±4.4","13","±13","1.8%","±1.9","47","±47","3.8%","±3.7","114","±69","4.0%","±2.4","232","±122","9.2%","±4.8","6","±10","1.0%","±1.6","4","±6","0.8%","±1.2","73","±49","9.9%","±6.4","0","±12","0.0%","±3.9","67","±50","3.4%","±2.6","10","±16","0.5%","±0.8","10","±16","0.6%","±1.0","8","±14","0.4%","±0.7","16","±26","0.7%","±1.2","74","±57","2.8%","±2.1","59","±63","4.1%","±4.3","105","±137","3.5%","±4.5","31","±23","1.9%","±1.4","43","±50","2.2%","±2.5"</text:p>
          </table:table-cell>
          <table:table-cell table:number-columns-repeated="1023"/>
        </table:table-row>
        <table:table-row table:style-name="ro1">
          <table:table-cell office:value-type="string">
            <text:p>        Female householder, no spouse/partner present,"828","±189","40.4%","±7.7","272","±95","28.4%","±9.4","341","±120","27.5%","±10.2","491","±165","43.2%","±11.5","339","±72","48.7%","±9.3","465","±115","29.9%","±7.3","744","±203","31.5%","±8.6","447","±172","42.2%","±11.1","7","±8","30.4%","±37.7","265","±79","32.8%","±8.5","1,202","±255","52.9%","±9.1","296","±64","38.3%","±10.4","786","±222","41.4%","±11.0","269","±109","34.8%","±10.2","196","±64","23.1%","±7.3","259","±89","30.8%","±9.2","351","±92","36.7%","±9.8","429","±129","37.2%","±8.9","539","±169","40.0%","±9.7","721","±183","40.1%","±8.5","814","±227","32.4%","±9.7","132","±53","17.2%","±6.8","282","±72","36.5%","±7.6","732","±207","29.9%","±7.7","734","±262","33.9%","±10.1","112","±53","11.3%","±5.3","436","±101","22.1%","±5.3","463","±120","33.3%","±8.5","779","±199","30.4%","±7.9","596","±163","30.8%","±7.0","532","±101","29.7%","±5.9","547","±122","29.6%","±6.2","540","±160","21.4%","±6.1","327","±111","26.4%","±9.5","366","±105","38.4%","±10.7","190","±52","24.6%","±7.8","876","±203","32.1%","±7.6","546","±217","40.3%","±11.8","982","±202","42.9%","±8.3","713","±173","41.1%","±7.4","820","±232","31.2%","±8.4","871","±191","35.0%","±7.4","416","±118","24.7%","±7.2","462","±95","27.7%","±6.2","537","±120","37.8%","±9.3","579","±152","31.8%","±7.6","372","±83","18.8%","±4.1","172","±147","28.9%","±20.4","268","±89","18.9%","±6.2","550","±328","29.7%","±13.6","561","±154","23.6%","±6.2","127","±52","18.1%","±6.7","388","±122","26.8%","±7.3","870","±267","35.2%","±8.4","318","±93","16.3%","±4.8","911","±220","32.3%","±6.5","457","±128","36.8%","±9.7","436","±146","43.3%","±12.0","586","±128","33.4%","±6.8","628","±155","30.3%","±7.0","464","±157","16.2%","±5.3","322","±108","35.0%","±9.3","303","±104","19.2%","±6.3","18","±19","7.8%","±8.2","194","±72","27.5%","±9.1","114","±53","9.2%","±4.4","1,215","±199","42.9%","±6.1","865","±249","34.2%","±8.2","138","±75","23.1%","±10.4","42","±25","8.1%","±4.8","200","±80","27.0%","±9.1","250","±138","28.7%","±11.8","892","±172","45.6%","±6.4","418","±107","21.3%","±5.0","237","±80","14.3%","±5.1","365","±116","17.1%","±6.2","591","±192","26.0%","±7.4","359","±150","13.8%","±5.5","309","±99","21.3%","±5.9","463","±170","15.5%","±5.5","393","±85","23.8%","±5.3","503","±104","25.6%","±6.3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With children of the householder under 18 years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Householder living alone,"594","±136","29.0%","±6.2","257","±92","26.8%","±9.1","111","±59","9.0%","±5.0","240","±145","21.1%","±11.2","122","±56","17.5%","±8.1","252","±88","16.2%","±5.6","688","±195","29.2%","±8.2","242","±148","22.8%","±11.2","3","±6","13.0%","±27.8","121","±52","15.0%","±6.1","461","±188","20.3%","±7.8","166","±54","21.5%","±8.2","466","±203","24.6%","±9.7","167","±101","21.6%","±10.6","119","±46","14.0%","±5.3","114","±48","13.6%","±5.8","219","±73","22.9%","±7.5","301","±99","26.1%","±8.0","266","±151","19.8%","±9.7","197","±80","11.0%","±4.4","401","±172","16.0%","±7.3","64","±39","8.3%","±5.0","161","±55","20.9%","±6.1","472","±143","19.3%","±5.6","517","±234","23.9%","±9.2","93","±51","9.3%","±5.1","299","±88","15.1%","±4.4","246","±94","17.7%","±6.3","488","±154","19.1%","±6.1","418","±151","21.6%","±6.8","364","±90","20.3%","±5.0","388","±107","21.0%","±5.6","361","±128","14.3%","±4.8","173","±91","14.0%","±7.3","137","±61","14.4%","±6.4","128","±43","16.6%","±6.2","488","±169","17.9%","±6.1","254","±121","18.7%","±8.1","730","±183","31.9%","±7.3","430","±141","24.8%","±6.6","309","±155","11.8%","±5.7","429","±142","17.2%","±5.5","294","±103","17.5%","±6.3","329","±101","19.7%","±5.9","384","±104","27.0%","±7.3","309","±122","17.0%","±6.3","263","±78","13.3%","±3.8","161","±146","27.1%","±20.5","144","±58","10.1%","±4.1","467","±329","25.3%","±14.3","316","±135","13.3%","±5.4","84","±50","12.0%","±6.4","191","±81","13.2%","±5.3","475","±245","19.2%","±8.6","149","±66","7.6%","±3.4","723","±206","25.6%","±6.1","231","±91","18.6%","±7.2","214","±107","21.3%","±9.7","392","±102","22.3%","±5.5","325","±111","15.7%","±5.0","299","±127","10.5%","±4.4","135","±61","14.7%","±6.1","187","±85","11.8%","±5.1","4","±6","1.7%","±2.7","136","±63","19.3%","±8.1","103","±49","8.3%","±4.0","502","±122","17.7%","±4.5","499","±154","19.7%","±6.3","108","±74","18.1%","±10.7","32","±23","6.2%","±4.4","68","±32","9.2%","±4.3","177","±138","20.3%","±12.8","545","±169","27.8%","±7.0","314","±95","16.0%","±4.5","114","±48","6.9%","±3.3","240","±101","11.3%","±5.2","433","±165","19.1%","±6.5","232","±98","8.9%","±3.7","238","±93","16.4%","±5.7","319","±153","10.7%","±4.9","274","±91","16.6%","±5.4","342","±91","17.4%","±5.1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65 years and over,"182","±74","8.9%","±3.5","161","±65","16.8%","±6.5","7","±11","0.6%","±0.9","46","±36","4.0%","±3.2","52","±49","7.5%","±7.1","109","±49","7.0%","±3.2","249","±132","10.6%","±5.4","89","±52","8.4%","±4.8","3","±6","13.0%","±27.8","5","±8","0.6%","±1.0","0","±17","0.0%","±1.5","29","±22","3.8%","±2.8","224","±131","11.8%","±6.5","30","±19","3.9%","±2.4","43","±40","5.1%","±4.5","52","±34","6.2%","±4.0","41","±31","4.3%","±3.3","152","±78","13.2%","±6.3","6","±11","0.4%","±0.8","57","±44","3.2%","±2.4","141","±96","5.6%","±3.8","44","±33","5.7%","±4.2","120","±57","15.5%","±6.6","231","±117","9.4%","±4.8","115","±64","5.3%","±3.1","52","±46","5.2%","±4.5","121","±61","6.1%","±3.0","56","±38","4.0%","±2.8","335","±124","13.1%","±4.9","233","±139","12.1%","±6.5","266","±82","14.8%","±4.5","249","±97","13.5%","±5.1","127","±80","5.0%","±3.1","24","±27","1.9%","±2.2","78","±45","8.2%","±4.8","67","±30","8.7%","±4.2","345","±153","12.7%","±5.5","134","±61","9.9%","±4.3","226","±143","9.9%","±5.9","154","±80","8.9%","±4.3","196","±154","7.5%","±5.7","114","±77","4.6%","±3.0","80","±56","4.8%","±3.2","141","±48","8.4%","±2.9","130","±49","9.1%","±3.6","38","±30","2.1%","±1.6","196","±73","9.9%","±3.6","40","±29","6.7%","±5.4","34","±26","2.4%","±1.8","77","±59","4.2%","±3.1","130","±95","5.5%","±3.8","22","±18","3.1%","±2.6","114","±73","7.9%","±4.8","181","±82","7.3%","±3.2","66","±40","3.4%","±2.0","310","±182","11.0%","±5.7","92","±65","7.4%","±5.1","17","±20","1.7%","±2.0","195","±60","11.1%","±3.3","78","±52","3.8%","±2.4","128","±85","4.5%","±3.0","46","±52","5.0%","±5.5","66","±40","4.2%","±2.6","4","±6","1.7%","±2.7","33","±21","4.7%","±3.0","68","±33","5.5%","±2.7","131","±69","4.6%","±2.4","142","±73","5.6%","±2.9","86","±75","14.4%","±11.2","13","±18","2.5%","±3.4","32","±23","4.3%","±3.2","39","±33","4.5%","±3.9","353","±165","18.0%","±7.2","68","±46","3.5%","±2.3","80","±38","4.8%","±2.5","163","±87","7.6%","±4.3","176","±76","7.8%","±3.3","146","±75","5.6%","±2.9","123","±54","8.5%","±3.5","151","±123","5.1%","±4.0","146","±68","8.8%","±4.0","138","±77","7.0%","±4.0"</text:p>
          </table:table-cell>
          <table:table-cell table:number-columns-repeated="1023"/>
        </table:table-row>
        <table:table-row table:style-name="ro1">
          <table:table-cell office:value-type="string">
            <text:p>        Households with one or more people under 18 years,"253","±134","12.4%","±6.0","74","±52","7.7%","±5.2","284","±132","22.9%","±9.0","273","±97","24.0%","±8.4","304","±114","43.7%","±11.4","334","±77","21.5%","±4.6","404","±132","17.1%","±5.4","163","±67","15.4%","±6.4","5","±5","21.7%","±27.6","29","±13","3.6%","±1.7","120","±90","5.3%","±3.9","146","±65","18.9%","±7.3","353","±123","18.6%","±6.3","257","±73","33.3%","±8.7","302","±85","35.7%","±8.3","252","±72","30.0%","±7.5","208","±79","21.7%","±7.5","276","±128","24.0%","±9.7","11","±16","0.8%","±1.2","415","±131","23.1%","±6.2","998","±258","39.8%","±9.3","196","±54","25.5%","±6.5","194","±62","25.1%","±6.8","401","±119","16.4%","±4.8","426","±152","19.7%","±7.2","248","±62","24.9%","±6.3","531","±99","26.9%","±5.3","334","±99","24.0%","±7.8","565","±182","22.1%","±6.4","564","±157","29.2%","±6.8","436","±82","24.3%","±5.0","483","±95","26.2%","±5.0","842","±305","33.4%","±11.7","273","±104","22.0%","±8.3","301","±114","31.6%","±9.3","222","±91","28.8%","±10.2","718","±206","26.3%","±7.3","310","±93","22.9%","±7.5","572","±133","25.0%","±5.8","476","±102","27.4%","±5.3","783","±197","29.8%","±6.8","958","±182","38.5%","±6.9","473","±127","28.1%","±6.8","390","±99","23.4%","±5.7","126","±37","8.9%","±2.7","603","±162","33.1%","±7.3","463","±75","23.5%","±4.0","59","±22","9.9%","±5.2","464","±139","32.7%","±8.8","640","±111","34.6%","±7.8","1,038","±296","43.7%","±9.0","184","±58","26.2%","±7.5","389","±119","26.8%","±7.3","920","±224","37.2%","±8.1","699","±123","35.8%","±6.3","535","±134","18.9%","±4.6","381","±97","30.7%","±8.2","322","±103","32.0%","±7.9","337","±85","19.2%","±4.9","732","±276","35.4%","±10.1","1,439","±206","50.4%","±5.8","434","±98","47.2%","±8.0","655","±102","41.4%","±6.5","42","±19","18.2%","±8.0","208","±76","29.5%","±9.2","347","±159","28.1%","±11.2","980","±230","34.6%","±6.6","509","±173","20.1%","±6.5","189","±27","31.6%","±5.6","149","±40","28.8%","±7.8","239","±82","32.3%","±9.1","158","±59","18.1%","±6.7","451","±104","23.0%","±5.6","616","±111","31.3%","±4.8","908","±271","55.0%","±8.3","695","±102","32.6%","±7.9","825","±170","36.3%","±6.1","917","±184","35.3%","±6.3","388","±67","26.8%","±5.0","1,186","±201","39.7%","±6.4","623","±178","37.7%","±7.3","796","±107","40.6%","±6.3"</text:p>
          </table:table-cell>
          <table:table-cell table:number-columns-repeated="1023"/>
        </table:table-row>
        <table:table-row table:style-name="ro1">
          <table:table-cell office:value-type="string">
            <text:p>        Households with one or more people 65 years and over,"395","±120","19.3%","±5.1","525","±136","54.8%","±9.0","221","±88","17.8%","±6.9","193","±56","17.0%","±5.4","148","±54","21.3%","±7.8","284","±55","18.3%","±3.6","747","±210","31.7%","±8.6","151","±67","14.2%","±6.0","3","±6","13.0%","±27.8","42","±16","5.2%","±2.2","63","±67","2.8%","±2.9","138","±37","17.9%","±5.4","542","±162","28.6%","±8.2","132","±42","17.1%","±5.6","176","±42","20.8%","±4.9","281","±83","33.4%","±7.9","230","±51","24.0%","±5.1","293","±72","25.4%","±5.5","35","±21","2.6%","±1.6","135","±54","7.5%","±3.0","385","±108","15.3%","±4.4","207","±40","26.9%","±5.4","240","±64","31.1%","±6.9","676","±134","27.6%","±4.9","619","±256","28.6%","±9.4","461","±131","46.3%","±9.5","574","±128","29.1%","±5.4","270","±76","19.4%","±6.0","845","±165","33.0%","±6.7","518","±154","26.8%","±6.6","572","±98","31.9%","±5.5","614","±102","33.2%","±4.8","679","±130","26.9%","±5.1","409","±148","33.0%","±10.2","339","±85","35.6%","±9.3","317","±115","41.1%","±10.2","852","±226","31.3%","±6.8","445","±179","32.8%","±10.1","352","±145","15.4%","±5.9","485","±92","28.0%","±5.1","809","±266","30.8%","±8.9","499","±154","20.0%","±5.5","284","±71","16.9%","±4.1","408","±100","24.4%","±5.4","219","±45","15.4%","±3.5","128","±61","7.0%","±3.2","858","±117","43.5%","±5.6","288","±173","48.4%","±20.5","200","±63","14.1%","±4.6","294","±61","15.9%","±4.0","299","±93","12.6%","±3.7","203","±49","29.0%","±6.9","496","±102","34.2%","±5.5","473","±125","19.1%","±4.8","454","±128","23.3%","±6.2","644","±190","22.8%","±5.5","215","±72","17.3%","±5.5","109","±61","10.8%","±6.1","293","±73","16.7%","±4.2","473","±148","22.9%","±6.5","588","±122","20.6%","±4.2","147","±68","16.0%","±6.8","351","±139","22.2%","±7.2","117","±33","50.6%","±12.0","137","±23","19.4%","±3.9","391","±67","31.6%","±6.2","554","±116","19.6%","±3.9","593","±162","23.4%","±6.4","195","±75","32.6%","±9.2","177","±35","34.2%","±6.1","292","±63","39.5%","±8.2","109","±43","12.5%","±5.4","664","±182","33.9%","±7.1","326","±104","16.6%","±4.5","413","±97","25.0%","±5.8","513","±96","24.1%","±5.8","567","±154","25.0%","±6.4","604","±117","23.2%","±4.5","572","±83","39.5%","±5.0","777","±203","26.0%","±6.0","420","±78","25.4%","±5.3","371","±92","18.9%","±5.1"</text:p>
          </table:table-cell>
          <table:table-cell table:number-columns-repeated="1023"/>
        </table:table-row>
        <table:table-row table:style-name="ro1">
          <table:table-cell office:value-type="string">
            <text:p>        Average household size,"1.48","±0.10","(X)","(X)","1.49","±0.11","(X)","(X)","2.32","±0.37","(X)","(X)","2.17","±0.36","(X)","(X)","2.83","±0.42","(X)","(X)","2.20","±0.21","(X)","(X)","1.93","±0.17","(X)","(X)","2.46","±0.32","(X)","(X)","3.52","±1.07","(X)","(X)","2.09","±0.29","(X)","(X)","2.41","±0.26","(X)","(X)","2.07","±0.17","(X)","(X)","2.31","±0.27","(X)","(X)","2.44","±0.28","(X)","(X)","2.65","±0.31","(X)","(X)","2.75","±0.29","(X)","(X)","2.43","±0.37","(X)","(X)","2.09","±0.24","(X)","(X)","2.15","±0.23","(X)","(X)","2.57","±0.22","(X)","(X)","2.43","±0.25","(X)","(X)","2.72","±0.41","(X)","(X)","2.21","±0.16","(X)","(X)","2.04","±0.17","(X)","(X)","1.98","±0.20","(X)","(X)","2.61","±0.31","(X)","(X)","2.22","±0.17","(X)","(X)","2.36","±0.24","(X)","(X)","2.04","±0.16","(X)","(X)","2.00","±0.15","(X)","(X)","2.25","±0.15","(X)","(X)","2.40","±0.20","(X)","(X)","2.33","±0.27","(X)","(X)","2.15","±0.24","(X)","(X)","2.86","±0.36","(X)","(X)","2.53","±0.27","(X)","(X)","2.40","±0.28","(X)","(X)","2.00","±0.22","(X)","(X)","1.97","±0.17","(X)","(X)","2.37","±0.30","(X)","(X)","2.43","±0.28","(X)","(X)","2.55","±0.20","(X)","(X)","2.59","±0.27","(X)","(X)","2.44","±0.19","(X)","(X)","1.65","±0.12","(X)","(X)","2.24","±0.20","(X)","(X)","2.37","±0.16","(X)","(X)","2.11","±0.40","(X)","(X)","2.51","±0.25","(X)","(X)","2.37","±0.26","(X)","(X)","2.66","±0.22","(X)","(X)","2.74","±0.29","(X)","(X)","2.50","±0.23","(X)","(X)","2.59","±0.31","(X)","(X)","2.78","±0.25","(X)","(X)","2.04","±0.16","(X)","(X)","2.52","±0.27","(X)","(X)","2.53","±0.37","(X)","(X)","1.98","±0.16","(X)","(X)","2.25","±0.17","(X)","(X)","2.97","±0.18","(X)","(X)","2.50","±0.23","(X)","(X)","2.68","±0.21","(X)","(X)","2.44","±0.29","(X)","(X)","2.61","±0.40","(X)","(X)","2.64","±0.26","(X)","(X)","2.46","±0.19","(X)","(X)","2.07","±0.17","(X)","(X)","2.39","±0.22","(X)","(X)","2.49","±0.13","(X)","(X)","2.67","±0.30","(X)","(X)","2.13","±0.34","(X)","(X)","2.12","±0.21","(X)","(X)","2.46","±0.17","(X)","(X)","3.23","±0.24","(X)","(X)","2.44","±0.19","(X)","(X)","2.46","±0.22","(X)","(X)","2.79","±0.27","(X)","(X)","2.44","±0.16","(X)","(X)","2.53","±0.17","(X)","(X)","2.55","±0.18","(X)","(X)","2.77","±0.19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Average family size,"2.28","±0.33","(X)","(X)","2.43","±0.22","(X)","(X)","3.63","±0.60","(X)","(X)","3.13","±0.45","(X)","(X)","3.41","±0.52","(X)","(X)","2.84","±0.36","(X)","(X)","2.80","±0.21","(X)","(X)","3.00","±0.31","(X)","(X)","3.77","±2.00","(X)","(X)","2.83","±0.34","(X)","(X)","2.72","±0.36","(X)","(X)","2.86","±0.43","(X)","(X)","3.08","±0.36","(X)","(X)","3.25","±0.38","(X)","(X)","3.07","±0.35","(X)","(X)","3.60","±0.38","(X)","(X)","3.59","±0.53","(X)","(X)","2.64","±0.21","(X)","(X)","2.25","±0.54","(X)","(X)","3.50","±0.47","(X)","(X)","3.01","±0.36","(X)","(X)","3.56","±0.45","(X)","(X)","2.62","±0.16","(X)","(X)","2.55","±0.14","(X)","(X)","2.75","±0.25","(X)","(X)","2.84","±0.35","(X)","(X)","2.76","±0.21","(X)","(X)","2.93","±0.26","(X)","(X)","2.67","±0.17","(X)","(X)","2.78","±0.19","(X)","(X)","2.82","±0.18","(X)","(X)","3.05","±0.27","(X)","(X)","2.91","±0.36","(X)","(X)","2.59","±0.27","(X)","(X)","3.26","±0.39","(X)","(X)","2.99","±0.36","(X)","(X)","3.09","±0.32","(X)","(X)","2.86","±0.27","(X)","(X)","2.83","±0.37","(X)","(X)","3.29","±0.42","(X)","(X)","2.91","±0.38","(X)","(X)","3.03","±0.21","(X)","(X)","3.20","±0.42","(X)","(X)","3.17","±0.32","(X)","(X)","2.62","±0.24","(X)","(X)","3.02","±0.34","(X)","(X)","2.76","±0.21","(X)","(X)","2.77","±0.40","(X)","(X)","3.17","±0.27","(X)","(X)","3.14","±0.21","(X)","(X)","3.14","±0.26","(X)","(X)","3.23","±0.32","(X)","(X)","3.06","±0.26","(X)","(X)","3.15","±0.45","(X)","(X)","3.02","±0.21","(X)","(X)","2.68","±0.21","(X)","(X)","3.28","±0.31","(X)","(X)","3.39","±0.54","(X)","(X)","3.09","±0.30","(X)","(X)","2.79","±0.33","(X)","(X)","3.35","±0.17","(X)","(X)","2.93","±0.27","(X)","(X)","3.23","±0.22","(X)","(X)","2.58","±0.28","(X)","(X)","3.48","±0.53","(X)","(X)","2.92","±0.30","(X)","(X)","3.06","±0.25","(X)","(X)","2.71","±0.30","(X)","(X)","2.87","±0.18","(X)","(X)","2.60","±0.13","(X)","(X)","3.11","±0.35","(X)","(X)","3.01","±0.55","(X)","(X)","2.98","±0.36","(X)","(X)","2.96","±0.25","(X)","(X)","3.45","±0.26","(X)","(X)","2.72","±0.28","(X)","(X)","3.03","±0.25","(X)","(X)","3.21","±0.36","(X)","(X)","2.88","±0.15","(X)","(X)","2.94","±0.21","(X)","(X)","3.10","±0.20","(X)","(X)","3.51","±0.25","(X)","(X)"</text:p>
          </table:table-cell>
          <table:table-cell table:number-columns-repeated="1023"/>
        </table:table-row>
        <table:table-row table:style-name="ro1">
          <table:table-cell office:value-type="string">
            <text:p>RELATIONSHIP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Population in households,"3,027","±368","3,027","(X)","1,430","±289","1,430","(X)","2,874","±706","2,874","(X)","2,472","±460","2,472","(X)","1,970","±473","1,970","(X)","3,411","±460","3,411","(X)","4,556","±597","4,556","(X)","2,610","±417","2,610","(X)","81","±32","81","(X)","1,688","±312","1,688","(X)","5,480","±891","5,480","(X)","1,598","±300","1,598","(X)","4,380","±750","4,380","(X)","1,886","±339","1,886","(X)","2,245","±435","2,245","(X)","2,316","±407","2,316","(X)","2,322","±503","2,322","(X)","2,411","±381","2,411","(X)","2,889","±401","2,889","(X)","4,616","±682","4,616","(X)","6,087","±780","6,087","(X)","2,093","±344","2,093","(X)","1,703","±217","1,703","(X)","5,006","±622","5,006","(X)","4,285","±817","4,285","(X)","2,599","±514","2,599","(X)","4,381","±436","4,381","(X)","3,280","±596","3,280","(X)","5,218","±663","5,218","(X)","3,858","±485","3,858","(X)","4,028","±443","4,028","(X)","4,424","±411","4,424","(X)","5,864","±794","5,864","(X)","2,664","±419","2,664","(X)","2,729","±520","2,729","(X)","1,951","±448","1,951","(X)","6,532","±912","6,532","(X)","2,710","±433","2,710","(X)","4,511","±561","4,511","(X)","4,113","±564","4,113","(X)","6,374","±1,100","6,374","(X)","6,337","±625","6,337","(X)","4,362","±670","4,362","(X)","4,079","±433","4,079","(X)","2,353","±317","2,353","(X)","4,076","±587","4,076","(X)","4,672","±411","4,672","(X)","1,256","±374","1,256","(X)","3,561","±578","3,561","(X)","4,390","±447","4,390","(X)","6,316","±985","6,316","(X)","1,918","±261","1,918","(X)","3,622","±516","3,622","(X)","6,410","±833","6,410","(X)","5,420","±592","5,420","(X)","5,758","±592","5,758","(X)","3,134","±405","3,134","(X)","2,541","±529","2,541","(X)","3,473","±399","3,473","(X)","4,654","±735","4,654","(X)","8,483","±843","8,483","(X)","2,301","±262","2,301","(X)","4,244","±509","4,244","(X)","563","±93","563","(X)","1,839","±384","1,839","(X)","3,264","±571","3,264","(X)","6,959","±831","6,959","(X)","5,223","±768","5,223","(X)","1,432","±118","1,432","(X)","1,289","±145","1,289","(X)","1,977","±405","1,977","(X)","1,856","±429","1,856","(X)","4,153","±478","4,153","(X)","4,829","±579","4,829","(X)","5,342","±937","5,342","(X)","5,201","±750","5,201","(X)","5,577","±685","5,577","(X)","7,238","±1,026","7,238","(X)","3,531","±256","3,531","(X)","7,547","±933","7,547","(X)","4,225","±602","4,225","(X)","5,443","±863","5,44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Householder,"2,048","±221","67.7%","±4.8","958","±166","67.0%","±5.0","1,239","±231","43.1%","±6.9","1,137","±159","46.0%","±7.5","696","±104","35.3%","±5.2","1,553","±155","45.5%","±4.3","2,360","±360","51.8%","±4.6","1,060","±184","40.6%","±5.3","23","±9","28.4%","±8.4","809","±133","47.9%","±6.7","2,272","±320","41.5%","±4.5","772","±148","48.3%","±3.9","1,897","±291","43.3%","±5.1","772","±128","40.9%","±4.6","847","±111","37.7%","±4.4","841","±96","36.3%","±3.8","957","±112","41.2%","±6.2","1,152","±132","47.8%","±5.4","1,346","±185","46.6%","±5.0","1,798","±205","39.0%","±3.3","2,510","±376","41.2%","±4.2","769","±95","36.7%","±5.3","772","±91","45.3%","±3.3","2,448","±238","48.9%","±4.1","2,163","±382","50.5%","±5.2","995","±164","38.3%","±4.6","1,974","±194","45.1%","±3.4","1,392","±245","42.4%","±4.3","2,561","±205","49.1%","±3.9","1,933","±215","50.1%","±3.6","1,794","±186","44.5%","±2.9","1,847","±138","41.7%","±3.4","2,520","±252","43.0%","±5.1","1,240","±191","46.5%","±5.4","953","±113","34.9%","±4.6","771","±147","39.5%","±4.2","2,725","±283","41.7%","±4.8","1,355","±210","50.0%","±5.5","2,289","±284","50.7%","±4.3","1,735","±171","42.2%","±5.3","2,626","±320","41.2%","±4.8","2,489","±183","39.3%","±3.1","1,684","±195","38.6%","±4.2","1,669","±177","40.9%","±3.3","1,422","±171","60.4%","±4.5","1,821","±216","44.7%","±4.0","1,974","±206","42.3%","±2.8","595","±222","47.4%","±8.9","1,420","±178","39.9%","±4.0","1,849","±333","42.1%","±4.6","2,378","±284","37.7%","±3.2","701","±85","36.5%","±3.8","1,449","±154","40.0%","±3.6","2,472","±340","38.6%","±4.5","1,950","±205","36.0%","±3.2","2,824","±316","49.0%","±3.9","1,242","±141","39.6%","±4.2","1,006","±164","39.6%","±5.8","1,756","±173","50.6%","±4.2","2,070","±314","44.5%","±3.3","2,857","±232","33.7%","±2.0","920","±122","40.0%","±3.7","1,581","±170","37.3%","±2.9","231","±39","41.0%","±4.7","705","±91","38.3%","±6.0","1,236","±198","37.9%","±3.7","2,829","±238","40.7%","±3.2","2,529","±276","48.4%","±4.0","598","±76","41.8%","±3.8","518","±60","40.2%","±2.1","740","±109","37.4%","±4.2","872","±191","47.0%","±7.5","1,957","±201","47.1%","±4.6","1,966","±202","40.7%","±2.8","1,652","±266","30.9%","±2.3","2,133","±382","41.0%","±3.2","2,270","±238","40.7%","±3.7","2,598","±217","35.9%","±3.4","1,449","±126","41.0%","±2.7","2,988","±403","39.6%","±2.7","1,654","±224","39.1%","±2.7","1,963","±259","36.1%","±2.5"</text:p>
          </table:table-cell>
          <table:table-cell table:number-columns-repeated="1023"/>
        </table:table-row>
        <table:table-row table:style-name="ro1">
          <table:table-cell office:value-type="string">
            <text:p>        Spouse,"206","±75","6.8%","±2.4","226","±133","15.8%","±6.7","272","±145","9.5%","±3.9","205","±82","8.3%","±3.3","238","±89","12.1%","±4.0","609","±118","17.9%","±3.4","926","±181","20.3%","±3.5","216","±60","8.3%","±2.6","5","±5","6.2%","±7.3","96","±44","5.7%","±2.5","115","±111","2.1%","±1.9","217","±117","13.6%","±5.5","651","±268","14.9%","±4.8","162","±54","8.6%","±2.8","366","±73","16.3%","±3.1","306","±101","13.2%","±3.4","294","±138","12.7%","±4.4","425","±98","17.6%","±3.7","155","±82","5.4%","±2.7","240","±66","5.2%","±1.7","601","±180","9.9%","±3.1","263","±55","12.6%","±2.5","319","±90","18.7%","±4.6","928","±154","18.5%","±3.3","908","±280","21.2%","±3.9","752","±130","28.9%","±3.1","1,011","±123","23.1%","±2.1","421","±81","12.8%","±3.2","719","±175","13.8%","±3.5","535","±108","13.9%","±2.4","847","±129","21.0%","±2.8","897","±127","20.3%","±2.9","819","±174","14.0%","±3.0","335","±104","12.6%","±4.2","355","±102","13.0%","±4.3","430","±155","22.0%","±4.9","965","±229","14.8%","±3.2","282","±85","10.4%","±3.2","557","±172","12.3%","±3.3","533","±121","13.0%","±3.0","1,176","±312","18.4%","±4.3","1,120","±208","17.7%","±2.8","793","±173","18.2%","±3.8","620","±138","15.2%","±3.1","169","±63","7.2%","±2.5","559","±259","13.7%","±5.5","1,335","±195","28.6%","±3.1","276","±158","22.0%","±9.0","746","±170","20.9%","±2.8","942","±149","21.5%","±3.4","1,178","±233","18.7%","±2.3","368","±59","19.2%","±3.4","690","±126","19.1%","±3.4","896","±223","14.0%","±3.1","1,139","±157","21.0%","±3.2","1,203","±178","20.9%","±2.6","454","±123","14.5%","±3.7","195","±86","7.7%","±2.7","372","±95","10.7%","±2.6","832","±182","17.9%","±3.9","2,101","±251","24.8%","±1.9","428","±73","18.6%","±2.6","980","±164","23.1%","±3.2","188","±38","33.4%","±5.3","319","±79","17.3%","±3.1","894","±179","27.4%","±4.5","813","±239","11.7%","±3.2","865","±203","16.6%","±3.3","374","±42","26.1%","±2.7","444","±70","34.4%","±3.3","365","±85","18.5%","±5.0","361","±138","19.5%","±4.4","643","±137","15.5%","±2.8","1,104","±165","22.9%","±2.7","1,334","±232","25.0%","±2.2","1,365","±291","26.2%","±2.9","1,280","±214","23.0%","±2.8","1,721","±252","23.8%","±2.8","959","±91","27.2%","±2.1","1,994","±364","26.4%","±2.9","810","±177","19.2%","±2.6","1,177","±305","21.6%","±3.2"</text:p>
          </table:table-cell>
          <table:table-cell table:number-columns-repeated="1023"/>
        </table:table-row>
        <table:table-row table:style-name="ro1">
          <table:table-cell office:value-type="string">
            <text:p>        Unmarried partner,"173","±79","5.7%","±2.3","76","±50","5.3%","±3.5","116","±69","4.0%","±2.3","110","±63","4.4%","±2.4","47","±52","2.4%","±2.2","212","±119","6.2%","±3.2","115","±85","2.5%","±1.9","56","±36","2.1%","±1.4","11","±14","13.6%","±13.6","17","±18","1.0%","±1.1","84","±70","1.5%","±1.3","55","±33","3.4%","±2.1","188","±112","4.3%","±2.6","129","±66","6.8%","±3.2","105","±59","4.7%","±2.5","53","±31","2.3%","±1.4","53","±39","2.3%","±1.7","53","±38","2.2%","±1.6","145","±105","5.0%","±3.5","199","±128","4.3%","±2.6","415","±243","6.8%","±3.5","78","±41","3.7%","±2.0","85","±47","5.0%","±2.7","242","±155","4.8%","±3.0","106","±90","2.5%","±2.1","13","±13","0.5%","±0.5","86","±50","2.0%","±1.1","277","±251","8.4%","±6.7","371","±231","7.1%","±3.9","180","±112","4.7%","±2.6","76","±59","1.9%","±1.5","165","±80","3.7%","±1.8","275","±249","4.7%","±4.1","213","±114","8.0%","±3.7","42","±38","1.5%","±1.4","53","±36","2.7%","±1.9","324","±163","5.0%","±2.3","145","±83","5.4%","±3.3","369","±190","8.2%","±3.9","178","±97","4.3%","±2.3","135","±80","2.1%","±1.3","130","±80","2.1%","±1.2","236","±107","5.4%","±2.4","173","±127","4.2%","±3.1","283","±143","12.0%","±5.1","156","±98","3.8%","±2.4","26","±24","0.6%","±0.5","37","±26","2.9%","±2.3","84","±51","2.4%","±1.4","126","±92","2.9%","±2.0","218","±99","3.5%","±1.7","62","±40","3.2%","±2.1","90","±48","2.5%","±1.3","366","±255","5.7%","±3.8","156","±119","2.9%","±2.1","152","±77","2.6%","±1.2","93","±69","3.0%","±2.2","122","±74","4.8%","±2.8","187","±93","5.4%","±2.5","227","±207","4.9%","±4.0","108","±93","1.3%","±1.1","57","±37","2.5%","±1.6","144","±151","3.4%","±3.4","9","±9","1.6%","±1.7","97","±41","5.3%","±2.2","48","±36","1.5%","±1.1","378","±184","5.4%","±2.5","112","±73","2.1%","±1.4","35","±22","2.4%","±1.5","6","±8","0.5%","±0.6","17","±18","0.9%","±1.0","132","±58","7.1%","±3.3","112","±59","2.7%","±1.4","128","±73","2.7%","±1.5","38","±28","0.7%","±0.5","156","±83","3.0%","±1.5","148","±109","2.7%","±1.9","125","±90","1.7%","±1.3","37","±28","1.0%","±0.8","103","±85","1.4%","±1.2","87","±53","2.1%","±1.3","83","±41","1.5%","±0.8"</text:p>
          </table:table-cell>
          <table:table-cell table:number-columns-repeated="1023"/>
        </table:table-row>
        <table:table-row table:style-name="ro1">
          <table:table-cell office:value-type="string">
            <text:p>        Child,"335","±99","11.1%","±2.8","122","±46","8.5%","±3.3","739","±359","25.7%","±7.8","495","±190","20.0%","±6.6","848","±299","43.0%","±6.2","806","±304","23.6%","±6.9","766","±175","16.8%","±3.3","341","±116","13.1%","±4.5","31","±17","38.3%","±14.7","63","±32","3.7%","±1.9","378","±265","6.9%","±4.4","412","±93","25.8%","±5.0","1,316","±371","30.0%","±6.2","596","±196","31.6%","±6.1","634","±152","28.2%","±4.2","653","±186","28.2%","±5.3","562","±243","24.2%","±6.7","472","±194","19.6%","±6.2","41","±53","1.4%","±1.8","1,079","±437","23.4%","±7.3","2,046","±421","33.6%","±5.6","630","±194","30.1%","±5.9","353","±99","20.7%","±4.5","830","±204","16.6%","±3.7","866","±324","20.2%","±5.8","768","±303","29.5%","±7.2","1,047","±216","23.9%","±4.0","665","±186","20.3%","±5.2","1,017","±291","19.5%","±4.1","887","±196","23.0%","±3.5","1,049","±183","26.0%","±3.8","1,155","±286","26.1%","±5.0","975","±369","16.6%","±5.0","546","±173","20.5%","±6.2","1,014","±347","37.2%","±7.9","495","±236","25.4%","±8.4","1,761","±531","27.0%","±5.6","593","±206","21.9%","±6.6","1,096","±302","24.3%","±5.6","1,326","±424","32.2%","±6.6","1,689","±720","26.5%","±8.1","1,789","±334","28.2%","±3.7","1,383","±441","31.7%","±7.1","1,145","±265","28.1%","±5.3","190","±58","8.1%","±2.6","1,044","±257","25.6%","±4.8","1,141","±152","24.4%","±2.3","209","±58","16.6%","±5.8","925","±278","26.0%","±6.0","1,370","±170","31.2%","±3.8","1,873","±523","29.7%","±5.1","582","±176","30.3%","±6.5","982","±245","27.1%","±4.8","1,837","±632","28.7%","±8.3","1,669","±336","30.8%","±4.5","1,223","±258","21.2%","±3.4","1,130","±265","36.1%","±5.4","851","±347","33.5%","±8.7","749","±194","21.6%","±4.4","1,410","±260","30.3%","±3.7","3,113","±470","36.7%","±2.7","722","±130","31.4%","±3.8","1,327","±244","31.3%","±3.6","111","±46","19.7%","±6.6","625","±270","34.0%","±8.3","869","±330","26.6%","±7.4","2,216","±444","31.8%","±3.8","1,138","±426","21.8%","±6.3","399","±62","27.9%","±3.3","295","±50","22.9%","±3.4","561","±148","28.4%","±5.8","345","±172","18.6%","±6.2","1,151","±253","27.7%","±4.6","1,295","±299","26.8%","±4.2","2,113","±529","39.6%","±4.0","1,120","±168","21.5%","±3.5","1,596","±342","28.6%","±3.6","2,208","±663","30.5%","±5.5","913","±147","25.9%","±3.0","2,234","±399","29.6%","±3.8","1,208","±281","28.6%","±4.2","1,787","±394","32.8%","±3.8"</text:p>
          </table:table-cell>
          <table:table-cell table:number-columns-repeated="1023"/>
        </table:table-row>
        <table:table-row table:style-name="ro1">
          <table:table-cell office:value-type="string">
            <text:p>        Other relatives,"53","±47","1.8%","±1.5","12","±20","0.8%","±1.4","213","±168","7.4%","±5.6","302","±301","12.2%","±10.8","99","±60","5.0%","±2.9","62","±48","1.8%","±1.4","82","±96","1.8%","±2.1","22","±24","0.8%","±0.9","0","±12","0.0%","±33.5","0","±17","0.0%","±2.0","301","±229","5.5%","±4.0","64","±35","4.0%","±2.2","192","±130","4.4%","±2.9","129","±66","6.8%","±3.4","104","±74","4.6%","±3.0","287","±114","12.4%","±4.6","225","±128","9.7%","±5.1","60","±61","2.5%","±2.4","78","±88","2.7%","±2.9","129","±93","2.8%","±1.9","284","±183","4.7%","±3.0","242","±148","11.6%","±6.3","90","±52","5.3%","±2.8","73","±85","1.5%","±1.7","105","±121","2.5%","±2.8","34","±35","1.3%","±1.4","96","±71","2.2%","±1.6","113","±81","3.4%","±2.4","360","±150","6.9%","±2.8","203","±103","5.3%","±2.6","207","±174","5.1%","±3.9","152","±88","3.4%","±2.0","1,050","±474","17.9%","±7.3","273","±202","10.2%","±6.9","237","±165","8.7%","±6.2","121","±77","6.2%","±4.3","452","±286","6.9%","±4.2","222","±178","8.2%","±6.1","156","±94","3.5%","±2.1","258","±126","6.3%","±2.9","432","±189","6.8%","±2.7","526","±241","8.3%","±3.4","178","±132","4.1%","±2.8","156","±139","3.8%","±3.5","105","±90","4.5%","±3.8","144","±106","3.5%","±2.7","141","±92","3.0%","±2.0","29","±29","2.3%","±2.3","183","±165","5.1%","±4.2","54","±51","1.2%","±1.2","342","±227","5.4%","±3.4","112","±55","5.8%","±2.6","233","±140","6.4%","±3.4","449","±234","7.0%","±3.8","108","±84","2.0%","±1.6","163","±82","2.8%","±1.4","59","±52","1.9%","±1.6","181","±121","7.1%","±4.5","254","±133","7.3%","±3.6","41","±65","0.9%","±1.4","156","±108","1.8%","±1.3","132","±71","5.7%","±3.0","151","±88","3.6%","±2.1","16","±16","2.8%","±2.7","17","±16","0.9%","±0.9","187","±158","5.7%","±4.9","436","±158","6.3%","±2.2","221","±139","4.2%","±2.7","21","±19","1.5%","±1.3","16","±21","1.2%","±1.6","262","±227","13.3%","±9.5","70","±56","3.8%","±3.0","236","±218","5.7%","±5.0","160","±113","3.3%","±2.3","170","±76","3.2%","±1.6","109","±90","2.1%","±1.8","248","±222","4.4%","±3.9","365","±262","5.0%","±3.5","103","±63","2.9%","±1.8","126","±100","1.7%","±1.3","341","±164","8.1%","±3.9","369","±195","6.8%","±3.6"</text:p>
          </table:table-cell>
          <table:table-cell table:number-columns-repeated="1023"/>
        </table:table-row>
        <table:table-row table:style-name="ro1">
          <table:table-cell office:value-type="string">
            <text:p>        Other nonrelatives,"212","±134","7.0%","±4.1","36","±26","2.5%","±1.9","295","±168","10.3%","±6.0","223","±112","9.0%","±4.4","42","±45","2.1%","±2.2","169","±80","5.0%","±2.4","307","±206","6.7%","±4.2","915","±334","35.1%","±9.1","11","±16","13.6%","±19.4","703","±230","41.6%","±7.8","2,330","±621","42.5%","±9.1","78","±49","4.9%","±3.1","136","±117","3.1%","±2.6","98","±72","5.2%","±3.8","189","±155","8.4%","±5.6","176","±142","7.6%","±5.6","231","±142","9.9%","±5.5","249","±154","10.3%","±5.6","1,124","±281","38.9%","±7.3","1,171","±336","25.4%","±6.9","231","±147","3.8%","±2.3","111","±71","5.3%","±3.2","84","±45","4.9%","±2.7","485","±385","9.7%","±7.0","137","±108","3.2%","±2.6","37","±35","1.4%","±1.4","167","±128","3.8%","±2.8","412","±250","12.6%","±7.2","190","±134","3.6%","±2.5","120","±99","3.1%","±2.5","55","±45","1.4%","±1.1","208","±116","4.7%","±2.5","225","±204","3.8%","±3.4","57","±61","2.1%","±2.1","128","±138","4.7%","±4.5","81","±61","4.2%","±3.2","305","±202","4.7%","±2.9","113","±120","4.2%","±4.0","44","±55","1.0%","±1.2","83","±48","2.0%","±1.2","316","±194","5.0%","±3.2","283","±181","4.5%","±2.9","88","±85","2.0%","±1.9","316","±171","7.7%","±4.1","184","±93","7.8%","±3.7","352","±238","8.6%","±5.5","55","±55","1.2%","±1.2","110","±129","8.8%","±10.0","203","±129","5.7%","±3.6","49","±59","1.1%","±1.3","327","±176","5.2%","±2.8","93","±62","4.8%","±3.2","178","±137","4.9%","±3.5","390","±322","6.1%","±5.0","398","±307","7.3%","±5.4","193","±110","3.4%","±1.9","156","±88","5.0%","±2.6","186","±141","7.3%","±5.6","155","±102","4.5%","±2.7","74","±120","1.6%","±2.5","148","±101","1.7%","±1.2","42","±49","1.8%","±2.1","61","±40","1.4%","±0.9","8","±12","1.4%","±2.2","76","±41","4.1%","±2.3","30","±43","0.9%","±1.3","287","±181","4.1%","±2.5","358","±319","6.9%","±5.8","5","±9","0.3%","±0.6","10","±17","0.8%","±1.2","32","±27","1.6%","±1.4","76","±43","4.1%","±2.3","54","±43","1.3%","±1.1","176","±111","3.6%","±2.2","35","±31","0.7%","±0.6","318","±193","6.1%","±3.6","35","±41","0.6%","±0.8","221","±151","3.1%","±2.1","70","±48","2.0%","±1.3","102","±95","1.4%","±1.3","125","±84","3.0%","±1.9","64","±63","1.2%","±1.2"</text:p>
          </table:table-cell>
          <table:table-cell table:number-columns-repeated="1023"/>
        </table:table-row>
        <table:table-row table:style-name="ro1">
          <table:table-cell office:value-type="string">
            <text:p>MARITAL STATUS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Males 15 years and over,"1,539","±275","1,539","(X)","727","±163","727","(X)","1,677","±323","1,677","(X)","861","±152","861","(X)","590","±181","590","(X)","1,472","±312","1,472","(X)","1,944","±430","1,944","(X)","976","±213","976","(X)","1,108","±264","1,108","(X)","2,464","±611","2,464","(X)","2,596","±604","2,596","(X)","578","±166","578","(X)","1,735","±371","1,735","(X)","827","±128","827","(X)","920","±224","920","(X)","885","±124","885","(X)","1,077","±269","1,077","(X)","995","±175","995","(X)","1,451","±326","1,451","(X)","1,817","±346","1,817","(X)","2,266","±490","2,266","(X)","872","±159","872","(X)","575","±98","575","(X)","2,066","±468","2,066","(X)","1,728","±375","1,728","(X)","1,144","±318","1,144","(X)","1,696","±265","1,696","(X)","1,119","±291","1,119","(X)","2,161","±375","2,161","(X)","1,632","±210","1,632","(X)","1,654","±351","1,654","(X)","1,578","±172","1,578","(X)","2,966","±396","2,966","(X)","1,256","±258","1,256","(X)","1,091","±318","1,091","(X)","770","±155","770","(X)","2,740","±477","2,740","(X)","993","±206","993","(X)","1,547","±304","1,547","(X)","1,483","±278","1,483","(X)","2,623","±553","2,623","(X)","2,309","±266","2,309","(X)","1,502","±221","1,502","(X)","1,767","±272","1,767","(X)","1,123","±284","1,123","(X)","1,899","±378","1,899","(X)","1,955","±229","1,955","(X)","2,301","±353","2,301","(X)","2,377","±236","2,377","(X)","1,566","±226","1,566","(X)","2,199","±350","2,199","(X)","722","±86","722","(X)","1,445","±240","1,445","(X)","2,555","±360","2,555","(X)","2,083","±297","2,083","(X)","2,130","±278","2,130","(X)","1,262","±213","1,262","(X)","783","±186","783","(X)","1,508","±233","1,508","(X)","1,899","±335","1,899","(X)","2,916","±288","2,916","(X)","718","±131","718","(X)","1,501","±197","1,501","(X)","261","±54","261","(X)","607","±85","607","(X)","1,379","±291","1,379","(X)","2,275","±355","2,275","(X)","2,241","±476","2,241","(X)","564","±62","564","(X)","545","±77","545","(X)","818","±159","818","(X)","697","±121","697","(X)","1,641","±204","1,641","(X)","2,035","±408","2,035","(X)","1,947","±465","1,947","(X)","2,092","±402","2,092","(X)","2,035","±297","2,035","(X)","2,985","±337","2,985","(X)","1,308","±143","1,308","(X)","3,089","±405","3,089","(X)","1,604","±239","1,604","(X)","2,022","±360","2,022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Never married,"1,036","±251","67.3%","±8.7","337","±94","46.4%","±12.3","1,127","±269","67.2%","±8.6","473","±131","54.9%","±11.8","292","±146","49.5%","±12.3","490","±143","33.3%","±8.9","790","±391","40.6%","±13.3","674","±220","69.1%","±10.7","1,064","±232","96.0%","±3.8","2,289","±589","92.9%","±3.9","2,290","±521","88.2%","±5.4","277","±82","47.9%","±14.5","656","±258","37.8%","±11.1","463","±111","56.0%","±11.9","389","±153","42.3%","±10.0","353","±100","39.9%","±9.8","528","±152","49.0%","±9.2","357","±136","35.9%","±12.6","1,214","±328","83.7%","±6.2","1,352","±341","74.4%","±7.4","1,158","±365","51.1%","±9.5","372","±114","42.7%","±8.1","193","±73","33.6%","±11.0","990","±432","47.9%","±11.8","652","±196","37.7%","±9.1","258","±204","22.6%","±12.9","429","±188","25.3%","±8.2","535","±270","47.8%","±13.5","815","±248","37.7%","±8.7","801","±194","49.1%","±7.3","396","±121","23.9%","±7.3","509","±144","32.3%","±7.2","1,175","±203","39.6%","±6.2","432","±142","34.4%","±9.7","498","±286","45.6%","±15.7","256","±97","33.2%","±11.8","1,008","±302","36.8%","±8.1","306","±144","30.8%","±10.4","753","±269","48.7%","±12.3","710","±234","47.9%","±9.2","962","±425","36.7%","±11.8","819","±218","35.5%","±8.0","548","±148","36.5%","±8.5","930","±242","52.6%","±9.1","860","±257","76.6%","±7.8","1,206","±301","63.5%","±9.3","365","±115","18.7%","±5.1","1,087","±234","47.2%","±7.4","982","±141","41.3%","±5.6","454","±163","29.0%","±7.9","662","±252","30.1%","±9.6","187","±77","25.9%","±9.0","478","±165","33.1%","±8.0","1,048","±392","41.0%","±15.0","554","±168","26.6%","±6.5","579","±224","27.2%","±8.6","671","±206","53.2%","±11.2","355","±122","45.3%","±10.5","827","±203","54.8%","±9.4","797","±268","42.0%","±10.4","614","±228","21.1%","±6.7","244","±99","34.0%","±9.7","217","±95","14.5%","±6.2","54","±37","20.7%","±12.4","176","±63","29.0%","±10.4","314","±197","22.8%","±11.6","901","±277","39.6%","±8.8","881","±405","39.3%","±12.1","128","±51","22.7%","±7.4","53","±32","9.7%","±5.4","234","±99","28.6%","±8.6","229","±79","32.9%","±9.6","735","±150","44.8%","±7.1","578","±279","28.4%","±9.3","565","±304","29.0%","±9.8","644","±207","30.8%","±7.6","504","±214","24.8%","±8.9","835","±240","28.0%","±6.8","200","±76","15.3%","±5.0","708","±159","22.9%","±5.2","512","±124","31.9%","±6.3","555","±151","27.4%","±6.5"</text:p>
          </table:table-cell>
          <table:table-cell table:number-columns-repeated="1023"/>
        </table:table-row>
        <table:table-row table:style-name="ro1">
          <table:table-cell office:value-type="string">
            <text:p>        Now married, except separated,"261","±91","17.0%","±5.8","195","±128","26.8%","±14.9","248","±114","14.8%","±6.8","206","±90","23.9%","±10.3","233","±68","39.5%","±11.3","816","±259","55.4%","±10.1","951","±184","48.9%","±11.5","223","±73","22.8%","±9.4","35","±48","3.2%","±3.9","152","±95","6.2%","±3.8","148","±147","5.7%","±5.1","237","±145","41.0%","±16.7","655","±236","37.8%","±10.6","181","±78","21.9%","±9.1","351","±73","38.2%","±8.8","348","±101","39.3%","±9.7","262","±98","24.3%","±7.9","479","±122","48.1%","±9.6","165","±68","11.4%","±5.3","291","±88","16.0%","±5.7","718","±189","31.7%","±8.7","329","±87","37.7%","±8.6","332","±88","57.7%","±11.7","981","±165","47.5%","±10.9","1,004","±292","58.1%","±8.6","825","±165","72.1%","±11.7","988","±120","58.3%","±8.0","440","±82","39.3%","±11.1","793","±178","36.7%","±8.7","545","±110","33.4%","±6.5","861","±133","52.1%","±12.3","887","±122","56.2%","±7.4","1,012","±301","34.1%","±8.7","444","±149","35.4%","±10.5","365","±109","33.5%","±14.9","445","±147","57.8%","±13.3","998","±229","36.4%","±7.9","322","±95","32.4%","±8.0","626","±216","40.5%","±12.4","526","±124","35.5%","±7.7","1,210","±314","46.1%","±11.6","1,131","±228","49.0%","±9.3","850","±190","56.6%","±8.5","678","±153","38.4%","±8.5","183","±67","16.3%","±6.3","514","±204","27.1%","±9.9","1,396","±190","71.4%","±6.4","762","±221","33.1%","±7.9","922","±172","38.8%","±5.7","941","±144","60.1%","±9.6","1,311","±289","59.6%","±9.8","394","±71","54.6%","±10.1","761","±124","52.7%","±9.3","984","±250","38.5%","±8.3","1,144","±157","54.9%","±9.6","1,305","±204","61.3%","±9.1","481","±129","38.1%","±9.7","215","±100","27.5%","±11.1","395","±120","26.2%","±7.6","905","±219","47.7%","±9.6","2,108","±236","72.3%","±7.3","434","±73","60.4%","±10.0","1,056","±153","70.4%","±9.9","192","±42","73.6%","±12.2","337","±85","55.5%","±9.3","906","±188","65.7%","±10.6","949","±244","41.7%","±9.9","891","±199","39.8%","±8.7","386","±38","68.4%","±7.2","475","±68","87.2%","±6.8","443","±98","54.2%","±9.0","327","±96","46.9%","±10.5","663","±143","40.4%","±7.5","1,213","±166","59.6%","±9.2","1,309","±232","67.2%","±9.1","1,324","±296","63.3%","±7.6","1,288","±221","63.3%","±10.5","1,912","±275","64.1%","±7.2","952","±105","72.8%","±7.4","2,021","±396","65.4%","±8.1","891","±178","55.5%","±7.2","1,241","±292","61.4%","±6.7"</text:p>
          </table:table-cell>
          <table:table-cell table:number-columns-repeated="1023"/>
        </table:table-row>
        <table:table-row table:style-name="ro1">
          <table:table-cell office:value-type="string">
            <text:p>        Separated,"40","±47","2.6%","±3.0","6","±10","0.8%","±1.4","87","±87","5.2%","±5.1","44","±44","5.1%","±4.8","20","±22","3.4%","±3.6","0","±12","0.0%","±2.3","63","±80","3.2%","±4.1","9","±14","0.9%","±1.5","9","±12","0.8%","±1.1","0","±17","0.0%","±1.4","12","±23","0.5%","±0.9","6","±9","1.0%","±1.6","50","±57","2.9%","±3.3","59","±52","7.1%","±6.2","46","±51","5.0%","±5.0","15","±23","1.7%","±2.6","32","±37","3.0%","±3.6","17","±19","1.7%","±1.9","26","±29","1.8%","±2.0","27","±42","1.5%","±2.4","38","±61","1.7%","±2.7","0","±12","0.0%","±3.9","5","±8","0.9%","±1.4","0","±17","0.0%","±1.7","0","±12","0.0%","±2.0","5","±7","0.4%","±0.6","47","±66","2.8%","±3.9","36","±53","3.2%","±4.7","35","±47","1.6%","±2.2","29","±21","1.8%","±1.3","31","±40","1.9%","±2.5","0","±12","0.0%","±2.2","64","±65","2.2%","±2.2","23","±36","1.8%","±3.0","0","±12","0.0%","±3.2","9","±10","1.2%","±1.4","19","±30","0.7%","±1.1","98","±75","9.9%","±7.4","25","±30","1.6%","±2.0","9","±15","0.6%","±0.9","155","±159","5.9%","±5.9","59","±74","2.6%","±3.3","13","±18","0.9%","±1.2","0","±12","0.0%","±2.0","0","±12","0.0%","±3.1","0","±12","0.0%","±1.8","16","±19","0.8%","±0.9","38","±39","1.7%","±1.7","63","±29","2.7%","±1.2","13","±23","0.8%","±1.4","29","±35","1.3%","±1.6","48","±50","6.6%","±6.8","13","±27","0.9%","±1.9","240","±236","9.4%","±9.1","92","±97","4.4%","±4.4","22","±35","1.0%","±1.7","0","±12","0.0%","±2.7","25","±29","3.2%","±3.8","63","±56","4.2%","±3.7","0","±12","0.0%","±1.8","0","±17","0.0%","±1.2","0","±12","0.0%","±4.8","25","±40","1.7%","±2.6","0","±12","0.0%","±12.5","8","±11","1.3%","±1.8","0","±12","0.0%","±2.5","10","±17","0.4%","±0.7","52","±84","2.3%","±3.8","11","±13","2.0%","±2.2","0","±12","0.0%","±6.2","4","±7","0.5%","±0.9","5","±8","0.7%","±1.1","22","±26","1.3%","±1.5","38","±46","1.9%","±2.3","18","±31","0.9%","±1.6","0","±17","0.0%","±1.7","0","±17","0.0%","±1.7","13","±22","0.4%","±0.7","0","±12","0.0%","±2.6","15","±24","0.5%","±0.8","9","±15","0.6%","±0.9","26","±31","1.3%","±1.5"</text:p>
          </table:table-cell>
          <table:table-cell table:number-columns-repeated="1023"/>
        </table:table-row>
        <table:table-row table:style-name="ro1">
          <table:table-cell office:value-type="string">
            <text:p>        Widowed,"0","±12","0.0%","±2.2","20","±15","2.8%","±2.1","0","±12","0.0%","±2.1","44","±57","5.1%","±6.3","8","±10","1.4%","±1.7","21","±22","1.4%","±1.5","18","±30","0.9%","±1.6","23","±27","2.4%","±2.8","0","±12","0.0%","±3.1","13","±19","0.5%","±0.8","2","±4","0.1%","±0.2","10","±11","1.7%","±1.7","47","±43","2.7%","±2.6","34","±32","4.1%","±3.6","12","±13","1.3%","±1.4","39","±29","4.4%","±3.2","27","±25","2.5%","±2.2","25","±29","2.5%","±2.9","1","±3","0.1%","±0.2","30","±26","1.7%","±1.4","109","±111","4.8%","±4.5","24","±18","2.8%","±2.2","6","±9","1.0%","±1.5","14","±21","0.7%","±1.1","37","±35","2.1%","±2.1","16","±14","1.4%","±1.3","76","±54","4.5%","±3.2","32","±33","2.9%","±3.1","151","±106","7.0%","±5.0","77","±55","4.7%","±3.5","41","±25","2.5%","±1.6","25","±30","1.6%","±1.9","319","±171","10.8%","±5.4","78","±56","6.2%","±4.6","33","±27","3.0%","±2.6","17","±22","2.2%","±2.8","221","±209","8.1%","±7.3","23","±16","2.3%","±1.7","23","±27","1.5%","±1.8","17","±20","1.1%","±1.4","49","±45","1.9%","±1.8","51","±48","2.2%","±2.1","0","±12","0.0%","±2.3","59","±47","3.3%","±2.6","0","±12","0.0%","±3.1","8","±13","0.4%","±0.7","69","±66","3.5%","±3.4","81","±106","3.5%","±4.5","97","±69","4.1%","±2.8","13","±20","0.8%","±1.3","0","±17","0.0%","±1.6","9","±13","1.2%","±1.8","0","±12","0.0%","±2.4","46","±71","1.8%","±2.8","21","±24","1.0%","±1.1","9","±15","0.4%","±0.7","0","±12","0.0%","±2.7","0","±12","0.0%","±4.4","25","±33","1.7%","±2.1","0","±12","0.0%","±1.8","14","±23","0.5%","±0.8","21","±31","2.9%","±4.3","107","±142","7.1%","±8.8","0","±12","0.0%","±12.5","0","±12","0.0%","±5.6","57","±55","4.1%","±3.8","116","±74","5.1%","±3.2","142","±118","6.3%","±5.3","0","±12","0.0%","±6.0","17","±17","3.1%","±3.1","64","±46","7.8%","±5.3","6","±11","0.9%","±1.6","34","±43","2.1%","±2.5","10","±16","0.5%","±0.8","21","±23","1.1%","±1.2","38","±33","1.8%","±1.6","55","±67","2.7%","±3.2","49","±47","1.6%","±1.5","38","±59","2.9%","±4.4","33","±39","1.1%","±1.3","31","±31","1.9%","±1.9","34","±42","1.7%","±2.0"</text:p>
          </table:table-cell>
          <table:table-cell table:number-columns-repeated="1023"/>
        </table:table-row>
        <table:table-row table:style-name="ro1">
          <table:table-cell office:value-type="string">
            <text:p>        Divorced,"202","±98","13.1%","±6.3","169","±90","23.2%","±11.2","215","±102","12.8%","±5.5","94","±57","10.9%","±6.4","37","±22","6.3%","±3.9","145","±67","9.9%","±4.6","122","±75","6.3%","±3.9","47","±40","4.8%","±4.1","0","±12","0.0%","±3.1","10","±10","0.4%","±0.4","144","±88","5.5%","±3.3","48","±26","8.3%","±4.9","327","±153","18.8%","±8.6","90","±54","10.9%","±5.9","122","±73","13.3%","±7.2","130","±60","14.7%","±6.6","228","±136","21.2%","±9.9","117","±82","11.8%","±7.3","45","±29","3.1%","±2.0","117","±67","6.4%","±3.5","243","±134","10.7%","±5.2","147","±66","16.9%","±7.2","39","±25","6.8%","±4.1","81","±64","3.9%","±3.2","35","±43","2.0%","±2.6","40","±35","3.5%","±3.2","156","±122","9.2%","±6.8","76","±47","6.8%","±4.1","367","±215","17.0%","±8.6","180","±83","11.0%","±5.0","325","±321","19.6%","±16.0","157","±72","9.9%","±4.4","396","±200","13.4%","±6.4","279","±185","22.2%","±12.7","195","±119","17.9%","±9.9","43","±24","5.6%","±3.2","494","±209","18.0%","±6.7","244","±112","24.6%","±11.2","120","±126","7.8%","±8.3","221","±87","14.9%","±6.4","247","±129","9.4%","±5.0","249","±176","10.8%","±7.3","91","±65","6.1%","±4.4","100","±57","5.7%","±3.1","80","±62","7.1%","±5.1","171","±116","9.0%","±5.6","109","±70","5.6%","±3.5","333","±104","14.5%","±4.5","313","±111","13.2%","±4.3","145","±94","9.3%","±5.5","197","±87","9.0%","±3.9","84","±37","11.6%","±5.0","193","±97","13.4%","±5.9","237","±146","9.3%","±5.4","272","±176","13.1%","±7.6","215","±117","10.1%","±5.4","110","±70","8.7%","±5.7","188","±93","24.0%","±10.5","198","±101","13.1%","±6.3","197","±110","10.4%","±5.7","180","±113","6.2%","±3.8","19","±17","2.6%","±2.3","96","±49","6.4%","±3.3","15","±14","5.7%","±5.4","86","±43","14.2%","±7.0","102","±70","7.4%","±5.3","299","±114","13.1%","±4.8","275","±146","12.3%","±6.7","39","±26","6.9%","±4.7","0","±12","0.0%","±6.2","73","±34","8.9%","±4.4","130","±62","18.7%","±8.7","187","±74","11.4%","±4.4","196","±134","9.6%","±6.2","34","±26","1.7%","±1.4","86","±68","4.1%","±3.1","188","±126","9.2%","±5.9","176","±84","5.9%","±2.9","118","±64","9.0%","±4.7","312","±199","10.1%","±6.2","161","±85","10.0%","±4.9","166","±82","8.2%","±4.4"</text:p>
          </table:table-cell>
          <table:table-cell table:number-columns-repeated="1023"/>
        </table:table-row>
        <table:table-row table:style-name="ro1">
          <table:table-cell office:value-type="string">
            <text:p>    Females 15 years and over,"1,409","±229","1,409","(X)","727","±239","727","(X)","1,407","±280","1,407","(X)","1,023","±219","1,023","(X)","811","±158","811","(X)","1,474","±178","1,474","(X)","2,009","±290","2,009","(X)","1,375","±420","1,375","(X)","1,480","±329","1,480","(X)","2,728","±732","2,728","(X)","3,197","±715","3,197","(X)","736","±143","736","(X)","1,901","±342","1,901","(X)","812","±171","812","(X)","850","±152","850","(X)","980","±258","980","(X)","926","±199","926","(X)","1,059","±181","1,059","(X)","1,448","±300","1,448","(X)","2,312","±439","2,312","(X)","2,465","±400","2,465","(X)","735","±137","735","(X)","891","±121","891","(X)","2,405","±351","2,405","(X)","1,872","±379","1,872","(X)","1,060","±206","1,060","(X)","1,926","±248","1,926","(X)","1,709","±370","1,709","(X)","2,468","±352","2,468","(X)","1,541","±270","1,541","(X)","1,813","±236","1,813","(X)","1,985","±181","1,985","(X)","1,954","±337","1,954","(X)","1,058","±171","1,058","(X)","1,234","±303","1,234","(X)","847","±263","847","(X)","2,644","±303","2,644","(X)","1,299","±314","1,299","(X)","2,153","±294","2,153","(X)","1,682","±222","1,682","(X)","2,547","±376","2,547","(X)","2,734","±299","2,734","(X)","1,822","±247","1,822","(X)","1,643","±226","1,643","(X)","1,062","±160","1,062","(X)","1,428","±273","1,428","(X)","2,031","±207","2,031","(X)","686","±266","686","(X)","1,701","±319","1,701","(X)","1,950","±356","1,950","(X)","2,419","±307","2,419","(X)","786","±119","786","(X)","1,478","±249","1,478","(X)","2,542","±437","2,542","(X)","2,266","±277","2,266","(X)","2,732","±362","2,732","(X)","1,290","±186","1,290","(X)","1,165","±226","1,165","(X)","1,467","±183","1,467","(X)","1,962","±352","1,962","(X)","3,327","±349","3,327","(X)","992","±147","992","(X)","1,599","±219","1,599","(X)","245","±42","245","(X)","684","±95","684","(X)","1,270","±207","1,270","(X)","2,983","±323","2,983","(X)","2,529","±410","2,529","(X)","620","±86","620","(X)","547","±73","547","(X)","753","±159","753","(X)","869","±227","869","(X)","1,997","±259","1,997","(X)","1,945","±209","1,945","(X)","2,167","±396","2,167","(X)","2,329","±395","2,329","(X)","2,408","±337","2,408","(X)","2,638","±326","2,638","(X)","1,591","±175","1,591","(X)","3,123","±427","3,123","(X)","1,762","±293","1,762","(X)","2,219","±494","2,219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Never married,"762","±173","54.1%","±10.0","205","±90","28.2%","±10.2","990","±245","70.4%","±9.5","430","±175","42.0%","±12.1","374","±127","46.1%","±11.1","610","±154","41.4%","±7.9","637","±219","31.7%","±9.0","845","±360","61.5%","±11.7","1,464","±329","98.9%","±0.6","2,630","±730","96.4%","±1.7","2,792","±686","87.3%","±6.4","314","±104","42.7%","±13.2","593","±188","31.2%","±9.9","347","±137","42.7%","±12.0","291","±98","34.2%","±7.3","166","±63","16.9%","±6.3","275","±102","29.7%","±8.8","257","±112","24.3%","±9.5","1,165","±281","80.5%","±9.1","1,541","±417","66.7%","±8.5","1,052","±366","42.7%","±9.7","309","±127","42.0%","±11.3","244","±96","27.4%","±9.7","858","±318","35.7%","±9.6","572","±242","30.6%","±10.2","157","±102","14.8%","±7.5","567","±187","29.4%","±7.5","959","±363","56.1%","±10.2","844","±247","34.2%","±7.3","448","±165","29.1%","±8.6","392","±162","21.6%","±6.9","520","±135","26.2%","±5.8","607","±279","31.1%","±10.7","351","±105","33.2%","±8.9","457","±188","37.0%","±8.2","241","±147","28.5%","±11.5","706","±170","26.7%","±5.6","380","±165","29.3%","±8.8","986","±217","45.8%","±7.8","691","±230","41.1%","±9.7","557","±173","21.9%","±6.8","861","±253","31.5%","±7.8","637","±191","35.0%","±9.6","571","±187","34.8%","±8.6","662","±147","62.3%","±7.8","507","±174","35.5%","±11.0","261","±81","12.9%","±3.7","234","±152","34.1%","±15.1","567","±137","33.3%","±6.9","707","±353","36.3%","±12.5","722","±196","29.8%","±6.9","214","±90","27.2%","±8.9","370","±187","25.0%","±10.0","1,145","±413","45.0%","±10.8","620","±215","27.4%","±7.2","756","±163","27.7%","±5.1","551","±184","42.7%","±10.5","676","±186","58.0%","±9.6","603","±172","41.1%","±9.5","594","±296","30.3%","±11.4","807","±245","24.3%","±5.8","366","±119","36.9%","±8.6","254","±94","15.9%","±5.1","26","±16","10.6%","±6.1","148","±53","21.6%","±7.6","153","±79","12.0%","±5.9","1,253","±299","42.0%","±9.0","1,026","±395","40.6%","±11.4","68","±29","11.0%","±4.4","68","±32","12.4%","±5.1","100","±56","13.3%","±6.8","360","±156","41.4%","±12.7","599","±148","30.0%","±6.5","524","±123","26.9%","±5.4","435","±173","20.1%","±5.6","553","±189","23.7%","±8.0","626","±229","26.0%","±7.4","522","±208","19.8%","±6.8","258","±99","16.2%","±5.3","651","±217","20.8%","±6.0","444","±184","25.2%","±8.1","580","±291","26.1%","±8.7"</text:p>
          </table:table-cell>
          <table:table-cell table:number-columns-repeated="1023"/>
        </table:table-row>
        <table:table-row table:style-name="ro1">
          <table:table-cell office:value-type="string">
            <text:p>        Now married, except separated,"219","±72","15.5%","±5.4","265","±148","36.5%","±15.1","277","±147","19.7%","±9.5","199","±82","19.5%","±8.6","244","±88","30.1%","±10.7","631","±124","42.8%","±8.0","931","±200","46.3%","±9.9","246","±62","17.9%","±7.3","5","±5","0.3%","±0.4","83","±38","3.0%","±1.6","185","±133","5.8%","±4.3","222","±118","30.2%","±13.0","760","±304","40.0%","±13.2","183","±66","22.5%","±8.4","397","±67","46.7%","±8.9","408","±134","41.6%","±12.7","299","±143","32.3%","±11.6","472","±121","44.6%","±9.7","186","±86","12.8%","±5.7","371","±123","16.0%","±5.6","645","±180","26.2%","±8.1","293","±63","39.9%","±9.9","355","±88","39.8%","±8.8","960","±155","39.9%","±8.8","920","±257","49.1%","±10.4","782","±132","73.8%","±7.0","1,126","±156","58.5%","±7.8","459","±85","26.9%","±8.3","887","±196","35.9%","±9.2","570","±111","37.0%","±7.6","927","±139","51.1%","±7.3","961","±136","48.4%","±6.9","861","±192","44.1%","±12.0","403","±148","38.1%","±12.2","415","±107","33.6%","±13.0","454","±162","53.6%","±10.5","1,030","±233","39.0%","±7.7","316","±90","24.3%","±8.7","634","±192","29.4%","±8.1","574","±127","34.1%","±8.2","1,191","±290","46.8%","±8.4","1,208","±217","44.2%","±8.4","890","±230","48.8%","±10.3","627","±141","38.2%","±9.2","183","±64","17.2%","±5.9","572","±256","40.1%","±13.8","1,350","±200","66.5%","±6.4","326","±158","47.5%","±14.6","786","±184","46.2%","±7.5","949","±150","48.7%","±11.4","1,237","±237","51.1%","±7.5","418","±73","53.2%","±8.9","665","±118","45.0%","±9.5","910","±220","35.8%","±9.2","1,190","±167","52.5%","±7.8","1,328","±228","48.6%","±6.5","502","±116","38.9%","±9.5","258","±101","22.1%","±8.3","431","±110","29.4%","±6.7","826","±165","42.1%","±8.7","2,220","±259","66.7%","±6.9","456","±77","46.0%","±8.6","959","±145","60.0%","±9.0","182","±33","74.3%","±9.8","324","±83","47.4%","±9.9","970","±192","76.4%","±7.7","925","±254","31.0%","±7.9","990","±216","39.1%","±9.3","383","±48","61.8%","±9.9","433","±63","79.2%","±6.9","418","±101","55.5%","±10.2","377","±151","43.4%","±12.2","696","±127","34.9%","±6.0","1,185","±161","60.9%","±6.2","1,367","±258","63.1%","±7.4","1,412","±368","60.6%","±9.1","1,236","±187","51.3%","±6.9","1,772","±248","67.2%","±8.1","993","±97","62.4%","±6.3","2,034","±374","65.1%","±7.9","874","±184","49.6%","±6.9","1,310","±298","59.0%","±6.6"</text:p>
          </table:table-cell>
          <table:table-cell table:number-columns-repeated="1023"/>
        </table:table-row>
        <table:table-row table:style-name="ro1">
          <table:table-cell office:value-type="string">
            <text:p>        Separated,"106","±115","7.5%","±7.6","61","±102","8.4%","±12.6","25","±27","1.8%","±1.9","98","±76","9.6%","±6.8","6","±8","0.7%","±0.9","35","±37","2.4%","±2.5","16","±25","0.8%","±1.3","15","±18","1.1%","±1.4","0","±12","0.0%","±2.3","0","±17","0.0%","±1.3","0","±17","0.0%","±1.1","15","±17","2.0%","±2.3","111","±100","5.8%","±5.2","20","±24","2.5%","±2.9","25","±29","2.9%","±3.3","49","±37","5.0%","±3.5","27","±33","2.9%","±3.5","33","±49","3.1%","±4.5","48","±62","3.3%","±4.1","54","±52","2.3%","±2.2","106","±71","4.3%","±2.9","0","±12","0.0%","±4.6","6","±9","0.7%","±1.0","0","±17","0.0%","±1.4","25","±38","1.3%","±2.0","12","±15","1.1%","±1.4","0","±12","0.0%","±1.8","8","±12","0.5%","±0.7","21","±28","0.9%","±1.1","10","±12","0.6%","±0.8","21","±22","1.2%","±1.2","35","±22","1.8%","±1.1","0","±17","0.0%","±1.8","30","±43","2.8%","±4.1","56","±73","4.5%","±5.7","20","±18","2.4%","±2.3","0","±17","0.0%","±1.3","41","±67","3.2%","±5.3","26","±30","1.2%","±1.4","46","±48","2.7%","±2.8","50","±51","2.0%","±2.0","12","±20","0.4%","±0.7","37","±40","2.0%","±2.3","30","±28","1.8%","±1.8","27","±27","2.5%","±2.4","7","±11","0.5%","±0.8","15","±17","0.7%","±0.9","5","±9","0.7%","±1.2","56","±40","3.3%","±2.4","0","±12","0.0%","±1.8","64","±66","2.6%","±2.7","12","±13","1.5%","±1.5","36","±31","2.4%","±2.1","35","±44","1.4%","±1.8","1","±2","0.0%","±0.1","0","±17","0.0%","±1.3","27","±35","2.1%","±2.8","24","±23","2.1%","±2.1","42","±43","2.9%","±2.9","0","±12","0.0%","±1.8","17","±26","0.5%","±0.8","0","±12","0.0%","±3.5","0","±12","0.0%","±2.2","0","±12","0.0%","±13.3","6","±9","0.9%","±1.3","0","±12","0.0%","±2.7","65","±70","2.2%","±2.2","52","±80","2.1%","±3.1","0","±12","0.0%","±5.5","9","±12","1.6%","±2.3","21","±33","2.8%","±4.2","22","±29","2.5%","±3.3","25","±30","1.3%","±1.6","56","±57","2.9%","±2.9","17","±28","0.8%","±1.3","0","±17","0.0%","±1.5","30","±32","1.2%","±1.3","12","±20","0.5%","±0.7","11","±17","0.7%","±1.0","0","±17","0.0%","±1.1","0","±12","0.0%","±2.0","29","±39","1.3%","±1.9"</text:p>
          </table:table-cell>
          <table:table-cell table:number-columns-repeated="1023"/>
        </table:table-row>
        <table:table-row table:style-name="ro1">
          <table:table-cell office:value-type="string">
            <text:p>        Widowed,"69","±73","4.9%","±5.0","99","±59","13.6%","±7.0","39","±37","2.8%","±2.7","78","±53","7.6%","±5.1","90","±57","11.1%","±6.8","65","±41","4.4%","±2.7","118","±86","5.9%","±4.1","113","±96","8.2%","±6.5","0","±12","0.0%","±2.3","0","±17","0.0%","±1.3","0","±17","0.0%","±1.1","84","±56","11.4%","±7.0","296","±180","15.6%","±9.1","76","±49","9.4%","±5.6","32","±20","3.8%","±2.4","148","±73","15.1%","±5.8","177","±79","19.1%","±8.0","104","±45","9.8%","±4.6","15","±16","1.0%","±1.2","154","±75","6.7%","±3.4","342","±162","13.9%","±6.1","52","±32","7.1%","±4.2","71","±29","8.0%","±3.2","168","±104","7.0%","±4.1","119","±90","6.4%","±4.7","69","±49","6.5%","±4.7","69","±43","3.6%","±2.1","47","±33","2.8%","±2.0","234","±101","9.5%","±4.0","148","±116","9.6%","±7.1","149","±70","8.2%","±3.9","146","±67","7.4%","±3.3","101","±70","5.2%","±3.6","61","±44","5.8%","±4.4","125","±61","10.1%","±5.5","75","±36","8.9%","±5.2","240","±122","9.1%","±4.7","244","±109","18.8%","±8.3","238","±150","11.1%","±6.4","109","±67","6.5%","±3.7","173","±111","6.8%","±4.2","140","±94","5.1%","±3.4","78","±57","4.3%","±3.1","159","±72","9.7%","±4.3","42","±32","4.0%","±2.9","53","±42","3.7%","±3.0","208","±74","10.2%","±3.4","80","±41","11.7%","±6.7","24","±20","1.4%","±1.2","48","±51","2.5%","±2.7","106","±87","4.4%","±3.5","40","±26","5.1%","±3.4","181","±96","12.2%","±5.9","175","±116","6.9%","±5.0","90","±50","4.0%","±2.3","199","±87","7.3%","±3.0","119","±78","9.2%","±6.0","10","±15","0.9%","±1.3","176","±66","12.0%","±4.5","114","±73","5.8%","±3.5","80","±79","2.4%","±2.4","4","±7","0.4%","±0.7","239","±147","14.9%","±8.1","18","±20","7.3%","±7.8","37","±24","5.4%","±3.6","92","±58","7.2%","±4.6","155","±78","5.2%","±2.6","129","±64","5.1%","±2.7","67","±36","10.8%","±5.8","22","±20","4.0%","±3.7","69","±36","9.2%","±4.9","69","±44","7.9%","±5.4","353","±162","17.7%","±7.0","74","±53","3.8%","±2.6","125","±52","5.8%","±2.5","64","±48","2.7%","±2.3","196","±112","8.1%","±4.6","130","±74","4.9%","±2.8","108","±57","6.8%","±3.5","190","±107","6.1%","±3.5","123","±52","7.0%","±3.1","59","±49","2.7%","±2.3"</text:p>
          </table:table-cell>
          <table:table-cell table:number-columns-repeated="1023"/>
        </table:table-row>
        <table:table-row table:style-name="ro1">
          <table:table-cell office:value-type="string">
            <text:p>        Divorced,"253","±119","18.0%","±8.2","97","±47","13.3%","±8.3","76","±49","5.4%","±3.7","218","±89","21.3%","±8.4","97","±55","12.0%","±6.0","133","±50","9.0%","±3.4","307","±146","15.3%","±6.7","156","±130","11.3%","±8.9","11","±13","0.7%","±0.9","15","±14","0.5%","±0.5","220","±162","6.9%","±5.0","101","±59","13.7%","±8.2","141","±116","7.4%","±6.1","186","±75","22.9%","±8.1","105","±69","12.4%","±7.6","209","±140","21.3%","±11.0","148","±61","16.0%","±7.6","193","±102","18.2%","±9.0","34","±32","2.3%","±2.3","192","±92","8.3%","±3.9","320","±138","13.0%","±5.9","81","±36","11.0%","±4.8","215","±65","24.1%","±6.9","419","±140","17.4%","±5.4","236","±140","12.6%","±7.5","40","±28","3.8%","±2.7","164","±69","8.5%","±3.7","236","±111","13.8%","±6.4","482","±206","19.5%","±7.2","365","±174","23.7%","±9.9","324","±91","17.9%","±5.0","323","±114","16.3%","±5.3","385","±200","19.7%","±9.0","213","±121","20.1%","±10.4","181","±145","14.7%","±8.7","57","±22","6.7%","±3.2","668","±205","25.3%","±6.9","318","±194","24.5%","±11.8","269","±94","12.5%","±4.8","262","±99","15.6%","±6.5","576","±219","22.6%","±7.8","513","±200","18.8%","±6.7","180","±76","9.9%","±4.1","256","±115","15.6%","±6.4","148","±80","13.9%","±7.6","289","±97","20.2%","±7.5","197","±75","9.7%","±3.8","41","±34","6.0%","±4.9","268","±140","15.8%","±6.3","246","±102","12.6%","±5.3","290","±109","12.0%","±4.6","102","±47","13.0%","±5.7","226","±100","15.3%","±6.5","277","±111","10.9%","±4.1","365","±144","16.1%","±6.2","449","±202","16.4%","±6.6","91","±62","7.1%","±4.9","197","±109","16.9%","±8.4","215","±96","14.7%","±6.5","428","±145","21.8%","±7.7","203","±89","6.1%","±2.5","166","±69","16.7%","±6.0","147","±77","9.2%","±4.7","19","±17","7.8%","±6.7","169","±62","24.7%","±7.8","55","±42","4.3%","±3.3","585","±193","19.6%","±6.3","332","±127","13.1%","±4.8","102","±75","16.5%","±10.5","15","±13","2.7%","±2.1","145","±77","19.3%","±7.8","41","±22","4.7%","±2.7","324","±98","16.2%","±4.6","106","±59","5.4%","±2.9","223","±106","10.3%","±4.5","300","±115","12.9%","±4.5","320","±155","13.3%","±6.2","202","±129","7.7%","±4.6","221","±88","13.9%","±5.1","248","±122","7.9%","±3.9","321","±85","18.2%","±5.1","241","±94","10.9%","±5.1"</text:p>
          </table:table-cell>
          <table:table-cell table:number-columns-repeated="1023"/>
        </table:table-row>
        <table:table-row table:style-name="ro1">
          <table:table-cell office:value-type="string">
            <text:p>FERTILITY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Number of women 15 to 50 years old who had a birth in the past 12 months,"64","±74","64","(X)","0","±12","0","(X)","25","±39","25","(X)","23","±19","23","(X)","66","±84","66","(X)","36","±36","36","(X)","59","±61","59","(X)","8","±14","8","(X)","5","±5","5","(X)","0","±17","0","(X)","0","±17","0","(X)","24","±14","24","(X)","0","±12","0","(X)","37","±26","37","(X)","11","±14","11","(X)","12","±13","12","(X)","14","±19","14","(X)","43","±38","43","(X)","0","±12","0","(X)","151","±119","151","(X)","246","±197","246","(X)","14","±14","14","(X)","7","±10","7","(X)","33","±38","33","(X)","27","±30","27","(X)","0","±12","0","(X)","48","±36","48","(X)","24","±22","24","(X)","41","±67","41","(X)","90","±63","90","(X)","91","±43","91","(X)","10","±19","10","(X)","57","±52","57","(X)","0","±12","0","(X)","0","±12","0","(X)","32","±26","32","(X)","190","±150","190","(X)","29","±32","29","(X)","91","±79","91","(X)","63","±52","63","(X)","47","±45","47","(X)","59","±86","59","(X)","58","±54","58","(X)","44","±45","44","(X)","11","±17","11","(X)","25","±29","25","(X)","27","±20","27","(X)","14","±15","14","(X)","140","±74","140","(X)","28","±34","28","(X)","43","±41","43","(X)","15","±25","15","(X)","25","±23","25","(X)","89","±70","89","(X)","24","±23","24","(X)","127","±89","127","(X)","0","±12","0","(X)","15","±19","15","(X)","17","±18","17","(X)","48","±54","48","(X)","84","±53","84","(X)","142","±87","142","(X)","86","±56","86","(X)","5","±7","5","(X)","7","±10","7","(X)","46","±53","46","(X)","190","±161","190","(X)","115","±101","115","(X)","13","±13","13","(X)","7","±11","7","(X)","25","±22","25","(X)","17","±20","17","(X)","74","±56","74","(X)","45","±33","45","(X)","181","±210","181","(X)","9","±17","9","(X)","67","±57","67","(X)","59","±58","59","(X)","13","±15","13","(X)","85","±91","85","(X)","37","±27","37","(X)","159","±77","159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Unmarried women (widowed, divorced, and never married),"64","±74","100.0%","±38.5","0","±12","-","**","0","±12","0.0%","±61.6","0","±12","0.0%","±64.2","57","±79","86.4%","±23.4","29","±34","80.6%","±37.8","0","±12","0.0%","±40.1","0","±12","0.0%","±100.0","0","±12","0.0%","±100.0","0","±17","-","**","0","±17","-","**","5","±12","20.8%","±41.1","0","±12","-","**","30","±25","81.1%","±27.7","0","±12","0.0%","±92.8","8","±11","66.7%","±52.8","0","±12","0.0%","±82.3","0","±12","0.0%","±46.9","0","±12","-","**","82","±62","54.3%","±42.7","174","±193","70.7%","±36.3","0","±12","0.0%","±82.3","0","±12","0.0%","±100.0","16","±26","48.5%","±51.5","0","±12","0.0%","±59.2","0","±12","-","**","0","±12","0.0%","±44.4","0","±12","0.0%","±62.8","0","±17","0.0%","±48.1","53","±56","58.9%","±36.7","0","±12","0.0%","±30.9","0","±12","0.0%","±97.3","0","±17","0.0%","±40.8","0","±12","-","**","0","±12","-","**","17","±22","53.1%","±43.7","91","±79","47.9%","±37.7","11","±18","37.9%","±45.8","91","±79","100.0%","±30.9","32","±39","50.8%","±45.1","0","±17","0.0%","±44.9","59","±86","100.0%","±40.1","17","±27","29.3%","±43.4","3","±5","6.8%","±12.3","0","±12","0.0%","±92.8","17","±24","68.0%","±46.4","0","±12","0.0%","±59.2","0","±12","0.0%","±82.3","8","±15","5.7%","±11.1","0","±12","0.0%","±58.2","0","±17","0.0%","±46.9","0","±12","0.0%","±79.5","0","±12","0.0%","±61.6","25","±33","28.1%","±35.5","0","±17","0.0%","±62.8","0","±17","0.0%","±23.8","0","±12","-","**","6","±11","40.0%","±58.7","0","±12","0.0%","±74.6","0","±12","0.0%","±44.4","37","±39","44.0%","±31.4","60","±69","42.3%","±37.9","0","±12","0.0%","±32.1","0","±12","0.0%","±100.0","0","±12","0.0%","±100.0","0","±12","0.0%","±45.4","39","±65","20.5%","±35.1","28","±50","24.3%","±40.7","0","±12","0.0%","±85.4","0","±12","0.0%","±100.0","0","±12","0.0%","±61.6","0","±12","0.0%","±74.6","47","±38","63.5%","±44.4","9","±14","20.0%","±30.0","0","±17","0.0%","±17.5","0","±17","0.0%","±100.0","24","±40","35.8%","±48.0","0","±17","0.0%","±40.1","8","±13","61.5%","±58.7","0","±17","0.0%","±32.4","11","±18","29.7%","±37.3","7","±12","4.4%","±8.6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Per 1,000 unmarried women,"81","±87","(X)","(X)","0","±210","(X)","(X)","0","±39","(X)","(X)","0","±71","(X)","(X)","162","±183","(X)","(X)","53","±61","(X)","(X)","0","±60","(X)","(X)","0","±39","(X)","(X)","0","±23","(X)","(X)","0","±13","(X)","(X)","0","±12","(X)","(X)","14","±32","(X)","(X)","0","±83","(X)","(X)","82","±69","(X)","(X)","0","±110","(X)","(X)","49","±70","(X)","(X)","0","±115","(X)","(X)","0","±118","(X)","(X)","0","±29","(X)","(X)","50","±40","(X)","(X)","139","±135","(X)","(X)","0","±103","(X)","(X)","0","±121","(X)","(X)","18","±29","(X)","(X)","0","±63","(X)","(X)","0","±185","(X)","(X)","0","±55","(X)","(X)","0","±35","(X)","(X)","0","±43","(X)","(X)","103","±109","(X)","(X)","0","±78","(X)","(X)","0","±71","(X)","(X)","0","±50","(X)","(X)","0","±107","(X)","(X)","0","±71","(X)","(X)","72","±113","(X)","(X)","124","±103","(X)","(X)","29","±53","(X)","(X)","86","±74","(X)","(X)","50","±57","(X)","(X)","0","±55","(X)","(X)","58","±84","(X)","(X)","25","±41","(X)","(X)","5","±7","(X)","(X)","0","±52","(X)","(X)","24","±34","(X)","(X)","0","±139","(X)","(X)","0","±134","(X)","(X)","11","±21","(X)","(X)","0","±63","(X)","(X)","0","±43","(X)","(X)","0","±160","(X)","(X)","0","±108","(X)","(X)","26","±38","(X)","(X)","0","±43","(X)","(X)","0","±47","(X)","(X)","0","±58","(X)","(X)","8","±16","(X)","(X)","0","±56","(X)","(X)","0","±51","(X)","(X)","44","±48","(X)","(X)","158","±156","(X)","(X)","0","±114","(X)","(X)","0","±656","(X)","(X)","0","±173","(X)","(X)","0","±244","(X)","(X)","26","±44","(X)","(X)","30","±54","(X)","(X)","0","±319","(X)","(X)","0","±337","(X)","(X)","0","±239","(X)","(X)","0","±90","(X)","(X)","78","±62","(X)","(X)","16","±26","(X)","(X)","0","±70","(X)","(X)","0","±56","(X)","(X)","35","±58","(X)","(X)","0","±64","(X)","(X)","26","±42","(X)","(X)","0","±51","(X)","(X)","23","±39","(X)","(X)","11","±20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Per 1,000 women 15 to 50 years old,"67","±72","(X)","(X)","0","±112","(X)","(X)","23","±37","(X)","(X)","36","±32","(X)","(X)","120","±135","(X)","(X)","37","±36","(X)","(X)","62","±65","(X)","(X)","8","±14","(X)","(X)","3","±4","(X)","(X)","0","±13","(X)","(X)","0","±12","(X)","(X)","46","±29","(X)","(X)","0","±48","(X)","(X)","73","±52","(X)","(X)","22","±30","(X)","(X)","26","±29","(X)","(X)","28","±40","(X)","(X)","77","±70","(X)","(X)","0","±25","(X)","(X)","78","±63","(X)","(X)","135","±95","(X)","(X)","30","±32","(X)","(X)","14","±21","(X)","(X)","24","±28","(X)","(X)","30","±35","(X)","(X)","0","±68","(X)","(X)","39","±30","(X)","(X)","18","±18","(X)","(X)","32","±54","(X)","(X)","112","±79","(X)","(X)","100","±49","(X)","(X)","10","±19","(X)","(X)","59","±59","(X)","(X)","0","±71","(X)","(X)","0","±51","(X)","(X)","73","±73","(X)","(X)","154","±111","(X)","(X)","51","±58","(X)","(X)","60","±53","(X)","(X)","70","±56","(X)","(X)","42","±41","(X)","(X)","33","±48","(X)","(X)","44","±40","(X)","(X)","42","±43","(X)","(X)","14","±23","(X)","(X)","23","±27","(X)","(X)","43","±33","(X)","(X)","43","±55","(X)","(X)","103","±55","(X)","(X)","26","±31","(X)","(X)","23","±23","(X)","(X)","38","±64","(X)","(X)","35","±33","(X)","(X)","55","±44","(X)","(X)","16","±16","(X)","(X)","80","±55","(X)","(X)","0","±38","(X)","(X)","16","±22","(X)","(X)","18","±19","(X)","(X)","42","±48","(X)","(X)","35","±22","(X)","(X)","188","±100","(X)","(X)","85","±54","(X)","(X)","75","±106","(X)","(X)","17","±27","(X)","(X)","80","±96","(X)","(X)","90","±73","(X)","(X)","72","±63","(X)","(X)","47","±46","(X)","(X)","33","±50","(X)","(X)","73","±68","(X)","(X)","26","±33","(X)","(X)","73","±54","(X)","(X)","34","±25","(X)","(X)","128","±138","(X)","(X)","7","±13","(X)","(X)","48","±41","(X)","(X)","42","±39","(X)","(X)","20","±24","(X)","(X)","50","±53","(X)","(X)","37","±28","(X)","(X)","96","±51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Per 1,000 women 15 to 19 years old,"0","±1,000","(X)","(X)","0","±795","(X)","(X)","0","±98","(X)","(X)","0","±343","(X)","(X)","0","±449","(X)","(X)","0","±725","(X)","(X)","0","±329","(X)","(X)","0","±706","(X)","(X)","0","±32","(X)","(X)","0","±20","(X)","(X)","0","±51","(X)","(X)","0","±487","(X)","(X)","0","±604","(X)","(X)","0","±401","(X)","(X)","0","±411","(X)","(X)","0","±571","(X)","(X)","0","±672","(X)","(X)","0","±475","(X)","(X)","0","±506","(X)","(X)","0","±190","(X)","(X)","0","±166","(X)","(X)","0","±435","(X)","(X)","0","±355","(X)","(X)","0","±260","(X)","(X)","0","±319","(X)","(X)","0","±469","(X)","(X)","0","±304","(X)","(X)","0","±349","(X)","(X)","0","±397","(X)","(X)","333","±389","(X)","(X)","0","±285","(X)","(X)","56","±107","(X)","(X)","0","±319","(X)","(X)","0","±487","(X)","(X)","0","±267","(X)","(X)","128","±264","(X)","(X)","119","±216","(X)","(X)","0","±283","(X)","(X)","0","±376","(X)","(X)","0","±267","(X)","(X)","0","±316","(X)","(X)","0","±191","(X)","(X)","0","±273","(X)","(X)","0","±297","(X)","(X)","0","±355","(X)","(X)","0","±1,000","(X)","(X)","0","±332","(X)","(X)","0","±854","(X)","(X)","0","±321","(X)","(X)","0","±188","(X)","(X)","0","±230","(X)","(X)","0","±423","(X)","(X)","0","±506","(X)","(X)","0","±174","(X)","(X)","0","±171","(X)","(X)","0","±238","(X)","(X)","0","±156","(X)","(X)","0","±224","(X)","(X)","0","±391","(X)","(X)","0","±229","(X)","(X)","0","±108","(X)","(X)","0","±352","(X)","(X)","0","±364","(X)","(X)","0","±688","(X)","(X)","0","±795","(X)","(X)","0","±415","(X)","(X)","0","±210","(X)","(X)","0","±427","(X)","(X)","0","±642","(X)","(X)","0","±481","(X)","(X)","0","±823","(X)","(X)","706","±505","(X)","(X)","0","±367","(X)","(X)","0","±258","(X)","(X)","0","±140","(X)","(X)","0","±216","(X)","(X)","0","±156","(X)","(X)","0","±152","(X)","(X)","0","±233","(X)","(X)","0","±108","(X)","(X)","0","±227","(X)","(X)","0","±224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Per 1,000 women 20 to 34 years old,"40","±46","(X)","(X)","0","±199","(X)","(X)","0","±60","(X)","(X)","61","±53","(X)","(X)","71","±82","(X)","(X)","47","±56","(X)","(X)","78","±95","(X)","(X)","9","±17","(X)","(X)","13","±14","(X)","(X)","0","±36","(X)","(X)","0","±16","(X)","(X)","76","±52","(X)","(X)","0","±106","(X)","(X)","178","±116","(X)","(X)","28","±50","(X)","(X)","48","±58","(X)","(X)","17","±32","(X)","(X)","134","±126","(X)","(X)","0","±29","(X)","(X)","102","±85","(X)","(X)","254","±174","(X)","(X)","11","±27","(X)","(X)","30","±47","(X)","(X)","20","±34","(X)","(X)","46","±53","(X)","(X)","0","±208","(X)","(X)","25","±30","(X)","(X)","22","±27","(X)","(X)","56","±89","(X)","(X)","115","±103","(X)","(X)","155","±93","(X)","(X)","0","±95","(X)","(X)","81","±89","(X)","(X)","0","±128","(X)","(X)","0","±161","(X)","(X)","99","±91","(X)","(X)","231","±184","(X)","(X)","87","±109","(X)","(X)","97","±87","(X)","(X)","46","±49","(X)","(X)","41","±69","(X)","(X)","67","±96","(X)","(X)","78","±86","(X)","(X)","68","±71","(X)","(X)","20","±31","(X)","(X)","41","±47","(X)","(X)","47","±73","(X)","(X)","31","±57","(X)","(X)","164","±94","(X)","(X)","45","±75","(X)","(X)","36","±36","(X)","(X)","98","±157","(X)","(X)","63","±58","(X)","(X)","136","±148","(X)","(X)","37","±45","(X)","(X)","107","±100","(X)","(X)","0","±138","(X)","(X)","30","±39","(X)","(X)","21","±34","(X)","(X)","27","±50","(X)","(X)","60","±49","(X)","(X)","425","±192","(X)","(X)","216","±138","(X)","(X)","0","±1,000","(X)","(X)","0","±148","(X)","(X)","60","±111","(X)","(X)","210","±155","(X)","(X)","98","±90","(X)","(X)","78","±90","(X)","(X)","0","±528","(X)","(X)","225","±190","(X)","(X)","9","±16","(X)","(X)","135","±100","(X)","(X)","81","±58","(X)","(X)","313","±285","(X)","(X)","0","±70","(X)","(X)","44","±54","(X)","(X)","134","±125","(X)","(X)","55","±86","(X)","(X)","50","±82","(X)","(X)","78","±61","(X)","(X)","128","±105","(X)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Per 1,000 women 35 to 50 years old,"102","±157","(X)","(X)","0","±242","(X)","(X)","150","±226","(X)","(X)","0","±172","(X)","(X)","187","±256","(X)","(X)","22","±34","(X)","(X)","52","±93","(X)","(X)","0","±215","(X)","(X)","0","±854","(X)","(X)","0","±706","(X)","(X)","0","±361","(X)","(X)","0","±186","(X)","(X)","0","±88","(X)","(X)","31","±61","(X)","(X)","22","±44","(X)","(X)","0","±172","(X)","(X)","40","±75","(X)","(X)","0","±165","(X)","(X)","0","±249","(X)","(X)","6","±17","(X)","(X)","10","±21","(X)","(X)","52","±57","(X)","(X)","0","±156","(X)","(X)","37","±55","(X)","(X)","0","±142","(X)","(X)","0","±109","(X)","(X)","69","±67","(X)","(X)","12","±22","(X)","(X)","0","±70","(X)","(X)","34","±52","(X)","(X)","64","±66","(X)","(X)","0","±77","(X)","(X)","44","±80","(X)","(X)","0","±178","(X)","(X)","0","±94","(X)","(X)","0","±202","(X)","(X)","89","±127","(X)","(X)","42","±84","(X)","(X)","0","±66","(X)","(X)","113","±128","(X)","(X)","49","±59","(X)","(X)","0","±47","(X)","(X)","25","±40","(X)","(X)","0","±112","(X)","(X)","0","±219","(X)","(X)","0","±72","(X)","(X)","51","±56","(X)","(X)","68","±123","(X)","(X)","35","±41","(X)","(X)","19","±36","(X)","(X)","17","±28","(X)","(X)","0","±165","(X)","(X)","0","±120","(X)","(X)","13","±32","(X)","(X)","8","±15","(X)","(X)","54","±75","(X)","(X)","0","±74","(X)","(X)","0","±117","(X)","(X)","17","±25","(X)","(X)","64","±89","(X)","(X)","28","±27","(X)","(X)","17","±25","(X)","(X)","12","±23","(X)","(X)","116","±172","(X)","(X)","40","±58","(X)","(X)","112","±164","(X)","(X)","0","±33","(X)","(X)","0","±92","(X)","(X)","29","±50","(X)","(X)","50","±76","(X)","(X)","0","±149","(X)","(X)","0","±294","(X)","(X)","0","±85","(X)","(X)","0","±53","(X)","(X)","0","±57","(X)","(X)","14","±26","(X)","(X)","66","±75","(X)","(X)","0","±45","(X)","(X)","14","±24","(X)","(X)","66","±88","(X)","(X)","9","±16","(X)","(X)","89","±75","(X)","(X)"</text:p>
          </table:table-cell>
          <table:table-cell table:number-columns-repeated="1023"/>
        </table:table-row>
        <table:table-row table:style-name="ro1">
          <table:table-cell office:value-type="string">
            <text:p>GRANDPARENTS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Number of grandparents living with own grandchildren under 18 years,"0","±12","0","(X)","4","±22","4","(X)","86","±69","86","(X)","84","±71","84","(X)","25","±27","25","(X)","17","±30","17","(X)","49","±60","49","(X)","0","±12","0","(X)","0","±12","0","(X)","0","±17","0","(X)","5","±21","5","(X)","19","±24","19","(X)","32","±38","32","(X)","55","±45","55","(X)","42","±47","42","(X)","73","±46","73","(X)","66","±52","66","(X)","14","±21","14","(X)","0","±12","0","(X)","51","±55","51","(X)","71","±60","71","(X)","12","±16","12","(X)","41","±50","41","(X)","0","±17","0","(X)","16","±21","16","(X)","0","±12","0","(X)","0","±12","0","(X)","10","±18","10","(X)","88","±66","88","(X)","53","±38","53","(X)","49","±29","49","(X)","98","±59","98","(X)","212","±220","212","(X)","16","±16","16","(X)","59","±48","59","(X)","39","±34","39","(X)","89","±85","89","(X)","39","±48","39","(X)","127","±111","127","(X)","99","±82","99","(X)","160","±111","160","(X)","135","±125","135","(X)","19","±27","19","(X)","5","±8","5","(X)","74","±79","74","(X)","20","±24","20","(X)","57","±53","57","(X)","10","±15","10","(X)","24","±34","24","(X)","0","±12","0","(X)","75","±80","75","(X)","44","±36","44","(X)","70","±71","70","(X)","67","±84","67","(X)","0","±17","0","(X)","39","±40","39","(X)","0","±12","0","(X)","40","±42","40","(X)","78","±59","78","(X)","99","±158","99","(X)","0","±17","0","(X)","51","±44","51","(X)","89","±75","89","(X)","9","±13","9","(X)","19","±22","19","(X)","23","±26","23","(X)","48","±57","48","(X)","69","±84","69","(X)","18","±18","18","(X)","21","±23","21","(X)","63","±65","63","(X)","27","±44","27","(X)","71","±77","71","(X)","78","±97","78","(X)","46","±40","46","(X)","87","±67","87","(X)","96","±101","96","(X)","44","±45","44","(X)","46","±45","46","(X)","0","±17","0","(X)","103","±66","103","(X)","138","±60","138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Grandparents responsible for grandchildren,"0","±12","-","**","0","±12","0.0%","±100.0","41","±47","47.7%","±41.9","73","±71","86.9%","±24.7","11","±14","44.0%","±56.0","9","±16","52.9%","±13.7","15","±24","30.6%","±55.0","0","±12","-","**","0","±12","-","**","0","±17","-","**","0","±17","0.0%","±100.0","14","±23","73.7%","±51.2","32","±38","100.0%","±54.4","13","±21","23.6%","±34.0","27","±42","64.3%","±55.5","59","±49","80.8%","±29.5","37","±41","56.1%","±38.5","14","±21","100.0%","±82.2","0","±12","-","**","24","±27","47.1%","±19.7","50","±48","70.4%","±29.3","0","±12","0.0%","±88.8","33","±49","80.5%","±43.6","0","±17","-","**","7","±13","43.8%","±56.2","0","±12","-","**","0","±12","-","**","0","±12","0.0%","±97.3","0","±17","0.0%","±31.6","36","±42","67.9%","±50.2","9","±14","18.4%","±26.5","57","±49","58.2%","±37.7","109","±152","51.4%","±50.5","3","±7","18.8%","±43.4","29","±41","49.2%","±44.4","13","±16","33.3%","±41.8","45","±60","50.6%","±50.6","39","±48","100.0%","±49.3","16","±25","12.6%","±22.1","34","±33","34.3%","±39.0","108","±93","67.5%","±33.2","71","±89","52.6%","±48.3","19","±27","100.0%","±70.6","5","±8","100.0%","±100.0","63","±79","85.1%","±40.5","0","±12","0.0%","±68.8","27","±28","47.4%","±44.0","0","±12","0.0%","±97.3","24","±34","100.0%","±62.8","0","±12","-","**","15","±24","20.0%","±45.2","13","±14","29.5%","±35.4","0","±12","0.0%","±36.7","67","±84","100.0%","±37.6","0","±17","-","**","39","±40","100.0%","±49.3","0","±12","-","**","0","±12","0.0%","±48.7","78","±59","100.0%","±34.3","99","±158","100.0%","±29.0","0","±17","-","**","14","±22","27.5%","±43.8","0","±12","0.0%","±31.4","9","±13","100.0%","±100.0","14","±21","73.7%","±47.1","0","±12","0.0%","±64.2","38","±53","79.2%","±45.1","0","±17","0.0%","±37.0","0","±12","0.0%","±72.5","0","±12","0.0%","±67.2","5","±10","7.9%","±21.0","0","±12","0.0%","±59.2","0","±12","0.0%","±36.4","0","±12","0.0%","±34.3","15","±24","32.6%","±46.9","51","±44","58.6%","±34.6","35","±40","36.5%","±51.9","0","±17","0.0%","±46.4","30","±35","65.2%","±43.5","0","±17","-","**","53","±50","51.5%","±38.0","11","±17","8.0%","±11.8"</text:p>
          </table:table-cell>
          <table:table-cell table:number-columns-repeated="1023"/>
        </table:table-row>
        <table:table-row table:style-name="ro1">
          <table:table-cell office:value-type="string">
            <text:p>        Years responsible for grandchildren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Less than 1 year,"0","±12","-","**","0","±12","0.0%","±100.0","0","±12","0.0%","±32.1","0","±12","0.0%","±32.7","0","±12","0.0%","±61.6","9","±16","52.9%","±13.7","0","±12","0.0%","±44.0","0","±12","-","**","0","±12","-","**","0","±17","-","**","0","±17","0.0%","±100.0","0","±12","0.0%","±70.6","0","±12","0.0%","±54.4","0","±12","0.0%","±41.5","0","±12","0.0%","±47.5","0","±12","0.0%","±35.8","0","±12","0.0%","±37.9","0","±12","0.0%","±82.3","0","±12","-","**","0","±17","0.0%","±43.1","0","±17","0.0%","±36.4","0","±12","0.0%","±88.8","0","±12","0.0%","±48.1","0","±17","-","**","0","±12","0.0%","±76.9","0","±12","-","**","0","±12","-","**","0","±12","0.0%","±97.3","0","±17","0.0%","±31.6","0","±12","0.0%","±42.3","9","±14","18.4%","±26.5","0","±12","0.0%","±29.2","104","±150","49.1%","±49.7","3","±7","18.8%","±43.4","0","±12","0.0%","±40.1","0","±12","0.0%","±49.3","10","±17","11.2%","±21.1","0","±12","0.0%","±49.3","0","±12","0.0%","±23.8","13","±20","13.1%","±24.1","0","±17","0.0%","±19.5","20","±31","14.8%","±18.6","0","±12","0.0%","±70.6","0","±12","0.0%","±100.0","0","±12","0.0%","±35.5","0","±12","0.0%","±68.8","0","±12","0.0%","±40.8","0","±12","0.0%","±97.3","24","±34","100.0%","±62.8","0","±12","-","**","0","±17","0.0%","±35.2","4","±6","9.1%","±15.6","0","±12","0.0%","±36.7","0","±17","0.0%","±37.6","0","±17","-","**","12","±20","30.8%","±45.8","0","±12","-","**","0","±12","0.0%","±48.7","0","±12","0.0%","±34.3","0","±12","0.0%","±29.0","0","±17","-","**","0","±12","0.0%","±43.1","0","±12","0.0%","±31.4","0","±12","0.0%","±100.0","14","±21","73.7%","±47.1","0","±12","0.0%","±64.2","0","±17","0.0%","±44.4","0","±17","0.0%","±37.0","0","±12","0.0%","±72.5","0","±12","0.0%","±67.2","0","±12","0.0%","±38.8","0","±12","0.0%","±59.2","0","±12","0.0%","±36.4","0","±12","0.0%","±34.3","15","±24","32.6%","±46.9","0","±17","0.0%","±31.9","0","±17","0.0%","±29.7","0","±17","0.0%","±46.4","0","±12","0.0%","±45.4","0","±17","-","**","19","±30","18.4%","±27.4","0","±17","0.0%","±22.2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1 or 2 years,"0","±12","-","**","0","±12","0.0%","±100.0","0","±12","0.0%","±32.1","0","±12","0.0%","±32.7","0","±12","0.0%","±61.6","0","±12","0.0%","±74.6","0","±12","0.0%","±44.0","0","±12","-","**","0","±12","-","**","0","±17","-","**","0","±17","0.0%","±100.0","0","±12","0.0%","±70.6","0","±12","0.0%","±54.4","0","±12","0.0%","±41.5","0","±12","0.0%","±47.5","0","±12","0.0%","±35.8","0","±12","0.0%","±37.9","0","±12","0.0%","±82.3","0","±12","-","**","0","±17","0.0%","±43.1","19","±30","26.8%","±38.0","0","±12","0.0%","±88.8","0","±12","0.0%","±48.1","0","±17","-","**","0","±12","0.0%","±76.9","0","±12","-","**","0","±12","-","**","0","±12","0.0%","±97.3","0","±17","0.0%","±31.6","0","±12","0.0%","±42.3","0","±12","0.0%","±44.0","6","±11","6.1%","±10.0","0","±17","0.0%","±15.2","0","±12","0.0%","±76.9","0","±12","0.0%","±40.1","0","±12","0.0%","±49.3","0","±17","0.0%","±31.4","0","±12","0.0%","±49.3","0","±12","0.0%","±23.8","0","±12","0.0%","±29.0","57","±90","35.6%","±45.0","20","±31","14.8%","±18.4","0","±12","0.0%","±70.6","5","±8","100.0%","±100.0","0","±12","0.0%","±35.5","0","±12","0.0%","±68.8","20","±25","35.1%","±41.3","0","±12","0.0%","±97.3","0","±12","0.0%","±62.8","0","±12","-","**","15","±24","20.0%","±45.2","0","±12","0.0%","±46.4","0","±12","0.0%","±36.7","14","±25","20.9%","±49.0","0","±17","-","**","20","±31","51.3%","±51.3","0","±12","-","**","0","±12","0.0%","±48.7","49","±49","62.8%","±42.1","0","±12","0.0%","±29.0","0","±17","-","**","14","±22","27.5%","±43.8","0","±12","0.0%","±31.4","9","±13","100.0%","±100.0","0","±12","0.0%","±70.6","0","±12","0.0%","±64.2","0","±17","0.0%","±44.4","0","±17","0.0%","±37.0","0","±12","0.0%","±72.5","0","±12","0.0%","±67.2","5","±10","7.9%","±21.0","0","±12","0.0%","±59.2","0","±12","0.0%","±36.4","0","±12","0.0%","±34.3","0","±17","0.0%","±45.4","0","±17","0.0%","±31.9","0","±17","0.0%","±29.7","0","±17","0.0%","±46.4","0","±12","0.0%","±45.4","0","±17","-","**","0","±12","0.0%","±28.1","11","±17","8.0%","±11.8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3 or 4 years,"0","±12","-","**","0","±12","0.0%","±100.0","0","±12","0.0%","±32.1","0","±12","0.0%","±32.7","0","±12","0.0%","±61.6","0","±12","0.0%","±74.6","15","±24","30.6%","±55.0","0","±12","-","**","0","±12","-","**","0","±17","-","**","0","±17","0.0%","±100.0","0","±12","0.0%","±70.6","0","±12","0.0%","±54.4","0","±12","0.0%","±41.5","0","±12","0.0%","±47.5","44","±48","60.3%","±44.1","7","±13","10.6%","±22.3","0","±12","0.0%","±82.3","0","±12","-","**","16","±25","31.4%","±27.8","12","±21","16.9%","±23.5","0","±12","0.0%","±88.8","0","±12","0.0%","±48.1","0","±17","-","**","0","±12","0.0%","±76.9","0","±12","-","**","0","±12","-","**","0","±12","0.0%","±97.3","0","±17","0.0%","±31.6","0","±12","0.0%","±42.3","0","±12","0.0%","±44.0","28","±32","28.6%","±27.2","5","±13","2.4%","±6.9","0","±12","0.0%","±76.9","0","±12","0.0%","±40.1","0","±12","0.0%","±49.3","0","±17","0.0%","±31.4","0","±12","0.0%","±49.3","0","±12","0.0%","±23.8","0","±12","0.0%","±29.0","51","±52","31.9%","±34.8","0","±17","0.0%","±22.6","0","±12","0.0%","±70.6","0","±12","0.0%","±100.0","0","±12","0.0%","±35.5","0","±12","0.0%","±68.8","0","±12","0.0%","±40.8","0","±12","0.0%","±97.3","0","±12","0.0%","±62.8","0","±12","-","**","0","±17","0.0%","±35.2","5","±6","11.4%","±18.2","0","±12","0.0%","±36.7","0","±17","0.0%","±37.6","0","±17","-","**","0","±17","0.0%","±49.3","0","±12","-","**","0","±12","0.0%","±48.7","0","±12","0.0%","±34.3","0","±12","0.0%","±29.0","0","±17","-","**","0","±12","0.0%","±43.1","0","±12","0.0%","±31.4","0","±12","0.0%","±100.0","0","±12","0.0%","±70.6","0","±12","0.0%","±64.2","0","±17","0.0%","±44.4","0","±17","0.0%","±37.0","0","±12","0.0%","±72.5","0","±12","0.0%","±67.2","0","±12","0.0%","±38.8","0","±12","0.0%","±59.2","0","±12","0.0%","±36.4","0","±12","0.0%","±34.3","0","±17","0.0%","±45.4","0","±17","0.0%","±31.9","0","±17","0.0%","±29.7","0","±17","0.0%","±46.4","15","±25","32.6%","±45.1","0","±17","-","**","0","±12","0.0%","±28.1","0","±17","0.0%","±22.2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5 or more years,"0","±12","-","**","0","±12","0.0%","±100.0","41","±47","47.7%","±41.9","73","±71","86.9%","±24.7","11","±14","44.0%","±56.0","0","±12","0.0%","±74.6","0","±12","0.0%","±44.0","0","±12","-","**","0","±12","-","**","0","±17","-","**","0","±17","0.0%","±100.0","14","±23","73.7%","±51.2","32","±38","100.0%","±54.4","13","±21","23.6%","±34.0","27","±42","64.3%","±55.5","15","±18","20.5%","±28.1","30","±40","45.5%","±44.1","14","±21","100.0%","±82.2","0","±12","-","**","8","±15","15.7%","±35.2","19","±30","26.8%","±39.3","0","±12","0.0%","±88.8","33","±49","80.5%","±43.6","0","±17","-","**","7","±13","43.8%","±56.2","0","±12","-","**","0","±12","-","**","0","±12","0.0%","±97.3","0","±17","0.0%","±31.6","36","±42","67.9%","±50.2","0","±12","0.0%","±44.0","23","±32","23.5%","±32.3","0","±17","0.0%","±15.2","0","±12","0.0%","±76.9","29","±41","49.2%","±44.4","13","±16","33.3%","±41.8","35","±57","39.3%","±51.8","39","±48","100.0%","±49.3","16","±25","12.6%","±22.1","21","±27","21.2%","±30.1","0","±17","0.0%","±19.5","31","±43","23.0%","±29.7","19","±27","100.0%","±70.6","0","±12","0.0%","±100.0","63","±79","85.1%","±40.5","0","±12","0.0%","±68.8","7","±12","12.3%","±21.5","0","±12","0.0%","±97.3","0","±12","0.0%","±62.8","0","±12","-","**","0","±17","0.0%","±35.2","4","±6","9.1%","±14.8","0","±12","0.0%","±36.7","53","±83","79.1%","±49.0","0","±17","-","**","7","±12","17.9%","±40.3","0","±12","-","**","0","±12","0.0%","±48.7","29","±37","37.2%","±42.1","99","±158","100.0%","±29.0","0","±17","-","**","0","±12","0.0%","±43.1","0","±12","0.0%","±31.4","0","±12","0.0%","±100.0","0","±12","0.0%","±70.6","0","±12","0.0%","±64.2","38","±53","79.2%","±45.1","0","±17","0.0%","±37.0","0","±12","0.0%","±72.5","0","±12","0.0%","±67.2","0","±12","0.0%","±38.8","0","±12","0.0%","±59.2","0","±12","0.0%","±36.4","0","±12","0.0%","±34.3","0","±17","0.0%","±45.4","51","±44","58.6%","±34.6","35","±40","36.5%","±51.9","0","±17","0.0%","±46.4","15","±24","32.6%","±41.4","0","±17","-","**","34","±34","33.0%","±30.7","0","±17","0.0%","±22.2"</text:p>
          </table:table-cell>
          <table:table-cell table:number-columns-repeated="1023"/>
        </table:table-row>
        <table:table-row table:style-name="ro1">
          <table:table-cell office:value-type="string">
            <text:p>    Number of grandparents responsible for own grandchildren under 18 years,"0","±12","0","(X)","0","±12","0","(X)","41","±47","41","(X)","73","±71","73","(X)","11","±14","11","(X)","9","±16","9","(X)","15","±24","15","(X)","0","±12","0","(X)","0","±12","0","(X)","0","±17","0","(X)","0","±17","0","(X)","14","±23","14","(X)","32","±38","32","(X)","13","±21","13","(X)","27","±42","27","(X)","59","±49","59","(X)","37","±41","37","(X)","14","±21","14","(X)","0","±12","0","(X)","24","±27","24","(X)","50","±48","50","(X)","0","±12","0","(X)","33","±49","33","(X)","0","±17","0","(X)","7","±13","7","(X)","0","±12","0","(X)","0","±12","0","(X)","0","±12","0","(X)","0","±17","0","(X)","36","±42","36","(X)","9","±14","9","(X)","57","±49","57","(X)","109","±152","109","(X)","3","±7","3","(X)","29","±41","29","(X)","13","±16","13","(X)","45","±60","45","(X)","39","±48","39","(X)","16","±25","16","(X)","34","±33","34","(X)","108","±93","108","(X)","71","±89","71","(X)","19","±27","19","(X)","5","±8","5","(X)","63","±79","63","(X)","0","±12","0","(X)","27","±28","27","(X)","0","±12","0","(X)","24","±34","24","(X)","0","±12","0","(X)","15","±24","15","(X)","13","±14","13","(X)","0","±12","0","(X)","67","±84","67","(X)","0","±17","0","(X)","39","±40","39","(X)","0","±12","0","(X)","0","±12","0","(X)","78","±59","78","(X)","99","±158","99","(X)","0","±17","0","(X)","14","±22","14","(X)","0","±12","0","(X)","9","±13","9","(X)","14","±21","14","(X)","0","±12","0","(X)","38","±53","38","(X)","0","±17","0","(X)","0","±12","0","(X)","0","±12","0","(X)","5","±10","5","(X)","0","±12","0","(X)","0","±12","0","(X)","0","±12","0","(X)","15","±24","15","(X)","51","±44","51","(X)","35","±40","35","(X)","0","±17","0","(X)","30","±35","30","(X)","0","±17","0","(X)","53","±50","53","(X)","11","±17","11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Who are female,"0","±12","-","**","0","±12","-","**","41","±47","100.0%","±48.1","48","±48","65.8%","±39.7","11","±14","100.0%","±92.8","9","±16","100.0%","±100.0","15","±24","100.0%","±79.5","0","±12","-","**","0","±12","-","**","0","±17","-","**","0","±17","-","**","14","±23","100.0%","±82.2","18","±30","56.3%","±56.3","13","±21","100.0%","±85.4","13","±21","48.1%","±9.1","34","±27","57.6%","±11.5","37","±41","100.0%","±50.6","14","±21","100.0%","±82.2","0","±12","-","**","8","±15","33.3%","±62.8","32","±37","64.0%","±48.5","0","±12","-","**","17","±24","51.5%","±11.5","0","±17","-","**","7","±13","100.0%","±100.0","0","±12","-","**","0","±12","-","**","0","±12","-","**","0","±17","-","**","36","±42","100.0%","±51.3","9","±14","100.0%","±100.0","28","±25","49.1%","±6.1","57","±78","52.3%","±7.9","3","±7","100.0%","±100.0","16","±21","55.2%","±15.2","13","±16","100.0%","±85.4","45","±60","100.0%","±45.9","39","±48","100.0%","±49.3","0","±12","0.0%","±76.9","21","±27","61.8%","±49.2","108","±93","100.0%","±27.1","51","±63","71.8%","±23.1","9","±13","47.4%","±10.3","1","±3","20.0%","±45.3","32","±40","50.8%","±2.5","0","±12","-","**","12","±14","44.4%","±29.2","0","±12","-","**","24","±34","100.0%","±62.8","0","±12","-","**","15","±24","100.0%","±79.5","9","±9","69.2%","±29.9","0","±12","-","**","67","±84","100.0%","±37.6","0","±17","-","**","33","±35","84.6%","±22.6","0","±12","-","**","0","±12","-","**","65","±50","83.3%","±24.0","50","±79","50.5%","±6.1","0","±17","-","**","7","±11","50.0%","±12.6","0","±12","-","**","9","±13","100.0%","±100.0","14","±21","100.0%","±82.2","0","±12","-","**","23","±30","60.5%","±23.6","0","±17","-","**","0","±12","-","**","0","±12","-","**","3","±5","60.0%","±41.6","0","±12","-","**","0","±12","-","**","0","±12","-","**","7","±12","46.7%","±15.7","39","±39","76.5%","±35.9","15","±24","42.9%","±57.1","0","±17","-","**","16","±18","53.3%","±5.8","0","±17","-","**","44","±40","83.0%","±20.7","11","±17","100.0%","±92.8"</text:p>
          </table:table-cell>
          <table:table-cell table:number-columns-repeated="1023"/>
        </table:table-row>
        <table:table-row table:style-name="ro1">
          <table:table-cell office:value-type="string">
            <text:p>        Who are married,"0","±12","-","**","0","±12","-","**","0","±12","0.0%","±48.1","0","±12","0.0%","±35.8","0","±12","0.0%","±92.8","0","±12","0.0%","±100.0","15","±24","100.0%","±79.5","0","±12","-","**","0","±12","-","**","0","±17","-","**","0","±17","-","**","0","±12","0.0%","±82.3","0","±12","0.0%","±54.4","0","±12","0.0%","±85.4","27","±42","100.0%","±59.2","53","±49","89.8%","±24.2","0","±12","0.0%","±50.6","0","±12","0.0%","±82.3","0","±12","-","**","16","±25","66.7%","±62.8","31","±38","62.0%","±50.2","0","±12","-","**","0","±12","0.0%","±53.6","0","±17","-","**","0","±12","0.0%","±100.0","0","±12","-","**","0","±12","-","**","0","±12","-","**","0","±17","-","**","0","±12","0.0%","±51.3","0","±12","0.0%","±100.0","47","±43","82.5%","±25.1","104","±150","95.4%","±16.0","0","±12","0.0%","±100.0","29","±41","100.0%","±57.1","13","±16","100.0%","±85.4","0","±17","0.0%","±45.9","0","±12","0.0%","±49.3","16","±25","100.0%","±76.9","0","±12","0.0%","±52.8","16","±26","14.8%","±34.3","40","±61","56.3%","±45.5","19","±27","100.0%","±70.6","5","±8","100.0%","±100.0","63","±79","100.0%","±38.8","0","±12","-","**","15","±24","55.6%","±55.2","0","±12","-","**","0","±12","0.0%","±62.8","0","±12","-","**","0","±17","0.0%","±79.5","8","±12","61.5%","±56.0","0","±12","-","**","0","±17","0.0%","±37.6","0","±17","-","**","12","±20","30.8%","±45.8","0","±12","-","**","0","±12","-","**","27","±44","34.6%","±48.5","99","±158","100.0%","±29.0","0","±17","-","**","14","±22","100.0%","±82.2","0","±12","-","**","0","±12","0.0%","±100.0","0","±12","0.0%","±82.3","0","±12","-","**","32","±52","84.2%","±47.1","0","±17","-","**","0","±12","-","**","0","±12","-","**","5","±10","100.0%","±100.0","0","±12","-","**","0","±12","-","**","0","±12","-","**","15","±24","100.0%","±79.5","12","±19","23.5%","±35.9","20","±32","57.1%","±57.1","0","±17","-","**","30","±35","100.0%","±56.2","0","±17","-","**","19","±30","35.8%","±43.2","11","±17","100.0%","±92.8"</text:p>
          </table:table-cell>
          <table:table-cell table:number-columns-repeated="1023"/>
        </table:table-row>
        <table:table-row table:style-name="ro1">
          <table:table-cell office:value-type="string">
            <text:p>SCHOOL ENROLLMENT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Population 3 years and over enrolled in school,"805","±182","805","(X)","210","±96","210","(X)","1,587","±471","1,587","(X)","681","±365","681","(X)","589","±242","589","(X)","804","±319","804","(X)","967","±323","967","(X)","1,408","±376","1,408","(X)","2,546","±494","2,546","(X)","4,676","±1,225","4,676","(X)","4,182","±733","4,182","(X)","381","±99","381","(X)","929","±278","929","(X)","512","±182","512","(X)","578","±129","578","(X)","575","±177","575","(X)","436","±205","436","(X)","500","±190","500","(X)","2,109","±329","2,109","(X)","2,204","±465","2,204","(X)","1,184","±360","1,184","(X)","486","±207","486","(X)","345","±111","345","(X)","1,490","±320","1,490","(X)","1,040","±351","1,040","(X)","616","±222","616","(X)","1,445","±262","1,445","(X)","1,312","±383","1,312","(X)","968","±273","968","(X)","873","±248","873","(X)","664","±150","664","(X)","942","±178","942","(X)","1,039","±371","1,039","(X)","486","±156","486","(X)","659","±253","659","(X)","426","±228","426","(X)","941","±292","941","(X)","581","±184","581","(X)","970","±303","970","(X)","1,148","±326","1,148","(X)","1,537","±506","1,537","(X)","1,972","±368","1,972","(X)","1,471","±490","1,471","(X)","828","±240","828","(X)","736","±275","736","(X)","1,267","±253","1,267","(X)","770","±108","770","(X)","281","±83","281","(X)","804","±247","804","(X)","1,107","±181","1,107","(X)","1,764","±407","1,764","(X)","438","±159","438","(X)","795","±264","795","(X)","1,700","±454","1,700","(X)","1,429","±288","1,429","(X)","1,011","±188","1,011","(X)","1,080","±255","1,080","(X)","638","±196","638","(X)","785","±219","785","(X)","1,250","±268","1,250","(X)","2,786","±468","2,786","(X)","617","±156","617","(X)","1,022","±237","1,022","(X)","99","±43","99","(X)","606","±232","606","(X)","625","±328","625","(X)","1,685","±411","1,685","(X)","907","±336","907","(X)","325","±58","325","(X)","219","±60","219","(X)","497","±248","497","(X)","506","±234","506","(X)","816","±169","816","(X)","1,077","±269","1,077","(X)","1,650","±480","1,650","(X)","1,457","±277","1,457","(X)","1,479","±401","1,479","(X)","1,841","±662","1,841","(X)","835","±129","835","(X)","2,171","±388","2,171","(X)","1,151","±238","1,151","(X)","1,754","±469","1,754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Nursery school, preschool,"55","±42","6.8%","±5.2","0","±12","0.0%","±15.3","24","±37","1.5%","±2.3","27","±33","4.0%","±5.0","45","±53","7.6%","±8.0","69","±44","8.6%","±7.0","123","±96","12.7%","±9.6","54","±54","3.8%","±4.0","0","±12","0.0%","±1.4","0","±17","0.0%","±0.7","0","±17","0.0%","±0.8","13","±28","3.4%","±6.9","13","±33","1.4%","±3.5","19","±24","3.7%","±4.2","15","±23","2.6%","±4.0","42","±31","7.3%","±5.6","11","±21","2.5%","±5.1","108","±97","21.6%","±13.0","8","±12","0.4%","±0.6","40","±48","1.8%","±2.2","120","±102","10.1%","±8.5","18","±19","3.7%","±3.6","13","±21","3.8%","±5.7","34","±53","2.3%","±3.5","105","±89","10.1%","±7.3","62","±29","10.1%","±5.8","37","±30","2.6%","±2.2","41","±25","3.1%","±2.0","99","±89","10.2%","±9.3","77","±42","8.8%","±5.3","69","±38","10.4%","±5.7","47","±47","5.0%","±5.1","114","±92","11.0%","±8.3","52","±44","10.7%","±8.6","86","±84","13.1%","±11.1","62","±39","14.6%","±11.6","44","±54","4.7%","±5.3","40","±64","6.9%","±10.6","30","±34","3.1%","±3.7","83","±62","7.2%","±6.2","79","±60","5.1%","±4.5","203","±129","10.3%","±6.1","85","±103","5.8%","±7.4","66","±78","8.0%","±8.3","0","±12","0.0%","±4.6","53","±50","4.2%","±3.9","54","±33","7.0%","±4.4","17","±16","6.0%","±5.3","92","±69","11.4%","±8.2","44","±57","4.0%","±5.1","14","±25","0.8%","±1.4","78","±88","17.8%","±18.0","66","±51","8.3%","±6.1","14","±39","0.8%","±2.4","144","±83","10.1%","±5.7","70","±45","6.9%","±4.6","63","±34","5.8%","±3.3","10","±21","1.6%","±3.2","61","±63","7.8%","±7.7","0","±12","0.0%","±2.8","353","±188","12.7%","±5.5","66","±35","10.7%","±5.9","96","±43","9.4%","±4.0","10","±10","10.1%","±10.7","64","±82","10.6%","±11.4","29","±28","4.6%","±4.9","100","±85","5.9%","±5.7","30","±38","3.3%","±4.2","32","±24","9.8%","±6.7","0","±12","0.0%","±14.7","20","±20","4.0%","±4.5","0","±12","0.0%","±6.7","30","±34","3.7%","±4.3","56","±38","5.2%","±3.7","170","±75","10.3%","±5.3","10","±19","0.7%","±1.3","60","±46","4.1%","±3.1","16","±26","0.9%","±1.6","86","±47","10.3%","±5.8","302","±204","13.9%","±8.8","73","±53","6.3%","±4.6","115","±68","6.6%","±3.5"</text:p>
          </table:table-cell>
          <table:table-cell table:number-columns-repeated="1023"/>
        </table:table-row>
        <table:table-row table:style-name="ro1">
          <table:table-cell office:value-type="string">
            <text:p>        Kindergarten,"21","±30","2.6%","±3.7","2","±11","1.0%","±5.2","0","±12","0.0%","±2.2","15","±24","2.2%","±3.7","48","±33","8.1%","±6.2","10","±14","1.2%","±2.0","18","±29","1.9%","±3.1","0","±12","0.0%","±2.5","0","±12","0.0%","±1.4","0","±17","0.0%","±0.7","32","±50","0.8%","±1.2","18","±27","4.7%","±6.8","0","±12","0.0%","±3.7","24","±30","4.7%","±4.9","21","±22","3.6%","±3.7","50","±20","8.7%","±4.2","0","±12","0.0%","±7.7","11","±17","2.2%","±3.5","0","±12","0.0%","±1.6","88","±79","4.0%","±3.5","2","±8","0.2%","±0.7","16","±19","3.3%","±3.9","19","±24","5.5%","±6.4","23","±38","1.5%","±2.5","36","±35","3.5%","±3.7","40","±28","6.5%","±4.8","44","±29","3.0%","±2.0","43","±42","3.3%","±3.3","17","±27","1.8%","±2.8","35","±29","4.0%","±3.4","56","±40","8.4%","±5.9","91","±75","9.7%","±7.2","91","±100","8.8%","±8.7","28","±28","5.8%","±5.9","4","±7","0.6%","±1.2","0","±12","0.0%","±7.9","13","±21","1.4%","±2.4","34","±40","5.9%","±5.8","64","±59","6.6%","±6.3","94","±101","8.2%","±7.9","80","±66","5.2%","±4.2","53","±69","2.7%","±3.3","21","±20","1.4%","±1.5","9","±13","1.1%","±1.7","0","±12","0.0%","±4.6","34","±54","2.7%","±4.5","38","±24","4.9%","±3.1","9","±10","3.2%","±3.7","29","±31","3.6%","±3.9","69","±73","6.2%","±6.3","111","±76","6.3%","±4.6","18","±17","4.1%","±4.3","84","±55","10.6%","±6.6","130","±158","7.6%","±9.3","108","±60","7.6%","±4.7","44","±37","4.4%","±3.6","0","±12","0.0%","±3.2","32","±30","5.0%","±4.6","16","±18","2.0%","±2.4","42","±41","3.4%","±3.7","216","±128","7.8%","±4.1","9","±10","1.5%","±1.6","66","±35","6.5%","±3.5","4","±6","4.0%","±5.9","53","±75","8.7%","±10.4","108","±114","17.3%","±13.3","274","±160","16.3%","±7.1","16","±26","1.8%","±2.8","17","±17","5.2%","±5.6","0","±12","0.0%","±14.7","40","±20","8.0%","±6.0","6","±9","1.2%","±1.7","52","±50","6.4%","±5.7","10","±16","0.9%","±1.5","94","±59","5.7%","±3.9","52","±55","3.6%","±3.9","60","±66","4.1%","±4.9","151","±103","8.2%","±6.8","31","±27","3.7%","±3.3","69","±65","3.2%","±3.0","72","±47","6.3%","±4.0","31","±25","1.8%","±1.6"</text:p>
          </table:table-cell>
          <table:table-cell table:number-columns-repeated="1023"/>
        </table:table-row>
        <table:table-row table:style-name="ro1">
          <table:table-cell office:value-type="string">
            <text:p>        Elementary school (grades 1-8),"81","±60","10.1%","±7.3","82","±44","39.0%","±19.5","367","±311","23.1%","±14.7","422","±298","62.0%","±19.5","342","±192","58.1%","±15.2","193","±58","24.0%","±11.5","295","±139","30.5%","±15.9","107","±80","7.6%","±6.5","4","±5","0.2%","±0.2","15","±16","0.3%","±0.4","60","±66","1.4%","±1.6","134","±56","35.2%","±10.6","573","±208","61.7%","±17.2","311","±150","60.7%","±12.0","296","±101","51.2%","±17.0","257","±175","44.7%","±20.7","195","±92","44.7%","±14.0","115","±83","23.0%","±11.2","0","±12","0.0%","±1.6","291","±131","13.2%","±5.7","609","±225","51.4%","±11.6","312","±155","64.2%","±13.5","124","±59","35.9%","±15.3","400","±169","26.8%","±10.9","432","±223","41.5%","±13.0","239","±76","38.8%","±14.5","483","±127","33.4%","±7.9","245","±130","18.7%","±9.9","341","±162","35.2%","±11.5","333","±135","38.1%","±11.3","246","±91","37.0%","±12.0","372","±119","39.5%","±9.7","329","±199","31.7%","±11.7","214","±108","44.0%","±13.1","155","±122","23.5%","±16.5","156","±93","36.6%","±8.7","432","±208","45.9%","±15.7","277","±138","47.7%","±14.3","361","±165","37.2%","±12.5","514","±148","44.8%","±9.0","632","±264","41.1%","±11.2","706","±192","35.8%","±7.7","597","±242","40.6%","±9.3","279","±143","33.7%","±14.8","120","±36","16.3%","±7.4","439","±139","34.6%","±8.8","295","±76","38.3%","±10.0","82","±46","29.2%","±14.7","257","±104","32.0%","±9.6","414","±112","37.4%","±9.6","1,082","±349","61.3%","±12.1","225","±124","51.4%","±18.4","350","±167","44.0%","±11.7","854","±288","50.2%","±14.5","558","±193","39.0%","±9.6","366","±100","36.2%","±8.5","476","±168","44.1%","±10.8","252","±124","39.5%","±11.5","318","±122","40.5%","±11.1","534","±202","42.7%","±10.8","1,037","±230","37.2%","±7.7","269","±121","43.6%","±13.5","573","±190","56.1%","±10.1","25","±21","25.3%","±17.3","310","±161","51.2%","±20.4","347","±200","55.5%","±8.7","680","±264","40.4%","±12.9","237","±147","26.1%","±14.2","111","±38","34.2%","±9.6","121","±35","55.3%","±12.9","250","±148","50.3%","±13.3","180","±129","35.6%","±14.0","262","±119","32.1%","±11.5","397","±83","36.9%","±10.7","483","±131","29.3%","±9.5","642","±141","44.1%","±11.2","707","±244","47.8%","±12.0","987","±663","53.6%","±19.7","378","±100","45.3%","±11.6","623","±188","28.7%","±7.8","496","±147","43.1%","±9.6","606","±152","34.5%","±8.1"</text:p>
          </table:table-cell>
          <table:table-cell table:number-columns-repeated="1023"/>
        </table:table-row>
        <table:table-row table:style-name="ro1">
          <table:table-cell office:value-type="string">
            <text:p>        High school (grades 9-12),"19","±26","2.4%","±3.3","15","±31","7.1%","±14.6","166","±135","10.5%","±7.9","136","±110","20.0%","±15.5","116","±81","19.7%","±13.2","256","±252","31.8%","±23.8","153","±79","15.8%","±9.6","67","±52","4.8%","±3.7","8","±13","0.3%","±0.5","5","±9","0.1%","±0.2","49","±62","1.2%","±1.5","22","±35","5.8%","±8.4","202","±107","21.7%","±10.4","104","±47","20.3%","±11.7","156","±117","27.0%","±18.3","89","±40","15.5%","±7.7","127","±141","29.1%","±23.0","81","±62","16.2%","±13.2","14","±21","0.7%","±1.0","114","±53","5.2%","±2.4","345","±195","29.1%","±12.1","95","±71","19.5%","±10.5","90","±53","26.1%","±12.2","153","±51","10.3%","±4.1","134","±92","12.9%","±8.8","104","±44","16.9%","±7.8","133","±60","9.2%","±4.1","69","±41","5.3%","±3.2","125","±110","12.9%","±9.1","90","±48","10.3%","±5.9","158","±90","23.8%","±10.7","206","±82","21.9%","±9.0","373","±167","35.9%","±12.5","62","±54","12.8%","±9.7","302","±237","45.8%","±33.5","135","±137","31.7%","±18.6","249","±161","26.5%","±14.4","153","±75","26.3%","±15.8","83","±60","8.6%","±6.7","312","±197","27.2%","±12.9","396","±190","25.8%","±7.3","341","±131","17.3%","±6.1","342","±216","23.2%","±9.6","109","±94","13.2%","±13.2","55","±25","7.5%","±4.7","72","±56","5.7%","±4.3","187","±85","24.3%","±9.5","76","±43","27.0%","±14.8","101","±62","12.6%","±6.9","345","±141","31.2%","±12.5","144","±80","8.2%","±4.7","42","±39","9.6%","±8.0","111","±78","14.0%","±7.2","368","±237","21.6%","±12.2","236","±111","16.5%","±7.2","117","±55","11.6%","±5.5","343","±152","31.8%","±10.4","162","±74","25.4%","±9.0","104","±68","13.2%","±8.3","288","±108","23.0%","±9.1","531","±177","19.1%","±6.5","97","±48","15.7%","±9.2","93","±56","9.1%","±5.1","27","±20","27.3%","±17.4","38","±26","6.3%","±5.3","114","±70","18.2%","±11.1","150","±135","8.9%","±7.7","84","±81","9.3%","±7.9","100","±43","30.8%","±11.9","83","±42","37.9%","±12.4","98","±70","19.7%","±8.9","26","±43","5.1%","±6.9","242","±108","29.7%","±13.0","207","±87","19.2%","±6.0","408","±179","24.7%","±7.3","283","±119","19.4%","±7.0","283","±173","19.1%","±9.6","457","±174","24.8%","±12.2","187","±86","22.4%","±9.1","540","±153","24.9%","±7.2","168","±68","14.6%","±6.1","322","±118","18.4%","±5.6"</text:p>
          </table:table-cell>
          <table:table-cell table:number-columns-repeated="1023"/>
        </table:table-row>
        <table:table-row table:style-name="ro1">
          <table:table-cell office:value-type="string">
            <text:p>        College or graduate school,"629","±177","78.1%","±7.9","111","±78","52.9%","±23.3","1,030","±248","64.9%","±14.6","81","±81","11.9%","±10.9","38","±30","6.5%","±5.3","276","±155","34.3%","±16.7","378","±288","39.1%","±19.8","1,180","±397","83.8%","±8.7","2,534","±492","99.5%","±0.4","4,656","±1,232","99.6%","±0.5","4,041","±747","96.6%","±2.9","194","±50","50.9%","±13.3","141","±145","15.2%","±13.6","54","±38","10.5%","±7.6","90","±62","15.6%","±10.0","137","±49","23.8%","±9.7","103","±63","23.6%","±17.3","185","±93","37.0%","±18.1","2,087","±331","99.0%","±1.2","1,671","±431","75.8%","±8.9","108","±72","9.1%","±6.1","45","±42","9.3%","±8.5","99","±57","28.7%","±12.6","880","±306","59.1%","±12.6","333","±167","32.0%","±14.2","171","±189","27.8%","±23.5","748","±220","51.8%","±8.6","914","±354","69.7%","±11.9","386","±162","39.9%","±16.5","338","±178","38.7%","±13.6","135","±65","20.3%","±8.8","226","±107","24.0%","±10.0","132","±88","12.7%","±10.1","130","±76","26.7%","±15.8","112","±84","17.0%","±10.6","73","±42","17.1%","±13.2","203","±107","21.6%","±11.8","77","±60","13.3%","±10.3","432","±203","44.5%","±11.3","145","±84","12.6%","±7.2","350","±199","22.8%","±9.8","669","±229","33.9%","±10.2","426","±154","29.0%","±8.6","365","±144","44.1%","±8.5","561","±271","76.2%","±10.0","669","±187","52.8%","±8.7","196","±62","25.5%","±6.6","97","±55","34.5%","±14.9","325","±163","40.4%","±13.6","235","±124","21.2%","±9.6","413","±227","23.4%","±11.1","75","±39","17.1%","±9.8","184","±114","23.1%","±14.6","334","±225","19.6%","±11.3","383","±142","26.8%","±7.7","414","±144","40.9%","±9.6","198","±98","18.3%","±9.3","182","±98","28.5%","±13.6","286","±127","36.4%","±11.2","386","±166","30.9%","±10.8","649","±212","23.3%","±6.3","176","±84","28.5%","±9.8","194","±80","19.0%","±7.4","33","±25","33.3%","±19.3","141","±67","23.3%","±12.2","27","±29","4.3%","±5.4","481","±239","28.5%","±12.5","540","±273","59.5%","±17.4","65","±28","20.0%","±8.4","15","±16","6.8%","±7.0","89","±66","17.9%","±8.3","294","±120","58.1%","±19.4","230","±86","28.2%","±10.0","407","±210","37.8%","±11.7","495","±327","30.0%","±13.0","470","±221","32.3%","±10.7","369","±241","24.9%","±13.6","230","±107","12.5%","±6.9","153","±75","18.3%","±7.2","637","±247","29.3%","±8.7","342","±139","29.7%","±8.5","680","±320","38.8%","±10.6"</text:p>
          </table:table-cell>
          <table:table-cell table:number-columns-repeated="1023"/>
        </table:table-row>
        <table:table-row table:style-name="ro1">
          <table:table-cell office:value-type="string">
            <text:p>EDUCATIONAL ATTAINMENT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Population 25 years and over,"2,180","±305","2,180","(X)","1,426","±307","1,426","(X)","1,905","±360","1,905","(X)","1,638","±258","1,638","(X)","1,142","±229","1,142","(X)","2,479","±319","2,479","(X)","3,432","±439","3,432","(X)","1,217","±229","1,217","(X)","91","±47","91","(X)","584","±129","584","(X)","1,483","±433","1,483","(X)","1,082","±255","1,082","(X)","3,155","±556","3,155","(X)","1,364","±229","1,364","(X)","1,455","±297","1,455","(X)","1,661","±297","1,661","(X)","1,708","±333","1,708","(X)","1,833","±266","1,833","(X)","773","±224","773","(X)","2,039","±333","2,039","(X)","3,604","±541","3,604","(X)","1,333","±182","1,333","(X)","1,258","±158","1,258","(X)","3,599","±358","3,599","(X)","3,171","±622","3,171","(X)","1,878","±287","1,878","(X)","3,040","±272","3,040","(X)","1,760","±206","1,760","(X)","4,192","±535","4,192","(X)","2,633","±322","2,633","(X)","3,023","±384","3,023","(X)","3,121","±228","3,121","(X)","3,918","±488","3,918","(X)","2,086","±388","2,086","(X)","1,917","±335","1,917","(X)","1,325","±295","1,325","(X)","4,604","±577","4,604","(X)","1,973","±338","1,973","(X)","3,163","±496","3,163","(X)","2,644","±261","2,644","(X)","4,382","±625","4,382","(X)","4,134","±358","4,134","(X)","2,765","±388","2,765","(X)","2,676","±272","2,676","(X)","1,543","±277","1,543","(X)","2,544","±455","2,544","(X)","3,617","±329","3,617","(X)","2,723","±448","2,723","(X)","3,523","±435","3,523","(X)","3,098","±393","3,098","(X)","4,064","±511","4,064","(X)","1,404","±171","1,404","(X)","2,621","±318","2,621","(X)","4,204","±511","4,204","(X)","3,671","±410","3,671","(X)","4,140","±410","4,140","(X)","1,994","±251","1,994","(X)","1,495","±317","1,495","(X)","2,464","±292","2,464","(X)","3,261","±586","3,261","(X)","5,302","±450","5,302","(X)","1,493","±171","1,493","(X)","2,959","±345","2,959","(X)","444","±70","444","(X)","1,149","±123","1,149","(X)","2,392","±352","2,392","(X)","4,322","±466","4,322","(X)","3,699","±462","3,699","(X)","1,046","±93","1,046","(X)","1,015","±129","1,015","(X)","1,414","±247","1,414","(X)","1,291","±289","1,291","(X)","3,004","±359","3,004","(X)","3,408","±392","3,408","(X)","3,257","±476","3,257","(X)","3,900","±711","3,900","(X)","3,735","±407","3,735","(X)","4,918","±492","4,918","(X)","2,615","±182","2,615","(X)","5,172","±705","5,172","(X)","2,848","±374","2,848","(X)","3,458","±535","3,458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Less than 9th grade,"137","±123","6.3%","±5.4","34","±32","2.4%","±2.1","47","±36","2.5%","±1.9","80","±44","4.9%","±2.5","179","±97","15.7%","±7.5","68","±55","2.7%","±2.2","0","±12","0.0%","±1.0","0","±12","0.0%","±2.8","8","±12","8.8%","±13.8","0","±17","0.0%","±5.8","26","±45","1.8%","±3.0","38","±34","3.5%","±3.3","304","±171","9.6%","±4.9","265","±114","19.4%","±6.8","185","±83","12.7%","±4.4","73","±44","4.4%","±2.6","286","±162","16.7%","±8.4","34","±32","1.9%","±1.7","12","±13","1.6%","±1.7","190","±94","9.3%","±4.7","232","±118","6.4%","±3.4","155","±72","11.6%","±5.2","65","±39","5.2%","±3.1","105","±96","2.9%","±2.6","71","±114","2.2%","±3.6","15","±16","0.8%","±0.8","38","±61","1.3%","±2.0","5","±8","0.3%","±0.5","125","±103","3.0%","±2.4","112","±94","4.3%","±3.4","59","±41","2.0%","±1.3","52","±51","1.7%","±1.6","473","±262","12.1%","±6.6","134","±88","6.4%","±4.3","53","±41","2.8%","±2.2","55","±37","4.2%","±2.9","80","±56","1.7%","±1.2","12","±16","0.6%","±0.8","41","±40","1.3%","±1.3","98","±83","3.7%","±3.1","79","±56","1.8%","±1.3","65","±61","1.6%","±1.5","57","±74","2.1%","±2.6","93","±89","3.5%","±3.2","11","±21","0.7%","±1.4","63","±66","2.5%","±2.6","19","±31","0.5%","±0.8","205","±146","7.5%","±5.2","114","±55","3.2%","±1.6","22","±27","0.7%","±0.9","0","±17","0.0%","±0.9","61","±62","4.3%","±4.2","101","±66","3.9%","±2.4","284","±151","6.8%","±3.7","13","±16","0.4%","±0.4","0","±17","0.0%","±0.8","196","±128","9.8%","±6.4","12","±20","0.8%","±1.4","148","±90","6.0%","±3.5","65","±68","2.0%","±2.1","47","±53","0.9%","±1.0","0","±12","0.0%","±2.3","64","±55","2.2%","±1.9","0","±12","0.0%","±7.6","4","±5","0.3%","±0.5","57","±47","2.4%","±2.0","317","±227","7.3%","±5.0","80","±86","2.2%","±2.3","9","±13","0.9%","±1.2","0","±12","0.0%","±3.4","27","±22","1.9%","±1.6","12","±13","0.9%","±1.0","180","±112","6.0%","±3.7","19","±22","0.6%","±0.7","70","±52","2.1%","±1.6","0","±17","0.0%","±0.9","0","±17","0.0%","±0.9","75","±81","1.5%","±1.6","13","±19","0.5%","±0.7","66","±74","1.3%","±1.5","0","±12","0.0%","±1.2","6","±11","0.2%","±0.3"</text:p>
          </table:table-cell>
          <table:table-cell table:number-columns-repeated="1023"/>
        </table:table-row>
        <table:table-row table:style-name="ro1">
          <table:table-cell office:value-type="string">
            <text:p>        9th to 12th grade, no diploma,"135","±96","6.2%","±4.4","117","±74","8.2%","±4.7","308","±147","16.2%","±7.1","233","±101","14.2%","±5.8","225","±140","19.7%","±10.6","59","±43","2.4%","±1.7","84","±114","2.4%","±3.2","9","±14","0.7%","±1.1","5","±5","5.5%","±7.2","0","±17","0.0%","±5.8","65","±58","4.4%","±3.9","117","±70","10.8%","±6.5","377","±168","11.9%","±5.4","275","±91","20.2%","±6.4","210","±86","14.4%","±4.3","140","±56","8.4%","±3.7","232","±132","13.6%","±6.1","0","±12","0.0%","±1.9","55","±62","7.1%","±6.6","149","±83","7.3%","±3.8","530","±219","14.7%","±5.6","161","±70","12.1%","±5.0","86","±56","6.8%","±4.5","77","±88","2.1%","±2.4","53","±43","1.7%","±1.4","16","±24","0.9%","±1.3","17","±18","0.6%","±0.6","20","±23","1.1%","±1.3","109","±68","2.6%","±1.6","56","±56","2.1%","±2.1","102","±74","3.4%","±2.5","67","±57","2.1%","±1.8","116","±85","3.0%","±2.3","119","±67","5.7%","±3.2","138","±90","7.2%","±4.1","243","±228","18.3%","±14.4","539","±249","11.7%","±4.8","73","±56","3.7%","±2.9","120","±126","3.8%","±3.9","292","±151","11.0%","±5.8","365","±239","8.3%","±5.0","74","±56","1.8%","±1.3","51","±31","1.8%","±1.2","71","±34","2.7%","±1.2","10","±19","0.6%","±1.2","97","±70","3.8%","±2.9","134","±97","3.7%","±2.6","250","±119","9.2%","±4.6","319","±128","9.1%","±3.1","141","±108","4.6%","±3.5","119","±84","2.9%","±2.0","125","±69","8.9%","±5.0","170","±106","6.5%","±4.0","444","±284","10.6%","±6.4","33","±29","0.9%","±0.8","118","±69","2.9%","±1.7","51","±49","2.6%","±2.5","75","±44","5.0%","±3.2","130","±62","5.3%","±2.5","173","±166","5.3%","±5.1","22","±35","0.4%","±0.7","73","±62","4.9%","±4.1","71","±47","2.4%","±1.6","0","±12","0.0%","±7.6","91","±63","7.9%","±5.5","193","±146","8.1%","±6.0","299","±189","6.9%","±4.1","68","±54","1.8%","±1.4","11","±11","1.1%","±1.1","0","±12","0.0%","±3.4","53","±39","3.7%","±2.9","32","±25","2.5%","±2.0","106","±54","3.5%","±1.8","79","±66","2.3%","±1.9","15","±18","0.5%","±0.6","120","±103","3.1%","±2.7","148","±112","4.0%","±2.9","72","±67","1.5%","±1.4","32","±31","1.2%","±1.2","89","±109","1.7%","±2.1","12","±18","0.4%","±0.6","102","±74","2.9%","±2.2"</text:p>
          </table:table-cell>
          <table:table-cell table:number-columns-repeated="1023"/>
        </table:table-row>
        <table:table-row table:style-name="ro1">
          <table:table-cell office:value-type="string">
            <text:p>        High school graduate (includes equivalency),"288","±145","13.2%","±6.0","309","±92","21.7%","±7.4","514","±136","27.0%","±7.2","403","±101","24.6%","±6.2","240","±86","21.0%","±7.3","258","±114","10.4%","±4.5","180","±78","5.2%","±2.1","136","±63","11.2%","±5.6","9","±12","9.9%","±13.2","46","±52","7.9%","±8.6","348","±178","23.5%","±9.6","242","±74","22.4%","±7.5","1,062","±326","33.7%","±9.5","364","±114","26.7%","±7.6","454","±109","31.2%","±5.6","609","±182","36.7%","±7.5","320","±110","18.7%","±5.1","438","±188","23.9%","±8.1","199","±92","25.7%","±8.1","530","±137","26.0%","±5.3","1,520","±386","42.2%","±7.9","342","±110","25.7%","±6.6","209","±82","16.6%","±5.9","264","±136","7.3%","±3.7","505","±210","15.9%","±6.3","86","±50","4.6%","±2.7","124","±58","4.1%","±1.8","202","±119","11.5%","±6.5","816","±247","19.5%","±5.7","454","±145","17.2%","±5.5","483","±181","16.0%","±5.4","597","±157","19.1%","±5.0","840","±252","21.4%","±6.6","543","±165","26.0%","±9.1","570","±134","29.7%","±7.9","320","±72","24.2%","±7.0","1,855","±360","40.3%","±6.7","541","±194","27.4%","±10.0","454","±144","14.4%","±5.0","646","±158","24.4%","±5.5","770","±231","17.6%","±5.4","835","±194","20.2%","±4.5","373","±132","13.5%","±4.5","726","±228","27.1%","±8.2","372","±253","24.1%","±13.6","589","±288","23.2%","±9.7","461","±127","12.7%","±3.4","777","±150","28.5%","±5.0","771","±181","21.9%","±3.9","353","±127","11.4%","±4.2","704","±199","17.3%","±4.9","325","±98","23.1%","±5.8","768","±203","29.3%","±6.9","1,405","±290","33.4%","±6.8","426","±138","11.6%","±4.2","555","±152","13.4%","±3.5","497","±160","24.9%","±7.6","456","±166","30.5%","±8.6","667","±171","27.1%","±6.1","550","±245","16.9%","±5.7","383","±141","7.2%","±2.7","339","±156","22.7%","±9.1","228","±99","7.7%","±3.3","36","±17","8.1%","±3.6","249","±90","21.7%","±6.8","361","±95","15.1%","±4.3","925","±264","21.4%","±5.0","803","±262","21.7%","±6.2","84","±37","8.0%","±3.5","35","±22","3.4%","±2.2","306","±121","21.6%","±7.4","242","±147","18.7%","±9.1","882","±225","29.4%","±6.2","391","±118","11.5%","±2.9","301","±124","9.2%","±4.2","230","±104","5.9%","±2.8","809","±299","21.7%","±6.6","586","±214","11.9%","±4.1","319","±94","12.2%","±3.8","725","±306","14.0%","±5.0","551","±188","19.3%","±5.6","379","±126","11.0%","±3.4"</text:p>
          </table:table-cell>
          <table:table-cell table:number-columns-repeated="1023"/>
        </table:table-row>
        <table:table-row table:style-name="ro1">
          <table:table-cell office:value-type="string">
            <text:p>        Some college, no degree,"453","±167","20.8%","±7.2","373","±126","26.2%","±8.7","266","±117","14.0%","±5.8","320","±106","19.5%","±5.8","291","±85","25.5%","±7.2","586","±252","23.6%","±8.1","390","±176","11.4%","±4.8","103","±55","8.5%","±4.3","18","±29","19.8%","±31.4","80","±57","13.7%","±9.0","301","±150","20.3%","±9.1","334","±211","30.9%","±13.9","732","±220","23.2%","±6.4","221","±109","16.2%","±7.0","215","±66","14.8%","±5.0","434","±172","26.1%","±7.7","350","±131","20.5%","±7.3","328","±118","17.9%","±6.6","133","±67","17.2%","±7.1","402","±144","19.7%","±6.3","827","±274","22.9%","±6.6","311","±95","23.3%","±5.7","288","±60","22.9%","±5.1","718","±231","19.9%","±6.2","621","±273","19.6%","±7.6","137","±47","7.3%","±2.6","299","±139","9.8%","±4.3","343","±113","19.5%","±6.2","844","±270","20.1%","±5.7","475","±197","18.0%","±6.2","615","±176","20.3%","±4.5","609","±131","19.5%","±4.4","859","±313","21.9%","±7.7","734","±329","35.2%","±10.9","535","±215","27.9%","±8.3","259","±99","19.5%","±6.3","1,020","±342","22.2%","±6.7","547","±183","27.7%","±9.3","714","±191","22.6%","±6.2","474","±143","17.9%","±5.0","1,191","±291","27.2%","±7.2","1,205","±247","29.1%","±6.0","600","±149","21.7%","±5.5","750","±209","28.0%","±7.5","289","±108","18.7%","±7.4","693","±189","27.2%","±7.4","586","±171","16.2%","±4.4","688","±200","25.3%","±5.7","758","±195","21.5%","±5.9","432","±131","13.9%","±4.4","975","±363","24.0%","±7.7","251","±60","17.9%","±4.4","518","±132","19.8%","±4.3","1,225","±235","29.1%","±4.9","598","±177","16.3%","±4.5","665","±220","16.1%","±4.7","429","±124","21.5%","±6.3","337","±159","22.5%","±9.4","471","±115","19.1%","±4.5","867","±336","26.6%","±7.5","708","±197","13.4%","±3.5","326","±114","21.8%","±7.0","482","±173","16.3%","±4.8","54","±23","12.2%","±5.2","291","±72","25.3%","±6.0","623","±186","26.0%","±6.0","1,139","±290","26.4%","±6.4","912","±248","24.7%","±5.8","135","±37","12.9%","±3.8","105","±49","10.3%","±4.8","188","±58","13.3%","±3.5","250","±97","19.4%","±7.4","770","±192","25.6%","±6.0","629","±194","18.5%","±5.1","557","±140","17.1%","±4.7","784","±173","20.1%","±5.3","611","±218","16.4%","±5.5","910","±268","18.5%","±5.0","370","±123","14.1%","±4.5","511","±163","9.9%","±3.4","467","±188","16.4%","±5.5","1,049","±446","30.3%","±9.3"</text:p>
          </table:table-cell>
          <table:table-cell table:number-columns-repeated="1023"/>
        </table:table-row>
        <table:table-row table:style-name="ro1">
          <table:table-cell office:value-type="string">
            <text:p>        Associate's degree,"111","±51","5.1%","±2.4","16","±16","1.1%","±1.1","91","±59","4.8%","±3.3","170","±135","10.4%","±7.5","95","±75","8.3%","±6.1","81","±45","3.3%","±1.8","29","±32","0.8%","±0.9","36","±35","3.0%","±2.8","0","±12","0.0%","±30.9","11","±11","1.9%","±1.9","107","±126","7.2%","±7.9","74","±41","6.8%","±4.2","436","±289","13.8%","±8.2","71","±56","5.2%","±4.1","116","±69","8.0%","±4.2","129","±63","7.8%","±3.9","82","±65","4.8%","±3.8","95","±67","5.2%","±3.4","15","±16","1.9%","±2.2","87","±59","4.3%","±2.9","194","±126","5.4%","±3.6","90","±48","6.8%","±3.4","106","±50","8.4%","±4.1","220","±112","6.1%","±3.2","135","±68","4.3%","±2.2","78","±46","4.2%","±2.4","100","±56","3.3%","±1.8","150","±132","8.5%","±7.3","359","±160","8.6%","±3.8","214","±120","8.1%","±4.4","158","±73","5.2%","±2.5","253","±91","8.1%","±2.8","172","±105","4.4%","±2.5","258","±117","12.4%","±5.5","155","±125","8.1%","±5.7","68","±32","5.1%","±2.3","379","±155","8.2%","±3.3","212","±160","10.7%","±7.0","281","±132","8.9%","±4.4","227","±93","8.6%","±3.3","466","±200","10.6%","±4.5","295","±129","7.1%","±3.0","491","±319","17.8%","±10.0","235","±103","8.8%","±3.7","191","±95","12.4%","±6.3","227","±154","8.9%","±5.9","289","±90","8.0%","±2.6","159","±81","5.8%","±2.8","336","±130","9.5%","±3.7","144","±79","4.6%","±2.7","261","±120","6.4%","±3.2","87","±44","6.2%","±3.1","152","±67","5.8%","±2.7","356","±235","8.5%","±5.3","208","±93","5.7%","±2.4","387","±134","9.3%","±3.1","103","±65","5.2%","±3.1","176","±93","11.8%","±5.2","335","±126","13.6%","±4.9","239","±131","7.3%","±3.7","366","±165","6.9%","±3.3","85","±48","5.7%","±3.3","176","±88","5.9%","±2.9","27","±20","6.1%","±4.0","63","±43","5.5%","±3.8","202","±111","8.4%","±4.1","382","±132","8.8%","±3.2","452","±190","12.2%","±4.9","45","±19","4.3%","±1.7","52","±37","5.1%","±3.3","152","±81","10.7%","±4.6","136","±74","10.5%","±5.7","237","±78","7.9%","±2.6","232","±79","6.8%","±2.5","346","±104","10.6%","±3.1","278","±150","7.1%","±3.9","214","±104","5.7%","±2.9","157","±97","3.2%","±2.0","258","±107","9.9%","±3.8","486","±303","9.4%","±5.2","330","±125","11.6%","±4.3","302","±105","8.7%","±3.3"</text:p>
          </table:table-cell>
          <table:table-cell table:number-columns-repeated="1023"/>
        </table:table-row>
        <table:table-row table:style-name="ro1">
          <table:table-cell office:value-type="string">
            <text:p>        Bachelor's degree,"680","±150","31.2%","±5.8","232","±103","16.3%","±5.4","423","±242","22.2%","±10.6","222","±94","13.6%","±5.4","80","±50","7.0%","±4.3","701","±141","28.3%","±7.1","1,383","±269","40.3%","±7.1","454","±206","37.3%","±11.6","16","±18","17.6%","±22.3","254","±100","43.5%","±11.9","285","±105","19.2%","±7.8","179","±65","16.5%","±5.5","149","±123","4.7%","±3.8","123","±55","9.0%","±3.9","187","±86","12.9%","±5.1","180","±57","10.8%","±4.1","244","±90","14.3%","±4.8","434","±106","23.7%","±5.8","184","±85","23.8%","±9.9","424","±172","20.8%","±7.3","247","±127","6.9%","±3.4","138","±44","10.4%","±3.5","330","±129","26.2%","±8.5","1,236","±289","34.3%","±6.8","937","±340","29.5%","±8.4","803","±222","42.8%","±7.3","968","±185","31.8%","±6.0","563","±133","32.0%","±7.0","1,291","±349","30.8%","±6.8","691","±158","26.2%","±6.1","938","±243","31.0%","±5.6","979","±207","31.4%","±5.8","748","±263","19.1%","±5.6","173","±84","8.3%","±4.2","280","±91","14.6%","±5.2","199","±90","15.0%","±6.5","579","±210","12.6%","±4.6","418","±175","21.2%","±7.0","924","±326","29.2%","±8.9","569","±165","21.5%","±5.6","898","±270","20.5%","±6.1","1,116","±233","27.0%","±5.0","935","±195","33.8%","±6.6","559","±159","20.9%","±5.4","485","±137","31.4%","±8.3","403","±170","15.8%","±6.2","1,013","±223","28.0%","±5.4","361","±182","13.3%","±5.7","831","±213","23.6%","±4.9","1,361","±378","43.9%","±8.3","1,264","±383","31.1%","±7.7","350","±108","24.9%","±6.8","651","±176","24.8%","±5.8","303","±169","7.2%","±3.9","1,310","±211","35.7%","±4.2","1,488","±264","35.9%","±5.2","513","±186","25.7%","±8.0","310","±131","20.7%","±7.6","450","±147","18.3%","±5.4","704","±261","21.6%","±7.7","2,296","±380","43.3%","±5.5","385","±100","25.8%","±7.2","1,042","±180","35.2%","±6.5","157","±41","35.4%","±7.9","206","±64","17.9%","±5.1","583","±214","24.4%","±8.0","761","±202","17.6%","±5.1","940","±235","25.4%","±5.9","358","±61","34.2%","±6.1","405","±81","39.9%","±7.5","340","±105","24.0%","±5.8","388","±182","30.1%","±10.6","465","±144","15.5%","±4.7","918","±172","26.9%","±4.6","927","±300","28.5%","±7.8","1,176","±332","30.2%","±5.2","948","±215","25.4%","±5.5","1,656","±340","33.7%","±5.7","858","±142","32.8%","±4.8","1,616","±343","31.2%","±5.7","816","±180","28.7%","±5.7","856","±171","24.8%","±4.9"</text:p>
          </table:table-cell>
          <table:table-cell table:number-columns-repeated="1023"/>
        </table:table-row>
        <table:table-row table:style-name="ro1">
          <table:table-cell office:value-type="string">
            <text:p>        Graduate or professional degree,"376","±121","17.2%","±5.3","345","±165","24.2%","±8.3","256","±139","13.4%","±6.8","210","±96","12.8%","±5.6","32","±27","2.8%","±2.3","726","±182","29.3%","±6.2","1,366","±257","39.8%","±6.2","479","±123","39.4%","±11.1","35","±35","38.5%","±29.5","193","±53","33.0%","±10.1","351","±260","23.7%","±14.9","98","±50","9.1%","±4.5","95","±58","3.0%","±1.9","45","±37","3.3%","±2.7","88","±58","6.0%","±3.9","96","±61","5.8%","±3.4","194","±74","11.4%","±4.8","504","±107","27.5%","±5.5","175","±82","22.6%","±10.2","257","±109","12.6%","±4.8","54","±50","1.5%","±1.4","136","±39","10.2%","±3.3","174","±70","13.8%","±5.4","979","±221","27.2%","±5.7","849","±279","26.8%","±6.6","743","±154","39.6%","±7.1","1,494","±217","49.1%","±5.4","477","±120","27.1%","±6.6","648","±168","15.5%","±3.8","631","±147","24.0%","±5.0","668","±146","22.1%","±5.7","564","±150","18.1%","±4.3","710","±251","18.1%","±5.5","125","±95","6.0%","±4.1","186","±109","9.7%","±5.8","181","±61","13.7%","±5.3","152","±94","3.3%","±2.0","170","±91","8.6%","±4.5","629","±356","19.9%","±9.7","338","±99","12.8%","±3.6","613","±374","14.0%","±7.2","544","±202","13.2%","±4.5","258","±80","9.3%","±3.2","242","±91","9.0%","±3.4","185","±69","12.0%","±4.7","472","±200","18.6%","±6.2","1,115","±234","30.8%","±5.8","283","±149","10.4%","±5.2","394","±162","11.2%","±4.2","645","±166","20.8%","±5.3","741","±198","18.2%","±5.2","205","±61","14.6%","±4.2","261","±100","10.0%","±3.7","187","±140","4.4%","±3.2","1,083","±255","29.5%","±5.2","927","±177","22.4%","±4.0","205","±120","10.3%","±6.0","129","±85","8.6%","±5.9","263","±125","10.7%","±4.8","663","±202","20.3%","±7.3","1,480","±290","27.9%","±4.8","285","±84","19.1%","±5.4","896","±223","30.3%","±5.5","170","±40","38.3%","±6.8","245","±70","21.3%","±5.9","373","±94","15.6%","±4.1","499","±158","11.5%","±3.8","444","±184","12.0%","±5.0","404","±94","38.6%","±7.0","418","±106","41.2%","±7.9","348","±76","24.6%","±5.7","231","±91","17.9%","±7.5","364","±174","12.1%","±5.3","1,140","±250","33.5%","±5.7","1,041","±404","32.0%","±9.8","1,312","±462","33.6%","±7.5","1,005","±240","26.9%","±6.6","1,462","±285","29.7%","±5.2","765","±139","29.3%","±5.3","1,679","±352","32.5%","±6.7","672","±137","23.6%","±5.0","764","±191","22.1%","±6.0"</text:p>
          </table:table-cell>
          <table:table-cell table:number-columns-repeated="1023"/>
        </table:table-row>
        <table:table-row table:style-name="ro1">
          <table:table-cell office:value-type="string">
            <text:p>        High school graduate or higher,"1,908","±297","87.5%","±6.9","1,275","±270","89.4%","±5.7","1,550","±324","81.4%","±7.4","1,325","±237","80.9%","±6.2","738","±161","64.6%","±10.8","2,352","±313","94.9%","±3.0","3,348","±396","97.6%","±3.2","1,208","±229","99.3%","±1.1","78","±44","85.7%","±11.2","584","±129","100.0%","±5.8","1,392","±419","93.9%","±4.5","927","±254","85.7%","±7.4","2,474","±482","78.4%","±6.3","824","±177","60.4%","±8.8","1,060","±197","72.9%","±6.4","1,448","±296","87.2%","±4.7","1,190","±219","69.7%","±9.6","1,799","±264","98.1%","±1.7","706","±183","91.3%","±6.6","1,700","±315","83.4%","±6.1","2,842","±500","78.9%","±6.3","1,017","±169","76.3%","±6.9","1,107","±169","88.0%","±6.2","3,417","±346","94.9%","±3.6","3,047","±616","96.1%","±3.9","1,847","±286","98.3%","±1.6","2,985","±278","98.2%","±2.1","1,735","±207","98.6%","±1.4","3,958","±521","94.4%","±3.0","2,465","±311","93.6%","±4.2","2,862","±392","94.7%","±2.9","3,002","±233","96.2%","±2.3","3,329","±539","85.0%","±7.3","1,833","±395","87.9%","±6.4","1,726","±298","90.0%","±4.8","1,027","±189","77.5%","±14.2","3,985","±488","86.6%","±4.8","1,888","±338","95.7%","±3.0","3,002","±477","94.9%","±4.0","2,254","±292","85.2%","±5.9","3,938","±538","89.9%","±4.9","3,995","±353","96.6%","±1.9","2,657","±387","96.1%","±2.9","2,512","±242","93.9%","±3.4","1,522","±274","98.6%","±1.7","2,384","±467","93.7%","±4.1","3,464","±321","95.8%","±2.8","2,268","±446","83.3%","±7.3","3,090","±368","87.7%","±3.5","2,935","±407","94.7%","±3.8","3,945","±495","97.1%","±2.0","1,218","±173","86.8%","±6.5","2,350","±306","89.7%","±4.3","3,476","±489","82.7%","±6.9","3,625","±412","98.7%","±0.9","4,022","±424","97.1%","±1.7","1,747","±257","87.6%","±6.1","1,408","±319","94.2%","±3.2","2,186","±279","88.7%","±4.2","3,023","±589","92.7%","±5.9","5,233","±446","98.7%","±1.2","1,420","±182","95.1%","±4.1","2,824","±359","95.4%","±3.3","444","±70","100.0%","±7.6","1,054","±133","91.7%","±5.5","2,142","±354","89.5%","±6.8","3,706","±336","85.7%","±5.9","3,551","±445","96.0%","±2.7","1,026","±93","98.1%","±1.8","1,015","±129","100.0%","±3.4","1,334","±246","94.3%","±3.1","1,247","±287","96.6%","±2.3","2,718","±351","90.5%","±4.2","3,310","±392","97.1%","±2.0","3,172","±481","97.4%","±1.7","3,780","±718","96.9%","±2.7","3,587","±403","96.0%","±2.9","4,771","±508","97.0%","±2.1","2,570","±181","98.3%","±1.4","5,017","±717","97.0%","±2.6","2,836","±376","99.6%","±0.6","3,350","±538","96.9%","±2.2"</text:p>
          </table:table-cell>
          <table:table-cell table:number-columns-repeated="1023"/>
        </table:table-row>
        <table:table-row table:style-name="ro1">
          <table:table-cell office:value-type="string">
            <text:p>        Bachelor's degree or higher,"1,056","±185","48.4%","±6.5","577","±251","40.5%","±11.9","679","±287","35.6%","±11.3","432","±128","26.4%","±6.7","112","±53","9.8%","±4.4","1,427","±187","57.6%","±7.9","2,749","±348","80.1%","±6.4","933","±228","76.7%","±8.3","51","±40","56.0%","±35.0","447","±111","76.5%","±11.3","636","±279","42.9%","±14.1","277","±82","25.6%","±6.5","244","±148","7.7%","±4.7","168","±69","12.3%","±4.9","275","±100","18.9%","±5.6","276","±77","16.6%","±4.8","438","±113","25.6%","±6.7","938","±155","51.2%","±8.0","359","±120","46.4%","±13.7","681","±199","33.4%","±7.3","301","±146","8.4%","±3.9","274","±57","20.6%","±5.1","504","±143","40.1%","±8.7","2,215","±346","61.5%","±7.0","1,786","±504","56.3%","±9.8","1,546","±277","82.3%","±4.4","2,462","±260","81.0%","±5.8","1,040","±170","59.1%","±8.4","1,939","±407","46.3%","±7.4","1,322","±196","50.2%","±6.8","1,606","±247","53.1%","±5.5","1,543","±269","49.4%","±6.8","1,458","±424","37.2%","±8.3","298","±127","14.3%","±5.4","466","±156","24.3%","±8.8","380","±100","28.7%","±7.8","731","±245","15.9%","±5.2","588","±199","29.8%","±7.7","1,553","±469","49.1%","±9.3","907","±191","34.3%","±6.1","1,511","±453","34.5%","±7.3","1,660","±325","40.2%","±6.3","1,193","±191","43.1%","±7.2","801","±194","29.9%","±6.7","670","±155","43.4%","±9.9","875","±301","34.4%","±9.2","2,128","±312","58.8%","±6.4","644","±250","23.7%","±7.3","1,225","±257","34.8%","±5.2","2,006","±415","64.8%","±7.5","2,005","±402","49.3%","±7.8","555","±126","39.5%","±7.6","912","±221","34.8%","±7.2","490","±226","11.7%","±5.0","2,393","±397","65.2%","±6.4","2,415","±324","58.3%","±5.9","718","±227","36.0%","±9.6","439","±162","29.4%","±9.5","713","±182","28.9%","±6.0","1,367","±275","41.9%","±9.5","3,776","±482","71.2%","±5.4","670","±140","44.9%","±9.6","1,938","±271","65.5%","±6.2","327","±57","73.6%","±7.0","451","±99","39.3%","±7.7","956","±235","40.0%","±8.7","1,260","±241","29.2%","±6.4","1,384","±271","37.4%","±6.5","762","±98","72.8%","±5.9","823","±121","81.1%","±6.3","688","±130","48.7%","±7.0","619","±201","47.9%","±11.2","829","±236","27.6%","±7.0","2,058","±288","60.4%","±5.0","1,968","±495","60.4%","±8.1","2,488","±702","63.8%","±8.1","1,953","±295","52.3%","±7.7","3,118","±463","63.4%","±6.8","1,623","±183","62.1%","±5.9","3,295","±538","63.7%","±9.1","1,488","±226","52.2%","±7.3","1,620","±257","46.8%","±8.1"</text:p>
          </table:table-cell>
          <table:table-cell table:number-columns-repeated="1023"/>
        </table:table-row>
        <table:table-row table:style-name="ro1">
          <table:table-cell office:value-type="string">
            <text:p>VETERAN STATUS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Civilian population 18 years and over,"2,929","±329","2,929","(X)","1,439","±307","1,439","(X)","2,959","±460","2,959","(X)","1,750","±241","1,750","(X)","1,315","±276","1,315","(X)","2,698","±317","2,698","(X)","3,824","±523","3,824","(X)","2,310","±418","2,310","(X)","2,564","±496","2,564","(X)","5,143","±1,262","5,143","(X)","5,753","±898","5,753","(X)","1,302","±267","1,302","(X)","3,482","±568","3,482","(X)","1,551","±230","1,551","(X)","1,706","±338","1,706","(X)","1,791","±303","1,791","(X)","1,935","±372","1,935","(X)","1,987","±259","1,987","(X)","2,899","±401","2,899","(X)","4,042","±500","4,042","(X)","4,478","±691","4,478","(X)","1,561","±210","1,561","(X)","1,389","±153","1,389","(X)","4,368","±617","4,368","(X)","3,481","±660","3,481","(X)","2,094","±483","2,094","(X)","3,524","±393","3,524","(X)","2,774","±544","2,774","(X)","4,515","±515","4,515","(X)","3,046","±368","3,046","(X)","3,316","±390","3,316","(X)","3,404","±252","3,404","(X)","4,547","±532","4,547","(X)","2,249","±394","2,249","(X)","2,160","±365","2,160","(X)","1,469","±292","1,469","(X)","5,260","±631","5,260","(X)","2,146","±374","2,146","(X)","3,633","±481","3,633","(X)","2,976","±320","2,976","(X)","4,815","±721","4,815","(X)","4,728","±355","4,728","(X)","3,174","±411","3,174","(X)","3,329","±348","3,329","(X)","2,147","±311","2,147","(X)","3,274","±500","3,274","(X)","3,853","±345","3,853","(X)","2,907","±451","2,907","(X)","3,978","±468","3,978","(X)","3,270","±411","3,270","(X)","4,489","±539","4,489","(X)","1,471","±163","1,471","(X)","2,894","±380","2,894","(X)","4,882","±601","4,882","(X)","4,168","±467","4,168","(X)","4,738","±470","4,738","(X)","2,321","±261","2,321","(X)","1,809","±309","1,809","(X)","2,884","±319","2,884","(X)","3,624","±581","3,624","(X)","5,785","±475","5,785","(X)","1,631","±188","1,631","(X)","3,008","±346","3,008","(X)","483","±84","483","(X)","1,258","±149","1,258","(X)","2,588","±388","2,588","(X)","5,056","±501","5,056","(X)","4,686","±677","4,686","(X)","1,111","±102","1,111","(X)","1,032","±133","1,032","(X)","1,479","±251","1,479","(X)","1,566","±312","1,566","(X)","3,475","±370","3,475","(X)","3,812","±506","3,812","(X)","3,749","±712","3,749","(X)","4,206","±735","4,206","(X)","4,196","±409","4,196","(X)","5,329","±519","5,329","(X)","2,760","±200","2,760","(X)","5,757","±739","5,757","(X)","3,242","±464","3,242","(X)","3,963","±763","3,96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Civilian veterans,"223","±112","7.6%","±3.6","158","±83","11.0%","±5.9","172","±84","5.8%","±2.9","46","±41","2.6%","±2.3","64","±42","4.9%","±3.2","88","±51","3.3%","±1.9","121","±96","3.2%","±2.5","36","±27","1.6%","±1.2","0","±12","0.0%","±1.4","41","±36","0.8%","±0.7","69","±60","1.2%","±1.1","57","±34","4.4%","±2.4","384","±223","11.0%","±5.8","41","±38","2.6%","±2.4","127","±60","7.4%","±4.1","149","±64","8.3%","±3.7","44","±39","2.3%","±2.0","108","±66","5.4%","±3.3","57","±50","2.0%","±1.7","129","±81","3.2%","±2.0","182","±103","4.1%","±2.3","96","±47","6.1%","±2.9","85","±41","6.1%","±3.0","112","±70","2.6%","±1.7","301","±236","8.6%","±5.8","137","±71","6.5%","±3.4","246","±85","7.0%","±2.6","92","±45","3.3%","±1.8","439","±173","9.7%","±3.5","179","±54","5.9%","±1.9","191","±73","5.8%","±2.2","227","±71","6.7%","±2.2","351","±169","7.7%","±3.6","138","±66","6.1%","±3.2","212","±104","9.8%","±4.1","101","±44","6.9%","±3.1","179","±195","3.4%","±3.6","196","±85","9.1%","±4.1","380","±126","10.5%","±3.8","254","±83","8.5%","±2.6","521","±200","10.8%","±3.8","353","±128","7.5%","±2.7","180","±77","5.7%","±2.4","216","±106","6.5%","±3.1","88","±45","4.1%","±2.1","152","±84","4.6%","±2.5","248","±72","6.4%","±1.9","271","±130","9.3%","±4.2","247","±85","6.2%","±2.2","163","±75","5.0%","±2.4","495","±214","11.0%","±4.6","51","±23","3.5%","±1.6","219","±73","7.6%","±2.7","292","±168","6.0%","±3.4","318","±117","7.6%","±2.7","192","±107","4.1%","±2.3","89","±43","3.8%","±1.8","77","±51","4.3%","±2.8","110","±51","3.8%","±1.8","130","±128","3.6%","±3.4","330","±125","5.7%","±2.2","95","±46","5.8%","±2.9","200","±75","6.6%","±2.4","53","±24","11.0%","±5.1","71","±39","5.6%","±3.1","234","±71","9.0%","±2.9","232","±97","4.6%","±1.9","375","±129","8.0%","±3.0","41","±22","3.7%","±1.9","52","±34","5.0%","±3.2","96","±45","6.5%","±3.1","105","±69","6.7%","±3.9","165","±110","4.7%","±3.0","135","±70","3.5%","±1.9","272","±80","7.3%","±2.2","203","±103","4.8%","±2.6","268","±109","6.4%","±2.6","465","±136","8.7%","±2.4","126","±43","4.6%","±1.6","359","±167","6.2%","±3.0","224","±84","6.9%","±2.7","175","±115","4.4%","±2.6"</text:p>
          </table:table-cell>
          <table:table-cell table:number-columns-repeated="1023"/>
        </table:table-row>
        <table:table-row table:style-name="ro1">
          <table:table-cell office:value-type="string">
            <text:p>DISABILITY STATUS OF THE CIVILIAN NONINSTITUTIONALIZED POPULATION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Total Civilian Noninstitutionalized Population,"3,171","±368","3,171","(X)","1,584","±375","1,584","(X)","3,679","±743","3,679","(X)","2,455","±459","2,455","(X)","1,983","±472","1,983","(X)","3,411","±460","3,411","(X)","4,569","±598","4,569","(X)","2,610","±417","2,610","(X)","2,603","±493","2,603","(X)","5,237","±1,259","5,237","(X)","5,924","±900","5,924","(X)","1,598","±300","1,598","(X)","4,386","±749","4,386","(X)","2,024","±343","2,024","(X)","2,245","±435","2,245","(X)","2,316","±407","2,316","(X)","2,322","±503","2,322","(X)","2,411","±381","2,411","(X)","2,889","±401","2,889","(X)","4,745","±688","4,745","(X)","6,087","±780","6,087","(X)","2,093","±344","2,093","(X)","1,703","±217","1,703","(X)","5,006","±622","5,006","(X)","4,285","±817","4,285","(X)","2,599","±514","2,599","(X)","4,381","±436","4,381","(X)","3,324","±597","3,324","(X)","5,218","±663","5,218","(X)","3,858","±485","3,858","(X)","4,010","±438","4,010","(X)","4,424","±411","4,424","(X)","5,864","±794","5,864","(X)","2,686","±421","2,686","(X)","2,729","±520","2,729","(X)","1,951","±448","1,951","(X)","6,532","±912","6,532","(X)","2,710","±433","2,710","(X)","4,511","±561","4,511","(X)","4,113","±564","4,113","(X)","6,326","±1,096","6,326","(X)","6,342","±625","6,342","(X)","4,362","±670","4,362","(X)","4,088","±433","4,088","(X)","2,353","±317","2,353","(X)","4,076","±587","4,076","(X)","4,672","±411","4,672","(X)","1,331","±375","1,331","(X)","3,549","±577","3,549","(X)","4,390","±447","4,390","(X)","6,316","±985","6,316","(X)","1,926","±261","1,926","(X)","3,622","±516","3,622","(X)","6,410","±833","6,410","(X)","5,425","±592","5,425","(X)","5,758","±592","5,758","(X)","3,139","±405","3,139","(X)","2,541","±529","2,541","(X)","3,446","±400","3,446","(X)","4,654","±735","4,654","(X)","8,483","±843","8,483","(X)","2,301","±262","2,301","(X)","4,244","±509","4,244","(X)","563","±93","563","(X)","1,839","±384","1,839","(X)","3,322","±567","3,322","(X)","6,922","±827","6,922","(X)","5,223","±768","5,223","(X)","1,432","±118","1,432","(X)","1,285","±146","1,285","(X)","1,977","±405","1,977","(X)","1,856","±429","1,856","(X)","4,143","±477","4,143","(X)","4,829","±579","4,829","(X)","5,333","±938","5,333","(X)","5,201","±750","5,201","(X)","5,577","±685","5,577","(X)","7,238","±1,026","7,238","(X)","3,531","±256","3,531","(X)","7,671","±947","7,671","(X)","4,218","±598","4,218","(X)","5,443","±863","5,44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With a disability,"691","±216","21.8%","±6.0","352","±139","22.2%","±6.8","556","±196","15.1%","±5.5","477","±217","19.4%","±7.4","445","±124","22.4%","±7.0","300","±101","8.8%","±3.1","480","±159","10.5%","±3.6","210","±78","8.0%","±3.1","257","±86","9.9%","±3.1","333","±134","6.4%","±2.7","447","±252","7.5%","±4.3","215","±74","13.5%","±5.2","1,079","±315","24.6%","±6.7","388","±106","19.2%","±4.8","643","±292","28.6%","±9.4","546","±250","23.6%","±7.7","648","±168","27.9%","±5.2","334","±95","13.9%","±4.3","337","±198","11.7%","±6.2","476","±166","10.0%","±3.5","777","±260","12.8%","±4.2","266","±81","12.7%","±4.3","238","±69","14.0%","±4.4","589","±231","11.8%","±4.5","571","±283","13.3%","±5.6","266","±105","10.2%","±4.2","495","±192","11.3%","±4.2","356","±152","10.7%","±4.6","1,072","±258","20.5%","±4.5","327","±97","8.5%","±2.6","549","±222","13.7%","±4.7","596","±159","13.5%","±3.5","1,026","±299","17.5%","±4.5","642","±176","23.9%","±5.5","497","±188","18.2%","±7.2","257","±84","13.2%","±5.1","1,193","±405","18.3%","±5.6","444","±187","16.4%","±6.1","468","±213","10.4%","±4.8","617","±166","15.0%","±4.2","1,426","±478","22.5%","±5.7","864","±220","13.6%","±3.6","367","±122","8.4%","±2.7","669","±162","16.4%","±3.8","240","±93","10.2%","±3.9","472","±185","11.6%","±4.4","647","±179","13.8%","±3.8","353","±295","26.5%","±17.2","394","±197","11.1%","±4.6","398","±179","9.1%","±4.1","376","±157","6.0%","±2.6","139","±57","7.2%","±2.9","434","±131","12.0%","±3.5","624","±203","9.7%","±3.4","457","±156","8.4%","±2.9","409","±154","7.1%","±2.5","433","±147","13.8%","±4.8","219","±85","8.6%","±3.4","674","±117","19.6%","±3.2","620","±231","13.3%","±4.4","629","±226","7.4%","±2.8","315","±101","13.7%","±4.3","425","±292","10.0%","±6.3","41","±25","7.3%","±4.4","129","±49","7.0%","±3.2","539","±222","16.2%","±5.9","812","±274","11.7%","±4.2","537","±240","10.3%","±4.0","131","±48","9.1%","±3.4","78","±49","6.1%","±3.6","217","±89","11.0%","±3.9","194","±139","10.5%","±5.9","805","±215","19.4%","±4.5","459","±143","9.5%","±2.6","396","±101","7.4%","±2.4","386","±171","7.4%","±3.2","487","±206","8.7%","±3.3","641","±179","8.9%","±2.6","289","±89","8.2%","±2.5","399","±140","5.2%","±1.8","520","±135","12.3%","±3.4","581","±235","10.7%","±3.1"</text:p>
          </table:table-cell>
          <table:table-cell table:number-columns-repeated="1023"/>
        </table:table-row>
        <table:table-row table:style-name="ro1">
          <table:table-cell office:value-type="string">
            <text:p>    Under 18 years,"242","±69","242","(X)","145","±109","145","(X)","720","±379","720","(X)","705","±345","705","(X)","668","±256","668","(X)","713","±293","713","(X)","745","±186","745","(X)","300","±117","300","(X)","39","±33","39","(X)","94","±47","94","(X)","198","±158","198","(X)","296","±89","296","(X)","945","±328","945","(X)","569","±190","569","(X)","539","±153","539","(X)","525","±177","525","(X)","387","±211","387","(X)","424","±185","424","(X)","8","±12","8","(X)","971","±431","971","(X)","1,705","±408","1,705","(X)","532","±212","532","(X)","314","±106","314","(X)","736","±182","736","(X)","804","±307","804","(X)","505","±101","505","(X)","857","±143","857","(X)","550","±180","550","(X)","791","±265","791","(X)","812","±185","812","(X)","694","±139","694","(X)","1,020","±261","1,020","(X)","1,317","±467","1,317","(X)","437","±163","437","(X)","569","±237","569","(X)","482","±230","482","(X)","1,272","±467","1,272","(X)","564","±195","564","(X)","878","±235","878","(X)","1,137","±344","1,137","(X)","1,624","±544","1,624","(X)","1,614","±378","1,614","(X)","1,188","±415","1,188","(X)","759","±227","759","(X)","206","±38","206","(X)","802","±185","802","(X)","819","±137","819","(X)","177","±67","177","(X)","798","±211","798","(X)","1,120","±126","1,120","(X)","1,827","±532","1,827","(X)","455","±165","455","(X)","779","±221","779","(X)","1,528","±390","1,528","(X)","1,257","±253","1,257","(X)","1,020","±220","1,020","(X)","818","±238","818","(X)","732","±344","732","(X)","654","±184","654","(X)","1,030","±246","1,030","(X)","2,698","±452","2,698","(X)","670","±142","670","(X)","1,236","±235","1,236","(X)","80","±34","80","(X)","581","±279","581","(X)","770","±328","770","(X)","1,866","±435","1,866","(X)","726","±254","726","(X)","321","±59","321","(X)","253","±39","253","(X)","498","±200","498","(X)","290","±167","290","(X)","799","±243","799","(X)","1,017","±182","1,017","(X)","1,584","±315","1,584","(X)","995","±112","995","(X)","1,381","±354","1,381","(X)","1,909","±659","1,909","(X)","771","±116","771","(X)","1,914","±340","1,914","(X)","976","±190","976","(X)","1,480","±211","1,480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With a disability,"29","±40","12.0%","±14.7","0","±12","0.0%","±21.2","24","±40","3.3%","±5.7","144","±187","20.4%","±20.3","60","±40","9.0%","±6.0","21","±21","2.9%","±3.5","36","±35","4.8%","±4.8","8","±12","2.7%","±4.2","10","±18","25.6%","±42.9","17","±22","18.1%","±21.8","0","±17","0.0%","±16.1","0","±12","0.0%","±11.1","59","±64","6.2%","±7.9","43","±49","7.6%","±8.4","145","±88","26.9%","±15.0","65","±65","12.4%","±9.0","88","±82","22.7%","±13.6","34","±38","8.0%","±9.2","0","±12","0.0%","±100.0","21","±33","2.2%","±3.5","64","±67","3.8%","±4.1","23","±29","4.3%","±5.5","0","±12","0.0%","±10.5","0","±17","0.0%","±4.6","37","±58","4.6%","±6.5","6","±9","1.2%","±1.8","36","±32","4.2%","±3.5","37","±59","6.7%","±9.6","56","±70","7.1%","±8.3","11","±16","1.4%","±2.0","30","±27","4.3%","±4.0","28","±23","2.7%","±2.4","0","±17","0.0%","±2.6","12","±19","2.7%","±4.6","105","±47","18.5%","±10.4","32","±30","6.6%","±6.4","32","±50","2.5%","±4.1","26","±38","4.6%","±6.0","94","±84","10.7%","±9.4","57","±53","5.0%","±5.1","197","±159","12.1%","±7.8","50","±50","3.1%","±3.1","11","±16","0.9%","±1.4","6","±11","0.8%","±1.5","8","±15","3.9%","±7.6","85","±92","10.6%","±11.9","0","±12","0.0%","±4.2","21","±32","11.9%","±17.8","7","±11","0.9%","±1.4","34","±45","3.0%","±4.0","7","±11","0.4%","±0.6","15","±22","3.3%","±4.8","0","±12","0.0%","±4.4","51","±55","3.3%","±3.5","30","±45","2.4%","±3.7","8","±12","0.8%","±1.2","72","±63","8.8%","±8.0","42","±38","5.7%","±4.5","35","±39","5.4%","±6.2","66","±48","6.4%","±4.5","102","±75","3.8%","±2.7","16","±14","2.4%","±1.9","22","±38","1.8%","±3.1","0","±12","0.0%","±33.7","30","±14","5.2%","±3.5","32","±44","4.2%","±4.7","195","±162","10.5%","±8.6","0","±17","0.0%","±4.7","0","±12","0.0%","±10.3","15","±18","5.9%","±6.8","0","±12","0.0%","±6.8","0","±12","0.0%","±11.4","81","±72","10.1%","±8.6","0","±12","0.0%","±3.4","63","±58","4.0%","±3.6","26","±38","2.6%","±3.7","0","±17","0.0%","±2.5","43","±49","2.3%","±2.9","29","±26","3.8%","±3.4","70","±70","3.7%","±3.9","26","±33","2.7%","±3.4","25","±27","1.7%","±1.9"</text:p>
          </table:table-cell>
          <table:table-cell table:number-columns-repeated="1023"/>
        </table:table-row>
        <table:table-row table:style-name="ro1">
          <table:table-cell office:value-type="string">
            <text:p>    18 to 64 years,"2,474","±298","2,474","(X)","816","±200","816","(X)","2,711","±463","2,711","(X)","1,515","±234","1,515","(X)","1,124","±267","1,124","(X)","2,318","±318","2,318","(X)","2,789","±478","2,789","(X)","2,151","±419","2,151","(X)","2,561","±496","2,561","(X)","5,087","±1,260","5,087","(X)","5,645","±891","5,645","(X)","1,117","±263","1,117","(X)","2,856","±546","2,856","(X)","1,251","±202","1,251","(X)","1,468","±340","1,468","(X)","1,358","±218","1,358","(X)","1,651","±339","1,651","(X)","1,616","±249","1,616","(X)","2,846","±403","2,846","(X)","3,571","±472","3,571","(X)","3,921","±680","3,921","(X)","1,288","±209","1,288","(X)","1,062","±142","1,062","(X)","3,328","±552","3,328","(X)","2,529","±448","2,529","(X)","1,321","±447","1,321","(X)","2,687","±374","2,687","(X)","2,423","±548","2,423","(X)","3,365","±513","3,365","(X)","2,390","±319","2,390","(X)","2,647","±386","2,647","(X)","2,558","±225","2,558","(X)","3,539","±498","3,539","(X)","1,665","±341","1,665","(X)","1,748","±374","1,748","(X)","979","±182","979","(X)","4,165","±589","4,165","(X)","1,646","±296","1,646","(X)","3,234","±460","3,234","(X)","2,351","±315","2,351","(X)","3,491","±652","3,491","(X)","4,048","±336","4,048","(X)","2,767","±399","2,767","(X)","2,773","±297","2,773","(X)","1,894","±307","1,894","(X)","2,987","±455","2,987","(X)","2,455","±300","2,455","(X)","695","±234","695","(X)","2,518","±451","2,518","(X)","2,831","±413","2,831","(X)","4,111","±521","4,111","(X)","1,169","±165","1,169","(X)","2,180","±335","2,180","(X)","4,311","±582","4,311","(X)","3,516","±456","3,516","(X)","3,964","±391","3,964","(X)","2,018","±252","2,018","(X)","1,654","±288","1,654","(X)","2,464","±319","2,464","(X)","2,944","±512","2,944","(X)","4,952","±451","4,952","(X)","1,450","±182","1,450","(X)","2,473","±214","2,473","(X)","300","±69","300","(X)","1,102","±148","1,102","(X)","1,968","±380","1,968","(X)","4,340","±460","4,340","(X)","3,780","±676","3,780","(X)","845","±78","845","(X)","745","±117","745","(X)","1,108","±241","1,108","(X)","1,416","±313","1,416","(X)","2,569","±310","2,569","(X)","3,361","±449","3,361","(X)","3,214","±703","3,214","(X)","3,518","±734","3,518","(X)","3,384","±419","3,384","(X)","4,495","±522","4,495","(X)","1,936","±188","1,936","(X)","4,634","±683","4,634","(X)","2,706","±452","2,706","(X)","3,500","±772","3,500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With a disability,"570","±194","23.0%","±7.1","148","±139","18.1%","±14.5","472","±169","17.4%","±6.1","241","±89","15.9%","±6.2","270","±102","24.0%","±9.5","128","±72","5.5%","±3.1","179","±112","6.4%","±3.9","94","±45","4.4%","±2.1","247","±81","9.6%","±2.9","298","±125","5.9%","±2.6","441","±252","7.8%","±4.4","123","±54","11.0%","±5.5","777","±281","27.2%","±8.0","250","±87","20.0%","±6.1","397","±226","27.0%","±10.9","256","±104","18.9%","±5.9","356","±118","21.6%","±6.5","171","±80","10.6%","±4.8","314","±199","11.0%","±6.4","380","±129","10.6%","±3.7","505","±231","12.9%","±5.8","134","±69","10.4%","±5.3","105","±47","9.9%","±4.5","304","±155","9.1%","±4.6","217","±124","8.6%","±5.3","60","±66","4.5%","±5.0","255","±128","9.5%","±4.5","236","±102","9.7%","±4.6","547","±228","16.3%","±6.0","211","±95","8.8%","±4.0","309","±199","11.7%","±6.3","318","±132","12.4%","±5.1","550","±248","15.5%","±7.1","404","±153","24.3%","±6.8","195","±154","11.2%","±8.4","82","±39","8.4%","±4.0","691","±266","16.6%","±5.8","137","±120","8.3%","±7.3","151","±140","4.7%","±4.5","324","±132","13.8%","±4.8","867","±364","24.8%","±8.7","581","±206","14.4%","±5.0","273","±102","9.9%","±3.5","418","±132","15.1%","±4.6","142","±72","7.5%","±3.8","332","±99","11.1%","±3.5","212","±80","8.6%","±3.3","31","±33","4.5%","±5.0","277","±178","11.0%","±5.8","234","±119","8.3%","±4.2","235","±126","5.7%","±3.1","61","±35","5.2%","±3.0","109","±70","5.0%","±3.1","432","±184","10.0%","±4.7","259","±121","7.4%","±3.3","184","±100","4.6%","±2.4","199","±101","9.9%","±4.9","152","±78","9.2%","±4.5","447","±110","18.1%","±4.0","316","±158","10.7%","±5.2","360","±164","7.3%","±3.4","177","±68","12.2%","±4.7","111","±93","4.5%","±3.8","12","±18","4.0%","±6.0","48","±31","4.4%","±2.7","286","±180","14.5%","±9.0","487","±172","11.2%","±4.2","271","±226","7.2%","±5.2","67","±32","7.9%","±3.8","38","±32","5.1%","±4.2","121","±73","10.9%","±5.4","135","±127","9.5%","±8.1","346","±137","13.5%","±4.6","280","±104","8.3%","±3.0","184","±84","5.7%","±3.0","169","±120","4.8%","±3.3","290","±182","8.6%","±4.9","332","±147","7.4%","±3.2","90","±43","4.6%","±2.2","158","±88","3.4%","±1.9","302","±108","11.2%","±4.2","360","±236","10.3%","±4.9"</text:p>
          </table:table-cell>
          <table:table-cell table:number-columns-repeated="1023"/>
        </table:table-row>
        <table:table-row table:style-name="ro1">
          <table:table-cell office:value-type="string">
            <text:p>    65 years and over,"455","±147","455","(X)","623","±240","623","(X)","248","±87","248","(X)","235","±71","235","(X)","191","±67","191","(X)","380","±64","380","(X)","1,035","±314","1,035","(X)","159","±71","159","(X)","3","±6","3","(X)","56","±21","56","(X)","81","±85","81","(X)","185","±34","185","(X)","585","±160","585","(X)","204","±68","204","(X)","238","±50","238","(X)","433","±211","433","(X)","284","±66","284","(X)","371","±78","371","(X)","35","±21","35","(X)","203","±81","203","(X)","461","±138","461","(X)","273","±38","273","(X)","327","±72","327","(X)","942","±179","942","(X)","952","±492","952","(X)","773","±191","773","(X)","837","±143","837","(X)","351","±103","351","(X)","1,062","±195","1,062","(X)","656","±164","656","(X)","669","±95","669","(X)","846","±126","846","(X)","1,008","±156","1,008","(X)","584","±253","584","(X)","412","±107","412","(X)","490","±235","490","(X)","1,095","±241","1,095","(X)","500","±186","500","(X)","399","±155","399","(X)","625","±93","625","(X)","1,211","±332","1,211","(X)","680","±149","680","(X)","407","±115","407","(X)","556","±160","556","(X)","253","±61","253","(X)","287","±229","287","(X)","1,398","±220","1,398","(X)","459","±305","459","(X)","233","±64","233","(X)","439","±78","439","(X)","378","±102","378","(X)","302","±74","302","(X)","663","±112","663","(X)","571","±123","571","(X)","652","±145","652","(X)","774","±203","774","(X)","303","±95","303","(X)","155","±75","155","(X)","328","±84","328","(X)","680","±226","680","(X)","833","±142","833","(X)","181","±82","181","(X)","535","±276","535","(X)","183","±51","183","(X)","156","±23","156","(X)","584","±88","584","(X)","716","±146","716","(X)","717","±219","717","(X)","266","±76","266","(X)","287","±67","287","(X)","371","±65","371","(X)","150","±55","150","(X)","775","±201","775","(X)","451","±148","451","(X)","535","±87","535","(X)","688","±89","688","(X)","812","±208","812","(X)","834","±133","834","(X)","824","±93","824","(X)","1,123","±235","1,123","(X)","536","±92","536","(X)","463","±103","46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With a disability,"92","±48","20.2%","±11.0","204","±80","32.7%","±16.1","60","±32","24.2%","±14.2","92","±60","39.1%","±21.4","115","±60","60.2%","±18.5","151","±61","39.7%","±13.6","265","±127","25.6%","±11.9","108","±63","67.9%","±23.0","0","±12","0.0%","±100.0","18","±21","32.1%","±34.8","6","±7","7.4%","±13.9","92","±34","49.7%","±14.6","243","±91","41.5%","±17.7","95","±59","46.6%","±18.7","101","±46","42.4%","±14.7","225","±192","52.0%","±23.1","204","±62","71.8%","±14.4","129","±54","34.8%","±13.8","23","±19","65.7%","±49.0","75","±57","36.9%","±20.5","208","±106","45.1%","±20.1","109","±36","39.9%","±13.2","133","±58","40.7%","±12.9","285","±137","30.3%","±12.9","317","±242","33.3%","±11.1","200","±83","25.9%","±11.5","204","±96","24.4%","±10.9","83","±50","23.6%","±12.4","469","±166","44.2%","±11.7","105","±69","16.0%","±9.5","210","±87","31.4%","±12.5","250","±87","29.6%","±9.6","476","±141","47.2%","±10.6","226","±113","38.7%","±12.8","197","±77","47.8%","±14.5","143","±61","29.2%","±18.5","470","±249","42.9%","±15.6","281","±154","56.2%","±15.4","223","±138","55.9%","±18.9","236","±80","37.8%","±12.3","362","±159","29.9%","±10.9","233","±77","34.3%","±11.6","83","±57","20.4%","±12.4","245","±86","44.1%","±16.0","90","±61","35.6%","±21.0","55","±47","19.2%","±14.3","435","±146","31.1%","±9.3","301","±290","65.6%","±26.4","110","±67","47.2%","±19.6","130","±77","29.6%","±17.1","134","±85","35.4%","±18.0","63","±33","20.9%","±9.9","325","±103","49.0%","±12.7","141","±72","24.7%","±12.6","168","±59","25.8%","±8.5","217","±92","28.0%","±10.8","162","±75","53.5%","±19.9","25","±31","16.1%","±24.0","192","±74","58.5%","±15.4","238","±169","35.0%","±19.8","167","±98","20.0%","±10.5","122","±77","67.4%","±18.8","292","±274","54.6%","±27.7","29","±18","15.8%","±9.4","51","±33","32.7%","±20.2","221","±77","37.8%","±12.0","130","±72","18.2%","±9.2","266","±120","37.1%","±15.4","64","±36","24.1%","±13.8","25","±19","8.7%","±6.6","96","±46","25.9%","±10.8","59","±41","39.3%","±21.7","378","±160","48.8%","±12.7","179","±94","39.7%","±12.4","149","±59","27.9%","±11.0","191","±97","27.8%","±12.4","197","±99","24.3%","±11.3","266","±112","31.9%","±11.1","170","±70","20.6%","±8.5","171","±103","15.2%","±8.7","192","±80","35.8%","±12.7","196","±68","42.3%","±13.5"</text:p>
          </table:table-cell>
          <table:table-cell table:number-columns-repeated="1023"/>
        </table:table-row>
        <table:table-row table:style-name="ro1">
          <table:table-cell office:value-type="string">
            <text:p>RESIDENCE 1 YEAR AGO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Population 1 year and over,"3,123","±343","3,123","(X)","1,584","±375","1,584","(X)","3,666","±740","3,666","(X)","2,433","±457","2,433","(X)","1,972","±467","1,972","(X)","3,359","±449","3,359","(X)","4,502","±578","4,502","(X)","2,602","±419","2,602","(X)","2,597","±494","2,597","(X)","5,237","±1,259","5,237","(X)","5,951","±900","5,951","(X)","1,570","±299","1,570","(X)","4,427","±752","4,427","(X)","2,098","±349","2,098","(X)","2,231","±435","2,231","(X)","2,311","±406","2,311","(X)","2,310","±502","2,310","(X)","2,363","±369","2,363","(X)","2,907","±400","2,907","(X)","4,885","±657","4,885","(X)","6,120","±788","6,120","(X)","2,086","±344","2,086","(X)","1,695","±218","1,695","(X)","5,066","±626","5,066","(X)","4,267","±819","4,267","(X)","2,592","±514","2,592","(X)","4,343","±431","4,343","(X)","3,294","±598","3,294","(X)","5,292","±663","5,292","(X)","3,783","±479","3,783","(X)","3,945","±435","3,945","(X)","4,412","±409","4,412","(X)","5,798","±799","5,798","(X)","2,687","±420","2,687","(X)","2,729","±520","2,729","(X)","1,929","±448","1,929","(X)","6,355","±847","6,355","(X)","2,689","±430","2,689","(X)","4,470","±558","4,470","(X)","4,047","±533","4,047","(X)","6,418","±1,104","6,418","(X)","6,300","±616","6,300","(X)","4,326","±668","4,326","(X)","4,009","±403","4,009","(X)","2,340","±316","2,340","(X)","4,053","±584","4,053","(X)","4,631","±408","4,631","(X)","3,109","±451","3,109","(X)","4,649","±579","4,649","(X)","4,373","±446","4,373","(X)","6,228","±985","6,228","(X)","1,912","±254","1,912","(X)","3,657","±518","3,657","(X)","6,334","±820","6,334","(X)","5,398","±592","5,398","(X)","5,693","±592","5,693","(X)","3,139","±405","3,139","(X)","2,530","±530","2,530","(X)","3,546","±408","3,546","(X)","4,639","±735","4,639","(X)","8,429","±836","8,429","(X)","2,207","±228","2,207","(X)","4,167","±522","4,167","(X)","558","±94","558","(X)","1,831","±388","1,831","(X)","3,314","±552","3,314","(X)","6,827","±802","6,827","(X)","5,307","±745","5,307","(X)","1,417","±120","1,417","(X)","1,281","±145","1,281","(X)","1,943","±406","1,943","(X)","1,838","±429","1,838","(X)","4,218","±481","4,218","(X)","4,724","±570","4,724","(X)","5,160","±847","5,160","(X)","5,190","±748","5,190","(X)","5,506","±674","5,506","(X)","7,161","±1,001","7,161","(X)","3,516","±254","3,516","(X)","7,587","±923","7,587","(X)","4,184","±597","4,184","(X)","5,311","±849","5,311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Same house,"2,122","±343","67.9%","±6.6","1,271","±294","80.2%","±12.0","2,438","±669","66.5%","±8.5","2,000","±480","82.2%","±8.7","1,545","±331","78.3%","±9.1","2,772","±386","82.5%","±6.8","3,719","±479","82.6%","±7.2","1,809","±366","69.5%","±8.2","892","±243","34.3%","±5.3","1,913","±478","36.5%","±4.2","2,450","±653","41.2%","±9.4","970","±200","61.8%","±11.7","3,971","±730","89.7%","±4.9","1,761","±345","83.9%","±5.8","1,735","±478","77.8%","±11.3","1,686","±290","73.0%","±12.3","2,034","±489","88.1%","±7.1","2,067","±269","87.5%","±9.6","1,019","±273","35.1%","±8.3","2,446","±515","50.1%","±9.2","4,290","±645","70.1%","±8.7","1,574","±318","75.5%","±10.1","1,411","±191","83.2%","±7.1","3,178","±442","62.7%","±8.8","3,142","±766","73.6%","±9.8","2,419","±437","93.3%","±3.7","3,526","±391","81.2%","±5.6","2,185","±307","66.3%","±13.0","4,287","±722","81.0%","±8.0","2,899","±431","76.6%","±6.0","3,334","±421","84.5%","±4.8","3,905","±388","88.5%","±5.8","4,279","±797","73.8%","±5.7","2,294","±446","85.4%","±7.8","2,465","±537","90.3%","±7.6","1,753","±445","90.9%","±6.4","4,594","±840","72.3%","±8.6","1,950","±351","72.5%","±12.7","3,402","±565","76.1%","±8.2","3,270","±573","80.8%","±6.8","5,542","±1,135","86.4%","±6.3","5,615","±677","89.1%","±5.4","3,524","±646","81.5%","±6.3","2,386","±386","59.5%","±7.5","1,467","±246","62.7%","±9.9","2,511","±657","62.0%","±11.9","4,273","±367","92.3%","±5.1","2,362","±393","76.0%","±6.9","3,523","±618","75.8%","±5.8","3,784","±390","86.5%","±7.7","4,681","±884","75.2%","±8.9","1,559","±271","81.5%","±8.0","3,108","±448","85.0%","±5.3","5,300","±691","83.7%","±6.3","4,447","±553","82.4%","±7.0","4,481","±610","78.7%","±5.3","2,776","±427","88.4%","±7.7","1,326","±312","52.4%","±12.4","2,426","±369","68.4%","±8.8","3,940","±719","84.9%","±7.5","7,129","±935","84.6%","±5.6","1,689","±204","76.5%","±7.3","3,347","±486","80.3%","±6.8","494","±98","88.5%","±8.8","1,550","±352","84.7%","±8.8","2,659","±531","80.2%","±9.5","5,144","±759","75.3%","±6.5","3,693","±683","69.6%","±10.1","1,265","±127","89.3%","±4.7","1,125","±154","87.8%","±7.3","1,893","±403","97.4%","±1.5","963","±203","52.4%","±12.5","3,332","±473","79.0%","±5.1","4,155","±578","88.0%","±3.4","4,622","±717","89.6%","±5.1","3,872","±361","74.6%","±10.3","4,425","±665","80.4%","±7.2","6,270","±992","87.6%","±5.4","3,291","±289","93.6%","±3.6","6,355","±975","83.8%","±6.3","3,830","±591","91.5%","±4.7","4,777","±886","89.9%","±4.5"</text:p>
          </table:table-cell>
          <table:table-cell table:number-columns-repeated="1023"/>
        </table:table-row>
        <table:table-row table:style-name="ro1">
          <table:table-cell office:value-type="string">
            <text:p>        Different house (in the U.S. or abroad),"1,001","±210","32.1%","±6.6","313","±225","19.8%","±12.0","1,228","±312","33.5%","±8.5","433","±206","17.8%","±8.7","427","±240","21.7%","±9.1","587","±261","17.5%","±6.8","783","±370","17.4%","±7.2","793","±244","30.5%","±8.2","1,705","±320","65.7%","±5.3","3,324","±860","63.5%","±4.2","3,501","±788","58.8%","±9.4","600","±252","38.2%","±11.7","456","±219","10.3%","±4.9","337","±120","16.1%","±5.8","496","±243","22.2%","±11.3","625","±350","27.0%","±12.3","276","±167","11.9%","±7.1","296","±256","12.5%","±9.6","1,888","±369","64.9%","±8.3","2,439","±591","49.9%","±9.2","1,830","±645","29.9%","±8.7","512","±236","24.5%","±10.1","284","±134","16.8%","±7.1","1,888","±583","37.3%","±8.8","1,125","±448","26.4%","±9.8","173","±117","6.7%","±3.7","817","±267","18.8%","±5.6","1,109","±586","33.7%","±13.0","1,005","±427","19.0%","±8.0","884","±254","23.4%","±6.0","611","±198","15.5%","±4.8","507","±272","11.5%","±5.8","1,519","±296","26.2%","±5.7","393","±207","14.6%","±7.8","264","±206","9.7%","±7.6","176","±120","9.1%","±6.4","1,761","±574","27.7%","±8.6","739","±405","27.5%","±12.7","1,068","±383","23.9%","±8.2","777","±270","19.2%","±6.8","876","±381","13.6%","±6.3","685","±339","10.9%","±5.4","802","±277","18.5%","±6.3","1,623","±343","40.5%","±7.5","873","±297","37.3%","±9.9","1,542","±479","38.0%","±11.9","358","±249","7.7%","±5.1","747","±245","24.0%","±6.9","1,126","±237","24.2%","±5.8","589","±368","13.5%","±7.7","1,547","±620","24.8%","±8.9","353","±156","18.5%","±8.0","549","±223","15.0%","±5.3","1,034","±456","16.3%","±6.3","951","±410","17.6%","±7.0","1,212","±300","21.3%","±5.3","363","±244","11.6%","±7.7","1,204","±476","47.6%","±12.4","1,120","±362","31.6%","±8.8","699","±363","15.1%","±7.5","1,300","±466","15.4%","±5.6","518","±179","23.5%","±7.3","820","±312","19.7%","±6.8","64","±49","11.5%","±8.8","281","±175","15.3%","±8.8","655","±341","19.8%","±9.5","1,683","±480","24.7%","±6.5","1,614","±618","30.4%","±10.1","152","±68","10.7%","±4.7","156","±96","12.2%","±7.3","50","±30","2.6%","±1.5","875","±387","47.6%","±12.5","886","±218","21.0%","±5.1","569","±151","12.0%","±3.4","538","±304","10.4%","±5.1","1,318","±685","25.4%","±10.3","1,081","±423","19.6%","±7.2","891","±393","12.4%","±5.4","225","±123","6.4%","±3.6","1,232","±470","16.2%","±6.3","354","±199","8.5%","±4.7","534","±215","10.1%","±4.5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Different house in the U.S.,"975","±207","31.2%","±6.4","313","±225","19.8%","±12.0","1,216","±314","33.2%","±8.6","433","±206","17.8%","±8.7","427","±240","21.7%","±9.1","580","±262","17.3%","±6.8","783","±370","17.4%","±7.2","776","±232","29.8%","±7.9","1,648","±294","63.5%","±5.8","3,173","±840","60.6%","±4.6","3,490","±786","58.6%","±9.4","575","±251","36.6%","±11.7","456","±219","10.3%","±4.9","337","±120","16.1%","±5.8","491","±241","22.0%","±11.3","625","±350","27.0%","±12.3","276","±167","11.9%","±7.1","296","±256","12.5%","±9.6","1,784","±374","61.4%","±8.4","2,147","±575","44.0%","±9.1","1,625","±576","26.6%","±8.1","496","±237","23.8%","±10.2","271","±135","16.0%","±7.1","1,857","±585","36.7%","±8.9","1,097","±444","25.7%","±9.7","173","±117","6.7%","±3.7","703","±252","16.2%","±5.3","1,099","±587","33.4%","±13.0","1,005","±427","19.0%","±8.0","838","±252","22.2%","±6.0","569","±199","14.4%","±4.9","507","±272","11.5%","±5.8","1,489","±300","25.7%","±5.7","393","±207","14.6%","±7.8","264","±206","9.7%","±7.6","176","±120","9.1%","±6.4","1,761","±574","27.7%","±8.6","739","±405","27.5%","±12.7","1,056","±386","23.6%","±8.2","771","±269","19.1%","±6.8","876","±381","13.6%","±6.3","673","±330","10.7%","±5.2","775","±276","17.9%","±6.3","1,599","±348","39.9%","±7.7","873","±297","37.3%","±9.9","1,542","±479","38.0%","±11.9","358","±249","7.7%","±5.1","747","±245","24.0%","±6.9","1,118","±238","24.0%","±5.8","589","±368","13.5%","±7.7","1,547","±620","24.8%","±8.9","348","±156","18.2%","±8.0","549","±223","15.0%","±5.3","956","±442","15.1%","±6.2","951","±410","17.6%","±7.0","1,138","±292","20.0%","±5.2","357","±243","11.4%","±7.6","1,004","±467","39.7%","±13.7","1,113","±361","31.4%","±8.8","699","±363","15.1%","±7.5","1,275","±466","15.1%","±5.6","484","±168","21.9%","±6.8","807","±308","19.4%","±6.7","64","±49","11.5%","±8.8","268","±183","14.6%","±9.3","637","±341","19.2%","±9.5","1,683","±480","24.7%","±6.5","1,614","±618","30.4%","±10.1","152","±68","10.7%","±4.7","156","±96","12.2%","±7.3","44","±28","2.3%","±1.4","857","±381","46.6%","±12.4","826","±215","19.6%","±5.3","503","±144","10.6%","±3.2","451","±295","8.7%","±5.0","1,290","±682","24.9%","±10.4","1,017","±408","18.5%","±6.9","891","±393","12.4%","±5.4","225","±123","6.4%","±3.6","1,085","±430","14.3%","±5.8","344","±198","8.2%","±4.6","402","±182","7.6%","±3.7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Same county,"631","±168","20.2%","±5.0","200","±143","12.6%","±7.8","763","±272","20.8%","±7.1","371","±213","15.2%","±8.9","227","±98","11.5%","±5.3","426","±235","12.7%","±6.3","610","±337","13.5%","±6.8","622","±201","23.9%","±7.3","528","±239","20.3%","±6.8","1,367","±434","26.1%","±4.8","2,411","±658","40.5%","±8.7","385","±238","24.5%","±12.2","361","±195","8.2%","±4.4","255","±107","12.2%","±5.1","324","±189","14.5%","±8.6","554","±340","24.0%","±12.2","238","±156","10.3%","±6.6","264","±257","11.2%","±9.7","1,135","±348","39.0%","±8.9","1,309","±494","26.8%","±8.5","1,271","±536","20.8%","±7.6","219","±115","10.5%","±5.3","201","±130","11.9%","±7.1","1,473","±638","29.1%","±10.7","504","±313","11.8%","±6.9","58","±44","2.2%","±1.7","408","±147","9.4%","±3.2","843","±564","25.6%","±13.5","727","±373","13.7%","±7.3","689","±242","18.2%","±5.8","350","±147","8.9%","±3.7","454","±262","10.3%","±5.6","461","±323","8.0%","±6.2","204","±179","7.6%","±6.8","162","±149","5.9%","±5.3","102","±90","5.3%","±4.7","1,437","±583","22.6%","±8.8","548","±329","20.4%","±10.9","763","±316","17.1%","±7.0","675","±317","16.7%","±7.9","657","±336","10.2%","±5.5","487","±257","7.7%","±4.1","549","±258","12.7%","±5.8","965","±248","24.1%","±6.1","613","±212","26.2%","±8.8","1,176","±467","29.0%","±11.4","261","±233","5.6%","±4.8","239","±151","7.7%","±4.7","833","±206","17.9%","±4.7","450","±332","10.3%","±7.1","645","±262","10.4%","±4.0","145","±89","7.6%","±4.7","250","±131","6.8%","±3.3","610","±250","9.6%","±3.8","592","±249","11.0%","±4.6","607","±248","10.7%","±4.4","309","±233","9.8%","±7.3","706","±401","27.9%","±12.4","818","±340","23.1%","±8.8","271","±229","5.8%","±4.7","1,104","±487","13.1%","±5.8","361","±153","16.4%","±6.5","625","±279","15.0%","±6.3","64","±49","11.5%","±8.8","225","±159","12.3%","±8.0","560","±362","16.9%","±10.2","1,120","±383","16.4%","±5.4","880","±317","16.6%","±5.4","111","±57","7.8%","±4.0","81","±64","6.3%","±5.1","19","±23","1.0%","±1.2","430","±285","23.4%","±11.9","690","±212","16.4%","±5.0","366","±130","7.7%","±2.9","199","±203","3.9%","±3.9","617","±341","11.9%","±6.5","571","±371","10.4%","±6.4","781","±384","10.9%","±5.3","188","±121","5.3%","±3.5","820","±388","10.8%","±5.2","186","±113","4.4%","±2.6","224","±121","4.2%","±2.4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Different county,"344","±125","11.0%","±4.1","113","±102","7.1%","±5.6","453","±152","12.4%","±4.4","62","±49","2.5%","±2.1","200","±214","10.1%","±9.1","154","±106","4.6%","±3.1","173","±128","3.8%","±2.8","154","±81","5.9%","±2.8","1,120","±218","43.1%","±9.7","1,806","±511","34.5%","±4.5","1,079","±357","18.1%","±5.5","190","±81","12.1%","±5.3","95","±80","2.1%","±1.8","82","±55","3.9%","±2.6","167","±120","7.5%","±5.6","71","±53","3.1%","±2.3","38","±48","1.6%","±2.0","32","±35","1.4%","±1.5","649","±183","22.3%","±6.5","838","±241","17.2%","±4.7","354","±193","5.8%","±3.2","277","±195","13.3%","±8.6","70","±43","4.1%","±2.5","384","±243","7.6%","±5.0","593","±295","13.9%","±6.9","115","±110","4.4%","±3.7","295","±181","6.8%","±4.0","256","±126","7.8%","±3.8","278","±197","5.3%","±3.6","149","±108","3.9%","±2.9","219","±143","5.6%","±3.6","53","±43","1.2%","±1.0","1,028","±479","17.7%","±7.9","189","±132","7.0%","±4.9","102","±138","3.7%","±5.2","74","±93","3.8%","±4.9","324","±189","5.1%","±3.0","191","±201","7.1%","±7.1","293","±186","6.6%","±3.9","96","±91","2.4%","±2.2","219","±182","3.4%","±2.9","186","±114","3.0%","±1.8","226","±191","5.2%","±4.4","634","±277","15.8%","±6.5","260","±225","11.1%","±8.7","366","±133","9.0%","±3.4","97","±96","2.1%","±2.1","508","±190","16.3%","±5.7","285","±102","6.1%","±2.4","139","±161","3.2%","±3.6","902","±440","14.5%","±6.4","203","±127","10.6%","±6.4","299","±194","8.2%","±5.1","346","±289","5.5%","±4.2","359","±305","6.7%","±5.4","531","±167","9.3%","±2.9","48","±54","1.5%","±1.7","298","±170","11.8%","±6.5","295","±158","8.3%","±4.2","428","±259","9.2%","±5.7","171","±140","2.0%","±1.7","123","±95","5.6%","±4.2","182","±146","4.4%","±3.4","0","±12","0.0%","±6.1","43","±52","2.3%","±2.8","77","±72","2.3%","±2.3","563","±332","8.2%","±4.7","734","±483","13.8%","±8.5","41","±36","2.9%","±2.5","75","±75","5.9%","±5.7","25","±16","1.3%","±0.8","427","±188","23.2%","±8.1","136","±81","3.2%","±2.0","137","±80","2.9%","±1.7","252","±212","4.9%","±3.6","673","±601","13.0%","±10.2","446","±260","8.1%","±4.8","110","±110","1.5%","±1.6","37","±31","1.1%","±0.9","265","±187","3.5%","±2.5","158","±161","3.8%","±3.8","178","±122","3.4%","±2.4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    Same state,"165","±98","5.3%","±3.2","113","±102","7.1%","±5.6","279","±124","7.6%","±3.6","42","±43","1.7%","±1.8","144","±186","7.3%","±8.3","50","±46","1.5%","±1.4","83","±65","1.8%","±1.5","54","±53","2.1%","±2.0","643","±155","24.8%","±7.2","943","±284","18.0%","±4.6","686","±275","11.5%","±4.3","110","±66","7.0%","±4.3","87","±78","2.0%","±1.7","77","±52","3.7%","±2.5","158","±118","7.1%","±5.4","50","±45","2.2%","±1.9","38","±48","1.6%","±2.0","0","±12","0.0%","±1.5","499","±159","17.2%","±5.5","596","±226","12.2%","±4.4","266","±212","4.3%","±3.5","110","±121","5.3%","±5.6","39","±38","2.3%","±2.1","131","±120","2.6%","±2.3","322","±164","7.5%","±4.1","30","±43","1.2%","±1.7","165","±141","3.8%","±3.2","172","±104","5.2%","±3.1","162","±160","3.1%","±2.9","122","±104","3.2%","±2.8","157","±118","4.0%","±2.9","18","±23","0.4%","±0.5","114","±90","2.0%","±1.5","144","±124","5.4%","±4.9","20","±34","0.7%","±1.3","4","±6","0.2%","±0.3","193","±156","3.0%","±2.5","35","±43","1.3%","±1.6","164","±150","3.7%","±3.2","31","±47","0.8%","±1.1","180","±165","2.8%","±2.6","93","±88","1.5%","±1.4","47","±42","1.1%","±1.0","195","±142","4.9%","±3.5","27","±23","1.2%","±1.0","196","±132","4.8%","±3.2","72","±93","1.6%","±2.0","325","±117","10.5%","±3.8","197","±92","4.2%","±2.1","112","±137","2.6%","±3.1","367","±229","5.9%","±3.5","140","±118","7.3%","±6.0","144","±161","3.9%","±4.4","100","±82","1.6%","±1.3","294","±302","5.4%","±5.4","175","±92","3.1%","±1.6","0","±12","0.0%","±1.1","155","±114","6.1%","±4.5","167","±108","4.7%","±2.9","111","±107","2.4%","±2.3","91","±120","1.1%","±1.4","71","±67","3.2%","±3.0","116","±132","2.8%","±3.1","0","±12","0.0%","±6.1","0","±12","0.0%","±1.9","42","±32","1.3%","±1.0","274","±219","4.0%","±3.2","558","±445","10.5%","±8.1","14","±16","1.0%","±1.1","49","±72","3.8%","±5.5","6","±10","0.3%","±0.5","291","±172","15.8%","±8.3","89","±63","2.1%","±1.5","66","±53","1.4%","±1.1","252","±212","4.9%","±3.6","74","±67","1.4%","±1.3","179","±189","3.3%","±3.4","42","±48","0.6%","±0.7","4","±8","0.1%","±0.2","159","±135","2.1%","±1.8","137","±160","3.3%","±3.8","99","±94","1.9%","±1.8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    Different state,"179","±82","5.7%","±2.7","0","±12","0.0%","±2.2","174","±99","4.7%","±2.8","20","±22","0.8%","±0.9","56","±88","2.8%","±4.3","104","±95","3.1%","±2.8","90","±118","2.0%","±2.6","100","±77","3.8%","±2.8","477","±164","18.4%","±6.2","863","±336","16.5%","±3.7","393","±193","6.6%","±3.2","80","±45","5.1%","±3.0","8","±9","0.2%","±0.2","5","±9","0.2%","±0.4","9","±13","0.4%","±0.6","21","±32","0.9%","±1.4","0","±12","0.0%","±1.5","32","±35","1.4%","±1.5","150","±79","5.2%","±2.8","242","±115","5.0%","±2.4","88","±87","1.4%","±1.4","167","±172","8.0%","±7.9","31","±31","1.8%","±1.9","253","±212","5.0%","±4.3","271","±224","6.4%","±5.0","85","±102","3.3%","±3.5","130","±126","3.0%","±2.9","84","±65","2.6%","±2.0","116","±115","2.2%","±2.2","27","±32","0.7%","±0.8","62","±40","1.6%","±1.0","35","±36","0.8%","±0.8","914","±472","15.8%","±7.9","45","±68","1.7%","±2.4","82","±127","3.0%","±4.7","70","±93","3.6%","±4.9","131","±119","2.1%","±1.9","156","±196","5.8%","±6.9","129","±104","2.9%","±2.3","65","±77","1.6%","±1.9","39","±45","0.6%","±0.7","93","±65","1.5%","±1.0","179","±193","4.1%","±4.5","439","±235","11.0%","±5.7","233","±225","10.0%","±8.8","170","±91","4.2%","±2.4","25","±26","0.5%","±0.6","183","±132","5.9%","±4.0","88","±69","1.9%","±1.5","27","±42","0.6%","±1.0","535","±319","8.6%","±4.8","63","±39","3.3%","±2.0","155","±121","4.2%","±3.2","246","±269","3.9%","±4.0","65","±71","1.2%","±1.3","356","±158","6.3%","±2.8","48","±54","1.5%","±1.7","143","±117","5.7%","±4.4","128","±84","3.6%","±2.3","317","±232","6.8%","±5.0","80","±77","0.9%","±0.9","52","±64","2.4%","±2.8","66","±57","1.6%","±1.4","0","±12","0.0%","±6.1","43","±52","2.3%","±2.8","35","±55","1.1%","±1.7","289","±223","4.2%","±3.2","176","±195","3.3%","±3.5","27","±32","1.9%","±2.3","26","±27","2.0%","±2.1","19","±13","1.0%","±0.7","136","±73","7.4%","±3.4","47","±51","1.1%","±1.2","71","±61","1.5%","±1.3","0","±17","0.0%","±0.7","599","±608","11.5%","±10.5","267","±148","4.8%","±2.7","68","±101","0.9%","±1.4","33","±31","0.9%","±0.9","106","±89","1.4%","±1.2","21","±22","0.5%","±0.5","79","±71","1.5%","±1.4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Abroad,"26","±27","0.8%","±0.9","0","±12","0.0%","±2.2","12","±17","0.3%","±0.5","0","±12","0.0%","±1.4","0","±12","0.0%","±1.8","7","±13","0.2%","±0.4","0","±12","0.0%","±0.8","17","±28","0.7%","±1.0","57","±54","2.2%","±1.9","151","±137","2.9%","±2.6","11","±19","0.2%","±0.3","25","±38","1.6%","±2.4","0","±12","0.0%","±0.8","0","±12","0.0%","±1.7","5","±8","0.2%","±0.4","0","±12","0.0%","±1.5","0","±12","0.0%","±1.5","0","±12","0.0%","±1.5","104","±75","3.6%","±2.6","292","±203","6.0%","±4.1","205","±329","3.3%","±5.3","16","±26","0.8%","±1.2","13","±20","0.8%","±1.2","31","±51","0.6%","±1.0","28","±33","0.7%","±0.8","0","±12","0.0%","±1.3","114","±123","2.6%","±2.8","10","±13","0.3%","±0.4","0","±17","0.0%","±0.7","46","±69","1.2%","±1.8","42","±64","1.1%","±1.6","0","±12","0.0%","±0.8","30","±37","0.5%","±0.7","0","±12","0.0%","±1.3","0","±12","0.0%","±1.3","0","±12","0.0%","±1.8","0","±17","0.0%","±0.5","0","±12","0.0%","±1.3","12","±19","0.3%","±0.4","6","±9","0.1%","±0.2","0","±17","0.0%","±0.5","12","±21","0.2%","±0.3","27","±34","0.6%","±0.8","24","±34","0.6%","±0.8","0","±12","0.0%","±1.5","0","±12","0.0%","±0.9","0","±12","0.0%","±0.8","0","±12","0.0%","±1.1","8","±14","0.2%","±0.3","0","±12","0.0%","±0.8","0","±17","0.0%","±0.6","5","±8","0.3%","±0.4","0","±12","0.0%","±1.0","78","±126","1.2%","±1.9","0","±17","0.0%","±0.6","74","±52","1.3%","±0.9","6","±11","0.2%","±0.4","200","±139","7.9%","±5.4","7","±11","0.2%","±0.3","0","±12","0.0%","±0.8","25","±31","0.3%","±0.4","34","±40","1.5%","±1.8","13","±18","0.3%","±0.4","0","±12","0.0%","±6.1","13","±22","0.7%","±1.2","18","±31","0.5%","±0.9","0","±17","0.0%","±0.5","0","±17","0.0%","±0.7","0","±12","0.0%","±2.4","0","±12","0.0%","±2.7","6","±9","0.3%","±0.5","18","±28","1.0%","±1.5","60","±67","1.4%","±1.5","66","±62","1.4%","±1.3","87","±92","1.7%","±1.8","28","±47","0.5%","±0.9","64","±74","1.2%","±1.3","0","±17","0.0%","±0.5","0","±12","0.0%","±1.0","147","±170","1.9%","±2.2","10","±15","0.2%","±0.4","132","±130","2.5%","±2.5"</text:p>
          </table:table-cell>
          <table:table-cell table:number-columns-repeated="1023"/>
        </table:table-row>
        <table:table-row table:style-name="ro1">
          <table:table-cell office:value-type="string">
            <text:p>PLACE OF BIRTH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Total population,"3,171","±368","3,171","(X)","1,584","±375","1,584","(X)","3,696","±745","3,696","(X)","2,472","±460","2,472","(X)","1,983","±472","1,983","(X)","3,411","±460","3,411","(X)","4,569","±598","4,569","(X)","2,610","±417","2,610","(X)","2,603","±493","2,603","(X)","5,237","±1,259","5,237","(X)","5,951","±900","5,951","(X)","1,598","±300","1,598","(X)","4,427","±752","4,427","(X)","2,131","±351","2,131","(X)","2,245","±435","2,245","(X)","2,316","±407","2,316","(X)","2,322","±503","2,322","(X)","2,411","±381","2,411","(X)","2,907","±400","2,907","(X)","5,013","±705","5,013","(X)","6,183","±784","6,183","(X)","2,093","±344","2,093","(X)","1,703","±217","1,703","(X)","5,104","±636","5,104","(X)","4,285","±817","4,285","(X)","2,599","±514","2,599","(X)","4,381","±436","4,381","(X)","3,324","±597","3,324","(X)","5,306","±666","5,306","(X)","3,858","±485","3,858","(X)","4,028","±443","4,028","(X)","4,424","±411","4,424","(X)","5,864","±794","5,864","(X)","2,687","±420","2,687","(X)","2,729","±520","2,729","(X)","1,951","±448","1,951","(X)","6,532","±912","6,532","(X)","2,710","±433","2,710","(X)","4,511","±561","4,511","(X)","4,113","±564","4,113","(X)","6,487","±1,105","6,487","(X)","6,342","±625","6,342","(X)","4,362","±670","4,362","(X)","4,088","±433","4,088","(X)","2,353","±317","2,353","(X)","4,076","±587","4,076","(X)","4,672","±411","4,672","(X)","3,117","±451","3,117","(X)","4,788","±592","4,788","(X)","4,390","±447","4,390","(X)","6,316","±985","6,316","(X)","1,926","±261","1,926","(X)","3,685","±519","3,685","(X)","6,410","±833","6,410","(X)","5,425","±592","5,425","(X)","5,758","±592","5,758","(X)","3,139","±405","3,139","(X)","2,541","±529","2,541","(X)","3,565","±408","3,565","(X)","4,654","±735","4,654","(X)","8,483","±843","8,483","(X)","2,301","±262","2,301","(X)","4,244","±509","4,244","(X)","563","±93","563","(X)","1,839","±384","1,839","(X)","3,368","±568","3,368","(X)","6,959","±831","6,959","(X)","5,412","±764","5,412","(X)","1,432","±118","1,432","(X)","1,289","±145","1,289","(X)","1,977","±405","1,977","(X)","1,856","±429","1,856","(X)","4,284","±482","4,284","(X)","4,829","±579","4,829","(X)","5,342","±937","5,342","(X)","5,201","±750","5,201","(X)","5,577","±685","5,577","(X)","7,238","±1,026","7,238","(X)","3,531","±256","3,531","(X)","7,671","±947","7,671","(X)","4,225","±602","4,225","(X)","5,443","±863","5,44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Native,"3,016","±366","95.1%","±2.6","1,374","±301","86.7%","±6.0","3,570","±747","96.6%","±2.6","2,441","±459","98.7%","±1.8","1,762","±387","88.9%","±6.4","3,126","±380","91.6%","±7.4","4,455","±595","97.5%","±1.9","2,379","±394","91.1%","±5.1","2,482","±496","95.4%","±2.8","4,783","±1,084","91.3%","±3.7","5,474","±909","92.0%","±3.1","1,367","±322","85.5%","±9.0","3,907","±698","88.3%","±6.3","1,758","±263","82.5%","±5.1","2,043","±424","91.0%","±5.3","2,256","±416","97.4%","±2.6","2,085","±355","89.8%","±9.2","2,380","±378","98.7%","±1.5","2,588","±430","89.0%","±5.3","4,129","±708","82.4%","±6.5","4,676","±683","75.6%","±5.3","1,662","±245","79.4%","±6.2","1,496","±214","87.8%","±4.1","4,743","±636","92.9%","±4.1","3,523","±780","82.2%","±7.3","2,510","±502","96.6%","±3.0","3,405","±369","77.7%","±6.5","3,237","±598","97.4%","±1.9","4,869","±673","91.8%","±4.0","3,437","±432","89.1%","±5.4","3,752","±443","93.1%","±3.5","4,243","±402","95.9%","±2.5","4,709","±668","80.3%","±8.6","2,564","±416","95.4%","±3.2","2,716","±518","99.5%","±0.7","1,758","±458","90.1%","±6.1","6,201","±917","94.9%","±5.0","2,549","±402","94.1%","±6.8","4,215","±567","93.4%","±4.0","3,591","±492","87.3%","±10.1","6,071","±963","93.6%","±5.1","5,852","±636","92.3%","±4.1","3,856","±642","88.4%","±5.3","3,789","±444","92.7%","±4.1","2,223","±312","94.5%","±2.9","3,511","±567","86.1%","±6.3","4,375","±349","93.6%","±2.8","2,834","±428","90.9%","±5.6","4,177","±408","87.2%","±6.2","4,019","±476","91.5%","±4.8","5,787","±903","91.6%","±4.0","1,719","±214","89.3%","±5.7","3,427","±484","93.0%","±4.0","4,816","±693","75.1%","±9.3","4,929","±530","90.9%","±3.8","5,171","±559","89.8%","±3.7","3,034","±374","96.7%","±2.5","1,958","±341","77.1%","±10.6","3,239","±377","90.9%","±4.0","4,137","±780","88.9%","±5.6","7,781","±857","91.7%","±2.3","2,051","±272","89.1%","±5.9","3,783","±457","89.1%","±4.5","505","±84","89.7%","±4.7","1,775","±377","96.5%","±2.9","3,169","±557","94.1%","±5.2","6,203","±635","89.1%","±5.4","5,061","±743","93.5%","±3.5","1,363","±124","95.2%","±2.7","1,265","±148","98.1%","±2.3","1,920","±404","97.1%","±2.0","1,545","±382","83.2%","±7.2","3,875","±414","90.5%","±6.6","4,334","±562","89.7%","±3.8","4,876","±918","91.3%","±3.9","4,479","±585","86.1%","±6.2","4,935","±755","88.5%","±5.7","6,920","±1,037","95.6%","±2.1","3,305","±269","93.6%","±3.0","5,880","±788","76.7%","±5.8","3,979","±592","94.2%","±2.4","4,786","±845","87.9%","±4.1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Born in United States,"3,009","±367","94.9%","±2.6","1,343","±316","84.8%","±5.7","3,528","±747","95.5%","±2.8","2,433","±458","98.4%","±1.8","1,748","±386","88.1%","±6.1","3,119","±379","91.4%","±7.4","4,442","±595","97.2%","±1.9","2,370","±393","90.8%","±5.1","2,465","±496","94.7%","±2.9","4,713","±1,088","90.0%","±3.6","5,452","±907","91.6%","±3.1","1,360","±323","85.1%","±9.0","3,878","±694","87.6%","±6.3","1,758","±263","82.5%","±5.1","2,035","±423","90.6%","±5.2","2,251","±415","97.2%","±2.6","2,050","±359","88.3%","±9.1","2,373","±379","98.4%","±1.5","2,571","±432","88.4%","±5.4","4,061","±707","81.0%","±6.8","4,654","±678","75.3%","±5.3","1,655","±244","79.1%","±6.2","1,491","±214","87.6%","±4.1","4,690","±633","91.9%","±4.3","3,509","±782","81.9%","±7.3","2,492","±502","95.9%","±3.1","3,336","±348","76.1%","±6.4","3,163","±592","95.2%","±2.6","4,869","±673","91.8%","±4.0","3,400","±433","88.1%","±5.4","3,743","±445","92.9%","±3.6","4,221","±404","95.4%","±2.6","4,540","±578","77.4%","±8.2","2,564","±416","95.4%","±3.2","2,576","±497","94.4%","±6.9","1,741","±463","89.2%","±6.9","6,075","±835","93.0%","±5.1","2,533","±402","93.5%","±6.8","4,128","±536","91.5%","±4.1","3,541","±493","86.1%","±10.1","5,946","±928","91.7%","±7.1","5,800","±647","91.5%","±4.2","3,847","±637","88.2%","±5.3","3,735","±443","91.4%","±4.3","2,199","±308","93.5%","±3.0","3,446","±559","84.5%","±6.2","4,341","±352","92.9%","±2.8","2,820","±432","90.5%","±5.7","4,127","±397","86.2%","±6.7","4,019","±476","91.5%","±4.8","5,612","±879","88.9%","±4.1","1,686","±202","87.5%","±6.2","3,361","±479","91.2%","±5.4","4,765","±701","74.3%","±9.6","4,868","±534","89.7%","±4.1","5,145","±561","89.4%","±3.8","3,006","±385","95.8%","±2.8","1,864","±336","73.4%","±10.2","3,194","±375","89.6%","±4.2","4,137","±780","88.9%","±5.6","7,614","±853","89.8%","±2.9","2,044","±273","88.8%","±5.9","3,774","±458","88.9%","±4.5","484","±82","86.0%","±8.5","1,768","±376","96.1%","±2.9","3,155","±560","93.7%","±5.2","6,152","±635","88.4%","±5.4","5,008","±740","92.5%","±3.6","1,363","±124","95.2%","±2.7","1,256","±147","97.4%","±2.4","1,915","±405","96.9%","±2.1","1,545","±382","83.2%","±7.2","3,848","±417","89.8%","±6.5","4,264","±542","88.3%","±3.9","4,866","±917","91.1%","±3.8","4,421","±592","85.0%","±6.3","4,856","±751","87.1%","±6.0","6,903","±1,037","95.4%","±2.0","3,294","±267","93.3%","±3.0","5,806","±789","75.7%","±5.6","3,894","±588","92.2%","±3.0","4,680","±843","86.0%","±4.4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State of residence,"1,623","±280","51.2%","±5.6","820","±259","51.8%","±8.3","2,451","±473","66.3%","±8.8","1,725","±419","69.8%","±7.1","1,370","±371","69.1%","±8.1","1,887","±342","55.3%","±7.6","2,580","±427","56.5%","±8.3","1,502","±308","57.5%","±9.1","1,300","±301","49.9%","±6.8","2,388","±483","45.6%","±7.2","2,859","±663","48.0%","±7.7","932","±221","58.3%","±10.6","3,356","±653","75.8%","±7.1","1,263","±225","59.3%","±8.2","1,442","±359","64.2%","±7.7","1,754","±356","75.7%","±6.3","1,617","±346","69.6%","±8.0","1,748","±359","72.5%","±6.3","1,448","±301","49.8%","±8.5","2,734","±558","54.5%","±6.4","3,127","±515","50.6%","±6.2","1,275","±254","60.9%","±8.4","1,148","±230","67.4%","±7.1","2,881","±550","56.4%","±6.6","2,251","±699","52.5%","±10.9","1,873","±492","72.1%","±6.8","1,893","±273","43.2%","±5.7","1,915","±385","57.6%","±7.5","3,225","±597","60.8%","±6.7","2,201","±347","57.1%","±6.4","2,531","±408","62.8%","±6.3","2,833","±403","64.0%","±5.9","2,834","±505","48.3%","±6.5","1,613","±312","60.0%","±11.0","2,079","±439","76.2%","±10.4","1,183","±306","60.6%","±10.7","5,023","±796","76.9%","±5.6","1,847","±349","68.2%","±9.5","2,861","±502","63.4%","±6.8","2,565","±410","62.4%","±8.9","4,005","±925","61.7%","±9.8","4,093","±534","64.5%","±5.4","2,854","±562","65.4%","±6.7","2,466","±359","60.3%","±6.5","1,429","±264","60.7%","±7.7","2,221","±528","54.5%","±9.5","2,896","±311","62.0%","±4.7","1,335","±224","42.8%","±6.5","2,842","±334","59.4%","±8.3","2,635","±467","60.0%","±7.9","3,596","±811","56.9%","±6.5","1,139","±200","59.1%","±6.4","2,199","±423","59.7%","±7.0","3,172","±488","49.5%","±7.4","3,131","±424","57.7%","±4.5","3,234","±539","56.2%","±5.9","2,292","±355","73.0%","±7.9","1,027","±244","40.4%","±9.0","2,295","±350","64.4%","±5.7","2,652","±544","57.0%","±8.3","5,045","±618","59.5%","±4.5","1,283","±190","55.8%","±5.5","2,765","±452","65.2%","±6.2","249","±62","44.2%","±9.8","1,223","±341","66.5%","±8.8","2,415","±523","71.7%","±6.7","4,042","±556","58.1%","±5.6","3,601","±651","66.5%","±6.9","844","±124","58.9%","±5.5","647","±126","50.2%","±6.9","1,234","±342","62.4%","±6.1","905","±340","48.8%","±10.7","2,706","±368","63.2%","±5.6","2,711","±531","56.1%","±6.8","3,110","±635","58.2%","±5.0","2,532","±422","48.7%","±7.6","3,094","±660","55.5%","±7.6","4,665","±1,008","64.5%","±6.8","1,902","±208","53.9%","±5.3","3,478","±732","45.3%","±7.2","2,640","±462","62.5%","±6.4","2,936","±454","53.9%","±5.6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    Different state,"1,386","±213","43.7%","±5.1","523","±144","33.0%","±8.3","1,077","±475","29.1%","±9.1","708","±178","28.6%","±7.1","378","±155","19.1%","±8.1","1,232","±198","36.1%","±5.9","1,862","±504","40.8%","±8.0","868","±285","33.3%","±8.9","1,165","±302","44.8%","±6.8","2,325","±756","44.4%","±6.0","2,593","±647","43.6%","±8.3","428","±177","26.8%","±7.5","522","±219","11.8%","±4.8","495","±195","23.2%","±8.0","593","±175","26.4%","±6.7","497","±160","21.5%","±5.9","433","±103","18.6%","±5.5","625","±145","25.9%","±6.0","1,123","±324","38.6%","±8.2","1,327","±293","26.5%","±4.9","1,527","±417","24.7%","±5.6","380","±121","18.2%","±5.7","343","±81","20.1%","±5.5","1,809","±366","35.4%","±6.8","1,258","±385","29.4%","±8.0","619","±119","23.8%","±5.8","1,443","±228","32.9%","±4.7","1,248","±379","37.5%","±7.7","1,644","±337","31.0%","±5.8","1,199","±272","31.1%","±6.0","1,212","±251","30.1%","±5.8","1,388","±253","31.4%","±5.5","1,706","±482","29.1%","±8.7","951","±382","35.4%","±11.4","497","±214","18.2%","±6.6","558","±285","28.6%","±10.6","1,052","±261","16.1%","±4.0","686","±257","25.3%","±8.6","1,267","±253","28.1%","±5.3","976","±210","23.7%","±4.7","1,941","±545","29.9%","±8.7","1,707","±364","26.9%","±5.1","993","±227","22.8%","±4.7","1,269","±284","31.0%","±5.9","770","±195","32.7%","±6.9","1,225","±340","30.1%","±7.7","1,445","±256","30.9%","±5.0","1,485","±344","47.6%","±6.9","1,285","±296","26.8%","±4.7","1,384","±296","31.5%","±6.3","2,016","±353","31.9%","±6.1","547","±108","28.4%","±6.2","1,162","±258","31.5%","±6.7","1,593","±706","24.9%","±10.8","1,737","±309","32.0%","±5.2","1,911","±323","33.2%","±5.7","714","±253","22.7%","±7.2","837","±310","32.9%","±11.3","899","±185","25.2%","±5.1","1,485","±499","31.9%","±8.2","2,569","±500","30.3%","±4.5","761","±178","33.1%","±6.6","1,009","±172","23.8%","±4.3","235","±66","41.7%","±9.8","545","±176","29.6%","±9.3","740","±183","22.0%","±5.5","2,110","±406","30.3%","±5.7","1,407","±414","26.0%","±6.8","519","±76","36.2%","±5.5","609","±103","47.2%","±6.9","681","±108","34.4%","±5.2","640","±151","34.5%","±8.3","1,142","±225","26.7%","±5.5","1,553","±274","32.2%","±5.9","1,756","±422","32.9%","±5.2","1,889","±406","36.3%","±5.4","1,762","±381","31.6%","±6.4","2,238","±412","30.9%","±6.3","1,392","±247","39.4%","±5.8","2,328","±380","30.3%","±4.6","1,254","±322","29.7%","±5.9","1,744","±520","32.0%","±5.7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Born in Puerto Rico, U.S. Island areas, or born abroad to American parent(s),"7","±11","0.2%","±0.3","31","±45","2.0%","±3.0","42","±37","1.1%","±1.1","8","±12","0.3%","±0.5","14","±24","0.7%","±1.2","7","±12","0.2%","±0.3","13","±20","0.3%","±0.4","9","±13","0.3%","±0.5","17","±21","0.7%","±0.8","70","±47","1.3%","±1.0","22","±32","0.4%","±0.5","7","±11","0.4%","±0.7","29","±32","0.7%","±0.7","0","±12","0.0%","±1.6","8","±11","0.4%","±0.5","5","±8","0.2%","±0.3","35","±34","1.5%","±1.5","7","±11","0.3%","±0.5","17","±19","0.6%","±0.7","68","±89","1.4%","±1.8","22","±36","0.4%","±0.6","7","±10","0.3%","±0.5","5","±7","0.3%","±0.4","53","±58","1.0%","±1.1","14","±23","0.3%","±0.5","18","±20","0.7%","±0.8","69","±62","1.6%","±1.4","74","±67","2.2%","±2.0","0","±17","0.0%","±0.7","37","±32","1.0%","±0.8","9","±15","0.2%","±0.4","22","±22","0.5%","±0.5","169","±211","2.9%","±3.5","0","±12","0.0%","±1.3","140","±186","5.1%","±6.6","17","±22","0.9%","±1.2","126","±144","1.9%","±2.1","16","±20","0.6%","±0.7","87","±98","1.9%","±2.1","50","±39","1.2%","±1.0","125","±160","1.9%","±2.3","52","±58","0.8%","±0.9","9","±16","0.2%","±0.4","54","±37","1.3%","±0.9","24","±27","1.0%","±1.1","65","±46","1.6%","±1.1","34","±31","0.7%","±0.7","14","±25","0.4%","±0.8","50","±60","1.0%","±1.2","0","±12","0.0%","±0.8","175","±131","2.8%","±2.0","33","±43","1.7%","±2.1","66","±74","1.8%","±1.9","51","±93","0.8%","±1.4","61","±50","1.1%","±0.9","26","±24","0.5%","±0.4","28","±41","0.9%","±1.3","94","±107","3.7%","±4.3","45","±48","1.3%","±1.3","0","±12","0.0%","±0.7","167","±135","2.0%","±1.6","7","±11","0.3%","±0.5","9","±14","0.2%","±0.3","21","±31","3.7%","±5.4","7","±10","0.4%","±0.6","14","±17","0.4%","±0.5","51","±66","0.7%","±1.0","53","±48","1.0%","±0.9","0","±12","0.0%","±2.4","9","±9","0.7%","±0.7","5","±7","0.3%","±0.4","0","±12","0.0%","±1.9","27","±33","0.6%","±0.8","70","±62","1.4%","±1.2","10","±16","0.2%","±0.3","58","±51","1.1%","±1.0","79","±71","1.4%","±1.3","17","±27","0.2%","±0.4","11","±17","0.3%","±0.5","74","±67","1.0%","±0.9","85","±76","2.0%","±1.8","106","±81","1.9%","±1.5"</text:p>
          </table:table-cell>
          <table:table-cell table:number-columns-repeated="1023"/>
        </table:table-row>
        <table:table-row table:style-name="ro1">
          <table:table-cell office:value-type="string">
            <text:p>        Foreign born,"155","±82","4.9%","±2.6","210","±124","13.3%","±6.0","126","±94","3.4%","±2.6","31","±44","1.3%","±1.8","221","±156","11.1%","±6.4","285","±268","8.4%","±7.4","114","±88","2.5%","±1.9","231","±142","8.9%","±5.1","121","±70","4.6%","±2.8","454","±260","8.7%","±3.7","477","±175","8.0%","±3.1","231","±139","14.5%","±9.0","520","±293","11.7%","±6.3","373","±146","17.5%","±5.1","202","±120","9.0%","±5.3","60","±58","2.6%","±2.6","237","±247","10.2%","±9.2","31","±36","1.3%","±1.5","319","±147","11.0%","±5.3","884","±327","17.6%","±6.5","1,507","±377","24.4%","±5.3","431","±173","20.6%","±6.2","207","±70","12.2%","±4.1","361","±208","7.1%","±4.1","762","±322","17.8%","±7.3","89","±79","3.4%","±3.0","976","±329","22.3%","±6.5","87","±61","2.6%","±1.9","437","±211","8.2%","±4.0","421","±230","10.9%","±5.4","276","±143","6.9%","±3.5","181","±113","4.1%","±2.5","1,155","±565","19.7%","±8.6","123","±86","4.6%","±3.2","13","±19","0.5%","±0.7","193","±109","9.9%","±6.1","331","±331","5.1%","±5.0","161","±192","5.9%","±6.8","296","±181","6.6%","±4.0","522","±453","12.7%","±10.1","416","±359","6.4%","±5.1","490","±266","7.7%","±4.1","506","±242","11.6%","±5.3","299","±168","7.3%","±4.1","130","±70","5.5%","±2.9","565","±273","13.9%","±6.3","297","±143","6.4%","±2.8","283","±183","9.1%","±5.6","611","±351","12.8%","±6.2","371","±211","8.5%","±4.8","529","±275","8.4%","±4.0","207","±124","10.7%","±5.7","258","±155","7.0%","±4.0","1,594","±690","24.9%","±9.3","496","±227","9.1%","±3.8","587","±227","10.2%","±3.7","105","±85","3.3%","±2.5","583","±355","22.9%","±10.6","326","±152","9.1%","±4.0","517","±247","11.1%","±5.6","702","±186","8.3%","±2.3","250","±139","10.9%","±5.9","461","±210","10.9%","±4.5","58","±29","10.3%","±4.7","64","±56","3.5%","±2.9","199","±177","5.9%","±5.2","756","±422","10.9%","±5.4","351","±196","6.5%","±3.5","69","±39","4.8%","±2.7","24","±29","1.9%","±2.3","57","±39","2.9%","±2.0","311","±148","16.8%","±7.2","409","±302","9.5%","±6.6","495","±187","10.3%","±3.8","466","±205","8.7%","±3.9","722","±374","13.9%","±6.2","642","±307","11.5%","±5.7","318","±142","4.4%","±2.1","226","±105","6.4%","±3.0","1,791","±525","23.3%","±5.8","246","±103","5.8%","±2.4","657","±219","12.1%","±4.1"</text:p>
          </table:table-cell>
          <table:table-cell table:number-columns-repeated="1023"/>
        </table:table-row>
        <table:table-row table:style-name="ro1">
          <table:table-cell office:value-type="string">
            <text:p>U.S. CITIZENSHIP STATUS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Foreign-born population,"155","±82","155","(X)","210","±124","210","(X)","126","±94","126","(X)","31","±44","31","(X)","221","±156","221","(X)","285","±268","285","(X)","114","±88","114","(X)","231","±142","231","(X)","121","±70","121","(X)","454","±260","454","(X)","477","±175","477","(X)","231","±139","231","(X)","520","±293","520","(X)","373","±146","373","(X)","202","±120","202","(X)","60","±58","60","(X)","237","±247","237","(X)","31","±36","31","(X)","319","±147","319","(X)","884","±327","884","(X)","1,507","±377","1,507","(X)","431","±173","431","(X)","207","±70","207","(X)","361","±208","361","(X)","762","±322","762","(X)","89","±79","89","(X)","976","±329","976","(X)","87","±61","87","(X)","437","±211","437","(X)","421","±230","421","(X)","276","±143","276","(X)","181","±113","181","(X)","1,155","±565","1,155","(X)","123","±86","123","(X)","13","±19","13","(X)","193","±109","193","(X)","331","±331","331","(X)","161","±192","161","(X)","296","±181","296","(X)","522","±453","522","(X)","416","±359","416","(X)","490","±266","490","(X)","506","±242","506","(X)","299","±168","299","(X)","130","±70","130","(X)","565","±273","565","(X)","297","±143","297","(X)","283","±183","283","(X)","611","±351","611","(X)","371","±211","371","(X)","529","±275","529","(X)","207","±124","207","(X)","258","±155","258","(X)","1,594","±690","1,594","(X)","496","±227","496","(X)","587","±227","587","(X)","105","±85","105","(X)","583","±355","583","(X)","326","±152","326","(X)","517","±247","517","(X)","702","±186","702","(X)","250","±139","250","(X)","461","±210","461","(X)","58","±29","58","(X)","64","±56","64","(X)","199","±177","199","(X)","756","±422","756","(X)","351","±196","351","(X)","69","±39","69","(X)","24","±29","24","(X)","57","±39","57","(X)","311","±148","311","(X)","409","±302","409","(X)","495","±187","495","(X)","466","±205","466","(X)","722","±374","722","(X)","642","±307","642","(X)","318","±142","318","(X)","226","±105","226","(X)","1,791","±525","1,791","(X)","246","±103","246","(X)","657","±219","657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Naturalized U.S. citizen,"49","±39","31.6%","±22.7","126","±60","60.0%","±28.0","54","±59","42.9%","±25.7","0","±12","0.0%","±55.3","77","±81","34.8%","±20.8","49","±45","17.2%","±21.2","65","±80","57.0%","±44.5","27","±31","11.7%","±15.4","39","±39","32.2%","±28.1","129","±123","28.4%","±14.4","119","±108","24.9%","±20.2","109","±109","47.2%","±27.2","22","±45","4.2%","±8.3","11","±18","2.9%","±4.4","46","±37","22.8%","±23.2","0","±12","0.0%","±39.7","20","±17","8.4%","±14.6","12","±17","38.7%","±57.8","25","±29","7.8%","±8.8","35","±52","4.0%","±5.6","107","±76","7.1%","±5.6","81","±63","18.8%","±14.7","125","±56","60.4%","±21.4","182","±145","50.4%","±25.1","268","±152","35.2%","±13.8","78","±76","87.6%","±25.6","205","±209","21.0%","±18.3","26","±19","29.9%","±27.4","208","±120","47.6%","±23.6","112","±64","26.6%","±18.1","115","±111","41.7%","±28.6","34","±35","18.8%","±20.1","51","±49","4.4%","±5.5","23","±26","18.7%","±23.0","0","±12","0.0%","±85.4","61","±49","31.6%","±20.2","106","±97","32.0%","±43.7","40","±40","24.8%","±22.7","89","±92","30.1%","±27.7","77","±57","14.8%","±17.7","86","±71","20.7%","±30.0","156","±88","31.8%","±21.8","215","±105","42.5%","±18.5","196","±133","65.6%","±27.2","39","±29","30.0%","±21.1","239","±171","42.3%","±23.3","175","±113","58.9%","±20.4","73","±55","25.8%","±16.3","264","±173","43.2%","±26.4","297","±184","80.1%","±22.6","345","±227","65.2%","±26.8","27","±17","13.0%","±10.6","72","±47","27.9%","±18.6","15","±25","0.9%","±1.6","318","±177","64.1%","±26.2","300","±185","51.1%","±19.5","47","±33","44.8%","±52.2","66","±72","11.3%","±10.9","69","±47","21.2%","±11.9","100","±100","19.3%","±19.4","473","±154","67.4%","±14.8","80","±53","32.0%","±15.7","289","±128","62.7%","±18.9","54","±29","93.1%","±11.0","2","±5","3.1%","±7.6","173","±176","86.9%","±21.5","91","±102","12.0%","±14.7","70","±59","19.9%","±18.3","32","±19","46.4%","±24.5","6","±11","25.0%","±30.9","20","±16","35.1%","±33.1","121","±86","38.9%","±19.0","79","±58","19.3%","±22.4","270","±118","54.5%","±15.7","201","±91","43.1%","±18.4","438","±316","60.7%","±26.9","296","±203","46.1%","±24.2","253","±131","79.6%","±17.3","171","±86","75.7%","±17.6","496","±167","27.7%","±11.0","69","±39","28.0%","±15.7","289","±132","44.0%","±16.2"</text:p>
          </table:table-cell>
          <table:table-cell table:number-columns-repeated="1023"/>
        </table:table-row>
        <table:table-row table:style-name="ro1">
          <table:table-cell office:value-type="string">
            <text:p>        Not a U.S. citizen,"106","±70","68.4%","±22.7","84","±96","40.0%","±28.0","72","±49","57.1%","±25.7","31","±44","100.0%","±55.3","144","±95","65.2%","±20.8","236","±249","82.8%","±21.2","49","±50","43.0%","±44.5","204","±138","88.3%","±15.4","82","±55","67.8%","±28.1","325","±152","71.6%","±14.4","358","±146","75.1%","±20.2","122","±76","52.8%","±27.2","498","±276","95.8%","±8.3","362","±141","97.1%","±4.4","156","±121","77.2%","±23.2","60","±58","100.0%","±39.7","217","±245","91.6%","±14.6","19","±32","61.3%","±57.8","294","±142","92.2%","±8.8","849","±315","96.0%","±5.6","1,400","±388","92.9%","±5.6","350","±166","81.2%","±14.7","82","±54","39.6%","±21.4","179","±125","49.6%","±25.1","494","±236","64.8%","±13.8","11","±20","12.4%","±25.6","771","±262","79.0%","±18.3","61","±57","70.1%","±27.4","229","±169","52.4%","±23.6","309","±214","73.4%","±18.1","161","±93","58.3%","±28.6","147","±110","81.2%","±20.1","1,104","±566","95.6%","±5.5","100","±83","81.3%","±23.0","13","±19","100.0%","±85.4","132","±88","68.4%","±20.2","225","±319","68.0%","±43.7","121","±157","75.2%","±22.7","207","±154","69.9%","±27.7","445","±447","85.2%","±17.7","330","±356","79.3%","±30.0","334","±247","68.2%","±21.8","291","±191","57.5%","±18.5","103","±99","34.4%","±27.2","91","±62","70.0%","±21.1","326","±207","57.7%","±23.3","122","±74","41.1%","±20.4","210","±153","74.2%","±16.3","347","±288","56.8%","±26.4","74","±93","19.9%","±22.6","184","±167","34.8%","±26.8","180","±122","87.0%","±10.6","186","±139","72.1%","±18.6","1,579","±687","99.1%","±1.6","178","±160","35.9%","±26.2","287","±135","48.9%","±19.5","58","±89","55.2%","±52.2","517","±327","88.7%","±10.9","257","±134","78.8%","±11.9","417","±236","80.7%","±19.4","229","±127","32.6%","±14.8","170","±107","68.0%","±15.7","172","±140","37.3%","±18.9","4","±6","6.9%","±11.0","62","±54","96.9%","±7.6","26","±31","13.1%","±21.5","665","±411","88.0%","±14.7","281","±185","80.1%","±18.3","37","±32","53.6%","±24.5","18","±24","75.0%","±30.9","37","±37","64.9%","±33.1","190","±104","61.1%","±19.0","330","±307","80.7%","±22.4","225","±123","45.5%","±15.7","265","±169","56.9%","±18.4","284","±205","39.3%","±26.9","346","±229","53.9%","±24.2","65","±60","20.4%","±17.3","55","±49","24.3%","±17.6","1,295","±512","72.3%","±11.0","177","±94","72.0%","±15.7","368","±175","56.0%","±16.2"</text:p>
          </table:table-cell>
          <table:table-cell table:number-columns-repeated="1023"/>
        </table:table-row>
        <table:table-row table:style-name="ro1">
          <table:table-cell office:value-type="string">
            <text:p>YEAR OF ENTRY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Population born outside the United States,"162","±83","162","(X)","241","±114","241","(X)","168","±101","168","(X)","39","±45","39","(X)","235","±153","235","(X)","292","±268","292","(X)","127","±87","127","(X)","240","±142","240","(X)","138","±72","138","(X)","524","±257","524","(X)","499","±173","499","(X)","238","±139","238","(X)","549","±294","549","(X)","373","±146","373","(X)","210","±119","210","(X)","65","±59","65","(X)","272","±249","272","(X)","38","±38","38","(X)","336","±149","336","(X)","952","±343","952","(X)","1,529","±374","1,529","(X)","438","±173","438","(X)","212","±70","212","(X)","414","±222","414","(X)","776","±324","776","(X)","107","±84","107","(X)","1,045","±332","1,045","(X)","161","±87","161","(X)","437","±211","437","(X)","458","±233","458","(X)","285","±144","285","(X)","203","±116","203","(X)","1,324","±570","1,324","(X)","123","±86","123","(X)","153","±193","153","(X)","210","±124","210","(X)","457","±353","457","(X)","177","±193","177","(X)","383","±192","383","(X)","572","±455","572","(X)","541","±501","541","(X)","542","±268","542","(X)","515","±240","515","(X)","353","±178","353","(X)","154","±74","154","(X)","630","±272","630","(X)","331","±145","331","(X)","297","±185","297","(X)","661","±379","661","(X)","371","±211","371","(X)","704","±294","704","(X)","240","±139","240","(X)","324","±211","324","(X)","1,645","±713","1,645","(X)","557","±242","557","(X)","613","±232","613","(X)","133","±91","133","(X)","677","±354","677","(X)","371","±162","371","(X)","517","±247","517","(X)","869","±240","869","(X)","257","±137","257","(X)","470","±210","470","(X)","79","±52","79","(X)","71","±56","71","(X)","213","±177","213","(X)","807","±426","807","(X)","404","±201","404","(X)","69","±39","69","(X)","33","±31","33","(X)","62","±40","62","(X)","311","±148","311","(X)","436","±301","436","(X)","565","±201","565","(X)","476","±205","476","(X)","780","±381","780","(X)","721","±320","721","(X)","335","±136","335","(X)","237","±108","237","(X)","1,865","±514","1,865","(X)","331","±127","331","(X)","763","±231","76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Native,"7","±11","7","(X)","31","±45","31","(X)","42","±37","42","(X)","8","±12","8","(X)","14","±24","14","(X)","7","±12","7","(X)","13","±20","13","(X)","9","±13","9","(X)","17","±21","17","(X)","70","±47","70","(X)","22","±32","22","(X)","7","±11","7","(X)","29","±32","29","(X)","0","±12","0","(X)","8","±11","8","(X)","5","±8","5","(X)","35","±34","35","(X)","7","±11","7","(X)","17","±19","17","(X)","68","±89","68","(X)","22","±36","22","(X)","7","±10","7","(X)","5","±7","5","(X)","53","±58","53","(X)","14","±23","14","(X)","18","±20","18","(X)","69","±62","69","(X)","74","±67","74","(X)","0","±17","0","(X)","37","±32","37","(X)","9","±15","9","(X)","22","±22","22","(X)","169","±211","169","(X)","0","±12","0","(X)","140","±186","140","(X)","17","±22","17","(X)","126","±144","126","(X)","16","±20","16","(X)","87","±98","87","(X)","50","±39","50","(X)","125","±160","125","(X)","52","±58","52","(X)","9","±16","9","(X)","54","±37","54","(X)","24","±27","24","(X)","65","±46","65","(X)","34","±31","34","(X)","14","±25","14","(X)","50","±60","50","(X)","0","±12","0","(X)","175","±131","175","(X)","33","±43","33","(X)","66","±74","66","(X)","51","±93","51","(X)","61","±50","61","(X)","26","±24","26","(X)","28","±41","28","(X)","94","±107","94","(X)","45","±48","45","(X)","0","±12","0","(X)","167","±135","167","(X)","7","±11","7","(X)","9","±14","9","(X)","21","±31","21","(X)","7","±10","7","(X)","14","±17","14","(X)","51","±66","51","(X)","53","±48","53","(X)","0","±12","0","(X)","9","±9","9","(X)","5","±7","5","(X)","0","±12","0","(X)","27","±33","27","(X)","70","±62","70","(X)","10","±16","10","(X)","58","±51","58","(X)","79","±71","79","(X)","17","±27","17","(X)","11","±17","11","(X)","74","±67","74","(X)","85","±76","85","(X)","106","±81","106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Entered 2010 or later,"0","±12","0.0%","±100.0","0","±12","0.0%","±55.3","3","±6","7.1%","±18.5","0","±12","0.0%","±100.0","0","±12","0.0%","±82.3","0","±12","0.0%","±100.0","0","±12","0.0%","±85.4","0","±12","0.0%","±100.0","0","±12","0.0%","±74.6","19","±18","27.1%","±24.6","2","±4","9.1%","±30.5","0","±12","0.0%","±100.0","15","±22","51.7%","±51.7","0","±12","-","**","0","±12","0.0%","±100.0","0","±12","0.0%","±100.0","20","±30","57.1%","±56.6","0","±12","0.0%","±100.0","8","±12","47.1%","±52.9","37","±59","54.4%","±30.2","0","±17","0.0%","±65.6","0","±12","0.0%","±100.0","0","±12","0.0%","±100.0","0","±17","0.0%","±42.3","0","±12","0.0%","±82.3","0","±12","0.0%","±72.5","0","±12","0.0%","±37.0","0","±12","0.0%","±35.5","0","±17","-","**","0","±12","0.0%","±50.6","0","±12","0.0%","±100.0","0","±12","0.0%","±65.6","36","±64","21.3%","±50.3","0","±12","-","**","140","±186","100.0%","±21.9","0","±12","0.0%","±74.6","0","±17","0.0%","±23.9","0","±12","0.0%","±76.9","0","±12","0.0%","±31.9","18","±28","36.0%","±44.5","112","±156","89.6%","±22.8","0","±17","0.0%","±42.7","0","±12","0.0%","±100.0","0","±12","0.0%","±41.9","0","±12","0.0%","±62.8","0","±12","0.0%","±38.2","0","±12","0.0%","±52.8","0","±12","0.0%","±82.3","38","±56","76.0%","±43.2","0","±12","-","**","49","±59","28.0%","±24.3","0","±12","0.0%","±53.6","47","±70","71.2%","±48.7","10","±48","19.6%","±80.4","9","±21","14.8%","±37.3","0","±17","0.0%","±60.4","0","±12","0.0%","±58.2","94","±107","100.0%","±30.1","0","±12","0.0%","±45.9","0","±12","-","**","0","±17","0.0%","±18.8","0","±12","0.0%","±100.0","0","±12","0.0%","±100.0","0","±12","0.0%","±67.2","0","±12","0.0%","±100.0","0","±12","0.0%","±82.3","0","±17","0.0%","±43.1","20","±29","37.7%","±46.1","0","±12","-","**","0","±12","0.0%","±100.0","0","±12","0.0%","±100.0","0","±12","-","**","0","±12","0.0%","±59.2","38","±48","54.3%","±42.7","10","±16","100.0%","±97.3","25","±40","43.1%","±47.9","33","±50","41.8%","±41.2","0","±17","0.0%","±74.6","0","±12","0.0%","±92.8","24","±37","32.4%","±44.3","0","±12","0.0%","±32.4","41","±61","38.7%","±46.9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Entered before 2010,"7","±11","100.0%","±100.0","31","±45","100.0%","±55.3","39","±37","92.9%","±18.5","8","±12","100.0%","±100.0","14","±24","100.0%","±82.2","7","±12","100.0%","±100.0","13","±20","100.0%","±85.4","9","±13","100.0%","±100.0","17","±21","100.0%","±74.6","51","±43","72.9%","±24.6","20","±32","90.9%","±30.5","7","±11","100.0%","±100.0","14","±22","48.3%","±51.7","0","±12","-","**","8","±11","100.0%","±100.0","5","±8","100.0%","±100.0","15","±20","42.9%","±56.6","7","±11","100.0%","±100.0","9","±14","52.9%","±52.9","31","±34","45.6%","±30.2","22","±36","100.0%","±65.6","7","±10","100.0%","±100.0","5","±7","100.0%","±100.0","53","±58","100.0%","±42.3","14","±23","100.0%","±82.2","18","±20","100.0%","±72.5","69","±62","100.0%","±37.0","74","±67","100.0%","±35.5","0","±17","-","**","37","±32","100.0%","±50.6","9","±15","100.0%","±100.0","22","±22","100.0%","±65.6","133","±202","78.7%","±50.3","0","±12","-","**","0","±12","0.0%","±21.9","17","±22","100.0%","±74.6","126","±144","100.0%","±23.9","16","±20","100.0%","±76.9","87","±98","100.0%","±31.9","32","±29","64.0%","±44.5","13","±20","10.4%","±22.8","52","±58","100.0%","±42.7","9","±16","100.0%","±100.0","54","±37","100.0%","±41.9","24","±27","100.0%","±62.8","65","±46","100.0%","±38.2","34","±31","100.0%","±52.8","14","±25","100.0%","±82.2","12","±14","24.0%","±43.2","0","±12","-","**","126","±101","72.0%","±24.3","33","±43","100.0%","±53.6","19","±22","28.8%","±48.7","41","±58","80.4%","±80.4","52","±50","85.2%","±37.3","26","±24","100.0%","±60.4","28","±41","100.0%","±58.2","0","±12","0.0%","±30.1","45","±48","100.0%","±45.9","0","±12","-","**","167","±135","100.0%","±18.8","7","±11","100.0%","±100.0","9","±14","100.0%","±100.0","21","±31","100.0%","±67.2","7","±10","100.0%","±100.0","14","±17","100.0%","±82.2","51","±66","100.0%","±43.1","33","±38","62.3%","±46.1","0","±12","-","**","9","±9","100.0%","±100.0","5","±7","100.0%","±100.0","0","±12","-","**","27","±33","100.0%","±59.2","32","±38","45.7%","±42.7","0","±17","0.0%","±97.3","33","±33","56.9%","±47.9","46","±38","58.2%","±41.2","17","±27","100.0%","±74.6","11","±17","100.0%","±92.8","50","±55","67.6%","±44.3","85","±76","100.0%","±32.4","65","±59","61.3%","±46.9"</text:p>
          </table:table-cell>
          <table:table-cell table:number-columns-repeated="1023"/>
        </table:table-row>
        <table:table-row table:style-name="ro1">
          <table:table-cell office:value-type="string">
            <text:p>        Foreign born,"155","±82","155","(X)","210","±124","210","(X)","126","±94","126","(X)","31","±44","31","(X)","221","±156","221","(X)","285","±268","285","(X)","114","±88","114","(X)","231","±142","231","(X)","121","±70","121","(X)","454","±260","454","(X)","477","±175","477","(X)","231","±139","231","(X)","520","±293","520","(X)","373","±146","373","(X)","202","±120","202","(X)","60","±58","60","(X)","237","±247","237","(X)","31","±36","31","(X)","319","±147","319","(X)","884","±327","884","(X)","1,507","±377","1,507","(X)","431","±173","431","(X)","207","±70","207","(X)","361","±208","361","(X)","762","±322","762","(X)","89","±79","89","(X)","976","±329","976","(X)","87","±61","87","(X)","437","±211","437","(X)","421","±230","421","(X)","276","±143","276","(X)","181","±113","181","(X)","1,155","±565","1,155","(X)","123","±86","123","(X)","13","±19","13","(X)","193","±109","193","(X)","331","±331","331","(X)","161","±192","161","(X)","296","±181","296","(X)","522","±453","522","(X)","416","±359","416","(X)","490","±266","490","(X)","506","±242","506","(X)","299","±168","299","(X)","130","±70","130","(X)","565","±273","565","(X)","297","±143","297","(X)","283","±183","283","(X)","611","±351","611","(X)","371","±211","371","(X)","529","±275","529","(X)","207","±124","207","(X)","258","±155","258","(X)","1,594","±690","1,594","(X)","496","±227","496","(X)","587","±227","587","(X)","105","±85","105","(X)","583","±355","583","(X)","326","±152","326","(X)","517","±247","517","(X)","702","±186","702","(X)","250","±139","250","(X)","461","±210","461","(X)","58","±29","58","(X)","64","±56","64","(X)","199","±177","199","(X)","756","±422","756","(X)","351","±196","351","(X)","69","±39","69","(X)","24","±29","24","(X)","57","±39","57","(X)","311","±148","311","(X)","409","±302","409","(X)","495","±187","495","(X)","466","±205","466","(X)","722","±374","722","(X)","642","±307","642","(X)","318","±142","318","(X)","226","±105","226","(X)","1,791","±525","1,791","(X)","246","±103","246","(X)","657","±219","657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Entered 2010 or later,"53","±48","34.2%","±26.4","19","±28","9.0%","±12.6","50","±50","39.7%","±40.7","0","±12","0.0%","±55.3","9","±16","4.1%","±7.9","227","±266","79.6%","±33.8","32","±41","28.1%","±34.0","154","±134","66.7%","±26.4","91","±63","75.2%","±28.8","299","±146","65.9%","±13.1","340","±137","71.3%","±21.3","166","±141","71.9%","±28.1","69","±90","13.3%","±15.8","72","±55","19.3%","±13.2","16","±20","7.9%","±11.2","0","±12","0.0%","±39.7","0","±12","0.0%","±13.7","19","±32","61.3%","±57.8","286","±142","89.7%","±10.0","735","±314","83.1%","±11.4","343","±208","22.8%","±12.6","171","±120","39.7%","±16.7","93","±64","44.9%","±22.3","125","±104","34.6%","±23.0","71","±102","9.3%","±13.1","3","±5","3.4%","±8.0","614","±227","62.9%","±16.8","61","±57","70.1%","±27.4","0","±17","0.0%","±7.7","236","±188","56.1%","±20.9","116","±81","42.0%","±26.3","19","±23","10.5%","±13.7","806","±467","69.8%","±20.7","3","±5","2.4%","±4.7","0","±12","0.0%","±85.4","22","±21","11.4%","±10.0","15","±25","4.5%","±11.6","121","±157","75.2%","±22.7","223","±157","75.3%","±24.1","376","±440","72.0%","±34.7","100","±141","24.0%","±20.0","94","±71","19.2%","±15.5","175","±129","34.6%","±21.5","132","±110","44.1%","±24.5","35","±33","26.9%","±24.6","286","±203","50.6%","±24.1","33","±33","11.1%","±11.3","113","±91","39.9%","±18.4","275","±282","45.0%","±29.8","14","±22","3.8%","±6.0","284","±224","53.7%","±28.0","43","±57","20.8%","±19.9","114","±127","44.2%","±31.6","732","±489","45.9%","±22.1","130","±143","26.2%","±24.2","175","±88","29.8%","±13.7","6","±13","5.7%","±14.1","434","±313","74.4%","±20.9","136","±71","41.7%","±11.6","344","±223","66.5%","±22.8","148","±98","21.1%","±11.4","121","±88","48.4%","±21.2","185","±156","40.1%","±22.2","0","±12","0.0%","±40.4","13","±22","20.3%","±37.0","140","±170","70.4%","±36.5","395","±305","52.2%","±24.0","127","±120","36.2%","±22.7","21","±23","30.4%","±29.1","0","±12","0.0%","±62.8","0","±12","0.0%","±40.8","221","±119","71.1%","±16.5","254","±286","62.1%","±33.3","202","±112","40.8%","±14.6","80","±90","17.2%","±18.2","43","±66","6.0%","±9.6","193","±174","30.1%","±23.9","0","±17","0.0%","±10.4","9","±16","4.0%","±6.3","645","±431","36.0%","±17.1","30","±28","12.2%","±10.9","313","±171","47.6%","±16.8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Entered before 2010,"102","±66","65.8%","±26.4","191","±116","91.0%","±12.6","76","±84","60.3%","±40.7","31","±44","100.0%","±55.3","212","±154","95.9%","±7.9","58","±46","20.4%","±33.8","82","±79","71.9%","±34.0","77","±55","33.3%","±26.4","30","±35","24.8%","±28.8","155","±129","34.1%","±13.1","137","±120","28.7%","±21.3","65","±59","28.1%","±28.1","451","±258","86.7%","±15.8","301","±132","80.7%","±13.2","186","±120","92.1%","±11.2","60","±58","100.0%","±39.7","237","±247","100.0%","±13.7","12","±17","38.7%","±57.8","33","±32","10.3%","±10.0","149","±99","16.9%","±11.4","1,164","±341","77.2%","±12.6","260","±98","60.3%","±16.7","114","±48","55.1%","±22.3","236","±161","65.4%","±23.0","691","±302","90.7%","±13.1","86","±81","96.6%","±8.0","362","±228","37.1%","±16.8","26","±19","29.9%","±27.4","437","±211","100.0%","±7.7","185","±88","43.9%","±20.9","160","±119","58.0%","±26.3","162","±112","89.5%","±13.7","349","±269","30.2%","±20.7","120","±86","97.6%","±4.7","13","±19","100.0%","±85.4","171","±101","88.6%","±10.0","316","±331","95.5%","±11.6","40","±40","24.8%","±22.7","73","±81","24.7%","±24.1","146","±118","28.0%","±34.7","316","±242","76.0%","±20.0","396","±247","80.8%","±15.5","331","±195","65.4%","±21.5","167","±107","55.9%","±24.5","95","±66","73.1%","±24.6","279","±180","49.4%","±24.1","264","±137","88.9%","±11.3","170","±115","60.1%","±18.4","336","±183","55.0%","±29.8","357","±208","96.2%","±6.0","245","±171","46.3%","±28.0","164","±82","79.2%","±19.9","144","±85","55.8%","±31.6","862","±492","54.1%","±22.1","366","±178","73.8%","±24.2","412","±200","70.2%","±13.7","99","±85","94.3%","±14.1","149","±133","25.6%","±20.9","190","±98","58.3%","±11.6","173","±121","33.5%","±22.8","554","±147","78.9%","±11.4","129","±84","51.6%","±21.2","276","±126","59.9%","±22.2","58","±29","100.0%","±40.4","51","±53","79.7%","±37.0","59","±47","29.6%","±36.5","361","±232","47.8%","±24.0","224","±122","63.8%","±22.7","48","±31","69.6%","±29.1","24","±29","100.0%","±62.8","57","±39","100.0%","±40.8","90","±65","28.9%","±16.5","155","±83","37.9%","±33.3","293","±118","59.2%","±14.6","386","±191","82.8%","±18.2","679","±367","94.0%","±9.6","449","±275","69.9%","±23.9","318","±142","100.0%","±10.4","217","±100","96.0%","±6.3","1,146","±303","64.0%","±17.1","216","±98","87.8%","±10.9","344","±129","52.4%","±16.8"</text:p>
          </table:table-cell>
          <table:table-cell table:number-columns-repeated="1023"/>
        </table:table-row>
        <table:table-row table:style-name="ro1">
          <table:table-cell office:value-type="string">
            <text:p>WORLD REGION OF BIRTH OF FOREIGN BORN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Foreign-born population, excluding population born at sea,"155","±82","155","(X)","210","±124","210","(X)","126","±94","126","(X)","31","±44","31","(X)","221","±156","221","(X)","285","±268","285","(X)","114","±88","114","(X)","231","±142","231","(X)","121","±70","121","(X)","454","±260","454","(X)","477","±175","477","(X)","231","±139","231","(X)","520","±293","520","(X)","373","±146","373","(X)","202","±120","202","(X)","60","±58","60","(X)","237","±247","237","(X)","31","±36","31","(X)","319","±147","319","(X)","884","±327","884","(X)","1,507","±377","1,507","(X)","431","±173","431","(X)","207","±70","207","(X)","361","±208","361","(X)","762","±322","762","(X)","89","±79","89","(X)","976","±329","976","(X)","87","±61","87","(X)","437","±211","437","(X)","421","±230","421","(X)","276","±143","276","(X)","181","±113","181","(X)","1,155","±565","1,155","(X)","123","±86","123","(X)","13","±19","13","(X)","193","±109","193","(X)","331","±331","331","(X)","161","±192","161","(X)","296","±181","296","(X)","522","±453","522","(X)","416","±359","416","(X)","490","±266","490","(X)","506","±242","506","(X)","299","±168","299","(X)","130","±70","130","(X)","565","±273","565","(X)","297","±143","297","(X)","283","±183","283","(X)","611","±351","611","(X)","371","±211","371","(X)","529","±275","529","(X)","207","±124","207","(X)","258","±155","258","(X)","1,594","±690","1,594","(X)","496","±227","496","(X)","587","±227","587","(X)","105","±85","105","(X)","583","±355","583","(X)","326","±152","326","(X)","517","±247","517","(X)","702","±186","702","(X)","250","±139","250","(X)","461","±210","461","(X)","58","±29","58","(X)","64","±56","64","(X)","199","±177","199","(X)","756","±422","756","(X)","351","±196","351","(X)","69","±39","69","(X)","24","±29","24","(X)","57","±39","57","(X)","311","±148","311","(X)","409","±302","409","(X)","495","±187","495","(X)","466","±205","466","(X)","722","±374","722","(X)","642","±307","642","(X)","318","±142","318","(X)","226","±105","226","(X)","1,791","±525","1,791","(X)","246","±103","246","(X)","657","±219","657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Europe,"41","±35","26.5%","±21.0","53","±42","25.2%","±19.6","0","±12","0.0%","±23.9","0","±12","0.0%","±55.3","11","±17","5.0%","±8.2","20","±23","7.0%","±14.0","66","±79","57.9%","±42.5","46","±33","19.9%","±16.9","8","±15","6.6%","±12.9","148","±130","32.6%","±14.4","73","±74","15.3%","±15.2","0","±12","0.0%","±14.0","0","±12","0.0%","±6.5","0","±12","0.0%","±9.0","0","±12","0.0%","±15.9","0","±12","0.0%","±39.7","0","±12","0.0%","±13.7","12","±17","38.7%","±57.8","49","±46","15.4%","±14.5","0","±17","0.0%","±3.9","10","±20","0.7%","±1.4","0","±12","0.0%","±7.8","14","±16","6.8%","±7.8","78","±67","21.6%","±16.6","79","±66","10.4%","±11.1","4","±6","4.5%","±7.7","150","±146","15.4%","±14.5","0","±12","0.0%","±31.9","106","±87","24.3%","±17.2","70","±55","16.6%","±13.4","29","±35","10.5%","±12.8","7","±12","3.9%","±7.1","72","±72","6.2%","±6.5","11","±17","8.9%","±15.6","13","±19","100.0%","±85.4","21","±22","10.9%","±13.5","33","±39","10.0%","±17.8","18","±18","11.2%","±27.8","36","±68","12.2%","±19.9","69","±58","13.2%","±17.1","177","±188","42.5%","±25.9","46","±43","9.4%","±11.0","38","±58","7.5%","±12.7","47","±49","15.7%","±16.2","19","±21","14.6%","±17.8","47","±58","8.3%","±10.7","76","±62","25.6%","±15.7","7","±11","2.5%","±4.5","43","±35","7.0%","±7.5","61","±61","16.4%","±18.2","11","±19","2.1%","±3.8","39","±23","18.8%","±14.9","7","±10","2.7%","±4.3","78","±126","4.9%","±8.1","47","±49","9.5%","±10.7","55","±48","9.4%","±8.1","0","±12","0.0%","±27.7","0","±12","0.0%","±5.8","23","±25","7.1%","±7.8","82","±89","15.9%","±17.5","113","±117","16.1%","±14.2","19","±35","7.6%","±13.5","33","±39","7.2%","±8.7","0","±12","0.0%","±40.4","0","±12","0.0%","±38.5","0","±12","0.0%","±16.1","0","±17","0.0%","±4.5","78","±91","22.2%","±24.5","38","±31","55.1%","±30.7","5","±10","20.8%","±24.3","4","±6","7.0%","±12.7","57","±51","18.3%","±14.8","33","±41","8.1%","±10.1","30","±29","6.1%","±6.6","80","±78","17.2%","±14.4","199","±213","27.6%","±28.2","39","±46","6.1%","±7.1","42","±49","13.2%","±15.1","55","±52","24.3%","±18.4","270","±204","15.1%","±10.2","10","±17","4.1%","±6.6","150","±98","22.8%","±13.7"</text:p>
          </table:table-cell>
          <table:table-cell table:number-columns-repeated="1023"/>
        </table:table-row>
        <table:table-row table:style-name="ro1">
          <table:table-cell office:value-type="string">
            <text:p>        Asia,"8","±13","5.2%","±9.5","49","±37","23.3%","±19.8","50","±50","39.7%","±40.7","0","±12","0.0%","±55.3","0","±12","0.0%","±14.6","231","±266","81.1%","±31.7","37","±43","32.5%","±39.0","185","±138","80.1%","±16.9","84","±64","69.4%","±32.2","250","±136","55.1%","±9.3","216","±100","45.3%","±18.0","43","±34","18.6%","±16.4","19","±38","3.7%","±6.8","0","±12","0.0%","±9.0","17","±22","8.4%","±11.4","5","±8","8.3%","±16.0","11","±18","4.6%","±10.6","19","±32","61.3%","±57.8","262","±141","82.1%","±14.9","491","±281","55.5%","±23.6","27","±44","1.8%","±3.0","22","±34","5.1%","±7.2","81","±65","39.1%","±27.5","199","±163","55.1%","±25.7","344","±234","45.1%","±25.6","14","±16","15.7%","±26.9","619","±279","63.4%","±19.9","77","±61","88.5%","±22.0","117","±88","26.8%","±19.7","88","±110","20.9%","±24.4","189","±132","68.5%","±25.6","104","±103","57.5%","±36.5","31","±38","2.7%","±3.8","2","±4","1.6%","±4.1","0","±12","0.0%","±85.4","11","±14","5.7%","±8.3","0","±17","0.0%","±10.0","129","±190","80.1%","±39.3","147","±99","49.7%","±27.9","63","±74","12.1%","±18.3","116","±145","27.9%","±17.9","178","±124","36.3%","±24.0","412","±243","81.4%","±14.5","215","±157","71.9%","±24.1","35","±49","26.9%","±31.1","298","±186","52.7%","±19.9","138","±92","46.5%","±17.8","22","±31","7.8%","±12.0","286","±281","46.8%","±27.4","30","±42","8.1%","±13.1","132","±160","25.0%","±26.2","2","±4","1.0%","±2.0","86","±75","33.3%","±27.6","0","±17","0.0%","±2.2","290","±201","58.5%","±24.1","436","±204","74.3%","±16.4","15","±20","14.3%","±22.6","68","±86","11.7%","±15.4","104","±75","31.9%","±19.2","229","±158","44.3%","±26.4","475","±111","67.7%","±15.5","167","±113","66.8%","±26.3","311","±176","67.5%","±19.5","47","±27","81.0%","±19.0","13","±22","20.3%","±37.0","25","±32","12.6%","±20.2","75","±77","9.9%","±11.7","31","±36","8.8%","±11.6","17","±22","24.6%","±29.2","8","±13","33.3%","±32.9","16","±15","28.1%","±27.0","214","±135","68.8%","±20.9","44","±41","10.8%","±13.2","336","±179","67.9%","±18.7","306","±177","65.7%","±22.8","180","±155","24.9%","±22.5","415","±234","64.6%","±23.8","211","±124","66.4%","±22.0","117","±64","51.8%","±20.9","1,306","±445","72.9%","±11.3","157","±89","63.8%","±18.2","373","±169","56.8%","±15.1"</text:p>
          </table:table-cell>
          <table:table-cell table:number-columns-repeated="1023"/>
        </table:table-row>
        <table:table-row table:style-name="ro1">
          <table:table-cell office:value-type="string">
            <text:p>        Africa,"14","±16","9.0%","±10.8","42","±49","20.0%","±22.6","6","±9","4.8%","±8.3","0","±12","0.0%","±55.3","0","±12","0.0%","±14.6","9","±15","3.2%","±7.6","0","±12","0.0%","±26.0","0","±12","0.0%","±14.0","28","±34","23.1%","±29.7","16","±21","3.5%","±4.7","122","±100","25.6%","±17.3","111","±132","48.1%","±36.3","21","±68","4.0%","±13.3","12","±19","3.2%","±5.0","4","±8","2.0%","±4.1","0","±12","0.0%","±39.7","9","±14","3.8%","±9.3","0","±12","0.0%","±55.3","0","±12","0.0%","±10.4","246","±244","27.8%","±24.4","208","±328","13.8%","±21.0","37","±47","8.6%","±10.8","29","±36","14.0%","±17.6","48","±64","13.3%","±18.1","40","±95","5.2%","±12.6","0","±12","0.0%","±31.4","76","±111","7.8%","±10.9","10","±17","11.5%","±22.0","0","±17","0.0%","±7.7","2","±4","0.5%","±1.0","0","±12","0.0%","±11.9","0","±12","0.0%","±17.5","824","±452","71.3%","±19.6","3","±5","2.4%","±4.7","0","±12","0.0%","±85.4","6","±8","3.1%","±4.6","15","±25","4.5%","±11.6","0","±12","0.0%","±19.4","93","±101","31.4%","±25.3","304","±440","58.2%","±44.7","0","±17","0.0%","±8.1","2","±3","0.4%","±0.7","30","±30","5.9%","±6.3","20","±31","6.7%","±11.7","21","±23","16.2%","±19.0","113","±121","20.0%","±18.3","0","±12","0.0%","±11.1","8","±13","2.8%","±5.6","47","±48","7.7%","±8.6","113","±152","30.5%","±34.0","307","±212","58.0%","±25.4","0","±12","0.0%","±15.5","0","±12","0.0%","±12.7","304","±296","19.1%","±17.4","71","±95","14.3%","±18.7","24","±29","4.1%","±4.7","0","±12","0.0%","±27.7","253","±284","43.4%","±33.0","55","±74","16.9%","±19.3","178","±178","34.4%","±26.9","24","±39","3.4%","±5.5","0","±12","0.0%","±13.0","30","±40","6.5%","±8.0","7","±10","12.1%","±16.5","0","±12","0.0%","±38.5","42","±46","21.1%","±32.0","300","±295","39.7%","±31.0","19","±32","5.4%","±9.5","7","±10","10.1%","±14.7","0","±12","0.0%","±62.8","0","±12","0.0%","±40.8","11","±18","3.5%","±5.9","10","±28","2.4%","±6.7","58","±61","11.7%","±12.3","9","±14","1.9%","±3.1","25","±43","3.5%","±6.8","142","±163","22.1%","±21.5","0","±17","0.0%","±10.4","0","±12","0.0%","±14.3","86","±77","4.8%","±4.7","14","±16","5.7%","±6.3","22","±27","3.3%","±4.1"</text:p>
          </table:table-cell>
          <table:table-cell table:number-columns-repeated="1023"/>
        </table:table-row>
        <table:table-row table:style-name="ro1">
          <table:table-cell office:value-type="string">
            <text:p>        Oceania,"0","±12","0.0%","±20.1","0","±12","0.0%","±15.3","0","±12","0.0%","±23.9","0","±12","0.0%","±55.3","0","±12","0.0%","±14.6","0","±12","0.0%","±11.5","0","±12","0.0%","±26.0","0","±12","0.0%","±14.0","0","±12","0.0%","±24.7","0","±17","0.0%","±7.4","0","±17","0.0%","±7.1","0","±12","0.0%","±14.0","0","±12","0.0%","±6.5","0","±12","0.0%","±9.0","0","±12","0.0%","±15.9","0","±12","0.0%","±39.7","0","±12","0.0%","±13.7","0","±12","0.0%","±55.3","0","±12","0.0%","±10.4","0","±17","0.0%","±3.9","0","±17","0.0%","±2.3","0","±12","0.0%","±7.8","0","±12","0.0%","±15.5","0","±17","0.0%","±9.2","0","±12","0.0%","±4.5","0","±12","0.0%","±31.4","0","±12","0.0%","±3.5","0","±12","0.0%","±31.9","0","±17","0.0%","±7.7","0","±12","0.0%","±8.0","0","±12","0.0%","±11.9","0","±12","0.0%","±17.5","0","±17","0.0%","±3.0","0","±12","0.0%","±24.4","0","±12","0.0%","±85.4","0","±12","0.0%","±16.5","0","±17","0.0%","±10.0","0","±12","0.0%","±19.4","0","±12","0.0%","±11.1","0","±12","0.0%","±6.5","0","±17","0.0%","±8.1","0","±17","0.0%","±6.9","0","±12","0.0%","±6.7","0","±12","0.0%","±11.0","15","±23","11.5%","±16.3","0","±12","0.0%","±6.0","14","±16","4.7%","±5.6","4","±9","1.4%","±3.0","17","±21","2.8%","±3.8","0","±12","0.0%","±9.0","0","±17","0.0%","±6.4","5","±7","2.4%","±3.8","0","±12","0.0%","±12.7","0","±17","0.0%","±2.2","0","±17","0.0%","±6.8","20","±31","3.4%","±5.3","0","±12","0.0%","±27.7","0","±12","0.0%","±5.8","2","±3","0.6%","±1.0","0","±12","0.0%","±6.5","0","±17","0.0%","±4.9","0","±12","0.0%","±13.0","0","±12","0.0%","±7.3","0","±12","0.0%","±40.4","0","±12","0.0%","±38.5","0","±12","0.0%","±16.1","0","±17","0.0%","±4.5","0","±17","0.0%","±9.5","0","±12","0.0%","±37.0","0","±12","0.0%","±62.8","4","±7","7.0%","±13.1","0","±12","0.0%","±10.6","0","±12","0.0%","±8.2","24","±28","4.8%","±5.8","0","±17","0.0%","±7.2","0","±17","0.0%","±4.7","0","±17","0.0%","±5.3","0","±17","0.0%","±10.4","0","±12","0.0%","±14.3","0","±17","0.0%","±1.9","9","±14","3.7%","±5.7","0","±17","0.0%","±5.2"</text:p>
          </table:table-cell>
          <table:table-cell table:number-columns-repeated="1023"/>
        </table:table-row>
        <table:table-row table:style-name="ro1">
          <table:table-cell office:value-type="string">
            <text:p>        Latin America,"92","±68","59.4%","±23.6","10","±17","4.8%","±8.0","70","±83","55.6%","±42.3","31","±44","100.0%","±55.3","210","±153","95.0%","±8.2","25","±37","8.8%","±18.3","0","±12","0.0%","±26.0","0","±12","0.0%","±14.0","1","±2","0.8%","±1.7","22","±18","4.8%","±4.4","16","±26","3.4%","±5.9","77","±73","33.3%","±30.7","480","±266","92.3%","±14.7","361","±143","96.8%","±5.0","179","±117","88.6%","±12.6","55","±58","91.7%","±16.0","210","±244","88.6%","±20.7","0","±12","0.0%","±55.3","8","±14","2.5%","±4.4","132","±104","14.9%","±12.0","1,261","±399","83.7%","±20.9","372","±163","86.3%","±13.2","61","±51","29.5%","±23.1","0","±17","0.0%","±9.2","285","±224","37.4%","±22.4","68","±82","76.4%","±33.3","131","±130","13.4%","±12.7","0","±12","0.0%","±31.9","214","±157","49.0%","±22.7","261","±192","62.0%","±26.3","58","±53","21.0%","±18.7","59","±70","32.6%","±35.5","228","±260","19.7%","±19.9","107","±85","87.0%","±17.2","0","±12","0.0%","±85.4","141","±105","73.1%","±20.7","283","±329","85.5%","±24.9","14","±23","8.7%","±22.1","0","±12","0.0%","±11.1","86","±105","16.5%","±26.0","123","±159","29.6%","±37.0","252","±231","51.4%","±28.3","26","±24","5.1%","±5.7","17","±34","5.7%","±11.4","40","±44","30.8%","±28.0","107","±102","18.9%","±16.0","45","±42","15.2%","±14.0","242","±178","85.5%","±15.7","218","±128","35.7%","±20.9","167","±135","45.0%","±27.7","79","±63","14.9%","±14.3","161","±122","77.8%","±16.0","159","±131","61.6%","±28.3","1,212","±621","76.0%","±19.4","88","±68","17.7%","±14.9","52","±63","8.9%","±10.5","90","±83","85.7%","±22.6","262","±193","44.9%","±30.8","142","±96","43.6%","±21.8","28","±49","5.4%","±9.2","90","±86","12.8%","±11.1","64","±69","25.6%","±24.8","87","±98","18.9%","±18.7","0","±12","0.0%","±40.4","51","±53","79.7%","±37.0","132","±168","66.3%","±39.4","355","±297","47.0%","±30.7","223","±177","63.5%","±27.8","0","±12","0.0%","±37.0","11","±19","45.8%","±54.2","33","±35","57.9%","±32.7","29","±36","9.3%","±12.0","315","±281","77.0%","±21.3","47","±41","9.5%","±8.2","34","±39","7.3%","±8.8","137","±166","19.0%","±22.1","46","±66","7.2%","±10.3","49","±56","15.4%","±16.5","46","±46","20.4%","±17.4","129","±145","7.2%","±8.0","25","±25","10.2%","±9.8","91","±77","13.9%","±11.1"</text:p>
          </table:table-cell>
          <table:table-cell table:number-columns-repeated="1023"/>
        </table:table-row>
        <table:table-row table:style-name="ro1">
          <table:table-cell office:value-type="string">
            <text:p>        Northern America,"0","±12","0.0%","±20.1","56","±91","26.7%","±33.5","0","±12","0.0%","±23.9","0","±12","0.0%","±55.3","0","±12","0.0%","±14.6","0","±12","0.0%","±11.5","11","±21","9.6%","±19.3","0","±12","0.0%","±14.0","0","±12","0.0%","±24.7","18","±25","4.0%","±6.5","50","±79","10.5%","±16.0","0","±12","0.0%","±14.0","0","±12","0.0%","±6.5","0","±12","0.0%","±9.0","2","±3","1.0%","±1.9","0","±12","0.0%","±39.7","7","±12","3.0%","±7.2","0","±12","0.0%","±55.3","0","±12","0.0%","±10.4","15","±13","1.7%","±1.7","1","±2","0.1%","±0.1","0","±12","0.0%","±7.8","22","±23","10.6%","±11.6","36","±44","10.0%","±13.3","14","±23","1.8%","±3.2","3","±5","3.4%","±7.8","0","±12","0.0%","±3.5","0","±12","0.0%","±31.9","0","±17","0.0%","±7.7","0","±12","0.0%","±8.0","0","±12","0.0%","±11.9","11","±19","6.1%","±10.9","0","±17","0.0%","±3.0","0","±12","0.0%","±24.4","0","±12","0.0%","±85.4","14","±14","7.3%","±7.5","0","±17","0.0%","±10.0","0","±12","0.0%","±19.4","20","±36","6.8%","±11.8","0","±12","0.0%","±6.5","0","±17","0.0%","±8.1","12","±20","2.4%","±4.5","0","±12","0.0%","±6.7","0","±12","0.0%","±11.0","0","±12","0.0%","±23.3","0","±12","0.0%","±6.0","24","±38","8.1%","±12.9","0","±12","0.0%","±11.6","0","±12","0.0%","±5.6","0","±12","0.0%","±9.0","0","±17","0.0%","±6.4","0","±12","0.0%","±15.5","6","±9","2.3%","±3.5","0","±17","0.0%","±2.2","0","±17","0.0%","±6.8","0","±17","0.0%","±5.8","0","±12","0.0%","±27.7","0","±12","0.0%","±5.8","0","±12","0.0%","±10.2","0","±12","0.0%","±6.5","0","±17","0.0%","±4.9","0","±12","0.0%","±13.0","0","±12","0.0%","±7.3","4","±6","6.9%","±11.0","0","±12","0.0%","±38.5","0","±12","0.0%","±16.1","26","±39","3.4%","±5.6","0","±17","0.0%","±9.5","7","±10","10.1%","±16.0","0","±12","0.0%","±62.8","0","±12","0.0%","±40.8","0","±12","0.0%","±10.6","7","±12","1.7%","±3.8","0","±12","0.0%","±6.8","37","±41","7.9%","±8.3","181","±248","25.1%","±28.9","0","±17","0.0%","±5.3","16","±26","5.0%","±8.1","8","±12","3.5%","±4.9","0","±17","0.0%","±1.9","31","±28","12.6%","±11.7","21","±43","3.2%","±6.0"</text:p>
          </table:table-cell>
          <table:table-cell table:number-columns-repeated="1023"/>
        </table:table-row>
        <table:table-row table:style-name="ro1">
          <table:table-cell office:value-type="string">
            <text:p>LANGUAGE SPOKEN AT HOME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Population 5 years and over,"3,037","±349","3,037","(X)","1,538","±333","1,538","(X)","3,550","±722","3,550","(X)","2,369","±446","2,369","(X)","1,801","±438","1,801","(X)","3,153","±416","3,153","(X)","4,301","±551","4,301","(X)","2,499","±419","2,499","(X)","2,592","±495","2,592","(X)","5,216","±1,259","5,216","(X)","5,885","±900","5,885","(X)","1,482","±297","1,482","(X)","4,239","±693","4,239","(X)","2,009","±335","2,009","(X)","2,125","±372","2,125","(X)","2,228","±403","2,228","(X)","2,236","±493","2,236","(X)","2,254","±362","2,254","(X)","2,907","±400","2,907","(X)","4,522","±556","4,522","(X)","5,643","±740","5,643","(X)","1,990","±323","1,990","(X)","1,616","±205","1,616","(X)","4,953","±619","4,953","(X)","4,102","±786","4,102","(X)","2,486","±513","2,486","(X)","4,197","±432","4,197","(X)","3,136","±585","3,136","(X)","4,996","±658","4,996","(X)","3,535","±422","3,535","(X)","3,799","±438","3,799","(X)","4,061","±291","4,061","(X)","5,375","±747","5,375","(X)","2,577","±400","2,577","(X)","2,564","±507","2,564","(X)","1,773","±438","1,773","(X)","6,126","±795","6,126","(X)","2,614","±432","2,614","(X)","4,225","±559","4,225","(X)","3,932","±512","3,932","(X)","6,070","±1,051","6,070","(X)","5,819","±518","5,819","(X)","4,149","±658","4,149","(X)","3,746","±374","3,746","(X)","2,322","±313","2,322","(X)","3,810","±556","3,810","(X)","4,402","±384","4,402","(X)","3,080","±450","3,080","(X)","4,380","±533","4,380","(X)","4,107","±439","4,107","(X)","5,997","±965","5,997","(X)","1,755","±240","1,755","(X)","3,448","±516","3,448","(X)","6,109","±761","6,109","(X)","5,078","±564","5,078","(X)","5,287","±506","5,287","(X)","3,068","±400","3,068","(X)","2,241","±413","2,241","(X)","3,385","±377","3,385","(X)","4,453","±627","4,453","(X)","7,609","±655","7,609","(X)","2,021","±221","2,021","(X)","3,784","±496","3,784","(X)","535","±94","535","(X)","1,683","±272","1,683","(X)","3,151","±539","3,151","(X)","6,249","±747","6,249","(X)","5,023","±724","5,023","(X)","1,326","±117","1,326","(X)","1,248","±139","1,248","(X)","1,873","±398","1,873","(X)","1,773","±421","1,773","(X)","4,025","±450","4,025","(X)","4,420","±547","4,420","(X)","4,800","±822","4,800","(X)","5,130","±750","5,130","(X)","5,320","±660","5,320","(X)","6,905","±1,000","6,905","(X)","3,334","±240","3,334","(X)","7,221","±877","7,221","(X)","3,970","±580","3,970","(X)","4,972","±838","4,972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English only,"2,765","±326","91.0%","±4.1","1,340","±340","87.1%","±6.6","3,282","±659","92.5%","±3.6","2,145","±360","90.5%","±7.6","1,495","±359","83.0%","±9.4","2,868","±324","91.0%","±8.1","4,119","±553","95.8%","±2.1","2,258","±395","90.4%","±5.3","2,309","±442","89.1%","±3.3","4,519","±1,047","86.6%","±4.1","5,436","±925","92.4%","±3.3","1,296","±301","87.4%","±7.7","3,438","±653","81.1%","±9.7","1,368","±196","68.1%","±9.4","1,814","±380","85.4%","±7.4","2,069","±427","92.9%","±4.9","1,868","±327","83.5%","±13.5","2,211","±366","98.1%","±1.7","2,550","±423","87.7%","±5.4","3,602","±566","79.7%","±6.8","3,415","±601","60.5%","±7.9","1,227","±220","61.7%","±10.3","1,395","±212","86.3%","±5.7","4,680","±606","94.5%","±3.2","3,324","±762","81.0%","±8.7","2,370","±504","95.3%","±4.2","3,191","±367","76.0%","±6.6","2,957","±586","94.3%","±3.1","4,605","±660","92.2%","±3.9","3,065","±365","86.7%","±6.3","3,574","±455","94.1%","±3.1","3,760","±298","92.6%","±4.3","4,531","±641","84.3%","±7.6","2,364","±405","91.7%","±5.5","2,390","±506","93.2%","±5.3","1,576","±451","88.9%","±7.4","5,791","±793","94.5%","±5.2","2,457","±398","94.0%","±7.1","3,905","±539","92.4%","±3.9","3,367","±441","85.6%","±10.2","5,637","±930","92.9%","±4.0","5,165","±560","88.8%","±6.4","3,630","±612","87.5%","±5.4","3,365","±386","89.8%","±5.0","2,150","±310","92.6%","±3.7","3,227","±502","84.7%","±6.1","4,115","±332","93.5%","±3.1","2,534","±415","82.3%","±6.3","3,459","±350","79.0%","±7.1","3,634","±464","88.5%","±5.7","5,200","±896","86.7%","±5.0","1,464","±171","83.4%","±7.4","3,053","±455","88.5%","±5.9","3,802","±826","62.2%","±14.0","4,494","±504","88.5%","±5.6","4,845","±536","91.6%","±3.5","2,674","±354","87.2%","±8.1","1,533","±312","68.4%","±12.4","3,011","±352","89.0%","±4.6","3,722","±660","83.6%","±6.3","6,775","±671","89.0%","±3.2","1,772","±249","87.7%","±7.5","3,276","±463","86.6%","±5.7","477","±83","89.2%","±8.1","1,512","±261","89.8%","±7.6","2,958","±525","93.9%","±5.4","4,896","±544","78.3%","±9.6","4,679","±743","93.2%","±4.0","1,263","±125","95.2%","±3.3","1,213","±139","97.2%","±2.1","1,804","±397","96.3%","±2.2","1,395","±355","78.7%","±8.4","3,605","±373","89.6%","±7.2","3,847","±535","87.0%","±4.8","4,120","±833","85.8%","±6.3","4,336","±837","84.5%","±8.0","4,443","±682","83.5%","±6.4","6,238","±922","90.3%","±4.5","2,988","±268","89.6%","±4.6","5,090","±753","70.5%","±7.4","3,616","±556","91.1%","±3.5","4,042","±762","81.3%","±5.3"</text:p>
          </table:table-cell>
          <table:table-cell table:number-columns-repeated="1023"/>
        </table:table-row>
        <table:table-row table:style-name="ro1">
          <table:table-cell office:value-type="string">
            <text:p>        Language other than English,"272","±132","9.0%","±4.1","198","±94","12.9%","±6.6","268","±146","7.5%","±3.6","224","±201","9.5%","±7.6","306","±202","17.0%","±9.4","285","±273","9.0%","±8.1","182","±90","4.2%","±2.1","241","±141","9.6%","±5.3","283","±105","10.9%","±3.3","697","±307","13.4%","±4.1","449","±178","7.6%","±3.3","186","±113","12.6%","±7.7","801","±437","18.9%","±9.7","641","±267","31.9%","±9.4","311","±156","14.6%","±7.4","159","±103","7.1%","±4.9","368","±356","16.5%","±13.5","43","±38","1.9%","±1.7","357","±150","12.3%","±5.4","920","±308","20.3%","±6.8","2,228","±559","39.5%","±7.9","763","±280","38.3%","±10.3","221","±93","13.7%","±5.7","273","±161","5.5%","±3.2","778","±372","19.0%","±8.7","116","±106","4.7%","±4.2","1,006","±322","24.0%","±6.6","179","±93","5.7%","±3.1","391","±194","7.8%","±3.9","470","±249","13.3%","±6.3","225","±115","5.9%","±3.1","301","±179","7.4%","±4.3","844","±446","15.7%","±7.6","213","±142","8.3%","±5.5","174","±133","6.8%","±5.3","197","±121","11.1%","±7.4","335","±327","5.5%","±5.2","157","±192","6.0%","±7.1","320","±170","7.6%","±3.9","565","±443","14.4%","±10.2","433","±271","7.1%","±4.0","654","±378","11.2%","±6.4","519","±240","12.5%","±5.4","381","±191","10.2%","±5.0","172","±87","7.4%","±3.7","583","±259","15.3%","±6.1","287","±148","6.5%","±3.1","546","±211","17.7%","±6.3","921","±387","21.0%","±7.1","473","±237","11.5%","±5.7","797","±323","13.3%","±5.0","291","±156","16.6%","±7.4","395","±225","11.5%","±5.9","2,307","±972","37.8%","±14.0","584","±309","11.5%","±5.6","442","±177","8.4%","±3.5","394","±269","12.8%","±8.1","708","±351","31.6%","±12.4","374","±166","11.0%","±4.6","731","±266","16.4%","±6.3","834","±240","11.0%","±3.2","249","±152","12.3%","±7.5","508","±229","13.4%","±5.7","58","±47","10.8%","±8.1","171","±134","10.2%","±7.6","193","±173","6.1%","±5.4","1,353","±694","21.7%","±9.6","344","±198","6.8%","±4.0","63","±43","4.8%","±3.3","35","±27","2.8%","±2.1","69","±40","3.7%","±2.2","378","±178","21.3%","±8.4","420","±314","10.4%","±7.2","573","±218","13.0%","±4.8","680","±298","14.2%","±6.3","794","±394","15.5%","±8.0","877","±343","16.5%","±6.4","667","±332","9.7%","±4.5","346","±154","10.4%","±4.6","2,131","±629","29.5%","±7.4","354","±145","8.9%","±3.5","930","±285","18.7%","±5.3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Speak English less than "very well","32","±28","1.1%","±0.9","49","±51","3.2%","±3.1","76","±84","2.1%","±2.4","58","±56","2.4%","±2.4","141","±138","7.8%","±6.6","9","±15","0.3%","±0.5","36","±40","0.8%","±0.9","123","±88","4.9%","±3.4","26","±28","1.0%","±1.1","361","±240","6.9%","±3.2","131","±114","2.2%","±2.0","80","±48","5.4%","±3.2","420","±245","9.9%","±5.5","294","±115","14.6%","±4.8","108","±75","5.1%","±3.5","80","±70","3.6%","±3.3","128","±125","5.7%","±4.9","0","±12","0.0%","±1.5","128","±82","4.4%","±2.9","459","±190","10.2%","±4.1","1,146","±407","20.3%","±6.8","366","±140","18.4%","±5.3","110","±79","6.8%","±4.9","0","±17","0.0%","±0.7","279","±185","6.8%","±4.5","11","±20","0.4%","±0.8","173","±130","4.1%","±3.1","52","±48","1.7%","±1.5","201","±161","4.0%","±3.2","294","±200","8.3%","±5.1","105","±76","2.8%","±2.0","158","±147","3.9%","±3.6","459","±246","8.5%","±4.3","81","±81","3.1%","±3.1","0","±12","0.0%","±1.4","75","±50","4.2%","±3.0","198","±236","3.2%","±3.8","150","±192","5.7%","±7.1","47","±45","1.1%","±1.1","409","±384","10.4%","±9.0","201","±167","3.3%","±2.7","171","±141","2.9%","±2.4","294","±211","7.1%","±4.8","151","±124","4.0%","±3.3","27","±28","1.2%","±1.2","213","±127","5.6%","±3.2","98","±67","2.2%","±1.4","277","±184","9.0%","±5.6","262","±149","6.0%","±3.1","82","±80","2.0%","±1.9","260","±195","4.3%","±3.1","152","±115","8.7%","±5.8","114","±126","3.3%","±3.5","810","±441","13.3%","±6.3","72","±64","1.4%","±1.3","184","±118","3.5%","±2.2","216","±144","7.0%","±4.4","513","±290","22.9%","±10.8","204","±103","6.0%","±2.9","410","±206","9.2%","±4.8","345","±139","4.5%","±1.8","125","±108","6.2%","±5.3","213","±143","5.6%","±3.7","30","±29","5.6%","±5.1","68","±54","4.0%","±3.1","149","±174","4.7%","±5.5","601","±407","9.6%","±6.1","120","±109","2.4%","±2.1","17","±19","1.3%","±1.4","5","±9","0.4%","±0.7","31","±37","1.7%","±2.0","133","±95","7.5%","±5.4","214","±278","5.3%","±6.6","297","±139","6.7%","±3.1","187","±112","3.9%","±2.3","232","±196","4.5%","±3.9","137","±115","2.6%","±2.1","106","±105","1.5%","±1.6","56","±43","1.7%","±1.3","1,082","±549","15.0%","±6.9","84","±70","2.1%","±1.8","250","±149","5.0%","±2.7"</text:p>
          </table:table-cell>
          <table:table-cell table:number-columns-repeated="1023"/>
        </table:table-row>
        <table:table-row table:style-name="ro1">
          <table:table-cell office:value-type="string">
            <text:p>        Spanish,"199","±118","6.6%","±3.7","47","±44","3.1%","±2.9","92","±88","2.6%","±2.5","219","±201","9.2%","±7.6","290","±208","16.1%","±9.7","19","±22","0.6%","±0.7","149","±87","3.5%","±2.0","29","±27","1.2%","±1.1","82","±72","3.2%","±2.7","209","±135","4.0%","±1.8","28","±30","0.5%","±0.5","39","±53","2.6%","±3.5","760","±405","17.9%","±8.9","619","±268","30.8%","±9.5","294","±156","13.8%","±7.4","133","±95","6.0%","±4.5","339","±353","15.2%","±13.6","43","±38","1.9%","±1.7","40","±53","1.4%","±1.8","141","±110","3.1%","±2.5","2,117","±580","37.5%","±8.7","712","±279","35.8%","±10.7","93","±89","5.8%","±5.5","49","±52","1.0%","±1.0","322","±262","7.8%","±6.4","116","±106","4.7%","±4.2","143","±128","3.4%","±3.1","19","±28","0.6%","±0.9","231","±166","4.6%","±3.4","332","±206","9.4%","±5.4","74","±57","1.9%","±1.6","190","±161","4.7%","±3.9","422","±369","7.9%","±6.5","198","±143","7.7%","±5.5","147","±128","5.7%","±5.1","162","±121","9.1%","±7.2","300","±325","4.9%","±5.2","14","±18","0.5%","±0.7","46","±46","1.1%","±1.1","200","±232","5.1%","±5.7","208","±173","3.4%","±2.8","512","±347","8.8%","±5.9","61","±36","1.5%","±0.9","80","±50","2.1%","±1.4","63","±51","2.7%","±2.2","98","±99","2.6%","±2.5","53","±55","1.2%","±1.2","460","±203","14.9%","±6.1","409","±190","9.3%","±3.9","238","±156","5.8%","±3.9","369","±279","6.2%","±4.5","247","±155","14.1%","±7.6","228","±144","6.6%","±3.9","1,377","±632","22.5%","±9.3","249","±212","4.9%","±4.1","110","±113","2.1%","±2.2","219","±271","7.1%","±8.4","329","±206","14.7%","±8.5","174","±129","5.1%","±3.6","316","±179","7.1%","±4.0","139","±124","1.8%","±1.6","30","±30","1.5%","±1.6","123","±102","3.3%","±2.7","0","±12","0.0%","±6.3","121","±131","7.2%","±7.5","168","±167","5.3%","±5.2","783","±560","12.5%","±8.5","227","±194","4.5%","±3.8","10","±11","0.8%","±0.8","24","±21","1.9%","±1.7","37","±36","2.0%","±1.9","79","±108","4.5%","±5.9","344","±302","8.5%","±7.1","67","±48","1.5%","±1.1","102","±91","2.1%","±2.0","171","±176","3.3%","±3.3","119","±113","2.2%","±2.1","166","±199","2.4%","±2.6","120","±80","3.6%","±2.4","245","±217","3.4%","±3.1","63","±69","1.6%","±1.7","213","±193","4.3%","±3.5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Speak English less than "very well","24","±24","0.8%","±0.8","10","±17","0.7%","±1.1","70","±83","2.0%","±2.4","58","±56","2.4%","±2.4","141","±138","7.8%","±6.6","0","±12","0.0%","±1.1","36","±40","0.8%","±0.9","20","±22","0.8%","±0.9","8","±15","0.3%","±0.6","136","±126","2.6%","±1.9","6","±12","0.1%","±0.2","23","±27","1.6%","±1.8","405","±235","9.6%","±5.3","282","±111","14.0%","±4.6","91","±68","4.3%","±3.1","75","±70","3.4%","±3.2","128","±125","5.7%","±4.9","0","±12","0.0%","±1.5","8","±14","0.3%","±0.5","98","±86","2.2%","±1.9","1,035","±425","18.3%","±7.3","340","±136","17.1%","±5.5","67","±64","4.1%","±3.9","0","±17","0.0%","±0.7","149","±154","3.6%","±3.7","11","±20","0.4%","±0.8","79","±123","1.9%","±2.9","0","±12","0.0%","±1.1","159","±148","3.2%","±3.0","263","±193","7.4%","±5.0","10","±17","0.3%","±0.4","121","±141","3.0%","±3.5","122","±142","2.3%","±2.6","68","±81","2.6%","±3.1","0","±12","0.0%","±1.4","68","±48","3.8%","±2.8","198","±236","3.2%","±3.8","7","±12","0.3%","±0.5","0","±12","0.0%","±0.8","75","±95","1.9%","±2.3","136","±159","2.2%","±2.6","109","±121","1.9%","±2.1","7","±11","0.2%","±0.3","7","±27","0.2%","±0.7","8","±14","0.3%","±0.6","10","±15","0.3%","±0.4","23","±28","0.5%","±0.6","269","±185","8.7%","±5.6","102","±67","2.3%","±1.5","0","±12","0.0%","±0.8","50","±68","0.8%","±1.1","145","±114","8.3%","±5.8","22","±27","0.6%","±0.8","453","±287","7.4%","±4.4","33","±40","0.6%","±0.8","0","±17","0.0%","±0.7","88","±136","2.9%","±4.3","217","±176","9.7%","±7.4","105","±81","3.1%","±2.3","148","±85","3.3%","±1.9","74","±63","1.0%","±0.8","0","±12","0.0%","±1.7","76","±71","2.0%","±1.9","0","±12","0.0%","±6.3","55","±51","3.3%","±2.9","124","±168","3.9%","±5.3","430","±345","6.9%","±5.2","101","±107","2.0%","±2.1","0","±12","0.0%","±2.6","0","±12","0.0%","±2.8","26","±35","1.4%","±1.9","6","±11","0.3%","±0.6","199","±276","4.9%","±6.6","38","±40","0.9%","±0.9","0","±17","0.0%","±0.7","0","±17","0.0%","±0.7","0","±17","0.0%","±0.7","25","±43","0.4%","±0.6","22","±22","0.7%","±0.7","179","±187","2.5%","±2.6","9","±15","0.2%","±0.4","103","±119","2.1%","±2.2"</text:p>
          </table:table-cell>
          <table:table-cell table:number-columns-repeated="1023"/>
        </table:table-row>
        <table:table-row table:style-name="ro1">
          <table:table-cell office:value-type="string">
            <text:p>        Other Indo-European languages,"49","±52","1.6%","±1.7","75","±64","4.9%","±4.3","144","±117","4.1%","±3.0","0","±12","0.0%","±1.5","13","±17","0.7%","±1.0","245","±265","7.8%","±7.9","33","±28","0.8%","±0.7","176","±135","7.0%","±5.1","120","±65","4.6%","±2.1","180","±130","3.5%","±2.6","250","±136","4.2%","±2.5","42","±39","2.8%","±2.7","22","±68","0.5%","±1.7","7","±10","0.3%","±0.5","0","±12","0.0%","±1.6","26","±32","1.2%","±1.5","0","±12","0.0%","±1.6","0","±12","0.0%","±1.5","130","±79","4.5%","±2.8","422","±240","9.3%","±5.4","29","±44","0.5%","±0.8","12","±13","0.6%","±0.6","70","±62","4.3%","±3.8","115","±125","2.3%","±2.5","281","±221","6.9%","±5.3","0","±12","0.0%","±1.4","312","±144","7.4%","±3.3","32","±38","1.0%","±1.2","34","±40","0.7%","±0.8","136","±120","3.8%","±3.3","55","±58","1.4%","±1.6","42","±36","1.0%","±0.9","44","±58","0.8%","±1.1","3","±5","0.1%","±0.2","21","±22","0.8%","±0.9","22","±17","1.2%","±1.0","35","±40","0.6%","±0.7","14","±23","0.5%","±0.9","56","±80","1.3%","±1.9","62","±54","1.6%","±1.4","193","±208","3.2%","±3.2","60","±71","1.0%","±1.2","392","±233","9.4%","±5.3","216","±158","5.8%","±4.1","0","±12","0.0%","±1.5","228","±144","6.0%","±3.7","182","±128","4.1%","±2.8","30","±28","1.0%","±0.9","245","±173","5.6%","±3.7","64","±69","1.6%","±1.6","210","±186","3.5%","±3.1","37","±33","2.1%","±1.9","111","±161","3.2%","±4.5","672","±553","11.0%","±9.1","260","±199","5.1%","±3.8","72","±56","1.4%","±1.1","116","±79","3.8%","±2.6","356","±296","15.9%","±11.8","115","±80","3.4%","±2.4","197","±161","4.4%","±3.7","350","±208","4.6%","±2.8","33","±40","1.6%","±2.0","163","±111","4.3%","±2.8","35","±51","6.5%","±9.3","20","±28","1.2%","±1.7","0","±12","0.0%","±1.1","328","±404","5.2%","±6.2","48","±53","1.0%","±1.1","31","±30","2.3%","±2.3","11","±19","0.9%","±1.5","29","±24","1.5%","±1.3","116","±93","6.5%","±4.9","29","±32","0.7%","±0.8","65","±53","1.5%","±1.2","126","±76","2.6%","±1.7","333","±392","6.5%","±7.8","326","±255","6.1%","±4.6","172","±179","2.5%","±2.7","114","±95","3.4%","±2.8","445","±262","6.2%","±3.6","39","±30","1.0%","±0.8","333","±221","6.7%","±4.5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Speak English less than "very well","8","±12","0.3%","±0.4","12","±25","0.8%","±1.6","0","±12","0.0%","±1.0","0","±12","0.0%","±1.5","0","±12","0.0%","±1.9","0","±12","0.0%","±1.1","0","±12","0.0%","±0.8","67","±73","2.7%","±2.8","0","±12","0.0%","±1.3","38","±62","0.7%","±1.2","103","±113","1.8%","±2.0","19","±35","1.3%","±2.3","6","±19","0.1%","±0.5","7","±10","0.3%","±0.5","0","±12","0.0%","±1.6","5","±8","0.2%","±0.3","0","±12","0.0%","±1.6","0","±12","0.0%","±1.5","16","±24","0.6%","±0.8","124","±96","2.7%","±2.1","29","±44","0.5%","±0.8","0","±12","0.0%","±1.7","39","±44","2.4%","±2.7","0","±17","0.0%","±0.7","71","±73","1.7%","±1.8","0","±12","0.0%","±1.4","42","±44","1.0%","±1.1","0","±12","0.0%","±1.1","10","±18","0.2%","±0.4","31","±53","0.9%","±1.5","7","±12","0.2%","±0.3","0","±12","0.0%","±0.9","32","±53","0.6%","±1.0","3","±5","0.1%","±0.2","0","±12","0.0%","±1.4","0","±12","0.0%","±2.0","0","±17","0.0%","±0.6","14","±23","0.5%","±0.9","11","±21","0.3%","±0.5","31","±41","0.8%","±1.0","49","±59","0.8%","±1.0","39","±63","0.7%","±1.1","245","±204","5.9%","±4.7","96","±94","2.6%","±2.4","0","±12","0.0%","±1.5","115","±102","3.0%","±2.7","23","±43","0.5%","±1.0","0","±12","0.0%","±1.1","51","±45","1.2%","±1.0","11","±19","0.3%","±0.5","146","±163","2.4%","±2.7","2","±4","0.1%","±0.2","85","±122","2.5%","±3.4","99","±117","1.6%","±1.9","39","±49","0.8%","±1.0","10","±18","0.2%","±0.3","116","±79","3.8%","±2.6","273","±238","12.2%","±9.6","50","±54","1.5%","±1.6","116","±123","2.6%","±2.9","114","±81","1.5%","±1.1","6","±8","0.3%","±0.4","39","±62","1.0%","±1.7","21","±31","3.9%","±5.7","0","±12","0.0%","±2.1","0","±12","0.0%","±1.1","0","±17","0.0%","±0.6","0","±17","0.0%","±0.7","6","±10","0.5%","±0.8","5","±9","0.4%","±0.7","5","±8","0.3%","±0.4","15","±18","0.8%","±1.1","0","±12","0.0%","±0.9","14","±18","0.3%","±0.4","36","±32","0.8%","±0.7","153","±194","3.0%","±3.8","44","±71","0.8%","±1.3","0","±17","0.0%","±0.5","0","±12","0.0%","±1.0","26","±33","0.4%","±0.5","7","±11","0.2%","±0.3","22","±24","0.4%","±0.5"</text:p>
          </table:table-cell>
          <table:table-cell table:number-columns-repeated="1023"/>
        </table:table-row>
        <table:table-row table:style-name="ro1">
          <table:table-cell office:value-type="string">
            <text:p>        Asian and Pacific Islander languages,"18","±22","0.6%","±0.7","19","±24","1.2%","±1.7","0","±12","0.0%","±1.0","5","±8","0.2%","±0.3","0","±12","0.0%","±1.9","8","±16","0.3%","±0.5","0","±12","0.0%","±0.8","36","±44","1.4%","±1.8","37","±30","1.4%","±1.2","269","±137","5.2%","±2.0","93","±70","1.6%","±1.2","30","±30","2.0%","±2.0","19","±38","0.4%","±0.9","0","±12","0.0%","±1.7","17","±22","0.8%","±1.1","0","±12","0.0%","±1.6","0","±12","0.0%","±1.6","0","±12","0.0%","±1.5","125","±95","4.3%","±3.3","145","±138","3.2%","±3.0","0","±17","0.0%","±0.6","4","±7","0.2%","±0.4","29","±32","1.8%","±2.0","52","±69","1.0%","±1.4","99","±97","2.4%","±2.5","0","±12","0.0%","±1.4","409","±241","9.7%","±5.4","78","±65","2.5%","±2.1","98","±80","2.0%","±1.6","0","±12","0.0%","±1.0","96","±78","2.5%","±2.1","69","±97","1.7%","±2.4","9","±17","0.2%","±0.3","12","±18","0.5%","±0.7","0","±12","0.0%","±1.4","7","±15","0.4%","±0.9","0","±17","0.0%","±0.6","129","±190","4.9%","±7.0","115","±84","2.7%","±2.0","13","±22","0.3%","±0.6","32","±36","0.5%","±0.6","82","±76","1.4%","±1.3","46","±51","1.1%","±1.2","17","±21","0.5%","±0.6","88","±69","3.8%","±2.9","39","±30","1.0%","±0.8","52","±43","1.2%","±0.9","4","±9","0.1%","±0.3","0","±12","0.0%","±0.8","45","±48","1.1%","±1.2","0","±17","0.0%","±0.6","7","±8","0.4%","±0.4","51","±49","1.5%","±1.4","0","±17","0.0%","±0.6","75","±105","1.5%","±2.0","232","±122","4.4%","±2.4","59","±61","1.9%","±2.0","23","±41","1.0%","±1.8","85","±69","2.5%","±2.0","98","±93","2.2%","±2.1","345","±192","4.5%","±2.5","145","±133","7.2%","±6.6","222","±154","5.9%","±3.9","19","±21","3.6%","±3.9","30","±33","1.8%","±1.9","25","±32","0.8%","±1.1","7","±12","0.1%","±0.2","0","±17","0.0%","±0.7","17","±22","1.3%","±1.6","0","±12","0.0%","±2.8","3","±5","0.2%","±0.2","68","±63","3.8%","±3.5","26","±30","0.6%","±0.8","231","±178","5.2%","±4.0","269","±201","5.6%","±4.1","242","±186","4.7%","±3.7","336","±237","6.3%","±4.4","74","±71","1.1%","±1.0","91","±68","2.7%","±2.0","1,400","±575","19.4%","±7.0","231","±126","5.8%","±3.0","258","±148","5.2%","±3.1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Speak English less than "very well","0","±12","0.0%","±1.1","14","±23","0.9%","±1.6","0","±12","0.0%","±1.0","0","±12","0.0%","±1.5","0","±12","0.0%","±1.9","0","±12","0.0%","±1.1","0","±12","0.0%","±0.8","36","±44","1.4%","±1.8","18","±23","0.7%","±0.9","185","±116","3.5%","±1.7","13","±17","0.2%","±0.3","24","±24","1.6%","±1.6","9","±19","0.2%","±0.4","0","±12","0.0%","±1.7","17","±22","0.8%","±1.1","0","±12","0.0%","±1.6","0","±12","0.0%","±1.6","0","±12","0.0%","±1.5","79","±73","2.7%","±2.5","88","±124","1.9%","±2.7","0","±17","0.0%","±0.6","0","±12","0.0%","±1.7","0","±12","0.0%","±2.1","0","±17","0.0%","±0.7","59","±89","1.4%","±2.2","0","±12","0.0%","±1.4","40","±35","1.0%","±0.8","35","±40","1.1%","±1.3","32","±51","0.6%","±1.0","0","±12","0.0%","±1.0","88","±77","2.3%","±2.0","37","±56","0.9%","±1.4","0","±17","0.0%","±0.6","10","±16","0.4%","±0.6","0","±12","0.0%","±1.4","7","±15","0.4%","±0.9","0","±17","0.0%","±0.6","129","±190","4.9%","±7.0","36","±37","0.9%","±0.9","13","±22","0.3%","±0.6","16","±25","0.3%","±0.4","23","±37","0.4%","±0.6","42","±49","1.0%","±1.2","0","±12","0.0%","±0.9","19","±24","0.8%","±1.0","0","±12","0.0%","±0.9","52","±43","1.2%","±0.9","0","±12","0.0%","±1.1","0","±12","0.0%","±0.8","21","±39","0.5%","±1.0","0","±17","0.0%","±0.6","5","±7","0.3%","±0.4","7","±11","0.2%","±0.3","0","±17","0.0%","±0.6","0","±17","0.0%","±0.7","174","±115","3.3%","±2.2","12","±22","0.4%","±0.7","23","±41","1.0%","±1.8","49","±37","1.4%","±1.1","39","±62","0.9%","±1.4","157","±141","2.1%","±1.8","119","±107","5.9%","±5.3","98","±101","2.6%","±2.6","9","±13","1.7%","±2.5","13","±22","0.8%","±1.3","25","±32","0.8%","±1.1","7","±12","0.1%","±0.2","0","±17","0.0%","±0.7","11","±15","0.8%","±1.1","0","±12","0.0%","±2.8","0","±12","0.0%","±1.8","44","±53","2.5%","±2.9","10","±16","0.2%","±0.4","159","±121","3.6%","±2.7","126","±103","2.6%","±2.1","79","±80","1.5%","±1.6","93","±129","1.7%","±2.4","0","±17","0.0%","±0.5","34","±35","1.0%","±1.1","877","±512","12.1%","±6.4","68","±66","1.7%","±1.6","125","±92","2.5%","±1.9"</text:p>
          </table:table-cell>
          <table:table-cell table:number-columns-repeated="1023"/>
        </table:table-row>
        <table:table-row table:style-name="ro1">
          <table:table-cell office:value-type="string">
            <text:p>        Other languages,"6","±11","0.2%","±0.4","57","±47","3.7%","±3.1","32","±42","0.9%","±1.2","0","±12","0.0%","±1.5","3","±5","0.2%","±0.3","13","±16","0.4%","±0.5","0","±12","0.0%","±0.8","0","±12","0.0%","±1.4","44","±40","1.7%","±1.6","39","±42","0.7%","±0.8","78","±94","1.3%","±1.6","75","±103","5.1%","±6.9","0","±12","0.0%","±0.8","15","±23","0.7%","±1.2","0","±12","0.0%","±1.6","0","±12","0.0%","±1.6","29","±43","1.3%","±2.0","0","±12","0.0%","±1.5","62","±68","2.1%","±2.3","212","±200","4.7%","±4.3","82","±128","1.5%","±2.3","35","±46","1.8%","±2.3","29","±36","1.8%","±2.2","57","±69","1.2%","±1.4","76","±120","1.9%","±2.9","0","±12","0.0%","±1.4","142","±142","3.4%","±3.3","50","±47","1.6%","±1.5","28","±44","0.6%","±0.9","2","±4","0.1%","±0.1","0","±12","0.0%","±0.9","0","±12","0.0%","±0.9","369","±188","6.9%","±3.4","0","±12","0.0%","±1.3","6","±9","0.2%","±0.4","6","±8","0.3%","±0.5","0","±17","0.0%","±0.6","0","±12","0.0%","±1.3","103","±102","2.4%","±2.4","290","±367","7.4%","±8.9","0","±17","0.0%","±0.6","0","±17","0.0%","±0.6","20","±33","0.5%","±0.8","68","±67","1.8%","±1.8","21","±23","0.9%","±1.0","218","±188","5.7%","±4.8","0","±12","0.0%","±0.8","52","±61","1.7%","±2.1","267","±273","6.1%","±6.0","126","±153","3.1%","±3.7","218","±128","3.6%","±2.0","0","±12","0.0%","±2.0","5","±9","0.1%","±0.3","258","±293","4.2%","±4.6","0","±17","0.0%","±0.7","28","±44","0.5%","±0.8","0","±12","0.0%","±1.1","0","±12","0.0%","±1.5","0","±12","0.0%","±1.0","120","±153","2.7%","±3.4","0","±17","0.0%","±0.5","41","±64","2.0%","±3.1","0","±12","0.0%","±0.9","4","±6","0.7%","±1.2","0","±12","0.0%","±2.1","0","±12","0.0%","±1.1","235","±233","3.8%","±3.6","69","±61","1.4%","±1.3","5","±8","0.4%","±0.6","0","±12","0.0%","±2.8","0","±12","0.0%","±1.8","115","±110","6.5%","±6.1","21","±53","0.5%","±1.3","210","±143","4.8%","±3.2","183","±211","3.8%","±4.4","48","±62","0.9%","±1.2","96","±150","1.8%","±2.9","255","±230","3.7%","±3.4","21","±33","0.6%","±1.0","41","±63","0.6%","±0.9","21","±26","0.5%","±0.7","126","±100","2.5%","±2.1"</text:p>
          </table:table-cell>
          <table:table-cell table:number-columns-repeated="1023"/>
        </table:table-row>
        <table:table-row table:style-name="ro1">
          <table:table-cell office:value-type="string">
            <text:p>            Speak English less than "very well","0","±12","0.0%","±1.1","13","±25","0.8%","±1.6","6","±12","0.2%","±0.3","0","±12","0.0%","±1.5","0","±12","0.0%","±1.9","9","±15","0.3%","±0.5","0","±12","0.0%","±0.8","0","±12","0.0%","±1.4","0","±12","0.0%","±1.3","2","±6","0.0%","±0.1","9","±17","0.2%","±0.3","14","±23","0.9%","±1.5","0","±12","0.0%","±0.8","5","±9","0.2%","±0.5","0","±12","0.0%","±1.6","0","±12","0.0%","±1.6","0","±12","0.0%","±1.6","0","±12","0.0%","±1.5","25","±29","0.9%","±1.0","149","±147","3.3%","±3.2","82","±128","1.5%","±2.3","26","±40","1.3%","±2.0","4","±7","0.2%","±0.4","0","±17","0.0%","±0.7","0","±12","0.0%","±0.8","0","±12","0.0%","±1.4","12","±20","0.3%","±0.5","17","±26","0.5%","±0.8","0","±17","0.0%","±0.7","0","±12","0.0%","±1.0","0","±12","0.0%","±0.9","0","±12","0.0%","±0.9","305","±170","5.7%","±3.1","0","±12","0.0%","±1.3","0","±12","0.0%","±1.4","0","±12","0.0%","±2.0","0","±17","0.0%","±0.6","0","±12","0.0%","±1.3","0","±12","0.0%","±0.8","290","±367","7.4%","±8.9","0","±17","0.0%","±0.6","0","±17","0.0%","±0.6","0","±12","0.0%","±0.8","48","±78","1.3%","±2.1","0","±12","0.0%","±1.5","88","±86","2.3%","±2.2","0","±12","0.0%","±0.8","8","±13","0.3%","±0.4","109","±127","2.5%","±2.8","50","±75","1.2%","±1.8","64","±62","1.1%","±1.0","0","±12","0.0%","±2.0","0","±12","0.0%","±1.0","258","±293","4.2%","±4.6","0","±17","0.0%","±0.7","0","±17","0.0%","±0.7","0","±12","0.0%","±1.1","0","±12","0.0%","±1.5","0","±12","0.0%","±1.0","107","±150","2.4%","±3.4","0","±17","0.0%","±0.5","0","±12","0.0%","±1.7","0","±12","0.0%","±0.9","0","±12","0.0%","±6.3","0","±12","0.0%","±2.1","0","±12","0.0%","±1.1","164","±212","2.6%","±3.4","19","±32","0.4%","±0.6","0","±12","0.0%","±2.6","0","±12","0.0%","±2.8","0","±12","0.0%","±1.8","68","±78","3.8%","±4.4","5","±16","0.1%","±0.4","86","±67","1.9%","±1.5","25","±28","0.5%","±0.6","0","±17","0.0%","±0.7","0","±17","0.0%","±0.7","81","±92","1.2%","±1.4","0","±12","0.0%","±1.0","0","±17","0.0%","±0.5","0","±12","0.0%","±0.9","0","±17","0.0%","±0.7"</text:p>
          </table:table-cell>
          <table:table-cell table:number-columns-repeated="1023"/>
        </table:table-row>
        <table:table-row table:style-name="ro1">
          <table:table-cell office:value-type="string">
            <text:p>ANCESTRY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Total population,"3,171","±368","3,171","(X)","1,584","±375","1,584","(X)","3,696","±745","3,696","(X)","2,472","±460","2,472","(X)","1,983","±472","1,983","(X)","3,411","±460","3,411","(X)","4,569","±598","4,569","(X)","2,610","±417","2,610","(X)","2,603","±493","2,603","(X)","5,237","±1,259","5,237","(X)","5,951","±900","5,951","(X)","1,598","±300","1,598","(X)","4,427","±752","4,427","(X)","2,131","±351","2,131","(X)","2,245","±435","2,245","(X)","2,316","±407","2,316","(X)","2,322","±503","2,322","(X)","2,411","±381","2,411","(X)","2,907","±400","2,907","(X)","5,013","±705","5,013","(X)","6,183","±784","6,183","(X)","2,093","±344","2,093","(X)","1,703","±217","1,703","(X)","5,104","±636","5,104","(X)","4,285","±817","4,285","(X)","2,599","±514","2,599","(X)","4,381","±436","4,381","(X)","3,324","±597","3,324","(X)","5,306","±666","5,306","(X)","3,858","±485","3,858","(X)","4,028","±443","4,028","(X)","4,424","±411","4,424","(X)","5,864","±794","5,864","(X)","2,687","±420","2,687","(X)","2,729","±520","2,729","(X)","1,951","±448","1,951","(X)","6,532","±912","6,532","(X)","2,710","±433","2,710","(X)","4,511","±561","4,511","(X)","4,113","±564","4,113","(X)","6,487","±1,105","6,487","(X)","6,342","±625","6,342","(X)","4,362","±670","4,362","(X)","4,088","±433","4,088","(X)","2,353","±317","2,353","(X)","4,076","±587","4,076","(X)","4,672","±411","4,672","(X)","3,117","±451","3,117","(X)","4,788","±592","4,788","(X)","4,390","±447","4,390","(X)","6,316","±985","6,316","(X)","1,926","±261","1,926","(X)","3,685","±519","3,685","(X)","6,410","±833","6,410","(X)","5,425","±592","5,425","(X)","5,758","±592","5,758","(X)","3,139","±405","3,139","(X)","2,541","±529","2,541","(X)","3,565","±408","3,565","(X)","4,654","±735","4,654","(X)","8,483","±843","8,483","(X)","2,301","±262","2,301","(X)","4,244","±509","4,244","(X)","563","±93","563","(X)","1,839","±384","1,839","(X)","3,368","±568","3,368","(X)","6,959","±831","6,959","(X)","5,412","±764","5,412","(X)","1,432","±118","1,432","(X)","1,289","±145","1,289","(X)","1,977","±405","1,977","(X)","1,856","±429","1,856","(X)","4,284","±482","4,284","(X)","4,829","±579","4,829","(X)","5,342","±937","5,342","(X)","5,201","±750","5,201","(X)","5,577","±685","5,577","(X)","7,238","±1,026","7,238","(X)","3,531","±256","3,531","(X)","7,671","±947","7,671","(X)","4,225","±602","4,225","(X)","5,443","±863","5,44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American,"206","±126","6.5%","±4.0","198","±158","12.5%","±8.9","281","±170","7.6%","±4.6","115","±102","4.7%","±4.0","67","±41","3.4%","±2.0","291","±150","8.5%","±4.0","371","±256","8.1%","±5.3","144","±107","5.5%","±3.8","248","±118","9.5%","±3.4","483","±187","9.2%","±2.4","825","±470","13.9%","±6.6","121","±83","7.6%","±5.3","581","±334","13.1%","±7.2","205","±119","9.6%","±5.5","102","±68","4.5%","±3.1","418","±291","18.0%","±10.8","222","±168","9.6%","±7.2","383","±259","15.9%","±9.5","433","±220","14.9%","±6.9","518","±218","10.3%","±4.3","761","±307","12.3%","±4.4","146","±69","7.0%","±3.5","261","±118","15.3%","±6.2","388","±206","7.6%","±3.6","156","±92","3.6%","±2.2","543","±443","20.9%","±14.1","225","±124","5.1%","±2.8","543","±278","16.3%","±7.1","1,009","±542","19.0%","±8.8","276","±183","7.2%","±4.7","441","±224","10.9%","±5.4","409","±249","9.2%","±5.4","898","±427","15.3%","±7.1","423","±240","15.7%","±7.8","76","±58","2.8%","±2.3","174","±96","8.9%","±5.3","572","±282","8.8%","±4.4","236","±99","8.7%","±3.9","316","±234","7.0%","±5.2","208","±103","5.1%","±2.6","606","±275","9.3%","±4.6","201","±120","3.2%","±1.9","115","±63","2.6%","±1.5","217","±120","5.3%","±2.9","112","±64","4.8%","±2.8","293","±227","7.2%","±5.4","480","±227","10.3%","±4.6","235","±155","7.5%","±4.8","708","±298","14.8%","±5.5","654","±400","14.9%","±8.3","262","±185","4.1%","±2.9","337","±151","17.5%","±7.9","356","±199","9.7%","±5.0","135","±99","2.1%","±1.5","285","±125","5.3%","±2.4","412","±201","7.2%","±3.5","184","±121","5.9%","±3.8","83","±60","3.3%","±2.4","281","±119","7.9%","±3.3","208","±147","4.5%","±3.2","569","±226","6.7%","±2.7","215","±103","9.3%","±4.5","221","±122","5.2%","±2.8","20","±18","3.6%","±3.4","267","±339","14.5%","±16.0","325","±103","9.6%","±3.2","228","±176","3.3%","±2.5","346","±152","6.4%","±3.0","97","±61","6.8%","±4.3","77","±66","6.0%","±5.0","264","±140","13.4%","±6.9","16","±17","0.9%","±0.9","313","±116","7.3%","±2.9","513","±186","10.6%","±4.1","169","±95","3.2%","±2.0","480","±241","9.2%","±4.9","746","±487","13.4%","±8.0","816","±377","11.3%","±5.0","241","±86","6.8%","±2.4","507","±227","6.6%","±3.0","738","±300","17.5%","±6.6","115","±72","2.1%","±1.4"</text:p>
          </table:table-cell>
          <table:table-cell table:number-columns-repeated="1023"/>
        </table:table-row>
        <table:table-row table:style-name="ro1">
          <table:table-cell office:value-type="string">
            <text:p>        Arab,"0","±12","0.0%","±1.1","35","±37","2.2%","±2.1","26","±41","0.7%","±1.1","0","±12","0.0%","±1.4","0","±12","0.0%","±1.7","17","±18","0.5%","±0.5","36","±41","0.8%","±0.9","36","±41","1.4%","±1.5","30","±37","1.2%","±1.4","29","±24","0.6%","±0.5","28","±34","0.5%","±0.6","0","±12","0.0%","±2.2","0","±12","0.0%","±0.8","0","±12","0.0%","±1.6","5","±8","0.2%","±0.4","5","±8","0.2%","±0.3","10","±17","0.4%","±0.8","19","±32","0.8%","±1.3","62","±68","2.1%","±2.3","48","±57","1.0%","±1.1","2","±9","0.0%","±0.2","0","±12","0.0%","±1.7","0","±12","0.0%","±2.0","41","±64","0.8%","±1.2","194","±306","4.5%","±7.0","0","±12","0.0%","±1.3","66","±90","1.5%","±2.0","8","±13","0.2%","±0.4","28","±44","0.5%","±0.8","19","±20","0.5%","±0.5","28","±26","0.7%","±0.7","0","±12","0.0%","±0.8","22","±36","0.4%","±0.6","0","±12","0.0%","±1.3","0","±12","0.0%","±1.3","0","±12","0.0%","±1.8","0","±17","0.0%","±0.5","0","±12","0.0%","±1.3","45","±69","1.0%","±1.6","55","±71","1.3%","±1.8","0","±17","0.0%","±0.5","0","±17","0.0%","±0.5","60","±74","1.4%","±1.6","231","±104","5.7%","±2.5","0","±12","0.0%","±1.5","214","±185","5.3%","±4.4","0","±12","0.0%","±0.7","25","±30","0.8%","±1.0","234","±268","4.9%","±5.4","196","±294","4.5%","±6.7","23","±39","0.4%","±0.6","0","±12","0.0%","±1.8","0","±12","0.0%","±0.9","0","±17","0.0%","±0.5","2","±7","0.0%","±0.1","73","±95","1.3%","±1.6","0","±12","0.0%","±1.1","0","±12","0.0%","±1.4","7","±10","0.2%","±0.3","60","±88","1.3%","±1.9","271","±292","3.2%","±3.4","15","±17","0.7%","±0.8","7","±13","0.2%","±0.3","4","±6","0.7%","±1.1","0","±12","0.0%","±1.9","0","±12","0.0%","±1.0","56","±53","0.8%","±0.8","0","±17","0.0%","±0.6","6","±9","0.4%","±0.7","0","±12","0.0%","±2.7","0","±12","0.0%","±1.8","58","±80","3.1%","±4.2","0","±12","0.0%","±0.8","205","±178","4.2%","±3.7","196","±216","3.7%","±4.0","25","±28","0.5%","±0.5","20","±34","0.4%","±0.6","100","±152","1.4%","±2.1","18","±20","0.5%","±0.6","67","±68","0.9%","±0.9","0","±12","0.0%","±0.8","186","±143","3.4%","±2.7"</text:p>
          </table:table-cell>
          <table:table-cell table:number-columns-repeated="1023"/>
        </table:table-row>
        <table:table-row table:style-name="ro1">
          <table:table-cell office:value-type="string">
            <text:p>        Czech,"21","±23","0.7%","±0.7","0","±12","0.0%","±2.2","0","±12","0.0%","±0.9","17","±26","0.7%","±1.0","0","±12","0.0%","±1.7","0","±12","0.0%","±1.0","0","±12","0.0%","±0.8","19","±21","0.7%","±0.8","0","±12","0.0%","±1.3","1","±4","0.0%","±0.1","46","±73","0.8%","±1.2","4","±7","0.3%","±0.5","0","±12","0.0%","±0.8","0","±12","0.0%","±1.6","0","±12","0.0%","±1.5","0","±12","0.0%","±1.5","0","±12","0.0%","±1.5","0","±12","0.0%","±1.4","0","±12","0.0%","±1.2","25","±40","0.5%","±0.8","0","±17","0.0%","±0.6","0","±12","0.0%","±1.7","0","±12","0.0%","±2.0","0","±17","0.0%","±0.7","0","±12","0.0%","±0.8","0","±12","0.0%","±1.3","26","±30","0.6%","±0.7","13","±20","0.4%","±0.6","0","±17","0.0%","±0.7","0","±12","0.0%","±0.9","0","±12","0.0%","±0.9","23","±25","0.5%","±0.6","21","±35","0.4%","±0.6","0","±12","0.0%","±1.3","0","±12","0.0%","±1.3","0","±12","0.0%","±1.8","0","±17","0.0%","±0.5","0","±12","0.0%","±1.3","17","±27","0.4%","±0.6","0","±12","0.0%","±0.8","0","±17","0.0%","±0.5","32","±52","0.5%","±0.8","0","±12","0.0%","±0.8","0","±12","0.0%","±0.9","0","±12","0.0%","±1.5","0","±12","0.0%","±0.9","0","±12","0.0%","±0.7","0","±12","0.0%","±1.1","11","±18","0.2%","±0.4","0","±12","0.0%","±0.8","0","±17","0.0%","±0.6","18","±27","0.9%","±1.4","5","±9","0.1%","±0.2","0","±17","0.0%","±0.5","0","±17","0.0%","±0.6","20","±23","0.3%","±0.4","0","±12","0.0%","±1.1","0","±12","0.0%","±1.4","5","±9","0.1%","±0.2","27","±45","0.6%","±1.0","0","±17","0.0%","±0.4","5","±8","0.2%","±0.3","0","±12","0.0%","±0.8","9","±9","1.6%","±1.6","0","±12","0.0%","±1.9","0","±12","0.0%","±1.0","0","±17","0.0%","±0.5","0","±17","0.0%","±0.6","0","±12","0.0%","±2.4","0","±12","0.0%","±2.7","0","±12","0.0%","±1.8","0","±12","0.0%","±1.9","8","±13","0.2%","±0.3","0","±12","0.0%","±0.7","8","±14","0.1%","±0.3","43","±65","0.8%","±1.3","0","±17","0.0%","±0.6","0","±17","0.0%","±0.5","25","±33","0.7%","±0.9","59","±72","0.8%","±0.9","7","±12","0.2%","±0.3","7","±11","0.1%","±0.2"</text:p>
          </table:table-cell>
          <table:table-cell table:number-columns-repeated="1023"/>
        </table:table-row>
        <table:table-row table:style-name="ro1">
          <table:table-cell office:value-type="string">
            <text:p>        Danish,"0","±12","0.0%","±1.1","0","±12","0.0%","±2.2","10","±21","0.3%","±0.6","13","±24","0.5%","±0.9","0","±12","0.0%","±1.7","11","±15","0.3%","±0.4","0","±12","0.0%","±0.8","0","±12","0.0%","±1.3","0","±12","0.0%","±1.3","67","±105","1.3%","±1.8","0","±17","0.0%","±0.6","10","±11","0.6%","±0.7","0","±12","0.0%","±0.8","0","±12","0.0%","±1.6","2","±3","0.1%","±0.2","0","±12","0.0%","±1.5","0","±12","0.0%","±1.5","0","±12","0.0%","±1.4","21","±33","0.7%","±1.1","7","±15","0.1%","±0.3","0","±17","0.0%","±0.6","0","±12","0.0%","±1.7","0","±12","0.0%","±2.0","0","±17","0.0%","±0.7","46","±73","1.1%","±1.7","0","±12","0.0%","±1.3","0","±12","0.0%","±0.8","9","±15","0.3%","±0.4","19","±34","0.4%","±0.6","0","±12","0.0%","±0.9","19","±22","0.5%","±0.5","0","±12","0.0%","±0.8","0","±17","0.0%","±0.6","24","±37","0.9%","±1.4","0","±12","0.0%","±1.3","0","±12","0.0%","±1.8","24","±57","0.4%","±0.9","0","±12","0.0%","±1.3","18","±28","0.4%","±0.6","11","±19","0.3%","±0.5","16","±27","0.2%","±0.4","20","±31","0.3%","±0.5","0","±12","0.0%","±0.8","9","±14","0.2%","±0.3","0","±12","0.0%","±1.5","34","±56","0.8%","±1.4","17","±19","0.4%","±0.4","6","±9","0.2%","±0.3","0","±12","0.0%","±0.7","0","±12","0.0%","±0.8","0","±17","0.0%","±0.6","0","±12","0.0%","±1.8","5","±9","0.1%","±0.2","0","±17","0.0%","±0.5","0","±17","0.0%","±0.6","0","±17","0.0%","±0.6","0","±12","0.0%","±1.1","0","±12","0.0%","±1.4","0","±12","0.0%","±1.0","0","±12","0.0%","±0.7","17","±27","0.2%","±0.3","0","±12","0.0%","±1.5","27","±47","0.6%","±1.1","0","±12","0.0%","±6.0","0","±12","0.0%","±1.9","0","±12","0.0%","±1.0","0","±17","0.0%","±0.5","16","±25","0.3%","±0.5","5","±8","0.3%","±0.6","6","±9","0.5%","±0.7","0","±12","0.0%","±1.8","0","±12","0.0%","±1.9","10","±15","0.2%","±0.3","0","±12","0.0%","±0.7","6","±12","0.1%","±0.2","0","±17","0.0%","±0.7","0","±17","0.0%","±0.6","0","±17","0.0%","±0.5","11","±18","0.3%","±0.5","0","±17","0.0%","±0.5","28","±33","0.7%","±0.8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Dutch,"13","±16","0.4%","±0.5","13","±25","0.8%","±1.5","21","±25","0.6%","±0.7","16","±18","0.6%","±0.7","6","±11","0.3%","±0.5","42","±32","1.2%","±0.9","0","±12","0.0%","±0.8","19","±21","0.7%","±0.8","8","±17","0.3%","±0.7","61","±38","1.2%","±0.8","0","±17","0.0%","±0.6","48","±39","3.0%","±2.5","0","±12","0.0%","±0.8","0","±12","0.0%","±1.6","6","±11","0.3%","±0.5","0","±12","0.0%","±1.5","9","±14","0.4%","±0.6","33","±36","1.4%","±1.5","152","±169","5.2%","±5.6","10","±16","0.2%","±0.3","0","±17","0.0%","±0.6","30","±31","1.4%","±1.5","16","±17","0.9%","±1.0","110","±85","2.2%","±1.7","14","±22","0.3%","±0.5","39","±26","1.5%","±1.0","20","±23","0.5%","±0.5","74","±55","2.2%","±1.7","21","±30","0.4%","±0.6","49","±55","1.3%","±1.4","119","±70","3.0%","±1.8","60","±49","1.4%","±1.1","65","±72","1.1%","±1.2","34","±43","1.3%","±1.6","0","±12","0.0%","±1.3","18","±22","0.9%","±1.2","37","±41","0.6%","±0.6","0","±12","0.0%","±1.3","45","±49","1.0%","±1.1","17","±19","0.4%","±0.4","164","±143","2.5%","±2.2","36","±38","0.6%","±0.6","129","±148","3.0%","±3.4","7","±11","0.2%","±0.3","0","±12","0.0%","±1.5","87","±70","2.1%","±1.7","24","±23","0.5%","±0.5","22","±29","0.7%","±0.9","7","±12","0.1%","±0.3","0","±12","0.0%","±0.8","92","±78","1.5%","±1.2","0","±12","0.0%","±1.8","19","±18","0.5%","±0.5","274","±313","4.3%","±4.9","41","±36","0.8%","±0.6","47","±32","0.8%","±0.6","0","±12","0.0%","±1.1","0","±12","0.0%","±1.4","24","±23","0.7%","±0.7","8","±17","0.2%","±0.4","117","±65","1.4%","±0.8","147","±154","6.4%","±6.7","44","±37","1.0%","±0.8","17","±19","3.0%","±3.3","9","±12","0.5%","±0.7","8","±13","0.2%","±0.4","63","±72","0.9%","±1.0","42","±54","0.8%","±1.0","6","±9","0.4%","±0.6","27","±27","2.1%","±2.0","16","±26","0.8%","±1.3","18","±16","1.0%","±0.9","44","±40","1.0%","±1.0","36","±31","0.7%","±0.6","112","±66","2.1%","±1.3","17","±29","0.3%","±0.6","19","±28","0.3%","±0.5","135","±89","1.9%","±1.3","102","±92","2.9%","±2.5","44","±43","0.6%","±0.6","51","±44","1.2%","±1.0","9","±14","0.2%","±0.3"</text:p>
          </table:table-cell>
          <table:table-cell table:number-columns-repeated="1023"/>
        </table:table-row>
        <table:table-row table:style-name="ro1">
          <table:table-cell office:value-type="string">
            <text:p>        English,"367","±134","11.6%","±4.1","127","±108","8.0%","±6.1","210","±70","5.7%","±2.2","240","±140","9.7%","±5.7","94","±75","4.7%","±3.8","591","±182","17.3%","±4.9","931","±254","20.4%","±5.6","292","±99","11.2%","±4.2","174","±78","6.7%","±3.1","470","±203","9.0%","±2.7","613","±357","10.3%","±5.3","169","±144","10.6%","±7.5","25","±27","0.6%","±0.6","210","±139","9.9%","±6.6","216","±100","9.6%","±4.6","183","±112","7.9%","±4.9","209","±98","9.0%","±4.6","325","±110","13.5%","±5.0","267","±163","9.2%","±5.5","217","±86","4.3%","±1.8","331","±232","5.4%","±3.7","123","±55","5.9%","±2.6","294","±96","17.3%","±4.9","538","±167","10.5%","±3.6","592","±263","13.8%","±5.9","730","±444","28.1%","±13.0","732","±207","16.7%","±4.4","320","±148","9.6%","±4.4","593","±249","11.2%","±4.7","418","±141","10.8%","±4.0","686","±193","17.0%","±5.0","584","±139","13.2%","±3.4","847","±309","14.4%","±5.3","370","±178","13.8%","±6.6","136","±77","5.0%","±3.1","173","±84","8.9%","±4.7","635","±314","9.7%","±4.8","182","±94","6.7%","±3.7","255","±146","5.7%","±3.2","315","±151","7.7%","±3.7","637","±253","9.8%","±3.9","741","±328","11.7%","±4.8","646","±329","14.8%","±7.3","590","±235","14.4%","±5.7","145","±67","6.2%","±3.0","99","±49","2.4%","±1.3","1,000","±258","21.4%","±5.1","159","±76","5.1%","±2.4","266","±154","5.6%","±3.3","389","±170","8.9%","±3.8","482","±195","7.6%","±3.3","194","±62","10.1%","±3.5","391","±215","10.6%","±5.8","113","±93","1.8%","±1.5","1,082","±457","19.9%","±7.6","1,014","±355","17.6%","±5.9","128","±70","4.1%","±2.4","26","±21","1.0%","±0.8","297","±109","8.3%","±3.0","434","±273","9.3%","±5.8","858","±338","10.1%","±4.0","239","±191","10.4%","±7.8","794","±365","18.7%","±7.7","75","±29","13.3%","±5.4","122","±61","6.6%","±3.7","425","±168","12.6%","±5.0","672","±311","9.7%","±4.5","664","±306","12.3%","±5.4","200","±74","14.0%","±5.2","224","±104","17.4%","±7.6","414","±148","20.9%","±6.1","257","±147","13.8%","±7.3","467","±169","10.9%","±4.2","741","±256","15.3%","±4.8","1,071","±623","20.0%","±10.2","595","±191","11.4%","±3.7","507","±210","9.1%","±3.8","1,024","±356","14.1%","±5.4","491","±160","13.9%","±4.4","1,013","±421","13.2%","±5.1","910","±275","21.5%","±6.2","762","±273","14.0%","±5.7"</text:p>
          </table:table-cell>
          <table:table-cell table:number-columns-repeated="1023"/>
        </table:table-row>
        <table:table-row table:style-name="ro1">
          <table:table-cell office:value-type="string">
            <text:p>        French (except Basque),"59","±40","1.9%","±1.3","21","±21","1.3%","±1.3","49","±38","1.3%","±1.1","31","±40","1.3%","±1.6","26","±36","1.3%","±1.9","61","±45","1.8%","±1.3","189","±144","4.1%","±3.1","78","±48","3.0%","±1.9","65","±56","2.5%","±2.2","46","±36","0.9%","±0.7","221","±185","3.7%","±2.9","21","±22","1.3%","±1.4","0","±12","0.0%","±0.8","12","±14","0.6%","±0.7","30","±35","1.3%","±1.6","13","±18","0.6%","±0.8","17","±20","0.7%","±0.9","10","±16","0.4%","±0.7","95","±68","3.3%","±2.3","40","±52","0.8%","±1.0","64","±80","1.0%","±1.3","16","±17","0.8%","±0.8","4","±6","0.2%","±0.3","100","±75","2.0%","±1.5","101","±86","2.4%","±2.0","60","±34","2.3%","±1.4","88","±53","2.0%","±1.2","92","±48","2.8%","±1.6","18","±30","0.3%","±0.6","52","±43","1.3%","±1.1","119","±75","3.0%","±1.9","67","±43","1.5%","±1.0","49","±42","0.8%","±0.7","88","±101","3.3%","±3.5","26","±39","1.0%","±1.4","16","±18","0.8%","±1.0","48","±55","0.7%","±0.8","15","±18","0.6%","±0.6","0","±12","0.0%","±0.8","84","±59","2.0%","±1.5","36","±41","0.6%","±0.6","156","±224","2.5%","±3.4","54","±50","1.2%","±1.1","11","±14","0.3%","±0.3","24","±25","1.0%","±1.1","45","±39","1.1%","±1.0","95","±54","2.0%","±1.2","30","±27","1.0%","±0.9","95","±107","2.0%","±2.2","82","±59","1.9%","±1.4","66","±81","1.0%","±1.3","6","±9","0.3%","±0.5","27","±31","0.7%","±0.9","0","±17","0.0%","±0.5","87","±66","1.6%","±1.2","89","±55","1.5%","±1.0","0","±12","0.0%","±1.1","26","±50","1.0%","±2.0","21","±22","0.6%","±0.6","238","±155","5.1%","±3.5","78","±57","0.9%","±0.7","43","±36","1.9%","±1.6","74","±59","1.7%","±1.4","13","±13","2.3%","±2.4","39","±26","2.1%","±1.4","31","±35","0.9%","±1.1","227","±169","3.3%","±2.4","85","±84","1.6%","±1.5","89","±43","6.2%","±3.0","19","±17","1.5%","±1.3","28","±18","1.4%","±0.9","13","±13","0.7%","±0.7","216","±149","5.0%","±3.3","96","±69","2.0%","±1.4","118","±69","2.2%","±1.3","190","±155","3.7%","±3.0","133","±95","2.4%","±1.7","99","±72","1.4%","±1.0","47","±40","1.3%","±1.1","157","±132","2.0%","±1.8","77","±56","1.8%","±1.3","137","±105","2.5%","±2.0"</text:p>
          </table:table-cell>
          <table:table-cell table:number-columns-repeated="1023"/>
        </table:table-row>
        <table:table-row table:style-name="ro1">
          <table:table-cell office:value-type="string">
            <text:p>        French Canadian,"0","±12","0.0%","±1.1","0","±12","0.0%","±2.2","0","±12","0.0%","±0.9","15","±23","0.6%","±0.9","0","±12","0.0%","±1.7","32","±38","0.9%","±1.1","0","±12","0.0%","±0.8","0","±12","0.0%","±1.3","0","±12","0.0%","±1.3","18","±25","0.3%","±0.5","0","±17","0.0%","±0.6","0","±12","0.0%","±2.2","0","±12","0.0%","±0.8","0","±12","0.0%","±1.6","0","±12","0.0%","±1.5","0","±12","0.0%","±1.5","0","±12","0.0%","±1.5","7","±12","0.3%","±0.5","0","±12","0.0%","±1.2","18","±20","0.4%","±0.4","0","±17","0.0%","±0.6","3","±6","0.1%","±0.3","0","±12","0.0%","±2.0","0","±17","0.0%","±0.7","0","±12","0.0%","±0.8","0","±12","0.0%","±1.3","0","±12","0.0%","±0.8","17","±19","0.5%","±0.6","16","±28","0.3%","±0.5","18","±20","0.5%","±0.5","47","±40","1.2%","±1.0","10","±17","0.2%","±0.4","0","±17","0.0%","±0.6","80","±123","3.0%","±4.5","9","±14","0.3%","±0.5","2","±5","0.1%","±0.3","0","±17","0.0%","±0.5","0","±12","0.0%","±1.3","0","±12","0.0%","±0.8","0","±12","0.0%","±0.8","64","±77","1.0%","±1.2","0","±17","0.0%","±0.5","0","±12","0.0%","±0.8","0","±12","0.0%","±0.9","8","±13","0.3%","±0.5","0","±12","0.0%","±0.9","19","±29","0.4%","±0.6","0","±12","0.0%","±1.1","0","±12","0.0%","±0.7","0","±12","0.0%","±0.8","0","±17","0.0%","±0.6","0","±12","0.0%","±1.8","7","±11","0.2%","±0.3","0","±17","0.0%","±0.5","30","±47","0.6%","±0.9","11","±16","0.2%","±0.3","1","±2","0.0%","±0.1","0","±12","0.0%","±1.4","0","±12","0.0%","±1.0","0","±12","0.0%","±0.7","0","±17","0.0%","±0.4","33","±35","1.4%","±1.5","0","±12","0.0%","±0.8","18","±24","3.2%","±4.3","17","±23","0.9%","±1.3","39","±34","1.2%","±1.0","21","±25","0.3%","±0.4","22","±35","0.4%","±0.7","0","±12","0.0%","±2.4","0","±12","0.0%","±2.7","5","±8","0.3%","±0.4","11","±13","0.6%","±0.7","10","±16","0.2%","±0.4","9","±14","0.2%","±0.3","0","±17","0.0%","±0.7","57","±88","1.1%","±1.7","0","±17","0.0%","±0.6","7","±17","0.1%","±0.2","0","±12","0.0%","±1.0","0","±17","0.0%","±0.5","13","±20","0.3%","±0.5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German,"516","±194","16.3%","±5.1","182","±84","11.5%","±4.3","729","±523","19.7%","±11.3","270","±168","10.9%","±6.4","96","±62","4.8%","±3.1","487","±126","14.3%","±4.0","1,304","±440","28.5%","±8.2","451","±175","17.3%","±6.3","727","±177","27.9%","±6.9","1,154","±332","22.0%","±4.8","954","±334","16.0%","±5.2","101","±55","6.3%","±3.5","2","±4","0.0%","±0.1","34","±29","1.6%","±1.4","155","±58","6.9%","±3.0","240","±106","10.4%","±4.7","298","±141","12.8%","±5.8","225","±77","9.3%","±3.7","590","±187","20.3%","±5.4","641","±190","12.8%","±4.2","268","±157","4.3%","±2.5","93","±55","4.4%","±2.7","229","±92","13.4%","±5.2","571","±207","11.2%","±3.9","604","±290","14.1%","±6.5","436","±115","16.8%","±4.9","864","±240","19.7%","±5.6","477","±143","14.4%","±4.4","891","±283","16.8%","±5.5","527","±261","13.7%","±5.9","674","±186","16.7%","±4.9","592","±178","13.4%","±4.3","747","±308","12.7%","±4.9","190","±95","7.1%","±3.7","254","±125","9.3%","±4.9","107","±60","5.5%","±3.2","436","±208","6.7%","±3.2","199","±94","7.3%","±3.5","504","±219","11.2%","±5.1","460","±174","11.2%","±4.2","830","±331","12.8%","±5.2","1,041","±385","16.4%","±6.3","521","±241","11.9%","±5.2","699","±223","17.1%","±5.5","267","±85","11.3%","±3.5","476","±212","11.7%","±5.2","594","±165","12.7%","±3.6","351","±168","11.3%","±4.8","458","±159","9.6%","±3.4","695","±361","15.8%","±8.0","694","±246","11.0%","±3.5","181","±64","9.4%","±3.5","284","±95","7.7%","±2.8","221","±254","3.4%","±4.0","637","±154","11.7%","±3.2","966","±219","16.8%","±3.9","138","±78","4.4%","±2.5","300","±138","11.8%","±5.6","403","±129","11.3%","±3.5","604","±256","13.0%","±5.6","1,567","±680","18.5%","±7.0","303","±97","13.2%","±4.2","706","±276","16.6%","±5.9","83","±42","14.7%","±6.8","145","±78","7.9%","±4.3","325","±198","9.6%","±5.7","636","±248","9.1%","±3.7","1,178","±408","21.8%","±6.7","325","±102","22.7%","±6.7","191","±66","14.8%","±5.0","252","±98","12.7%","±5.1","223","±85","12.0%","±4.8","555","±160","13.0%","±3.9","1,111","±377","23.0%","±6.0","432","±113","8.1%","±2.5","1,057","±689","20.3%","±11.1","796","±259","14.3%","±4.8","1,251","±571","17.3%","±6.2","605","±251","17.1%","±6.6","1,384","±458","18.0%","±5.7","510","±153","12.1%","±3.7","682","±200","12.5%","±4.3"</text:p>
          </table:table-cell>
          <table:table-cell table:number-columns-repeated="1023"/>
        </table:table-row>
        <table:table-row table:style-name="ro1">
          <table:table-cell office:value-type="string">
            <text:p>        Greek,"6","±10","0.2%","±0.3","23","±37","1.5%","±2.3","0","±12","0.0%","±0.9","0","±12","0.0%","±1.4","0","±12","0.0%","±1.7","13","±19","0.4%","±0.6","0","±12","0.0%","±0.8","0","±12","0.0%","±1.3","10","±19","0.4%","±0.8","19","±18","0.4%","±0.4","45","±43","0.8%","±0.7","0","±12","0.0%","±2.2","0","±12","0.0%","±0.8","0","±12","0.0%","±1.6","0","±12","0.0%","±1.5","6","±9","0.3%","±0.4","0","±12","0.0%","±1.5","0","±12","0.0%","±1.4","9","±15","0.3%","±0.5","19","±23","0.4%","±0.5","0","±17","0.0%","±0.6","0","±12","0.0%","±1.7","8","±13","0.5%","±0.7","0","±17","0.0%","±0.7","22","±39","0.5%","±0.9","0","±12","0.0%","±1.3","25","±27","0.6%","±0.6","23","±34","0.7%","±1.0","73","±110","1.4%","±2.0","8","±12","0.2%","±0.3","8","±13","0.2%","±0.3","0","±12","0.0%","±0.8","0","±17","0.0%","±0.6","0","±12","0.0%","±1.3","0","±12","0.0%","±1.3","0","±12","0.0%","±1.8","76","±85","1.2%","±1.2","0","±12","0.0%","±1.3","0","±12","0.0%","±0.8","0","±12","0.0%","±0.8","52","±50","0.8%","±0.8","0","±17","0.0%","±0.5","0","±12","0.0%","±0.8","12","±19","0.3%","±0.5","34","±35","1.4%","±1.5","0","±12","0.0%","±0.9","0","±12","0.0%","±0.7","45","±46","1.4%","±1.5","0","±12","0.0%","±0.7","0","±12","0.0%","±0.8","77","±82","1.2%","±1.3","34","±49","1.8%","±2.5","47","±61","1.3%","±1.7","0","±17","0.0%","±0.5","17","±18","0.3%","±0.3","0","±17","0.0%","±0.6","0","±12","0.0%","±1.1","0","±12","0.0%","±1.4","0","±12","0.0%","±1.0","0","±12","0.0%","±0.7","0","±17","0.0%","±0.4","0","±12","0.0%","±1.5","119","±140","2.8%","±3.1","0","±12","0.0%","±6.0","17","±25","0.9%","±1.4","0","±12","0.0%","±1.0","13","±23","0.2%","±0.3","0","±17","0.0%","±0.6","0","±12","0.0%","±2.4","19","±29","1.5%","±2.3","0","±12","0.0%","±1.8","0","±12","0.0%","±1.9","0","±12","0.0%","±0.8","10","±16","0.2%","±0.3","17","±25","0.3%","±0.5","13","±20","0.2%","±0.4","0","±17","0.0%","±0.6","0","±17","0.0%","±0.5","13","±18","0.4%","±0.5","0","±17","0.0%","±0.5","0","±12","0.0%","±0.8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Hungarian,"0","±12","0.0%","±1.1","0","±12","0.0%","±2.2","0","±12","0.0%","±0.9","0","±12","0.0%","±1.4","0","±12","0.0%","±1.7","0","±12","0.0%","±1.0","0","±12","0.0%","±0.8","23","±21","0.9%","±0.8","0","±12","0.0%","±1.3","3","±6","0.1%","±0.1","31","±34","0.5%","±0.6","0","±12","0.0%","±2.2","15","±22","0.3%","±0.5","3","±6","0.1%","±0.3","0","±12","0.0%","±1.5","0","±12","0.0%","±1.5","9","±14","0.4%","±0.6","0","±12","0.0%","±1.4","25","±29","0.9%","±1.0","0","±17","0.0%","±0.7","0","±17","0.0%","±0.6","0","±12","0.0%","±1.7","0","±12","0.0%","±2.0","0","±17","0.0%","±0.7","14","±23","0.3%","±0.5","9","±12","0.3%","±0.5","0","±12","0.0%","±0.8","8","±13","0.2%","±0.4","73","±110","1.4%","±2.0","0","±12","0.0%","±0.9","9","±14","0.2%","±0.4","10","±15","0.2%","±0.3","26","±30","0.4%","±0.5","0","±12","0.0%","±1.3","0","±12","0.0%","±1.3","0","±12","0.0%","±1.8","31","±47","0.5%","±0.7","0","±12","0.0%","±1.3","0","±12","0.0%","±0.8","0","±12","0.0%","±0.8","0","±17","0.0%","±0.5","0","±17","0.0%","±0.5","18","±20","0.4%","±0.5","8","±13","0.2%","±0.3","6","±10","0.3%","±0.4","6","±11","0.1%","±0.3","18","±20","0.4%","±0.4","11","±14","0.4%","±0.5","0","±12","0.0%","±0.7","77","±82","1.8%","±1.9","0","±17","0.0%","±0.6","12","±19","0.6%","±1.0","5","±9","0.1%","±0.3","0","±17","0.0%","±0.5","21","±34","0.4%","±0.6","35","±33","0.6%","±0.6","0","±12","0.0%","±1.1","11","±18","0.4%","±0.7","9","±14","0.3%","±0.4","0","±12","0.0%","±0.7","0","±17","0.0%","±0.4","16","±18","0.7%","±0.8","0","±12","0.0%","±0.8","0","±12","0.0%","±6.0","0","±12","0.0%","±1.9","12","±18","0.4%","±0.5","58","±70","0.8%","±1.0","50","±75","0.9%","±1.4","8","±11","0.6%","±0.8","22","±33","1.7%","±2.5","12","±13","0.6%","±0.6","0","±12","0.0%","±1.9","10","±16","0.2%","±0.4","0","±12","0.0%","±0.7","0","±17","0.0%","±0.7","0","±17","0.0%","±0.7","0","±17","0.0%","±0.6","34","±42","0.5%","±0.6","14","±15","0.4%","±0.4","0","±17","0.0%","±0.5","0","±12","0.0%","±0.8","40","±48","0.7%","±0.9"</text:p>
          </table:table-cell>
          <table:table-cell table:number-columns-repeated="1023"/>
        </table:table-row>
        <table:table-row table:style-name="ro1">
          <table:table-cell office:value-type="string">
            <text:p>        Irish,"314","±131","9.9%","±3.8","141","±66","8.9%","±4.3","395","±114","10.7%","±3.5","391","±183","15.8%","±7.0","85","±46","4.3%","±2.4","558","±183","16.4%","±5.5","762","±268","16.7%","±5.6","375","±208","14.4%","±7.3","428","±123","16.4%","±5.8","818","±241","15.6%","±4.1","586","±184","9.8%","±3.0","145","±53","9.1%","±3.6","128","±113","2.9%","±2.4","152","±113","7.1%","±5.5","215","±124","9.6%","±5.6","149","±87","6.4%","±3.4","221","±135","9.5%","±5.4","188","±83","7.8%","±3.6","442","±188","15.2%","±5.8","455","±156","9.1%","±3.4","324","±234","5.2%","±3.8","144","±50","6.9%","±2.6","122","±51","7.2%","±3.1","534","±206","10.5%","±3.6","398","±169","9.3%","±3.9","237","±65","9.1%","±2.8","440","±143","10.0%","±3.5","596","±284","17.9%","±6.8","560","±221","10.6%","±3.9","506","±196","13.1%","±4.8","645","±186","16.0%","±5.0","696","±173","15.7%","±3.9","750","±262","12.8%","±4.5","211","±106","7.9%","±4.0","331","±156","12.1%","±6.3","100","±77","5.1%","±4.1","539","±256","8.3%","±3.9","195","±107","7.2%","±3.8","330","±150","7.3%","±3.4","459","±162","11.2%","±3.9","851","±286","13.1%","±5.1","539","±295","8.5%","±4.5","561","±250","12.9%","±5.5","814","±285","19.9%","±6.6","245","±131","10.4%","±5.6","243","±103","6.0%","±2.5","648","±207","13.9%","±4.6","428","±293","13.7%","±8.6","574","±180","12.0%","±3.9","343","±202","7.8%","±4.6","528","±157","8.4%","±2.8","233","±72","12.1%","±4.1","111","±47","3.0%","±1.4","163","±251","2.5%","±3.9","688","±270","12.7%","±4.5","615","±215","10.7%","±3.6","177","±130","5.6%","±4.0","109","±116","4.3%","±4.5","562","±196","15.8%","±5.7","396","±183","8.5%","±3.9","1,140","±362","13.4%","±4.4","289","±158","12.6%","±6.8","751","±275","17.7%","±6.3","85","±53","15.1%","±8.9","185","±86","10.1%","±5.1","382","±201","11.3%","±5.8","469","±208","6.7%","±3.2","1,198","±524","22.1%","±8.9","252","±59","17.6%","±4.3","194","±92","15.1%","±7.0","197","±78","10.0%","±4.1","317","±262","17.1%","±11.6","376","±161","8.8%","±3.8","675","±437","14.0%","±8.0","664","±203","12.4%","±4.5","457","±199","8.8%","±3.9","601","±331","10.8%","±5.3","726","±267","10.0%","±3.9","389","±152","11.0%","±4.2","801","±352","10.4%","±4.5","733","±317","17.3%","±6.0","581","±228","10.7%","±4.5"</text:p>
          </table:table-cell>
          <table:table-cell table:number-columns-repeated="1023"/>
        </table:table-row>
        <table:table-row table:style-name="ro1">
          <table:table-cell office:value-type="string">
            <text:p>        Italian,"107","±64","3.4%","±2.0","81","±56","5.1%","±3.4","50","±42","1.4%","±1.1","33","±45","1.3%","±1.8","3","±5","0.2%","±0.3","38","±32","1.1%","±1.0","380","±207","8.3%","±4.3","90","±54","3.4%","±2.3","177","±83","6.8%","±3.4","328","±130","6.3%","±2.0","255","±158","4.3%","±2.6","75","±57","4.7%","±3.2","17","±23","0.4%","±0.5","35","±28","1.6%","±1.3","6","±9","0.3%","±0.4","46","±44","2.0%","±1.9","9","±14","0.4%","±0.6","65","±38","2.7%","±1.7","110","±73","3.8%","±2.4","113","±74","2.3%","±1.5","307","±272","5.0%","±4.4","14","±13","0.7%","±0.6","33","±18","1.9%","±1.1","191","±135","3.7%","±2.6","225","±208","5.3%","±4.8","77","±48","3.0%","±1.9","118","±77","2.7%","±1.7","110","±131","3.3%","±3.8","278","±168","5.2%","±3.1","131","±83","3.4%","±2.0","243","±149","6.0%","±3.7","283","±178","6.4%","±3.9","97","±68","1.7%","±1.1","76","±84","2.8%","±3.1","5","±9","0.2%","±0.3","16","±14","0.8%","±0.7","239","±181","3.7%","±2.9","0","±12","0.0%","±1.3","59","±102","1.3%","±2.2","75","±51","1.8%","±1.3","180","±166","2.8%","±2.6","44","±47","0.7%","±0.7","67","±49","1.5%","±1.1","121","±66","3.0%","±1.6","63","±51","2.7%","±2.2","95","±98","2.3%","±2.3","108","±66","2.3%","±1.4","85","±49","2.7%","±1.5","181","±92","3.8%","±2.0","104","±82","2.4%","±1.9","220","±160","3.5%","±2.5","30","±21","1.6%","±1.1","110","±81","3.0%","±2.2","0","±17","0.0%","±0.5","139","±77","2.6%","±1.4","149","±87","2.6%","±1.6","42","±45","1.3%","±1.5","62","±48","2.4%","±2.1","102","±66","2.9%","±1.8","52","±54","1.1%","±1.2","144","±94","1.7%","±1.1","31","±30","1.3%","±1.3","147","±78","3.5%","±1.9","36","±32","6.4%","±5.6","45","±42","2.4%","±2.4","68","±48","2.0%","±1.5","374","±399","5.4%","±5.5","265","±204","4.9%","±3.7","15","±13","1.0%","±0.9","56","±56","4.3%","±4.2","49","±40","2.5%","±2.0","62","±74","3.3%","±3.8","57","±72","1.3%","±1.7","119","±52","2.5%","±1.1","118","±76","2.2%","±1.5","157","±94","3.0%","±1.9","71","±69","1.3%","±1.2","209","±181","2.9%","±2.5","211","±146","6.0%","±4.1","330","±275","4.3%","±3.6","364","±322","8.6%","±6.7","114","±74","2.1%","±1.4"</text:p>
          </table:table-cell>
          <table:table-cell table:number-columns-repeated="1023"/>
        </table:table-row>
        <table:table-row table:style-name="ro1">
          <table:table-cell office:value-type="string">
            <text:p>        Lithuanian,"0","±12","0.0%","±1.1","27","±26","1.7%","±1.7","0","±12","0.0%","±0.9","0","±12","0.0%","±1.4","0","±12","0.0%","±1.7","0","±12","0.0%","±1.0","0","±12","0.0%","±0.8","8","±14","0.3%","±0.5","0","±12","0.0%","±1.3","0","±17","0.0%","±0.7","0","±17","0.0%","±0.6","0","±12","0.0%","±2.2","0","±12","0.0%","±0.8","0","±12","0.0%","±1.6","0","±12","0.0%","±1.5","5","±8","0.2%","±0.3","0","±12","0.0%","±1.5","0","±12","0.0%","±1.4","0","±12","0.0%","±1.2","0","±17","0.0%","±0.7","0","±17","0.0%","±0.6","0","±12","0.0%","±1.7","0","±12","0.0%","±2.0","0","±17","0.0%","±0.7","0","±12","0.0%","±0.8","14","±16","0.5%","±0.6","8","±13","0.2%","±0.3","14","±22","0.4%","±0.7","31","±42","0.6%","±0.8","99","±112","2.6%","±2.8","0","±12","0.0%","±0.9","0","±12","0.0%","±0.8","0","±17","0.0%","±0.6","0","±12","0.0%","±1.3","0","±12","0.0%","±1.3","0","±12","0.0%","±1.8","0","±17","0.0%","±0.5","87","±116","3.2%","±4.2","0","±12","0.0%","±0.8","0","±12","0.0%","±0.8","0","±17","0.0%","±0.5","0","±17","0.0%","±0.5","0","±12","0.0%","±0.8","0","±12","0.0%","±0.9","0","±12","0.0%","±1.5","0","±12","0.0%","±0.9","8","±12","0.2%","±0.3","0","±12","0.0%","±1.1","0","±12","0.0%","±0.7","0","±12","0.0%","±0.8","0","±17","0.0%","±0.6","0","±12","0.0%","±1.8","0","±12","0.0%","±0.9","0","±17","0.0%","±0.5","0","±17","0.0%","±0.6","0","±17","0.0%","±0.6","0","±12","0.0%","±1.1","0","±12","0.0%","±1.4","0","±12","0.0%","±1.0","0","±12","0.0%","±0.7","11","±18","0.1%","±0.2","0","±12","0.0%","±1.5","0","±12","0.0%","±0.8","0","±12","0.0%","±6.0","0","±12","0.0%","±1.9","0","±12","0.0%","±1.0","0","±17","0.0%","±0.5","0","±17","0.0%","±0.6","0","±12","0.0%","±2.4","0","±12","0.0%","±2.7","18","±21","0.9%","±1.1","0","±12","0.0%","±1.9","0","±12","0.0%","±0.8","0","±12","0.0%","±0.7","26","±40","0.5%","±0.7","0","±17","0.0%","±0.7","0","±17","0.0%","±0.6","0","±17","0.0%","±0.5","7","±11","0.2%","±0.3","0","±17","0.0%","±0.5","10","±15","0.2%","±0.4","34","±50","0.6%","±0.9"</text:p>
          </table:table-cell>
          <table:table-cell table:number-columns-repeated="1023"/>
        </table:table-row>
        <table:table-row table:style-name="ro1">
          <table:table-cell office:value-type="string">
            <text:p>        Norwegian,"46","±40","1.5%","±1.3","0","±12","0.0%","±2.2","9","±14","0.2%","±0.4","26","±43","1.1%","±1.7","7","±13","0.4%","±0.6","10","±16","0.3%","±0.5","67","±82","1.5%","±1.8","25","±30","1.0%","±1.1","29","±30","1.1%","±1.2","86","±109","1.6%","±1.8","6","±11","0.1%","±0.2","87","±128","5.4%","±7.2","0","±12","0.0%","±0.8","0","±12","0.0%","±1.6","23","±27","1.0%","±1.2","0","±12","0.0%","±1.5","17","±19","0.7%","±0.8","11","±17","0.5%","±0.7","0","±12","0.0%","±1.2","5","±9","0.1%","±0.2","9","±16","0.1%","±0.3","6","±10","0.3%","±0.5","0","±12","0.0%","±2.0","37","±70","0.7%","±1.4","34","±54","0.8%","±1.3","27","±34","1.0%","±1.3","63","±71","1.4%","±1.6","88","±68","2.6%","±2.0","87","±87","1.6%","±1.6","29","±35","0.8%","±0.9","0","±12","0.0%","±0.9","37","±27","0.8%","±0.6","13","±21","0.2%","±0.4","13","±19","0.5%","±0.7","0","±12","0.0%","±1.3","0","±12","0.0%","±1.8","0","±17","0.0%","±0.5","0","±12","0.0%","±1.3","0","±12","0.0%","±0.8","0","±12","0.0%","±0.8","52","±83","0.8%","±1.3","61","±74","1.0%","±1.2","30","±37","0.7%","±0.9","67","±91","1.6%","±2.3","0","±12","0.0%","±1.5","10","±15","0.2%","±0.4","44","±47","0.9%","±1.0","8","±13","0.3%","±0.4","0","±12","0.0%","±0.7","0","±12","0.0%","±0.8","33","±38","0.5%","±0.6","0","±12","0.0%","±1.8","0","±12","0.0%","±0.9","12","±22","0.2%","±0.4","28","±25","0.5%","±0.5","25","±28","0.4%","±0.5","0","±12","0.0%","±1.1","43","±64","1.7%","±2.5","29","±44","0.8%","±1.3","50","±79","1.1%","±1.7","62","±63","0.7%","±0.7","0","±12","0.0%","±1.5","31","±48","0.7%","±1.1","0","±12","0.0%","±6.0","0","±12","0.0%","±1.9","11","±17","0.3%","±0.5","11","±18","0.2%","±0.3","59","±99","1.1%","±1.8","37","±34","2.6%","±2.4","23","±25","1.8%","±1.9","0","±12","0.0%","±1.8","0","±12","0.0%","±1.9","6","±10","0.1%","±0.2","16","±26","0.3%","±0.5","10","±16","0.2%","±0.3","22","±29","0.4%","±0.6","50","±56","0.9%","±1.0","33","±37","0.5%","±0.5","8","±12","0.2%","±0.3","36","±40","0.5%","±0.5","8","±13","0.2%","±0.3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Polish,"38","±25","1.2%","±0.8","23","±29","1.5%","±1.8","79","±61","2.1%","±1.7","0","±12","0.0%","±1.4","3","±6","0.2%","±0.3","17","±20","0.5%","±0.6","52","±55","1.1%","±1.2","91","±110","3.5%","±4.1","133","±98","5.1%","±3.2","269","±111","5.1%","±2.3","110","±109","1.8%","±1.7","11","±17","0.7%","±1.1","0","±12","0.0%","±0.8","0","±12","0.0%","±1.6","9","±11","0.4%","±0.5","5","±9","0.2%","±0.4","0","±12","0.0%","±1.5","21","±24","0.9%","±1.0","47","±54","1.6%","±1.9","17","±20","0.3%","±0.4","55","±67","0.9%","±1.1","0","±12","0.0%","±1.7","5","±7","0.3%","±0.4","44","±43","0.9%","±0.8","0","±12","0.0%","±0.8","55","±32","2.1%","±1.3","78","±47","1.8%","±1.1","54","±44","1.6%","±1.4","107","±75","2.0%","±1.4","28","±25","0.7%","±0.7","52","±40","1.3%","±1.0","48","±44","1.1%","±1.0","133","±79","2.3%","±1.4","56","±46","2.1%","±1.7","0","±12","0.0%","±1.3","14","±17","0.7%","±0.9","127","±119","1.9%","±1.7","29","±39","1.1%","±1.4","41","±46","0.9%","±1.0","93","±103","2.3%","±2.6","85","±84","1.3%","±1.3","391","±280","6.2%","±4.3","34","±25","0.8%","±0.6","78","±49","1.9%","±1.2","37","±31","1.6%","±1.3","50","±45","1.2%","±1.2","59","±73","1.3%","±1.6","28","±36","0.9%","±1.1","76","±58","1.6%","±1.2","41","±36","0.9%","±0.8","53","±51","0.8%","±0.9","36","±35","1.9%","±1.8","47","±43","1.3%","±1.2","132","±151","2.1%","±2.4","51","±49","0.9%","±0.9","105","±94","1.8%","±1.6","18","±24","0.6%","±0.8","17","±30","0.7%","±1.2","97","±67","2.7%","±2.0","172","±125","3.7%","±2.7","119","±119","1.4%","±1.4","27","±23","1.2%","±1.1","0","±12","0.0%","±0.8","9","±9","1.6%","±1.6","33","±24","1.8%","±1.3","12","±18","0.4%","±0.5","29","±44","0.4%","±0.6","116","±109","2.1%","±2.0","22","±22","1.5%","±1.5","49","±41","3.8%","±3.0","16","±14","0.8%","±0.7","51","±60","2.7%","±2.9","53","±44","1.2%","±1.1","135","±76","2.8%","±1.5","104","±70","1.9%","±1.3","318","±288","6.1%","±5.7","45","±44","0.8%","±0.8","25","±29","0.3%","±0.4","46","±53","1.3%","±1.5","176","±115","2.3%","±1.5","84","±66","2.0%","±1.5","120","±164","2.2%","±3.1"</text:p>
          </table:table-cell>
          <table:table-cell table:number-columns-repeated="1023"/>
        </table:table-row>
        <table:table-row table:style-name="ro1">
          <table:table-cell office:value-type="string">
            <text:p>        Portuguese,"16","±17","0.5%","±0.5","0","±12","0.0%","±2.2","28","±39","0.8%","±1.1","0","±12","0.0%","±1.4","0","±12","0.0%","±1.7","0","±12","0.0%","±1.0","18","±30","0.4%","±0.7","0","±12","0.0%","±1.3","1","±2","0.0%","±0.1","11","±15","0.2%","±0.3","0","±17","0.0%","±0.6","0","±12","0.0%","±2.2","0","±12","0.0%","±0.8","0","±12","0.0%","±1.6","0","±12","0.0%","±1.5","0","±12","0.0%","±1.5","0","±12","0.0%","±1.5","0","±12","0.0%","±1.4","0","±12","0.0%","±1.2","0","±17","0.0%","±0.7","137","±173","2.2%","±2.8","0","±12","0.0%","±1.7","0","±12","0.0%","±2.0","11","±19","0.2%","±0.4","18","±29","0.4%","±0.7","0","±12","0.0%","±1.3","0","±12","0.0%","±0.8","0","±12","0.0%","±1.0","0","±17","0.0%","±0.7","6","±10","0.2%","±0.3","0","±12","0.0%","±0.9","7","±12","0.2%","±0.3","0","±17","0.0%","±0.6","0","±12","0.0%","±1.3","5","±9","0.2%","±0.3","7","±10","0.4%","±0.5","0","±17","0.0%","±0.5","0","±12","0.0%","±1.3","0","±12","0.0%","±0.8","0","±12","0.0%","±0.8","0","±17","0.0%","±0.5","0","±17","0.0%","±0.5","0","±12","0.0%","±0.8","7","±11","0.2%","±0.3","0","±12","0.0%","±1.5","0","±12","0.0%","±0.9","0","±12","0.0%","±0.7","0","±12","0.0%","±1.1","12","±19","0.3%","±0.4","59","±63","1.3%","±1.4","0","±17","0.0%","±0.6","0","±12","0.0%","±1.8","0","±12","0.0%","±0.9","187","±213","2.9%","±3.3","68","±95","1.3%","±1.8","8","±12","0.1%","±0.2","0","±12","0.0%","±1.1","0","±12","0.0%","±1.4","0","±12","0.0%","±1.0","34","±39","0.7%","±0.8","0","±17","0.0%","±0.4","0","±12","0.0%","±1.5","0","±12","0.0%","±0.8","0","±12","0.0%","±6.0","0","±12","0.0%","±1.9","0","±12","0.0%","±1.0","10","±17","0.1%","±0.2","18","±28","0.3%","±0.5","0","±12","0.0%","±2.4","0","±12","0.0%","±2.7","0","±12","0.0%","±1.8","0","±12","0.0%","±1.9","0","±12","0.0%","±0.8","0","±12","0.0%","±0.7","0","±17","0.0%","±0.7","0","±17","0.0%","±0.7","0","±17","0.0%","±0.6","0","±17","0.0%","±0.5","0","±12","0.0%","±1.0","0","±17","0.0%","±0.5","26","±38","0.6%","±0.9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Russian,"29","±46","0.9%","±1.4","29","±38","1.8%","±2.2","72","±63","1.9%","±1.8","0","±12","0.0%","±1.4","0","±12","0.0%","±1.7","7","±11","0.2%","±0.3","51","±76","1.1%","±1.6","24","±29","0.9%","±1.1","23","±45","0.9%","±1.6","163","±127","3.1%","±1.8","16","±24","0.3%","±0.4","0","±12","0.0%","±2.2","0","±12","0.0%","±0.8","5","±9","0.2%","±0.4","0","±12","0.0%","±1.5","0","±12","0.0%","±1.5","0","±12","0.0%","±1.5","0","±12","0.0%","±1.4","0","±12","0.0%","±1.2","3","±5","0.1%","±0.1","19","±30","0.3%","±0.5","0","±12","0.0%","±1.7","0","±12","0.0%","±2.0","11","±18","0.2%","±0.3","14","±22","0.3%","±0.5","9","±12","0.3%","±0.5","43","±46","1.0%","±1.0","35","±39","1.1%","±1.2","15","±23","0.3%","±0.4","4","±7","0.1%","±0.2","0","±12","0.0%","±0.9","23","±22","0.5%","±0.5","0","±17","0.0%","±0.6","16","±25","0.6%","±0.9","20","±20","0.7%","±0.8","8","±13","0.4%","±0.7","0","±17","0.0%","±0.5","0","±12","0.0%","±1.3","0","±12","0.0%","±0.8","19","±31","0.5%","±0.7","0","±17","0.0%","±0.5","142","±136","2.2%","±2.2","0","±12","0.0%","±0.8","19","±18","0.5%","±0.4","0","±12","0.0%","±1.5","10","±16","0.2%","±0.4","67","±61","1.4%","±1.3","0","±12","0.0%","±1.1","8","±15","0.2%","±0.3","0","±12","0.0%","±0.8","0","±17","0.0%","±0.6","0","±12","0.0%","±1.8","11","±17","0.3%","±0.5","0","±17","0.0%","±0.5","17","±21","0.3%","±0.4","8","±15","0.1%","±0.3","0","±12","0.0%","±1.1","0","±12","0.0%","±1.4","0","±12","0.0%","±1.0","0","±12","0.0%","±0.7","103","±142","1.2%","±1.7","6","±9","0.3%","±0.4","33","±55","0.8%","±1.3","0","±12","0.0%","±6.0","0","±12","0.0%","±1.9","7","±11","0.2%","±0.3","0","±17","0.0%","±0.5","29","±45","0.5%","±0.8","0","±12","0.0%","±2.4","11","±13","0.9%","±1.0","15","±22","0.8%","±1.1","0","±12","0.0%","±1.9","156","±199","3.6%","±4.6","78","±75","1.6%","±1.6","21","±25","0.4%","±0.5","72","±65","1.4%","±1.2","36","±41","0.6%","±0.7","0","±17","0.0%","±0.5","16","±19","0.5%","±0.5","35","±40","0.5%","±0.5","9","±15","0.2%","±0.3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Scotch-Irish,"103","±104","3.2%","±3.1","0","±12","0.0%","±2.2","344","±507","9.3%","±12.4","104","±88","4.2%","±3.4","5","±7","0.3%","±0.3","91","±54","2.7%","±1.6","236","±147","5.2%","±3.2","44","±38","1.7%","±1.5","24","±29","0.9%","±1.2","44","±35","0.8%","±0.7","44","±48","0.7%","±0.8","17","±22","1.1%","±1.4","33","±49","0.7%","±1.1","25","±25","1.2%","±1.2","57","±65","2.5%","±3.0","0","±12","0.0%","±1.5","31","±40","1.3%","±1.8","163","±92","6.8%","±3.8","66","±41","2.3%","±1.4","53","±46","1.1%","±0.9","18","±29","0.3%","±0.5","36","±40","1.7%","±1.9","89","±91","5.2%","±5.4","163","±93","3.2%","±1.9","45","±42","1.1%","±1.0","125","±84","4.8%","±3.2","126","±94","2.9%","±2.1","62","±45","1.9%","±1.4","204","±97","3.8%","±1.8","88","±48","2.3%","±1.3","128","±72","3.2%","±1.8","172","±91","3.9%","±2.0","91","±84","1.6%","±1.4","48","±58","1.8%","±2.2","85","±95","3.1%","±3.6","64","±52","3.3%","±2.8","84","±83","1.3%","±1.3","108","±105","4.0%","±3.9","0","±12","0.0%","±0.8","44","±31","1.1%","±0.8","20","±27","0.3%","±0.4","146","±107","2.3%","±1.7","77","±56","1.8%","±1.3","26","±55","0.6%","±1.4","173","±107","7.4%","±4.7","25","±26","0.6%","±0.6","96","±53","2.1%","±1.1","111","±78","3.6%","±2.5","73","±59","1.5%","±1.3","16","±24","0.4%","±0.5","10","±16","0.2%","±0.3","26","±19","1.3%","±1.0","28","±26","0.8%","±0.7","0","±17","0.0%","±0.5","139","±68","2.6%","±1.2","166","±146","2.9%","±2.5","0","±12","0.0%","±1.1","20","±30","0.8%","±1.2","81","±61","2.3%","±1.7","63","±80","1.4%","±1.7","98","±86","1.2%","±1.0","47","±50","2.0%","±2.2","24","±25","0.6%","±0.6","4","±6","0.7%","±1.0","12","±13","0.7%","±0.8","114","±78","3.4%","±2.4","146","±133","2.1%","±1.9","120","±88","2.2%","±1.6","59","±32","4.1%","±2.2","21","±23","1.6%","±1.8","59","±35","3.0%","±1.8","47","±41","2.5%","±2.3","110","±62","2.6%","±1.4","101","±75","2.1%","±1.5","528","±669","9.9%","±11.5","157","±148","3.0%","±2.7","121","±77","2.2%","±1.4","141","±95","1.9%","±1.3","97","±67","2.7%","±1.9","178","±130","2.3%","±1.7","98","±63","2.3%","±1.5","63","±73","1.2%","±1.3"</text:p>
          </table:table-cell>
          <table:table-cell table:number-columns-repeated="1023"/>
        </table:table-row>
        <table:table-row table:style-name="ro1">
          <table:table-cell office:value-type="string">
            <text:p>        Scottish,"99","±52","3.1%","±1.8","41","±37","2.6%","±2.4","43","±33","1.2%","±0.9","47","±47","1.9%","±1.9","5","±7","0.3%","±0.4","155","±84","4.5%","±2.5","455","±308","10.0%","±6.2","32","±33","1.2%","±1.3","75","±44","2.9%","±1.7","127","±55","2.4%","±1.2","74","±62","1.2%","±1.1","50","±33","3.1%","±2.1","2","±4","0.0%","±0.1","4","±6","0.2%","±0.3","41","±34","1.8%","±1.6","38","±45","1.6%","±1.9","64","±66","2.8%","±2.9","136","±71","5.6%","±3.1","64","±49","2.2%","±1.7","90","±58","1.8%","±1.2","69","±70","1.1%","±1.2","24","±25","1.1%","±1.2","55","±72","3.2%","±4.0","194","±172","3.8%","±3.4","101","±97","2.4%","±2.3","39","±22","1.5%","±0.9","313","±141","7.1%","±3.3","121","±76","3.6%","±2.4","184","±112","3.5%","±2.2","325","±202","8.4%","±4.7","281","±307","7.0%","±7.2","188","±122","4.2%","±2.8","129","±104","2.2%","±1.7","32","±36","1.2%","±1.3","36","±32","1.3%","±1.2","23","±22","1.2%","±1.2","41","±43","0.6%","±0.6","59","±64","2.2%","±2.3","119","±79","2.6%","±1.8","37","±32","0.9%","±0.8","49","±46","0.8%","±0.7","218","±132","3.4%","±2.0","163","±215","3.7%","±4.9","72","±41","1.8%","±1.0","32","±28","1.4%","±1.2","15","±18","0.4%","±0.4","118","±58","2.5%","±1.3","37","±28","1.2%","±0.9","111","±78","2.3%","±1.7","68","±57","1.5%","±1.3","13","±21","0.2%","±0.3","45","±29","2.3%","±1.6","42","±34","1.1%","±0.9","168","±225","2.6%","±3.6","280","±189","5.2%","±3.5","196","±92","3.4%","±1.5","0","±12","0.0%","±1.1","9","±14","0.4%","±0.5","29","±31","0.8%","±0.9","146","±127","3.1%","±2.8","343","±251","4.0%","±3.0","42","±33","1.8%","±1.4","115","±96","2.7%","±2.3","17","±15","3.0%","±2.7","22","±28","1.2%","±1.4","197","±218","5.8%","±6.2","172","±114","2.5%","±1.7","218","±175","4.0%","±3.1","24","±17","1.7%","±1.2","41","±36","3.2%","±2.6","67","±40","3.4%","±2.2","39","±34","2.1%","±1.9","114","±73","2.7%","±1.7","83","±65","1.7%","±1.4","62","±42","1.2%","±0.8","240","±187","4.6%","±3.6","152","±97","2.7%","±1.8","210","±184","2.9%","±2.6","31","±23","0.9%","±0.7","317","±204","4.1%","±2.7","85","±53","2.0%","±1.3","38","±39","0.7%","±0.7"</text:p>
          </table:table-cell>
          <table:table-cell table:number-columns-repeated="1023"/>
        </table:table-row>
        <table:table-row table:style-name="ro1">
          <table:table-cell office:value-type="string">
            <text:p>        Slovak,"0","±12","0.0%","±1.1","0","±12","0.0%","±2.2","0","±12","0.0%","±0.9","0","±12","0.0%","±1.4","0","±12","0.0%","±1.7","12","±16","0.4%","±0.5","16","±25","0.4%","±0.6","0","±12","0.0%","±1.3","23","±46","0.9%","±1.6","8","±8","0.2%","±0.2","0","±17","0.0%","±0.6","0","±12","0.0%","±2.2","0","±12","0.0%","±0.8","0","±12","0.0%","±1.6","0","±12","0.0%","±1.5","0","±12","0.0%","±1.5","0","±12","0.0%","±1.5","0","±12","0.0%","±1.4","0","±12","0.0%","±1.2","0","±17","0.0%","±0.7","0","±17","0.0%","±0.6","0","±12","0.0%","±1.7","0","±12","0.0%","±2.0","0","±17","0.0%","±0.7","17","±28","0.4%","±0.7","0","±12","0.0%","±1.3","14","±20","0.3%","±0.5","0","±12","0.0%","±1.0","0","±17","0.0%","±0.7","0","±12","0.0%","±0.9","0","±12","0.0%","±0.9","0","±12","0.0%","±0.8","0","±17","0.0%","±0.6","0","±12","0.0%","±1.3","0","±12","0.0%","±1.3","6","±8","0.3%","±0.4","0","±17","0.0%","±0.5","87","±116","3.2%","±4.2","14","±21","0.3%","±0.5","0","±12","0.0%","±0.8","0","±17","0.0%","±0.5","0","±17","0.0%","±0.5","0","±12","0.0%","±0.8","0","±12","0.0%","±0.9","0","±12","0.0%","±1.5","0","±12","0.0%","±0.9","53","±68","1.1%","±1.4","9","±13","0.3%","±0.4","0","±12","0.0%","±0.7","0","±12","0.0%","±0.8","54","±85","0.9%","±1.4","0","±12","0.0%","±1.8","0","±12","0.0%","±0.9","0","±17","0.0%","±0.5","0","±17","0.0%","±0.6","0","±17","0.0%","±0.6","0","±12","0.0%","±1.1","0","±12","0.0%","±1.4","0","±12","0.0%","±1.0","22","±34","0.5%","±0.7","0","±17","0.0%","±0.4","0","±12","0.0%","±1.5","0","±12","0.0%","±0.8","0","±12","0.0%","±6.0","0","±12","0.0%","±1.9","0","±12","0.0%","±1.0","15","±24","0.2%","±0.3","0","±17","0.0%","±0.6","7","±11","0.5%","±0.8","0","±12","0.0%","±2.7","0","±12","0.0%","±1.8","0","±12","0.0%","±1.9","0","±12","0.0%","±0.8","0","±12","0.0%","±0.7","35","±42","0.7%","±0.8","0","±17","0.0%","±0.7","0","±17","0.0%","±0.6","0","±17","0.0%","±0.5","0","±12","0.0%","±1.0","15","±26","0.2%","±0.3","0","±12","0.0%","±0.8","34","±42","0.6%","±0.8"</text:p>
          </table:table-cell>
          <table:table-cell table:number-columns-repeated="1023"/>
        </table:table-row>
        <table:table-row table:style-name="ro1">
          <table:table-cell office:value-type="string">
            <text:p>        Subsaharan African,"64","±63","2.0%","±2.0","17","±19","1.1%","±1.3","11","±11","0.3%","±0.3","23","±29","0.9%","±1.2","0","±12","0.0%","±1.7","3","±7","0.1%","±0.2","0","±12","0.0%","±0.8","0","±12","0.0%","±1.3","44","±37","1.7%","±1.5","107","±93","2.0%","±1.7","238","±180","4.0%","±3.0","69","±102","4.3%","±6.5","79","±115","1.8%","±2.7","43","±49","2.0%","±2.2","0","±12","0.0%","±1.5","0","±12","0.0%","±1.5","29","±43","1.2%","±1.9","39","±59","1.6%","±2.5","17","±18","0.6%","±0.6","169","±208","3.4%","±4.1","3","±18","0.0%","±0.3","17","±27","0.8%","±1.3","29","±36","1.7%","±2.1","7","±16","0.1%","±0.3","64","±155","1.5%","±3.7","0","±12","0.0%","±1.3","88","±111","2.0%","±2.5","17","±22","0.5%","±0.7","0","±17","0.0%","±0.7","31","±42","0.8%","±1.1","0","±12","0.0%","±0.9","34","±57","0.8%","±1.3","68","±86","1.2%","±1.5","0","±12","0.0%","±1.3","0","±12","0.0%","±1.3","3","±5","0.2%","±0.3","19","±31","0.3%","±0.5","0","±12","0.0%","±1.3","73","±98","1.6%","±2.2","311","±441","7.6%","±10.2","29","±37","0.4%","±0.6","51","±76","0.8%","±1.2","12","±16","0.3%","±0.4","59","±55","1.4%","±1.4","29","±27","1.2%","±1.1","218","±179","5.3%","±4.3","25","±27","0.5%","±0.6","14","±26","0.4%","±0.9","47","±48","1.0%","±1.0","92","±115","2.1%","±2.7","276","±243","4.4%","±3.7","0","±12","0.0%","±1.8","28","±34","0.8%","±0.9","806","±619","12.6%","±9.2","0","±17","0.0%","±0.6","24","±38","0.4%","±0.6","0","±12","0.0%","±1.1","109","±149","4.3%","±5.7","57","±75","1.6%","±2.1","190","±183","4.1%","±4.0","124","±103","1.5%","±1.2","0","±12","0.0%","±1.5","22","±38","0.5%","±0.9","0","±12","0.0%","±6.0","7","±9","0.4%","±0.5","17","±27","0.5%","±0.8","420","±426","6.0%","±5.9","0","±17","0.0%","±0.6","0","±12","0.0%","±2.4","0","±12","0.0%","±2.7","0","±12","0.0%","±1.8","11","±18","0.6%","±1.0","26","±65","0.6%","±1.5","12","±19","0.2%","±0.4","32","±50","0.6%","±0.9","36","±61","0.7%","±1.2","188","±175","3.4%","±3.3","0","±17","0.0%","±0.5","4","±8","0.1%","±0.2","0","±17","0.0%","±0.5","46","±57","1.1%","±1.4","9","±16","0.2%","±0.3"</text:p>
          </table:table-cell>
          <table:table-cell table:number-columns-repeated="1023"/>
        </table:table-row>
        <table:table-row table:style-name="ro1">
          <table:table-cell office:value-type="string">
            <text:p>        Swedish,"0","±12","0.0%","±1.1","18","±22","1.1%","±1.4","38","±47","1.0%","±1.3","0","±12","0.0%","±1.4","0","±12","0.0%","±1.7","63","±46","1.8%","±1.4","13","±20","0.3%","±0.4","33","±40","1.3%","±1.6","17","±28","0.7%","±1.1","28","±28","0.5%","±0.6","76","±86","1.3%","±1.4","7","±11","0.4%","±0.7","0","±12","0.0%","±0.8","10","±15","0.5%","±0.7","3","±5","0.1%","±0.2","0","±12","0.0%","±1.5","9","±14","0.4%","±0.6","0","±12","0.0%","±1.4","0","±12","0.0%","±1.2","0","±17","0.0%","±0.7","0","±17","0.0%","±0.6","3","±8","0.1%","±0.4","12","±22","0.7%","±1.3","83","±109","1.6%","±2.1","27","±45","0.6%","±1.0","4","±5","0.2%","±0.2","56","±73","1.3%","±1.6","47","±39","1.4%","±1.2","0","±17","0.0%","±0.7","8","±12","0.2%","±0.3","23","±30","0.6%","±0.7","9","±14","0.2%","±0.3","10","±15","0.2%","±0.3","13","±19","0.5%","±0.7","15","±28","0.5%","±1.0","0","±12","0.0%","±1.8","39","±62","0.6%","±1.0","0","±12","0.0%","±1.3","0","±12","0.0%","±0.8","0","±12","0.0%","±0.8","90","±147","1.4%","±2.3","0","±17","0.0%","±0.5","34","±53","0.8%","±1.2","22","±23","0.5%","±0.6","6","±9","0.3%","±0.4","10","±15","0.2%","±0.4","78","±64","1.7%","±1.4","9","±12","0.3%","±0.4","28","±30","0.6%","±0.6","0","±12","0.0%","±0.8","47","±73","0.7%","±1.2","26","±18","1.3%","±0.9","0","±12","0.0%","±0.9","0","±17","0.0%","±0.5","9","±13","0.2%","±0.2","67","±53","1.2%","±0.9","9","±14","0.3%","±0.5","0","±12","0.0%","±1.4","62","±92","1.7%","±2.5","102","±82","2.2%","±1.8","53","±87","0.6%","±1.0","8","±10","0.3%","±0.4","0","±12","0.0%","±0.8","4","±7","0.7%","±1.3","1","±6","0.1%","±0.4","18","±26","0.5%","±0.8","24","±26","0.3%","±0.4","16","±26","0.3%","±0.5","0","±12","0.0%","±2.4","9","±14","0.7%","±1.1","22","±26","1.1%","±1.3","6","±9","0.3%","±0.5","39","±47","0.9%","±1.1","0","±12","0.0%","±0.7","47","±44","0.9%","±0.9","115","±171","2.2%","±3.2","40","±47","0.7%","±0.8","150","±150","2.1%","±2.1","70","±71","2.0%","±1.9","29","±32","0.4%","±0.4","18","±22","0.4%","±0.5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        Swiss,"6","±9","0.2%","±0.3","5","±9","0.3%","±0.6","0","±12","0.0%","±0.9","0","±12","0.0%","±1.4","0","±12","0.0%","±1.7","10","±16","0.3%","±0.5","0","±12","0.0%","±0.8","27","±32","1.0%","±1.2","0","±12","0.0%","±1.3","0","±17","0.0%","±0.7","0","±17","0.0%","±0.6","0","±12","0.0%","±2.2","0","±12","0.0%","±0.8","0","±12","0.0%","±1.6","18","±27","0.8%","±1.2","0","±12","0.0%","±1.5","0","±12","0.0%","±1.5","34","±31","1.4%","±1.3","15","±22","0.5%","±0.7","7","±11","0.1%","±0.2","0","±17","0.0%","±0.6","0","±12","0.0%","±1.7","0","±12","0.0%","±2.0","99","±95","1.9%","±1.8","0","±12","0.0%","±0.8","0","±12","0.0%","±1.3","21","±25","0.5%","±0.6","34","±40","1.0%","±1.2","19","±32","0.4%","±0.6","0","±12","0.0%","±0.9","7","±12","0.2%","±0.3","29","±24","0.7%","±0.6","58","±58","1.0%","±1.0","0","±12","0.0%","±1.3","0","±12","0.0%","±1.3","3","±5","0.2%","±0.3","0","±17","0.0%","±0.5","0","±12","0.0%","±1.3","15","±26","0.3%","±0.6","0","±12","0.0%","±0.8","0","±17","0.0%","±0.5","0","±17","0.0%","±0.5","0","±12","0.0%","±0.8","12","±18","0.3%","±0.4","0","±12","0.0%","±1.5","0","±12","0.0%","±0.9","6","±11","0.1%","±0.2","0","±12","0.0%","±1.1","0","±12","0.0%","±0.7","0","±12","0.0%","±0.8","10","±17","0.2%","±0.3","0","±12","0.0%","±1.8","0","±12","0.0%","±0.9","0","±17","0.0%","±0.5","30","±44","0.6%","±0.8","41","±56","0.7%","±1.0","0","±12","0.0%","±1.1","0","±12","0.0%","±1.4","0","±12","0.0%","±1.0","0","±12","0.0%","±0.7","0","±17","0.0%","±0.4","0","±12","0.0%","±1.5","0","±12","0.0%","±0.8","0","±12","0.0%","±6.0","6","±10","0.3%","±0.6","0","±12","0.0%","±1.0","11","±17","0.2%","±0.3","17","±29","0.3%","±0.5","25","±21","1.7%","±1.5","26","±20","2.0%","±1.6","0","±12","0.0%","±1.8","0","±12","0.0%","±1.9","4","±7","0.1%","±0.2","0","±12","0.0%","±0.7","42","±41","0.8%","±0.8","0","±17","0.0%","±0.7","30","±35","0.5%","±0.7","27","±45","0.4%","±0.6","12","±18","0.3%","±0.5","0","±17","0.0%","±0.5","0","±12","0.0%","±0.8","20","±21","0.4%","±0.4"</text:p>
          </table:table-cell>
          <table:table-cell table:number-columns-repeated="1023"/>
        </table:table-row>
        <table:table-row table:style-name="ro1">
          <table:table-cell office:value-type="string">
            <text:p>        Ukrainian,"19","±30","0.6%","±0.9","14","±16","0.9%","±1.1","0","±12","0.0%","±0.9","17","±26","0.7%","±1.1","0","±12","0.0%","±1.7","0","±12","0.0%","±1.0","31","±35","0.7%","±0.8","8","±12","0.3%","±0.5","0","±12","0.0%","±1.3","9","±17","0.2%","±0.3","20","±24","0.3%","±0.4","0","±12","0.0%","±2.2","0","±12","0.0%","±0.8","0","±12","0.0%","±1.6","0","±12","0.0%","±1.5","0","±12","0.0%","±1.5","0","±12","0.0%","±1.5","0","±12","0.0%","±1.4","0","±12","0.0%","±1.2","0","±17","0.0%","±0.7","0","±17","0.0%","±0.6","0","±12","0.0%","±1.7","0","±12","0.0%","±2.0","10","±17","0.2%","±0.3","13","±21","0.3%","±0.5","0","±12","0.0%","±1.3","6","±11","0.1%","±0.3","0","±12","0.0%","±1.0","0","±17","0.0%","±0.7","0","±12","0.0%","±0.9","21","±32","0.5%","±0.8","10","±15","0.2%","±0.3","0","±17","0.0%","±0.6","0","±12","0.0%","±1.3","0","±12","0.0%","±1.3","6","±10","0.3%","±0.5","0","±17","0.0%","±0.5","0","±12","0.0%","±1.3","0","±12","0.0%","±0.8","12","±21","0.3%","±0.5","17","±26","0.3%","±0.4","14","±24","0.2%","±0.4","0","±12","0.0%","±0.8","0","±12","0.0%","±0.9","5","±8","0.2%","±0.4","0","±12","0.0%","±0.9","9","±15","0.2%","±0.3","0","±12","0.0%","±1.1","28","±31","0.6%","±0.6","0","±12","0.0%","±0.8","73","±110","1.2%","±1.8","9","±14","0.5%","±0.7","0","±12","0.0%","±0.9","0","±17","0.0%","±0.5","0","±17","0.0%","±0.6","9","±14","0.2%","±0.2","0","±12","0.0%","±1.1","0","±12","0.0%","±1.4","11","±17","0.3%","±0.5","0","±12","0.0%","±0.7","12","±18","0.1%","±0.2","0","±12","0.0%","±1.5","0","±12","0.0%","±0.8","0","±12","0.0%","±6.0","0","±12","0.0%","±1.9","0","±12","0.0%","±1.0","0","±17","0.0%","±0.5","30","±35","0.6%","±0.6","0","±12","0.0%","±2.4","0","±12","0.0%","±2.7","0","±12","0.0%","±1.8","16","±28","0.9%","±1.5","0","±12","0.0%","±0.8","3","±8","0.1%","±0.2","43","±68","0.8%","±1.3","0","±17","0.0%","±0.7","0","±17","0.0%","±0.6","10","±15","0.1%","±0.2","0","±12","0.0%","±1.0","0","±17","0.0%","±0.5","0","±12","0.0%","±0.8","56","±81","1.0%","±1.5"</text:p>
          </table:table-cell>
          <table:table-cell table:number-columns-repeated="1023"/>
        </table:table-row>
        <table:table-row table:style-name="ro1">
          <table:table-cell office:value-type="string">
            <text:p>        Welsh,"66","±51","2.1%","±1.6","14","±17","0.9%","±1.1","127","±132","3.4%","±3.6","26","±43","1.1%","±1.7","0","±12","0.0%","±1.7","10","±17","0.3%","±0.5","122","±96","2.7%","±2.1","35","±42","1.3%","±1.6","24","±28","0.9%","±1.1","43","±39","0.8%","±0.8","102","±114","1.7%","±1.8","30","±31","1.9%","±1.9","0","±12","0.0%","±0.8","15","±17","0.7%","±0.8","25","±37","1.1%","±1.7","11","±13","0.5%","±0.5","26","±24","1.1%","±1.1","58","±55","2.4%","±2.3","49","±45","1.7%","±1.6","34","±44","0.7%","±0.9","0","±17","0.0%","±0.6","8","±9","0.4%","±0.4","62","±61","3.6%","±3.5","129","±92","2.5%","±1.9","27","±31","0.6%","±0.7","7","±10","0.3%","±0.4","78","±65","1.8%","±1.4","21","±26","0.6%","±0.8","96","±91","1.8%","±1.7","112","±88","2.9%","±2.2","53","±59","1.3%","±1.5","31","±43","0.7%","±1.0","200","±142","3.4%","±2.5","11","±17","0.4%","±0.6","0","±12","0.0%","±1.3","26","±25","1.3%","±1.3","0","±17","0.0%","±0.5","0","±12","0.0%","±1.3","86","±86","1.9%","±2.0","160","±136","3.9%","±3.4","99","±88","1.5%","±1.4","71","±77","1.1%","±1.3","43","±32","1.0%","±0.7","0","±12","0.0%","±0.9","28","±30","1.2%","±1.3","24","±22","0.6%","±0.6","109","±123","2.3%","±2.6","50","±42","1.6%","±1.4","16","±18","0.3%","±0.4","0","±12","0.0%","±0.8","154","±171","2.4%","±2.6","9","±10","0.5%","±0.5","0","±12","0.0%","±0.9","0","±17","0.0%","±0.5","36","±38","0.7%","±0.7","33","±40","0.6%","±0.7","6","±13","0.2%","±0.4","0","±12","0.0%","±1.4","19","±25","0.5%","±0.7","20","±30","0.4%","±0.7","30","±48","0.4%","±0.6","14","±16","0.6%","±0.7","35","±55","0.8%","±1.3","5","±7","0.9%","±1.2","20","±18","1.1%","±1.0","9","±15","0.3%","±0.4","90","±69","1.3%","±1.0","68","±68","1.3%","±1.3","18","±28","1.3%","±2.0","13","±15","1.0%","±1.2","0","±12","0.0%","±1.8","12","±15","0.6%","±0.8","14","±23","0.3%","±0.5","10","±16","0.2%","±0.3","0","±17","0.0%","±0.7","102","±99","2.0%","±1.9","27","±32","0.5%","±0.6","71","±54","1.0%","±0.8","11","±17","0.3%","±0.5","48","±55","0.6%","±0.7","130","±183","3.1%","±4.2","86","±80","1.6%","±1.4"</text:p>
          </table:table-cell>
          <table:table-cell table:number-columns-repeated="1023"/>
        </table:table-row>
        <table:table-row table:style-name="ro1">
          <table:table-cell office:value-type="string">
            <text:p>        West Indian (excluding Hispanic origin groups),"3","±6","0.1%","±0.2","0","±12","0.0%","±2.2","4","±7","0.1%","±0.2","0","±12","0.0%","±1.4","13","±20","0.7%","±1.0","13","±16","0.4%","±0.5","0","±12","0.0%","±0.8","63","±96","2.4%","±3.6","0","±12","0.0%","±1.3","7","±12","0.1%","±0.2","0","±17","0.0%","±0.6","25","±38","1.6%","±2.4","0","±12","0.0%","±0.8","0","±12","0.0%","±1.6","0","±12","0.0%","±1.5","11","±17","0.5%","±0.7","0","±12","0.0%","±1.5","0","±12","0.0%","±1.4","0","±12","0.0%","±1.2","0","±17","0.0%","±0.7","0","±17","0.0%","±0.6","0","±12","0.0%","±1.7","13","±20","0.8%","±1.2","0","±17","0.0%","±0.7","0","±12","0.0%","±0.8","0","±12","0.0%","±1.3","12","±19","0.3%","±0.4","0","±12","0.0%","±1.0","0","±17","0.0%","±0.7","0","±12","0.0%","±0.9","9","±15","0.2%","±0.4","0","±12","0.0%","±0.8","12","±18","0.2%","±0.3","0","±12","0.0%","±1.3","0","±12","0.0%","±1.3","0","±12","0.0%","±1.8","38","±61","0.6%","±1.0","0","±12","0.0%","±1.3","0","±12","0.0%","±0.8","50","±74","1.2%","±1.8","0","±17","0.0%","±0.5","0","±17","0.0%","±0.5","0","±12","0.0%","±0.8","0","±12","0.0%","±0.9","0","±12","0.0%","±1.5","13","±21","0.3%","±0.5","0","±12","0.0%","±0.7","0","±12","0.0%","±1.1","7","±13","0.1%","±0.3","46","±53","1.0%","±1.2","79","±93","1.3%","±1.5","0","±12","0.0%","±1.8","246","±217","6.7%","±5.8","39","±67","0.6%","±1.0","0","±17","0.0%","±0.6","24","±38","0.4%","±0.6","54","±51","1.7%","±1.7","0","±12","0.0%","±1.4","0","±12","0.0%","±1.0","0","±12","0.0%","±0.7","0","±17","0.0%","±0.4","46","±72","2.0%","±3.1","61","±92","1.4%","±2.1","0","±12","0.0%","±6.0","0","±12","0.0%","±1.9","0","±12","0.0%","±1.0","0","±17","0.0%","±0.5","71","±89","1.3%","±1.7","7","±10","0.5%","±0.7","0","±12","0.0%","±2.7","0","±12","0.0%","±1.8","0","±12","0.0%","±1.9","67","±92","1.6%","±2.2","9","±16","0.2%","±0.3","0","±17","0.0%","±0.7","23","±40","0.4%","±0.8","0","±17","0.0%","±0.6","0","±17","0.0%","±0.5","0","±12","0.0%","±1.0","0","±17","0.0%","±0.5","0","±12","0.0%","±0.8","0","±17","0.0%","±0.6"</text:p>
          </table:table-cell>
          <table:table-cell table:number-columns-repeated="1023"/>
        </table:table-row>
        <table:table-row table:style-name="ro1">
          <table:table-cell office:value-type="string">
            <text:p>COMPUTERS AND INTERNET USE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,""</text:p>
          </table:table-cell>
          <table:table-cell table:number-columns-repeated="1023"/>
        </table:table-row>
        <table:table-row table:style-name="ro1">
          <table:table-cell office:value-type="string">
            <text:p>    Total households,"2,048","±221","2,048","(X)","958","±166","958","(X)","1,239","±231","1,239","(X)","1,137","±159","1,137","(X)","696","±104","696","(X)","1,553","±155","1,553","(X)","2,360","±360","2,360","(X)","1,060","±184","1,060","(X)","23","±9","23","(X)","809","±133","809","(X)","2,272","±320","2,272","(X)","772","±148","772","(X)","1,897","±291","1,897","(X)","772","±128","772","(X)","847","±111","847","(X)","841","±96","841","(X)","957","±112","957","(X)","1,152","±132","1,152","(X)","1,346","±185","1,346","(X)","1,798","±205","1,798","(X)","2,510","±376","2,510","(X)","769","±95","769","(X)","772","±91","772","(X)","2,448","±238","2,448","(X)","2,163","±382","2,163","(X)","995","±164","995","(X)","1,974","±194","1,974","(X)","1,392","±245","1,392","(X)","2,561","±205","2,561","(X)","1,933","±215","1,933","(X)","1,794","±186","1,794","(X)","1,847","±138","1,847","(X)","2,520","±252","2,520","(X)","1,240","±191","1,240","(X)","953","±113","953","(X)","771","±147","771","(X)","2,725","±283","2,725","(X)","1,355","±210","1,355","(X)","2,289","±284","2,289","(X)","1,735","±171","1,735","(X)","2,626","±320","2,626","(X)","2,489","±183","2,489","(X)","1,684","±195","1,684","(X)","1,669","±177","1,669","(X)","1,422","±171","1,422","(X)","1,821","±216","1,821","(X)","1,974","±206","1,974","(X)","595","±222","595","(X)","1,420","±178","1,420","(X)","1,849","±333","1,849","(X)","2,378","±284","2,378","(X)","701","±85","701","(X)","1,449","±154","1,449","(X)","2,472","±340","2,472","(X)","1,950","±205","1,950","(X)","2,824","±316","2,824","(X)","1,242","±141","1,242","(X)","1,006","±164","1,006","(X)","1,756","±173","1,756","(X)","2,070","±314","2,070","(X)","2,857","±232","2,857","(X)","920","±122","920","(X)","1,581","±170","1,581","(X)","231","±39","231","(X)","705","±91","705","(X)","1,236","±198","1,236","(X)","2,829","±238","2,829","(X)","2,529","±276","2,529","(X)","598","±76","598","(X)","518","±60","518","(X)","740","±109","740","(X)","872","±191","872","(X)","1,957","±201","1,957","(X)","1,966","±202","1,966","(X)","1,652","±266","1,652","(X)","2,133","±382","2,133","(X)","2,270","±238","2,270","(X)","2,598","±217","2,598","(X)","1,449","±126","1,449","(X)","2,988","±403","2,988","(X)","1,654","±224","1,654","(X)","1,963","±259","1,963","(X)"</text:p>
          </table:table-cell>
          <table:table-cell table:number-columns-repeated="1023"/>
        </table:table-row>
        <table:table-row table:style-name="ro1">
          <table:table-cell office:value-type="string">
            <text:p>        With a computer,"1,772","±217","86.5%","±4.2","661","±160","69.0%","±8.7","1,103","±203","89.0%","±6.1","1,051","±164","92.4%","±4.6","584","±127","83.9%","±8.6","1,505","±161","96.9%","±2.3","2,274","±367","96.4%","±3.2","991","±186","93.5%","±5.3","23","±9","100.0%","±64.2","804","±134","99.4%","±0.9","2,272","±320","100.0%","±1.5","737","±150","95.5%","±3.2","1,404","±258","74.0%","±8.2","668","±121","86.5%","±5.3","763","±120","90.1%","±5.4","779","±96","92.6%","±4.2","823","±121","86.0%","±4.9","1,066","±140","92.5%","±3.8","1,319","±187","98.0%","±1.6","1,684","±207","93.7%","±4.4","2,141","±352","85.3%","±6.3","693","±97","90.1%","±5.6","732","±92","94.8%","±4.3","2,356","±229","96.2%","±2.7","2,099","±382","97.0%","±2.8","987","±166","99.2%","±1.2","1,891","±202","95.8%","±3.4","1,351","±244","97.1%","±2.1","2,312","±214","90.3%","±4.5","1,863","±222","96.4%","±2.9","1,637","±188","91.2%","±3.8","1,661","±139","89.9%","±4.8","2,382","±244","94.5%","±3.0","1,114","±194","89.8%","±5.8","912","±118","95.7%","±3.5","594","±102","77.0%","±12.1","2,382","±235","87.4%","±7.2","1,252","±210","92.4%","±3.7","2,236","±286","97.7%","±2.2","1,597","±165","92.0%","±3.2","2,531","±350","96.4%","±2.8","2,454","±184","98.6%","±1.3","1,675","±191","99.5%","±0.8","1,543","±182","92.5%","±4.1","1,374","±169","96.6%","±2.6","1,821","±216","100.0%","±1.9","1,903","±195","96.4%","±2.1","588","±222","98.8%","±2.0","1,357","±186","95.6%","±2.8","1,849","±333","100.0%","±1.9","2,319","±292","97.5%","±2.0","649","±78","92.6%","±3.3","1,351","±166","93.2%","±3.8","2,301","±347","93.1%","±4.4","1,927","±210","98.8%","±1.3","2,754","±319","97.5%","±2.8","1,201","±148","96.7%","±3.0","985","±167","97.9%","±2.7","1,598","±166","91.0%","±3.9","2,047","±312","98.9%","±1.8","2,816","±235","98.6%","±1.4","901","±126","97.9%","±2.6","1,560","±170","98.7%","±1.5","226","±39","97.8%","±3.0","651","±74","92.3%","±8.0","1,192","±198","96.4%","±3.4","2,756","±235","97.4%","±1.8","2,339","±292","92.5%","±4.7","598","±76","100.0%","±5.7","511","±60","98.6%","±2.1","702","±112","94.9%","±3.7","845","±190","96.9%","±2.7","1,733","±150","88.6%","±7.3","1,966","±202","100.0%","±1.8","1,652","±266","100.0%","±2.1","2,116","±383","99.2%","±1.3","2,200","±240","96.9%","±2.9","2,559","±205","98.5%","±1.5","1,411","±127","97.4%","±2.1","2,974","±401","99.5%","±0.7","1,638","±221","99.0%","±1.1","1,921","±268","97.9%","±1.9"</text:p>
          </table:table-cell>
          <table:table-cell table:number-columns-repeated="1023"/>
        </table:table-row>
        <table:table-row table:style-name="ro1">
          <table:table-cell office:value-type="string">
            <text:p>        With a broadband Internet subscription,"1,450","±175","70.8%","±6.9","558","±151","58.2%","±9.6","994","±175","80.2%","±10.5","944","±164","83.0%","±7.7","557","±129","80.0%","±9.0","1,475","±156","95.0%","±3.2","2,196","±370","93.1%","±3.5","978","±185","92.3%","±5.5","23","±9","100.0%","±64.2","722","±131","89.2%","±5.6","1,589","±327","69.9%","±9.6","591","±135","76.6%","±7.4","1,270","±243","66.9%","±8.1","604","±117","78.2%","±8.5","647","±114","76.4%","±7.1","738","±93","87.8%","±5.9","824","±119","86.1%","±4.8","972","±132","84.4%","±6.6","1,103","±180","81.9%","±6.7","1,406","±161","78.2%","±8.1","2,048","±342","81.6%","±6.5","617","±97","80.2%","±8.2","652","±96","84.5%","±7.2","2,292","±241","93.6%","±3.9","1,883","±364","87.1%","±5.8","981","±165","98.6%","±1.5","1,674","±208","84.8%","±5.6","1,275","±246","91.6%","±4.2","2,203","±259","86.0%","±6.4","1,745","±229","90.3%","±4.1","1,592","±188","88.7%","±4.2","1,582","±144","85.7%","±5.2","2,238","±251","88.8%","±4.2","878","±170","70.8%","±12.0","803","±131","84.3%","±7.6","655","±152","85.0%","±5.5","2,177","±225","79.9%","±8.0","1,156","±189","85.3%","±7.9","2,021","±274","88.3%","±6.5","1,462","±146","84.3%","±4.9","2,300","±358","87.6%","±6.0","2,399","±194","96.4%","±2.4","1,670","±196","99.2%","±1.0","1,456","±186","87.2%","±5.5","1,349","±168","94.9%","±2.9","1,722","±225","94.6%","±3.5","1,873","±203","94.9%","±2.3","575","±221","96.6%","±3.4","1,293","±189","91.1%","±4.7","1,800","±342","97.3%","±2.7","2,245","±300","94.4%","±3.7","568","±76","81.0%","±8.4","1,306","±174","90.1%","±5.0","2,111","±367","85.4%","±5.8","1,797","±201","92.2%","±5.4","2,689","±323","95.2%","±3.2","1,133","±145","91.2%","±5.6","898","±135","89.3%","±7.6","1,563","±171","89.0%","±4.4","1,795","±291","86.7%","±6.8","2,821","±234","98.7%","±1.3","882","±126","95.9%","±3.4","1,549","±171","98.0%","±1.5","226","±39","97.8%","±3.0","647","±73","91.8%","±7.9","1,130","±196","91.4%","±5.0","2,580","±244","91.2%","±4.0","2,203","±292","87.1%","±4.8","594","±76","99.3%","±1.0","511","±60","98.6%","±2.1","683","±113","92.3%","±4.8","840","±191","96.3%","±2.8","1,662","±155","84.9%","±7.6","1,912","±183","97.3%","±2.9","1,633","±266","98.8%","±1.2","2,050","±384","96.1%","±2.8","2,129","±237","93.8%","±3.8","2,479","±213","95.4%","±2.6","1,407","±127","97.1%","±2.2","2,891","±412","96.8%","±2.0","1,598","±227","96.6%","±2.6","1,870","±260","95.3%","±2.7"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4/08/2022</text:date>, <text:time>18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6" meta:object-count="0"/>
    <meta:generator>OpenOffice/4.1.7$Win32 OpenOffice.org_project/417m1$Build-9800</meta:generator>
  </office:meta>
</office:document-meta>
</file>